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Helvetica Neue" svg:font-family="'Helvetica Neue'" style:font-adornments="Regular" style:font-family-generic="swiss" style:font-pitch="variable"/>
    <style:font-face style:name="Helvetica Neue1" svg:font-family="'Helvetica Neue'" style:font-adornments="Regular" style:font-pitch="variable"/>
    <style:font-face style:name="Helvetica Neue2" svg:font-family="'Helvetica Neue'" style:font-pitch="variable"/>
    <style:font-face style:name="Helvetica1" svg:font-family="Helvetica" style:font-adornments="Regular" style:font-family-generic="swiss" style:font-pitch="variable"/>
    <style:font-face style:name="Helvetica2" svg:font-family="Helvetica" style:font-adornments="Regular" style:font-family-generic="swiss"/>
    <style:font-face style:name="Helvetica3" svg:font-family="Helvetica"/>
    <style:font-face style:name="Helvetica4" svg:font-family="Helvetica" style:font-adornments="Regular"/>
    <style:font-face style:name="Helvetica5" svg:font-family="Helvetica" style:font-adornments="Regular" style:font-pitch="variable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 style:font-adornments="Regular"/>
    <style:font-face style:name="Interstate1" svg:font-family="Interstate"/>
    <style:font-face style:name="Interstate2" svg:font-family="Interstate" style:font-adornments="Regular" style:font-pitch="variable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/>
    <style:font-face style:name="ScalaSansOffc1" svg:font-family="ScalaSansOffc"/>
    <style:font-face style:name="ScalaSansOffc2" svg:font-family="ScalaSansOffc" style:font-adornments="Regular" style:font-pitch="variable"/>
    <style:font-face style:name="ScalaSansOffc3" svg:font-family="ScalaSansOffc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dfdf"/>
    </style:style>
    <style:style style:name="gr2" style:family="graphic" style:parent-style-name="standard">
      <style:graphic-properties draw:stroke="none" draw:fill="solid" draw:fill-color="#ffffff" draw:opacity="85%" draw:textarea-vertical-align="middle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vertical-align="middle"/>
      <style:paragraph-properties style:writing-mode="lr-tb"/>
    </style:style>
    <style:style style:name="gr4" style:family="graphic" style:parent-style-name="standard">
      <style:graphic-properties draw:stroke="none" draw:fill="solid" draw:fill-color="#e7e8e8"/>
      <style:paragraph-properties style:writing-mode="lr-tb"/>
    </style:style>
    <style:style style:name="gr5" style:family="graphic" style:parent-style-name="standard">
      <style:graphic-properties draw:stroke="none" draw:fill="solid" draw:fill-color="#e7e8e8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8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11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12" style:family="graphic" style:parent-style-name="standard">
      <style:graphic-properties draw:stroke="solid" svg:stroke-width="0.048cm" svg:stroke-color="#000000" draw:stroke-linejoin="miter" svg:stroke-linecap="butt" draw:fill="solid" draw:fill-color="#ffffff" draw:textarea-vertical-align="middle" fo:padding-top="0.024cm" fo:padding-bottom="0.024cm" fo:padding-left="0.024cm" fo:padding-right="0.024cm"/>
    </style:style>
    <style:style style:name="gr13" style:family="graphic" style:parent-style-name="standard">
      <style:graphic-properties draw:stroke="solid" svg:stroke-width="0.044cm" svg:stroke-color="#000000" draw:stroke-linejoin="miter" svg:stroke-linecap="butt" draw:fill="solid" draw:fill-color="#ffffff" draw:textarea-vertical-align="middle" fo:padding-top="0.022cm" fo:padding-bottom="0.022cm" fo:padding-left="0.022cm" fo:padding-right="0.022cm"/>
      <style:paragraph-properties style:writing-mode="lr-tb"/>
    </style:style>
    <style:style style:name="gr14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15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6" style:family="graphic" style:parent-style-name="standard">
      <style:graphic-properties draw:stroke="none" draw:fill="solid" draw:fill-color="#ffffff"/>
      <style:paragraph-properties style:writing-mode="lr-tb"/>
    </style:style>
    <style:style style:name="gr17" style:family="graphic" style:parent-style-name="standard">
      <style:graphic-properties draw:stroke="none" draw:fill="solid" draw:fill-color="#ffffff" draw:textarea-vertical-align="middle"/>
    </style:style>
    <style:style style:name="gr18" style:family="graphic" style:parent-style-name="standard">
      <style:graphic-properties draw:stroke="none" draw:fill="solid" draw:fill-color="#ffffff" draw:textarea-vertical-align="top"/>
      <style:paragraph-properties style:writing-mode="lr-tb"/>
    </style:style>
    <style:style style:name="gr19" style:family="graphic" style:parent-style-name="standard">
      <style:graphic-properties draw:stroke="none" draw:fill="solid" draw:fill-color="#000000" draw:textarea-vertical-align="middle"/>
      <style:paragraph-properties style:writing-mode="lr-tb"/>
    </style:style>
    <style:style style:name="gr20" style:family="graphic" style:parent-style-name="standard">
      <style:graphic-properties draw:stroke="solid" svg:stroke-width="0.008cm" svg:stroke-color="#b5b6b6" draw:stroke-linejoin="miter" svg:stroke-linecap="butt" draw:fill="none" fo:padding-top="0.004cm" fo:padding-bottom="0.004cm" fo:padding-left="0.004cm" fo:padding-right="0.004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8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5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1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6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7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3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9.4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5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31" style:family="graphic" style:parent-style-name="standard">
      <style:graphic-properties draw:stroke="none" draw:fill="none" draw:textarea-horizontal-align="left" draw:textarea-vertical-align="middle" draw:auto-grow-height="true" draw:auto-grow-width="true" fo:min-height="0.395cm" fo:min-width="0.41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solid" draw:fill-color="#000000" draw:opacity="100%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6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9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0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9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29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8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4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8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7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9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3.291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8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59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5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35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2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42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7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7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64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61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9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7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0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87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39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2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14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24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8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59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175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67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44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1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99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0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17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5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809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1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777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182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59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85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594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678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67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34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solid" draw:fill-color="#242122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58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1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15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85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vertical-align="top" fo:min-height="13.335cm" fo:min-width="6.356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fo:min-height="4.85cm" fo:min-width="5.111cm"/>
      <style:paragraph-properties style:writing-mode="lr-tb"/>
    </style:style>
    <style:style style:name="gr99" style:family="graphic" style:parent-style-name="standard">
      <style:graphic-properties draw:stroke="none" svg:stroke-color="#000000" draw:fill="solid" draw:fill-color="#ffffff" draw:textarea-vertical-align="top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fo:min-height="4.645cm" fo:min-width="6.026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26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solid" draw:fill-color="#ffffff">
        <style:columns fo:column-count="1" fo:column-gap="0cm">
          <style:column style:rel-width="65535*" fo:start-indent="0cm" fo:end-indent="0cm"/>
        </style:columns>
      </style:graphic-properties>
    </style:style>
    <style:style style:name="gr103" style:family="graphic" style:parent-style-name="standard">
      <style:graphic-properties draw:stroke="none" draw:fill="solid" draw:fill-color="#000000">
        <style:columns fo:column-count="1" fo:column-gap="0cm">
          <style:column style:rel-width="65535*" fo:start-indent="0cm" fo:end-indent="0cm"/>
        </style:columns>
      </style:graphic-properties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5cm" fo:padding-top="0cm" fo:padding-bottom="0cm" fo:padding-left="0cm" fo:padding-right="0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6" style:family="graphic" style:parent-style-name="standard">
      <style:graphic-properties draw:stroke="none" draw:fill="solid" draw:fill-color="#ffffff" draw:opacity="100%" draw:textarea-vertical-align="middle" draw:shadow="hidden">
        <style:columns fo:column-count="1" fo:column-gap="0cm">
          <style:column style:rel-width="65535*" fo:start-indent="0cm" fo:end-indent="0cm"/>
        </style:columns>
      </style:graphic-properties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338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78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8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62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23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84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9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9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78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961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14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825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25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8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solid" draw:fill-color="#e0e1e1"/>
    </style:style>
    <style:style style:name="gr124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125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126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6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606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75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58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37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44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74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6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5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9cm" fo:padding-top="0cm" fo:padding-bottom="0cm" fo:padding-left="0cm" fo:padding-right="0cm"/>
      <style:paragraph-properties style:writing-mode="lr-tb"/>
    </style:style>
    <style:style style:name="co1" style:family="table-column">
      <style:table-column-properties style:column-width="3.689cm" style:use-optimal-column-width="false"/>
    </style:style>
    <style:style style:name="co2" style:family="table-column">
      <style:table-column-properties style:column-width="3.621cm" style:use-optimal-column-width="false"/>
    </style:style>
    <style:style style:name="ro1" style:family="table-row">
      <style:table-row-properties style:row-height="4.782cm" style:use-optimal-row-height="false"/>
    </style:style>
    <style:style style:name="ce1" style:family="table-cell">
      <loext:graphic-properties draw:fill="none" draw:fill-color="#ffffff"/>
      <style:paragraph-properties fo:margin-left="0cm" fo:margin-right="0cm" fo:margin-top="0cm" fo:margin-bottom="0cm" fo:line-height="100%" fo:text-align="start" fo:text-indent="0cm" fo:border-left="none" fo:border-right="0.03pt solid #999999" fo:border-top="none" fo:border-bottom="none"/>
      <style:text-properties fo:font-size="10pt" style:font-size-asian="10pt" style:font-size-complex="10pt"/>
    </style:style>
    <style:style style:name="ce2" style:family="table-cell">
      <loext:graphic-properties draw:fill="none"/>
      <style:paragraph-properties fo:margin-left="0cm" fo:margin-right="0cm" fo:margin-top="0cm" fo:margin-bottom="0cm" fo:line-height="100%" fo:text-align="start" fo:text-indent="0cm" fo:border-left="0.03pt solid #999999" fo:border-right="none" fo:border-top="none" fo:border-bottom="none">
        <style:tab-stops/>
      </style:paragraph-properties>
      <style:text-properties style:font-name="Helvetica Neue1" fo:font-size="9pt" style:font-size-asian="10pt" style:font-size-complex="10pt"/>
    </style:style>
    <style:style style:name="P1" style:family="paragraph">
      <loext:graphic-properties draw:fill="solid" draw:fill-color="#dedfd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85%"/>
      <style:paragraph-properties fo:text-align="center" style:writing-mode="lr-tb"/>
      <style:text-properties fo:font-size="24pt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24pt"/>
    </style:style>
    <style:style style:name="P5" style:family="paragraph">
      <loext:graphic-properties draw:fill="solid" draw:fill-color="#dedfdf"/>
    </style:style>
    <style:style style:name="P6" style:family="paragraph">
      <loext:graphic-properties draw:fill="solid" draw:fill-color="#e7e8e8"/>
      <style:paragraph-properties style:writing-mode="lr-tb"/>
      <style:text-properties style:font-name="Helvetica Neue2" fo:font-size="11pt" style:font-size-asian="12pt" style:font-size-complex="12pt"/>
    </style:style>
    <style:style style:name="P7" style:family="paragraph">
      <loext:graphic-properties draw:fill="solid" draw:fill-color="#e7e8e8"/>
      <style:paragraph-properties fo:text-align="center" style:writing-mode="lr-tb"/>
      <style:text-properties fo:font-size="11pt"/>
    </style:style>
    <style:style style:name="P8" style:family="paragraph">
      <loext:graphic-properties draw:fill="solid" draw:fill-color="#e7e8e8"/>
      <style:paragraph-properties style:writing-mode="lr-tb"/>
      <style:text-properties fo:font-size="11pt" fo:font-weight="normal" style:font-size-asian="22pt" style:font-size-complex="22pt"/>
    </style:style>
    <style:style style:name="P9" style:family="paragraph">
      <loext:graphic-properties draw:fill="solid" draw:fill-color="#e7e8e8"/>
      <style:paragraph-properties style:writing-mode="lr-tb"/>
      <style:text-properties fo:font-size="11pt"/>
    </style:style>
    <style:style style:name="P10" style:family="paragraph">
      <loext:graphic-properties draw:fill="solid" draw:fill-color="#e7e8e8"/>
      <style:paragraph-properties style:writing-mode="lr-tb"/>
    </style:style>
    <style:style style:name="P11" style:family="paragraph">
      <loext:graphic-properties draw:fill="solid" draw:fill-color="#e7e8e8"/>
      <style:paragraph-properties style:writing-mode="lr-tb"/>
      <style:text-properties fo:font-size="11pt" fo:font-weight="normal" style:font-size-asian="9pt" style:font-size-complex="9pt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none"/>
    </style:style>
    <style:style style:name="P15" style:family="paragraph">
      <loext:graphic-properties draw:fill="solid" draw:fill-color="#c3c4c6"/>
    </style:style>
    <style:style style:name="P16" style:family="paragraph">
      <loext:graphic-properties draw:fill="solid" draw:fill-color="#ffffff"/>
      <style:paragraph-properties fo:text-align="start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7" style:family="paragraph">
      <loext:graphic-properties draw:fill="solid" draw:fill-color="#ffffff"/>
      <style:paragraph-properties style:writing-mode="lr-tb"/>
      <style:text-properties fo:font-style="italic" style:font-style-asian="italic" style:font-style-complex="italic"/>
    </style:style>
    <style:style style:name="P18" style:family="paragraph">
      <loext:graphic-properties draw:fill="solid" draw:fill-color="#ffffff"/>
      <style:paragraph-properties style:writing-mode="lr-tb"/>
    </style:style>
    <style:style style:name="P19" style:family="paragraph">
      <loext:graphic-properties draw:fill="solid" draw:fill-color="#ffffff"/>
      <style:paragraph-properties fo:text-align="center" style:writing-mode="lr-tb"/>
      <style:text-properties fo:font-size="24pt" style:font-size-asian="24pt" style:font-size-complex="24pt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text-align="center" fo:text-indent="0cm" style:writing-mode="lr-tb"/>
      <style:text-properties fo:font-size="24pt" style:font-size-asian="24pt" style:font-size-complex="24pt"/>
    </style:style>
    <style:style style:name="P21" style:family="paragraph">
      <style:paragraph-properties fo:margin-top="0.2cm" fo:margin-bottom="0.2cm" fo:text-align="center">
        <style:tab-stops/>
      </style:paragraph-properties>
    </style:style>
    <style:style style:name="P22" style:family="paragraph">
      <style:paragraph-properties fo:text-align="start"/>
    </style:style>
    <style:style style:name="P23" style:family="paragraph">
      <loext:graphic-properties draw:fill="solid" draw:fill-color="#000000"/>
      <style:paragraph-properties style:writing-mode="lr-tb"/>
      <style:text-properties fo:color="#000000" loext:opacity="100%" loext:color-lum-mod="100%" loext:color-lum-off="0%"/>
    </style:style>
    <style:style style:name="P24" style:family="paragraph">
      <loext:graphic-properties draw:fill="solid" draw:fill-color="#ffffff"/>
      <style:paragraph-properties fo:text-align="center" style:writing-mode="lr-tb"/>
    </style:style>
    <style:style style:name="P25" style:family="paragraph">
      <style:paragraph-properties fo:text-align="start" style:writing-mode="lr-tb"/>
    </style:style>
    <style:style style:name="P26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27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28" style:family="paragraph">
      <style:paragraph-properties fo:text-align="center" style:writing-mode="lr-tb"/>
    </style:style>
    <style:style style:name="P29" style:family="paragraph">
      <loext:graphic-properties draw:fill="none"/>
      <style:paragraph-properties fo:text-align="center" style:writing-mode="lr-tb"/>
      <style:text-properties fo:font-size="10pt" fo:font-weight="bold" style:font-size-asian="10pt" style:font-size-complex="10pt"/>
    </style:style>
    <style:style style:name="P30" style:family="paragraph">
      <loext:graphic-properties draw:fill="none"/>
      <style:paragraph-properties fo:text-align="start" style:writing-mode="lr-tb"/>
      <style:text-properties fo:font-size="10pt" fo:font-weight="bold" style:font-size-asian="10pt" style:font-size-complex="10pt"/>
    </style:style>
    <style:style style:name="P31" style:family="paragraph">
      <loext:graphic-properties draw:fill="solid" draw:fill-color="#000000" draw:opacity="100%"/>
    </style:style>
    <style:style style:name="P32" style:family="paragraph">
      <loext:graphic-properties draw:fill="none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33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34" style:family="paragraph">
      <loext:graphic-properties draw:fill="none"/>
      <style:paragraph-properties fo:text-align="start" style:writing-mode="lr-tb"/>
      <style:text-properties fo:font-size="5.80000019073486pt" style:font-size-asian="5.80000019073486pt" style:font-size-complex="5.80000019073486pt"/>
    </style:style>
    <style:style style:name="P35" style:family="paragraph">
      <loext:graphic-properties draw:fill="none"/>
      <style:paragraph-properties fo:text-align="start" style:writing-mode="lr-tb"/>
      <style:text-properties fo:font-size="6.5pt" style:font-size-asian="6.5pt" style:font-size-complex="6.5pt"/>
    </style:style>
    <style:style style:name="P36" style:family="paragraph">
      <loext:graphic-properties draw:fill="none"/>
      <style:paragraph-properties style:writing-mode="lr-tb"/>
    </style:style>
    <style:style style:name="P37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38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39" style:family="paragraph">
      <loext:graphic-properties draw:fill="solid" draw:fill-color="#242122"/>
    </style:style>
    <style:style style:name="P40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1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text-align="start" fo:text-indent="0cm" style:writing-mode="lr-tb">
        <style:tab-stops/>
      </style:paragraph-properties>
      <style:text-properties style:font-name="Helvetica Neue1" fo:font-size="9pt" style:font-size-asian="10pt" style:font-size-complex="10pt"/>
    </style:style>
    <style:style style:name="P43" style:family="paragraph">
      <style:paragraph-properties fo:margin-left="0cm" fo:margin-right="0cm" fo:margin-top="0cm" fo:margin-bottom="0cm" fo:line-height="100%" fo:text-align="start" fo:text-indent="0cm"/>
      <style:text-properties style:font-size-asian="10pt" style:font-size-complex="10pt"/>
    </style:style>
    <style:style style:name="P44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style:font-name="Helvetica Neue1" fo:font-size="9pt" style:font-size-asian="10pt" style:font-size-complex="10pt"/>
    </style:style>
    <style:style style:name="P45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46" style:family="paragraph">
      <style:paragraph-properties fo:margin-top="0.1cm" fo:margin-bottom="0.1cm" fo:text-align="center">
        <style:tab-stops/>
      </style:paragraph-properties>
    </style:style>
    <style:style style:name="P47" style:family="paragraph">
      <loext:graphic-properties draw:fill="solid" draw:fill-color="#ffffff"/>
      <style:paragraph-properties fo:margin-top="0.1cm" fo:margin-bottom="0.1cm" fo:text-align="center" style:writing-mode="lr-tb">
        <style:tab-stops/>
      </style:paragraph-properties>
      <style:text-properties fo:color="#000000" loext:opacity="100%" loext:color-lum-mod="100%" loext:color-lum-off="0%" style:font-name="Helvetica Neue1" fo:font-size="9pt" style:text-underline-style="solid" style:text-underline-width="auto" style:text-underline-color="font-color" fo:font-weight="bold" fo:background-color="#ffff00" style:font-size-asian="18pt" style:font-weight-asian="normal" style:font-size-complex="18pt" style:font-weight-complex="normal"/>
    </style:style>
    <style:style style:name="P48" style:family="paragraph">
      <style:paragraph-properties fo:text-align="start">
        <style:tab-stops/>
      </style:paragraph-properties>
    </style:style>
    <style:style style:name="P49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9pt" style:font-size-asian="9pt" style:font-size-complex="9pt"/>
    </style:style>
    <style:style style:name="P50" style:family="paragraph">
      <style:paragraph-properties fo:text-align="start" style:writing-mode="lr-tb">
        <style:tab-stops/>
      </style:paragraph-properties>
    </style:style>
    <style:style style:name="P51" style:family="paragraph">
      <loext:graphic-properties draw:fill="none"/>
      <style:paragraph-properties style:writing-mode="lr-tb"/>
      <style:text-properties fo:font-size="6.5pt" fo:font-weight="bold" style:font-size-asian="6.5pt" style:font-weight-asian="bold" style:font-size-complex="6.5pt" style:font-weight-complex="bold"/>
    </style:style>
    <style:style style:name="P52" style:family="paragraph">
      <loext:graphic-properties draw:fill="none" draw:fill-color="#ffffff"/>
      <style:paragraph-properties style:writing-mode="lr-tb"/>
    </style:style>
    <style:style style:name="P53" style:family="paragraph">
      <loext:graphic-properties draw:fill="solid" draw:fill-color="#ffffff" draw:opacity="100%"/>
      <style:paragraph-properties fo:text-align="start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" fo:font-size="12pt" style:font-name-asian="Helvetica" style:font-size-asian="12pt" style:font-name-complex="Helvetica" style:font-size-complex="12pt"/>
    </style:style>
    <style:style style:name="P54" style:family="paragraph">
      <style:paragraph-properties fo:text-align="start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5" style:family="paragraph">
      <loext:graphic-properties draw:fill="none" draw:fill-color="#ffffff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 Neue2" fo:font-size="10pt"/>
    </style:style>
    <style:style style:name="P5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7" style:family="paragraph">
      <loext:graphic-properties draw:fill="none" draw:fill-color="#ffffff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 Neue2"/>
    </style:style>
    <style:style style:name="P58" style:family="paragraph">
      <loext:graphic-properties draw:fill="solid" draw:fill-color="#e7e8e8"/>
    </style:style>
    <style:style style:name="P59" style:family="paragraph">
      <loext:graphic-properties draw:fill="solid" draw:fill-color="#e0e1e1"/>
    </style:style>
    <style:style style:name="P60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T1" style:family="text">
      <style:text-properties fo:font-size="24pt"/>
    </style:style>
    <style:style style:name="T2" style:family="text">
      <style:text-properties fo:font-size="24pt" style:font-size-asian="15pt" style:font-size-complex="15pt"/>
    </style:style>
    <style:style style:name="T3" style:family="text">
      <style:text-properties style:font-name="Helvetica Neue2" fo:font-size="11pt" style:font-size-asian="12pt" style:font-size-complex="12pt"/>
    </style:style>
    <style:style style:name="T4" style:family="text">
      <style:text-properties fo:font-size="11pt"/>
    </style:style>
    <style:style style:name="T5" style:family="text">
      <style:text-properties fo:font-size="11pt" fo:font-weight="normal" style:font-size-asian="22pt" style:font-size-complex="2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Helvetica Neue1" fo:font-size="12pt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font-name="ScalaSansOffc1" fo:font-size="7pt" fo:font-weight="normal" style:font-size-asian="7pt" style:font-weight-asian="normal" style:font-name-complex="ScalaSansOffc1" style:font-size-complex="7pt" style:font-weight-complex="normal"/>
    </style:style>
    <style:style style:name="T11" style:family="text">
      <style:text-properties fo:color="#c9cacb" loext:opacity="100%" style:font-name="Interstate1" fo:font-size="5.5pt" fo:font-weight="350" style:font-size-asian="5.5pt" style:font-weight-asian="350" style:font-name-complex="Interstate1" style:font-size-complex="5.5pt" style:font-weight-complex="350"/>
    </style:style>
    <style:style style:name="T12" style:family="text">
      <style:text-properties fo:color="#969797" loext:opacity="100%" style:font-name="ScalaSansOffc1" fo:font-size="7pt" fo:font-weight="normal" style:font-size-asian="7pt" style:font-weight-asian="normal" style:font-name-complex="ScalaSansOffc1" style:font-size-complex="7pt" style:font-weight-complex="normal"/>
    </style:style>
    <style:style style:name="T13" style:family="text">
      <style:text-properties fo:color="#000000" loext:opacity="100%" style:font-name="ScalaSansOffc1" fo:font-size="10pt" fo:font-weight="bold" style:font-size-asian="10pt" style:font-weight-asian="normal" style:font-name-complex="ScalaSansOffc1" style:font-size-complex="10pt" style:font-weight-complex="normal"/>
    </style:style>
    <style:style style:name="T14" style:family="text">
      <style:text-properties fo:color="#000000" loext:opacity="100%" style:font-name="ScalaSansOffc1" fo:font-size="10pt" fo:font-weight="bold" style:font-size-asian="10pt" style:font-weight-asian="bold" style:font-name-complex="ScalaSansOffc1" style:font-size-complex="10pt" style:font-weight-complex="bold"/>
    </style:style>
    <style:style style:name="T15" style:family="text">
      <style:text-properties fo:color="#969797" loext:opacity="100%" style:font-name="ScalaSansOffc1" fo:font-size="5.80000019073486pt" fo:font-weight="normal" style:font-size-asian="5.80000019073486pt" style:font-weight-asian="normal" style:font-name-complex="ScalaSansOffc1" style:font-size-complex="5.80000019073486pt" style:font-weight-complex="normal"/>
    </style:style>
    <style:style style:name="T16" style:family="text">
      <style:text-properties fo:color="#000000" loext:opacity="100%" style:font-name="ScalaSansOffc1" fo:font-size="5.80000019073486pt" fo:font-weight="normal" style:font-size-asian="5.80000019073486pt" style:font-weight-asian="normal" style:font-name-complex="ScalaSansOffc1" style:font-size-complex="5.80000019073486pt" style:font-weight-complex="normal"/>
    </style:style>
    <style:style style:name="T17" style:family="text">
      <style:text-properties fo:color="#000000" loext:opacity="100%" style:font-name="ScalaSansOffc1" fo:font-size="6.5pt" fo:font-weight="bold" style:font-size-asian="6.5pt" style:font-weight-asian="bold" style:font-name-complex="ScalaSansOffc1" style:font-size-complex="6.5pt" style:font-weight-complex="bold"/>
    </style:style>
    <style:style style:name="T18" style:family="text">
      <style:text-properties fo:color="#000000" loext:opacity="100%" style:font-name="ScalaSansOffc1" fo:font-size="6.5pt" fo:font-weight="normal" style:font-size-asian="6.5pt" style:font-weight-asian="normal" style:font-name-complex="ScalaSansOffc1" style:font-size-complex="6.5pt" style:font-weight-complex="normal"/>
    </style:style>
    <style:style style:name="T19" style:family="text">
      <style:text-properties fo:color="#a0a2a2" loext:opacity="100%" style:font-name="ScalaSansOffc1" fo:font-size="7pt" fo:font-weight="normal" style:font-size-asian="7pt" style:font-weight-asian="normal" style:font-name-complex="ScalaSansOffc1" style:font-size-complex="7pt" style:font-weight-complex="normal"/>
    </style:style>
    <style:style style:name="T20" style:family="text">
      <style:text-properties fo:color="#000000" loext:opacity="100%" style:font-name="ScalaSansOffc1" fo:font-size="5.40000009536743pt" fo:font-weight="normal" style:font-size-asian="5.40000009536743pt" style:font-weight-asian="normal" style:font-name-complex="ScalaSansOffc1" style:font-size-complex="5.40000009536743pt" style:font-weight-complex="normal"/>
    </style:style>
    <style:style style:name="T21" style:family="text">
      <style:text-properties fo:color="#000000" loext:opacity="100%" style:font-name="ScalaSansOffc1" fo:font-size="6pt" fo:font-weight="bold" style:font-size-asian="6pt" style:font-weight-asian="bold" style:font-name-complex="ScalaSansOffc1" style:font-size-complex="6pt" style:font-weight-complex="bold"/>
    </style:style>
    <style:style style:name="T22" style:family="text">
      <style:text-properties fo:color="#000000" loext:opacity="100%" style:font-name="ScalaSansOffc1" fo:font-size="5.80000019073486pt" fo:font-weight="bold" style:font-size-asian="5.80000019073486pt" style:font-weight-asian="bold" style:font-name-complex="ScalaSansOffc1" style:font-size-complex="5.80000019073486pt" style:font-weight-complex="bold"/>
    </style:style>
    <style:style style:name="T23" style:family="text">
      <style:text-properties fo:color="#000000" loext:opacity="100%" style:font-name="Helvetica3" fo:font-size="12pt" fo:font-weight="normal" style:font-size-asian="12pt" style:font-weight-asian="normal" style:font-name-complex="Helvetica3" style:font-size-complex="12pt" style:font-weight-complex="normal"/>
    </style:style>
    <style:style style:name="T24" style:family="text">
      <style:text-properties style:font-name="Helvetica Neue1" fo:font-size="9pt" fo:font-style="normal" style:text-underline-style="none" style:font-size-asian="10pt" style:font-style-asian="normal" style:font-size-complex="10pt" style:font-style-complex="normal"/>
    </style:style>
    <style:style style:name="T25" style:family="text">
      <style:text-properties style:font-name="Helvetica Neue1" fo:font-size="10pt" style:font-size-asian="10pt" style:font-size-complex="10pt"/>
    </style:style>
    <style:style style:name="T26" style:family="text">
      <style:text-properties style:font-name="Helvetica Neue1" fo:font-size="9pt" style:font-size-asian="10pt" style:font-size-complex="10pt"/>
    </style:style>
    <style:style style:name="T27" style:family="text">
      <style:text-properties fo:font-size="9pt" fo:font-weight="bold" style:font-size-asian="9pt" style:font-weight-asian="bold" style:font-size-complex="9pt" style:font-weight-complex="bold"/>
    </style:style>
    <style:style style:name="T28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style:font-name="Helvetica Neue1" fo:font-size="9pt" style:text-underline-style="solid" style:text-underline-width="auto" style:text-underline-color="font-color" fo:font-weight="bold" style:font-size-asian="18pt" style:font-weight-asian="normal" style:font-size-complex="18pt" style:font-weight-complex="normal"/>
    </style:style>
    <style:style style:name="T31" style:family="text">
      <style:text-properties fo:font-size="9pt" fo:font-weight="normal" style:font-size-asian="9pt" style:font-weight-asian="normal" style:font-size-complex="9pt" style:font-weight-complex="normal"/>
    </style:style>
    <style:style style:name="T32" style:family="text">
      <style:text-properties style:font-name="Helvetica Neue2" fo:font-size="10pt" style:font-name-asian="Helvetica" style:font-size-asian="12pt" style:font-name-complex="Helvetica" style:font-size-complex="12pt"/>
    </style:style>
    <style:style style:name="T33" style:family="text">
      <style:text-properties fo:color="#ffffff" loext:opacity="100%" style:font-name="ScalaSansOffc1" fo:font-size="6.5pt" fo:font-weight="bold" style:font-size-asian="6.5pt" style:font-weight-asian="bold" style:font-name-complex="ScalaSansOffc1" style:font-size-complex="6.5pt" style:font-weight-complex="bold"/>
    </style:style>
    <style:style style:name="T34" style:family="text">
      <style:text-properties fo:color="#bfbfbf" loext:opacity="100%" style:font-name="Interstate1" fo:font-size="5.5pt" fo:font-weight="350" style:font-size-asian="5.5pt" style:font-weight-asian="350" style:font-name-complex="Interstate1" style:font-size-complex="5.5pt" style:font-weight-complex="350"/>
    </style:style>
    <style:style style:name="T35" style:family="text">
      <style:text-properties fo:color="#c5c6c7" loext:opacity="100%" style:font-name="ScalaSansOffc1" fo:font-size="6.5pt" fo:font-weight="bold" style:font-size-asian="6.5pt" style:font-weight-asian="bold" style:font-name-complex="ScalaSansOffc1" style:font-size-complex="6.5pt" style:font-weight-complex="bold"/>
    </style:style>
    <style:style style:name="T36" style:family="text">
      <style:text-properties fo:color="#c5c6c7" loext:opacity="100%" style:font-name="ScalaSansOffc1" fo:font-size="4.5pt" fo:font-weight="bold" style:font-size-asian="4.5pt" style:font-weight-asian="bold" style:font-name-complex="ScalaSansOffc1" style:font-size-complex="4.5pt" style:font-weight-complex="bold"/>
    </style:style>
    <style:style style:name="T37" style:family="text">
      <style:text-properties fo:color="#000000" loext:opacity="100%" style:font-name="ScalaSansOffc1" fo:font-size="12pt" fo:font-weight="bold" style:font-size-asian="12pt" style:font-weight-asian="bold" style:font-name-complex="ScalaSansOffc1" style:font-size-complex="12pt" style:font-weight-complex="bold"/>
    </style:style>
    <style:style style:name="T38" style:family="text">
      <style:text-properties fo:color="#000000" loext:opacity="100%" style:font-name="ScalaSansOffc1" fo:font-size="7pt" fo:font-weight="bold" style:font-size-asian="7pt" style:font-weight-asian="bold" style:font-name-complex="ScalaSansOffc1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13cm" svg:height="15.98cm" svg:x="0.952cm" svg:y="4.419cm" svg:viewBox="0 0 2131 15981" svg:d="M278 288c37-11 77-19 121-19h156c21 21 43 39 66 57-82-25-217-56-343-38zM31 474c-12 15-22 30-31 44v327l41-154c-26-86-19-168-10-217zM2072 688c33-107 13-210 4-245-32-36-71-74-118-105-172-83-423-3-496 23-117 76-253 118-396 118s-279-42-396-118c-73-26-325-106-496-23-48 31-87 69-119 105-9 35-29 138 4 245l1 2-1 3-59 219v14157l60 222-1 3c-33 106-13 209-4 244 32 37 72 74 119 105 172 83 423 4 496-23 117-76 253-117 396-117s279 41 396 117c73 27 325 107 496 23 48-31 86-68 118-105 9-35 29-138-4-244l-1-3 1-2 59-220v-14157l-60-222zM1756 145h112l-26-34h-285c-8 0-16-1-25-1v1h-174c12 11 24 22 35 34h295c218 49 374 187 443 261v65c-70-97-201-228-398-228h-438c-5-9-13-15-24-15-15 0-28 13-28 28s13 28 28 28c11 0 19-6 24-15h242c-129 118-295 183-471 183s-342-65-471-183h242c5 9 13 15 24 15 15 0 28-13 28-28s-13-28-28-28c-11 0-19 6-24 15h-438c-197 0-329 132-399 228v-65c69-74 225-212 444-261h295c11-12 23-23 35-34h-174v-1c-9 0-17 1-25 1h-285l-26 34h112c-177 56-308 166-376 236v-89c0 0 130-77 162-147h69l46-60h257c99-13 225-36 285-77 0 0 42-26 42 16 0 26-97 48-172 61h96c4-4 9-6 14-6 4 0 8 2 11 4 73-51 161-81 256-81s183 30 256 81c3-2 7-4 11-4 5 0 10 2 14 6h96c-75-13-172-35-172-61 0-42 42-16 42-16 60 41 186 64 285 77h257l46 60h69c32 70 161 147 161 147v89c-68-70-198-180-375-236zM1339 118c-2 0-4 1-6 1-11 0-20-9-20-20-70-50-155-79-247-79s-177 29-247 79c0 11-9 20-20 20-2 0-4-1-6-1-10 8-20 18-30 27h32c72-64 167-104 271-104s199 40 271 104h32c-10-9-20-19-30-27zM2090 691l41 153v-326c-9-14-19-29-31-44 9 49 16 131-10 217zM1733 269h-157c-20 21-42 39-65 57 82-25 217-56 343-38-37-11-77-19-121-19zM1733 15712c44 0 84-7 121-19-126 19-261-12-343-38 23 18 45 37 66 57zM2100 15508c12-16 22-31 31-44v-327l-41 154c26 86 19 167 10 217zM2131 15510v65c-69 74-224 213-443 261h-295c-11 12-23 23-35 34h174v1c9 0 17-1 25-1h285l26-34h-112c177-56 307-166 375-236v90c0 0-129 76-161 146h-69l-46 60h-257c-99 13-225 36-285 78 0 0-42 25-42-17 0-25 97-47 172-61h-96c-4 4-9 6-14 6-4 0-8-1-11-4-73 51-161 81-256 81s-183-30-256-81c-3 3-7 4-11 4-5 0-10-2-14-6h-96c75 14 172 36 172 61 0 42-42 17-42 17-60-42-186-65-285-78h-257l-46-60h-69c-32-70-162-146-162-146v-90c68 70 199 180 376 236h-112l26 34h285c8 0 16 1 24 1v-1h175c-12-11-24-22-35-34h-295c-218-48-375-187-444-261v-64c70 96 202 228 399 228h438c5 8 13 14 24 14 15 0 28-12 28-28 0-15-13-27-28-27-11 0-19 6-24 14h-242c129-118 295-183 471-183s342 65 471 183h-242c-5-8-13-14-24-14-15 0-28 12-28 27 0 16 13 28 28 28 11 0 19-6 24-14h438c197 0 328-132 398-229zM1369 15836h-32c-72 64-167 104-271 104s-199-40-271-104h-32c10 10 20 19 30 28 2-1 4-2 6-2 11 0 20 9 20 20v1c70 49 155 79 247 79s177-30 247-79v-1c0-11 9-20 20-20 2 0 4 1 6 2 10-9 20-18 30-28zM41 15291l-41-154v327c9 13 19 28 31 43-9-49-16-130 10-216zM555 15712c21-20 43-39 66-57-82 25-217 57-343 38 37 12 77 19 121 19z">
          <text:p/>
        </draw:path>
        <draw:path draw:style-name="gr2" draw:text-style-name="P3" draw:layer="layout" svg:width="1.777cm" svg:height="1.938cm" svg:x="1.152cm" svg:y="12.565cm" svg:viewBox="0 0 1778 1939" svg:d="M0 699c0 0 77 396 52 758 0 0-108 110 8 289l-9 193h838 839l-9-193c115-179 8-289 8-289-25-362 51-758 51-758l-49-38c11-20 38-143 38-143l-33-407c-98 41-162-111-162-111h-683-683c0 0-63 152-161 111l-33 407c0 0 27 123 38 143z">
          <text:p text:style-name="P2"><text:span text:style-name="T1"/></text:p>
        </draw:path>
        <draw:path draw:style-name="gr3" draw:text-style-name="P4" draw:layer="layout" svg:width="1.825cm" svg:height="1.938cm" svg:x="1.104cm" svg:y="15.12cm" svg:viewBox="0 0 1826 1939" svg:d="M0 697c0 0 79 397 53 760 0 0-110 110 9 289l-10 193h861 862l-10-193c119-179 9-289 9-289-26-363 52-760 52-760l-50-37c11-20 39-142 39-142l-34-408c-101 42-167-110-167-110h-701-701c0 0-65 152-166 110l-34 408c0 0 28 122 39 142z">
          <text:p text:style-name="P2"><text:span text:style-name="T2"/></text:p>
        </draw:path>
        <draw:path draw:style-name="gr1" draw:text-style-name="P5" draw:layer="layout" svg:width="6.35cm" svg:height="8.728cm" svg:x="7.622cm" svg:y="4.429cm" svg:viewBox="0 0 6351 8729" svg:d="M6314 8403c9-49 16-131-10-216l47-176v339c-10 16-22 34-37 53zM6351 717v-339c-10-16-22-34-37-53 9 49 16 131-10 216zM0 378v339l47-176c-26-85-19-167-11-216-14 19-26 37-36 53zM5947 8635h-2195c-5 8-14 14-24 14-16 0-28-12-28-28 0-15 12-27 28-27 10 0 19 6 24 14h2195c158 0 271-90 343-174 9-35 30-138-4-245l-1-2 1-2 65-242v-7158l-66-244 1-2c33-107 13-210 4-245-72-83-185-174-343-174h-2195c-5 8-14 15-24 15-16 0-28-13-28-28 0-16 12-28 28-28 10 0 19 6 24 14h2195c203 0 336 140 404 237v-67c-65-70-216-209-432-263h-5487c-216 54-368 193-432 263v67c68-97 201-237 403-237h2197c5-8 14-14 24-14 15 0 28 12 28 28 0 15-13 28-28 28-10 0-19-7-24-15h-2197c-157 0-270 91-342 174-9 35-30 138 4 245l1 2-1 2-65 242v7158l66 244-1 2c-34 107-13 210-4 245 72 83 185 174 342 174h2197c5-8 14-14 24-14 15 0 28 12 28 27 0 16-13 28-28 28-10 0-19-6-24-14h-2197c-202 0-335-140-403-237v67c64 70 216 211 432 264h5487c216-54 367-194 432-264v-67c-68 97-201 237-404 237zM0 8011v339c10 16 22 34 36 53-8-49-15-131 11-216zM0 8490v91c0 0 129 77 161 148h208c-176-59-304-171-369-239zM6351 238v-91c0 0-129-77-162-147h-207c176 59 304 170 369 238zM5982 8729h207c33-71 162-148 162-148v-91c-65 68-193 180-369 239zM368 0h-207c-32 70-161 147-161 147v91c65-68 193-179 368-238z">
          <text:p/>
        </draw:path>
        <draw:polygon draw:style-name="gr4" draw:text-style-name="P6" draw:layer="layout" svg:width="2.306cm" svg:height="0.559cm" svg:x="7.793cm" svg:y="13.738cm" svg:viewBox="0 0 2307 560" draw:points="2307,477 2307,0 86,0 0,83 0,560 2222,560">
          <text:p><text:span text:style-name="T3"/></text:p>
        </draw:polygon>
        <draw:polygon draw:style-name="gr4" draw:text-style-name="P7" draw:layer="layout" svg:width="1.1cm" svg:height="0.559cm" svg:x="10.289cm" svg:y="13.738cm" svg:viewBox="0 0 1101 560" draw:points="1101,477 1101,0 84,0 0,83 0,560 1018,560">
          <text:p text:style-name="P2"><text:span text:style-name="T4"/></text:p>
        </draw:polygon>
        <draw:polygon draw:style-name="gr4" draw:text-style-name="P8" draw:layer="layout" svg:width="2.191cm" svg:height="0.559cm" svg:x="11.547cm" svg:y="13.738cm" svg:viewBox="0 0 2192 560" draw:points="2192,477 2192,0 84,0 0,83 0,560 2109,560">
          <text:p><text:span text:style-name="T5"/></text:p>
        </draw:polygon>
        <draw:polygon draw:style-name="gr4" draw:text-style-name="P9" draw:layer="layout" svg:width="2.298cm" svg:height="0.559cm" svg:x="7.793cm" svg:y="14.458cm" svg:viewBox="0 0 2299 560" draw:points="2299,477 2299,0 86,0 0,83 0,560 2214,560">
          <text:p><text:span text:style-name="T4"/></text:p>
        </draw:polygon>
        <draw:polygon draw:style-name="gr4" draw:text-style-name="P7" draw:layer="layout" svg:width="1.1cm" svg:height="0.559cm" svg:x="10.289cm" svg:y="14.458cm" svg:viewBox="0 0 1101 560" draw:points="1101,477 1101,0 84,0 0,83 0,560 1018,560">
          <text:p text:style-name="P2"><text:span text:style-name="T4"/></text:p>
        </draw:polygon>
        <draw:polygon draw:style-name="gr4" draw:text-style-name="P8" draw:layer="layout" svg:width="2.191cm" svg:height="0.559cm" svg:x="11.547cm" svg:y="14.458cm" svg:viewBox="0 0 2192 560" draw:points="2192,477 2192,0 84,0 0,83 0,560 2109,560">
          <text:p><text:span text:style-name="T5"/></text:p>
        </draw:polygon>
        <draw:polygon draw:style-name="gr5" draw:text-style-name="P10" draw:layer="layout" svg:width="2.314cm" svg:height="0.559cm" svg:x="7.793cm" svg:y="15.187cm" svg:viewBox="0 0 2315 560" draw:points="2315,477 2315,0 86,0 0,84 0,560 2230,560">
          <text:p/>
        </draw:polygon>
        <draw:polygon draw:style-name="gr5" draw:text-style-name="P7" draw:layer="layout" svg:width="1.1cm" svg:height="0.559cm" svg:x="10.289cm" svg:y="15.187cm" svg:viewBox="0 0 1101 560" draw:points="1101,477 1101,0 84,0 0,84 0,560 1018,560">
          <text:p/>
        </draw:polygon>
        <draw:polygon draw:style-name="gr5" draw:text-style-name="P11" draw:layer="layout" svg:width="2.191cm" svg:height="0.559cm" svg:x="11.547cm" svg:y="15.187cm" svg:viewBox="0 0 2192 560" draw:points="2192,477 2192,0 84,0 0,84 0,560 2109,560">
          <text:p/>
        </draw:polygon>
        <draw:path draw:style-name="gr1" draw:text-style-name="P1" draw:layer="layout" svg:width="13.726cm" svg:height="1.739cm" svg:x="0.301cm" svg:y="0.592cm" svg:viewBox="0 0 13727 1740" svg:d="M2974 1449l820 61-820 61-820-61zM7885 1679l821 61 820-61-820-62zM11917 1079l787-59-970-72 1484-111-1321-99 1830-137-3117-233 838-62-1529-116-1359 103-611-81 1499-112-1201-89-837 62-973-73-908 68 923 69-1017 77-1017-77 589-44-704-52-2251 168 798 60-2530 190 1490 111-787 59 970 72-1483 111 1320 99-1830 137 2515 188-1151 86 1216 91 314-23 914 68 1359-102 610 80-1583 118 2173 163 476-36-856-64 1222-91 856 64 561-42 798 60 2251-169-798-59 2530-189z">
          <text:p/>
        </draw:path>
        <draw:path draw:style-name="gr1" draw:text-style-name="P5" draw:layer="layout" svg:width="11.149cm" svg:height="1.412cm" svg:x="4.342cm" svg:y="2.637cm" svg:viewBox="0 0 11150 1413" svg:d="M2417 1177l666 50-666 49-667-49zM6405 1363l667 50 666-50-666-49zM9681 876l638-48-787-59 1205-90-1073-80 1486-111-2531-190 680-51-1242-93-1103 83-497-65 1218-91-976-73-680 51-789-59-738 55 750 57-826 61-826-61 478-36-572-43-1828 137 648 48-2056 154 1211 90-640 48 789 59-1206 90 1074 80-1488 111 2044 154-936 70 988 74 256-19 742 55 1104-82 495 64-1285 97 1765 131 386-28-695-52 992-75 696 52 455-34 648 49 1829-137-648-48 2055-154z">
          <text:p/>
        </draw:path>
        <draw:path draw:style-name="gr1" draw:text-style-name="P5" draw:layer="layout" svg:width="9.195cm" svg:height="1.164cm" svg:x="11.83cm" svg:y="1.168cm" svg:viewBox="0 0 9196 1165" svg:d="M1993 970l550 41-550 41-551-41zM5283 1124l549 41 550-41-550-41zM7984 723l527-40-650-48 994-76-885-66 1226-91-2088-157 561-41-1024-77-910 68-409-53 1004-75-805-61-561 42-651-48-608 45 618 47-681 50-682-50 395-30-471-35-1510 112 535 40-1695 127 998 75-527 39 650 49-994 74 885 67-1226 92 1685 126-772 58 815 60 210-15 614 45 910-68 409 54-1061 79 1456 109 318-24-573-43 819-61 573 43 376-28 534 40 1509-113-535-40 1695-127z">
          <text:p/>
        </draw:path>
        <draw:path draw:style-name="gr6" draw:text-style-name="P12" draw:layer="layout" svg:width="1.899cm" svg:height="1.849cm" svg:x="1.785cm" svg:y="0.623cm" svg:viewBox="0 0 1900 1850" svg:d="M1287 111c-15 98 8 224 8 224 0 0-73-54-152-98-47-27-88-86-112-129-17-30-27-52-27-52-110 117-39 257-39 257-171-38-278 7-278 7 324 212 152 229-35 318-187 88-201 198-201 198 224-73 313 21 313 21-121 115-13 294-13 294 116 224 407 319 666 358 256 40 483 24 483 24l-590 183-531 134c0 0-526-56-719-502-193-445 144-796 110-819-32-22-73 27-77 32 147-421 589-416 606-461 18-44-87-47-87-47 447-147 675 58 675 58z">
          <text:p/>
        </draw:path>
        <draw:path draw:style-name="gr7" draw:text-style-name="P13" draw:layer="layout" svg:width="0.668cm" svg:height="1.436cm" svg:x="20.258cm" svg:y="1.844cm" svg:viewBox="0 0 669 1437" svg:d="M0 91v1346c515-3 581 0 669-114v-1323c-164 87-334 89-669 91z">
          <text:p/>
        </draw:path>
        <draw:path draw:style-name="gr8" draw:text-style-name="P14" draw:layer="layout" svg:width="0.685cm" svg:height="1.234cm" svg:x="20.236cm" svg:y="1.954cm" svg:viewBox="0 0 686 1235" svg:d="M0 81c573-2 624-42 677-81M22 1217c692 79 633-127 664-133">
          <text:p/>
        </draw:path>
        <draw:path draw:style-name="gr9" draw:text-style-name="P13" draw:layer="layout" svg:width="0.947cm" svg:height="0.314cm" svg:x="6.969cm" svg:y="3.026cm" svg:viewBox="0 0 948 315" svg:d="M2 0c0 1 0 1-1 2-3 11-1 22 5 32 8 11 193 281 433 281 53 0 105-14 157-42 21-14 41-27 59-40 126-77 249-190 293-233z">
          <text:p/>
        </draw:path>
        <draw:polygon draw:style-name="gr9" draw:text-style-name="P13" draw:layer="layout" svg:width="1.253cm" svg:height="1.486cm" svg:x="1.072cm" svg:y="2.008cm" svg:viewBox="0 0 1254 1487" draw:points="0,164 0,1487 1254,1324 1254,0">
          <text:p/>
        </draw:polygon>
        <draw:polygon draw:style-name="gr10" draw:text-style-name="P14" draw:layer="layout" svg:width="1.253cm" svg:height="1.486cm" svg:x="1.072cm" svg:y="2.008cm" svg:viewBox="0 0 1254 1487" draw:points="0,164 0,1487 1254,1324 1254,0">
          <text:p/>
        </draw:polygon>
        <draw:path draw:style-name="gr8" draw:text-style-name="P14" draw:layer="layout" svg:width="1.225cm" svg:height="1.292cm" svg:x="1.1cm" svg:y="2.104cm" svg:viewBox="0 0 1226 1293" svg:d="M0 1293l1226-174M0 156l1226-156">
          <text:p/>
        </draw:path>
        <draw:polygon draw:style-name="gr11" draw:text-style-name="P15" draw:layer="layout" svg:width="0.855cm" svg:height="1.449cm" svg:x="1.47cm" svg:y="1.882cm" svg:viewBox="0 0 856 1450" draw:points="856,126 0,0 0,1323 856,1450">
          <text:p/>
        </draw:polygon>
        <draw:path draw:style-name="gr12" draw:text-style-name="P16" draw:layer="layout" svg:width="7.727cm" svg:height="1.551cm" svg:x="1.47cm" svg:y="1.77cm" svg:viewBox="0 0 7728 1552" svg:d="M7728 1438c-2178 397-5549-396-7728 0v-1323c2179-397 5550 396 7728 0z">
          <text:p/>
        </draw:path>
        <draw:path draw:style-name="gr8" draw:text-style-name="P14" draw:layer="layout" svg:width="7.753cm" svg:height="1.34cm" svg:x="1.475cm" svg:y="1.877cm" svg:viewBox="0 0 7754 1341" svg:d="M7754 1202c0 0-723 306-4045 11-2347-207-3519-25-3700 6M7723 109c0 0-701 284-4023-11-2347-207-3518-25-3700 6">
          <text:p/>
        </draw:path>
        <draw:polygon draw:style-name="gr13" draw:text-style-name="P17" draw:layer="layout" svg:width="11.074cm" svg:height="2.139cm" svg:x="9.194cm" svg:y="1.475cm" svg:viewBox="0 0 11075 2140" draw:points="11075,2140 0,2140 0,0 11075,0">
          <text:p><text:span text:style-name="T6"><text:tab/></text:span><text:span text:style-name="T6">-</text:span></text:p>
          <text:p><text:span text:style-name="T6"/></text:p>
          <text:p><text:span text:style-name="T6"><text:tab/></text:span><text:span text:style-name="T6">-</text:span></text:p>
        </draw:polygon>
        <draw:path draw:style-name="gr14" draw:text-style-name="P13" draw:layer="layout" svg:width="0.074cm" svg:height="2.584cm" svg:x="9.12cm" svg:y="1.252cm" svg:viewBox="0 0 75 2585" svg:d="M0 0v2585c38-88 75-125 75-125v-2333c0 0-37-37-75-127z">
          <text:p/>
        </draw:path>
        <draw:path draw:style-name="gr15" draw:text-style-name="P14" draw:layer="layout" svg:width="1.796cm" svg:height="2.312cm" svg:x="9.194cm" svg:y="1.388cm" svg:viewBox="0 0 1797 2313" svg:d="M0 365c0 0 38-365 296-365h778c0 0 252 87 723 87M0 1948c0 0 38 365 296 365h778c0 0 252-86 723-86">
          <text:p/>
        </draw:path>
        <draw:path draw:style-name="gr14" draw:text-style-name="P13" draw:layer="layout" svg:width="0.074cm" svg:height="2.584cm" svg:x="20.268cm" svg:y="1.252cm" svg:viewBox="0 0 75 2585" svg:d="M75 0v2585c-38-88-75-125-75-125v-2333c0 0 37-37 75-127z">
          <text:p/>
        </draw:path>
        <draw:path draw:style-name="gr15" draw:text-style-name="P14" draw:layer="layout" svg:width="1.796cm" svg:height="2.312cm" svg:x="18.472cm" svg:y="1.388cm" svg:viewBox="0 0 1797 2313" svg:d="M1797 365c0 0-38-365-297-365h-776c0 0-253 87-724 87M1797 1948c0 0-38 365-297 365h-776c0 0-253-86-724-86">
          <text:p/>
        </draw:path>
        <draw:path draw:style-name="gr8" draw:text-style-name="P14" draw:layer="layout" svg:width="9.528cm" svg:height="2.139cm" svg:x="9.967cm" svg:y="1.475cm" svg:viewBox="0 0 9529 2140" svg:d="M9529 0c-183 32-404 68-607 68h-8315c-203 0-424-36-607-68M0 2140c183-32 404-68 607-68h8315c203 0 424 36 607 68">
          <text:p/>
        </draw:path>
        <draw:path draw:style-name="gr9" draw:text-style-name="P13" draw:layer="layout" svg:width="0.152cm" svg:height="0.164cm" svg:x="3.517cm" svg:y="1.293cm" svg:viewBox="0 0 153 165" svg:d="M0 0c121 48 153 165 153 165-101-3-131-81-153-165z">
          <text:p/>
        </draw:path>
        <draw:path draw:style-name="gr6" draw:text-style-name="P12" draw:layer="layout" svg:width="2.423cm" svg:height="0.902cm" svg:x="6.609cm" svg:y="2.693cm" svg:viewBox="0 0 2424 903" svg:d="M2424 689c-23-122-109-323-277-428-138-87-259-68-259-111-1-55 154-38 154-38-167-96-408 21-442-33-20-33 111-79 111-79-203-8-444 97-540 192 243-81 585-34 743 100-67-37-139-62-213-77-276-56-583 27-768 103-209 71-368 176-368 176-138 80-392 155-565 82 0 0 270 450 602 294 25-14 48-28 70-41 181-99 363-263 363-263 64-44 259-172 494-243 53-16 106-19 156-12 131 18 247 102 284 204 101-18 358 67 455 174z">
          <text:p/>
        </draw:path>
        <draw:path draw:style-name="gr6" draw:text-style-name="P12" draw:layer="layout" svg:width="1.112cm" svg:height="1.521cm" svg:x="2.941cm" svg:y="0.558cm" svg:viewBox="0 0 1113 1522" svg:d="M728 900c0 0-32-116-152-164 22 84 51 161 152 164zM342 1211c-27-151-235-176-342-107 37-100 141-190 222-219-46-17-100-32-158-45 68-52 237-92 322-84-16-5-33-9-51-11l16-98c-9-82-83-175-171-232-44-125-2-354 59-415-31 329 432 532 522 773-51-206-265-342-365-468-32-83-1-220 38-266-18 221 214 400 337 527 145 149 185 278 160 383 34 9 78 43 69 96 48-9 98-63 111-96 18 164-83 334-193 382 0 0 32-77-16-138-47-60-184-65-231-64 0 0 60-82 38-125-26-54-295-39-417 1 41-4 138 10 171 25-20 28-73 145-38 181 29 32 71-15 76-21-4 11-45 129-17 159 29 31 95 12 95 12-44 100-202 165-312 161 40-10 107-78 118-119-30 13-105 19-133 13 35-14 109-102 90-205z">
          <text:p/>
        </draw:path>
        <draw:path draw:style-name="gr6" draw:text-style-name="P12" draw:layer="layout" svg:width="0.975cm" svg:height="0.952cm" svg:x="2.317cm" svg:y="0.735cm" svg:viewBox="0 0 976 953" svg:d="M390 417c18-64-105-177-152-199 175-2 260 34 260 34-43-69-55-172-26-252 88 230 426 278 504 469l-16 98c-134-17-331 23-430 134 34 1 124 20 158 33-151 22-358 155-420 219 18-86 45-159 26-211-26-75-115-109-294-78 124-116 372-182 390-247z">
          <text:p/>
        </draw:path>
        <draw:path draw:style-name="gr6" draw:text-style-name="P12" draw:layer="layout" svg:width="0.163cm" svg:height="0.3cm" svg:x="1.591cm" svg:y="1.712cm" svg:viewBox="0 0 164 301" svg:d="M129 22l35 79c-48 8-103 200-103 200-124-73-20-301-20-301z">
          <text:p/>
        </draw:path>
        <draw:path draw:style-name="gr6" draw:text-style-name="P12" draw:layer="layout" svg:width="0.174cm" svg:height="0.41cm" svg:x="1.429cm" svg:y="1.647cm" svg:viewBox="0 0 175 411" svg:d="M20 55c0 0 65-46 99-55l56 50-29 9c0 0-54 177-32 250l35 102c0 0-116-22-134-67 0 0-37-199 5-289z">
          <text:p/>
        </draw:path>
        <draw:path draw:style-name="gr6" draw:text-style-name="P12" draw:layer="layout" svg:width="0.187cm" svg:height="0.36cm" svg:x="1.315cm" svg:y="1.777cm" svg:viewBox="0 0 188 361" svg:d="M69 0c0 0 7 227 31 247l86 37 2 77c0 0-153-48-166-107-12-59-22-204-22-204 0 0 25-37 69-50z">
          <text:p/>
        </draw:path>
        <draw:path draw:style-name="gr9" draw:text-style-name="P13" draw:layer="layout" svg:width="5.783cm" svg:height="1.725cm" svg:x="7.903cm" svg:y="9.109cm" svg:viewBox="0 0 5784 1726" svg:d="M157 1726h5470c0-90 157-139 157-139v-1587h-91c0 0-74 140-314 0h-4974c-240 140-314 0-314 0h-91v1587c0 0 157 49 157 139z">
          <text:p/>
        </draw:path>
        <draw:path draw:style-name="gr6" draw:text-style-name="P12" draw:layer="layout" svg:width="5.819cm" svg:height="1.759cm" svg:x="7.885cm" svg:y="9.092cm" svg:viewBox="0 0 5820 1760" svg:d="M13 1621c40 13 144 59 144 122v17h5506v-17c0-63 104-109 144-122l13-4v-1617h-119l-5 9c-1 2-25 42-88 51-6-8-15-14-26-14-10 0-19 5-25 13-44-6-95-24-151-57l-4-2h-4984l-4 2c-56 33-107 51-151 57-6-8-15-13-25-13-11 0-20 6-26 14-63-9-87-49-88-51l-5-9h-119v1617zM70 1440c-19-33-31-57-35-66v-905c23 163 35 310 35 439zM191 1725c-15-75-119-120-156-133v-140c45 80 133 211 256 273zM5629 1725h-100c123-62 211-193 256-273v140c-37 13-141 58-156 133zM5785 1374c-4 9-16 33-35 66v-532c0-129 12-276 35-439zM99 35c13 17 47 52 111 60 5 10 16 17 28 17s23-8 28-18c49-6 103-25 162-59h4964c59 34 113 53 162 59 5 10 16 18 28 18s23-7 28-17c64-8 98-43 111-60h64v317c-35 209-52 397-52 556v562c-65 105-186 255-346 255h-4954c-160 0-281-150-346-255v-562c0-159-17-347-52-556v-317z">
          <text:p/>
        </draw:path>
        <draw:path draw:style-name="gr16" draw:text-style-name="P18" draw:layer="layout" svg:width="5.783cm" svg:height="2.146cm" svg:x="7.903cm" svg:y="6.822cm" svg:viewBox="0 0 5784 2147" svg:d="M5627 0h-5470c0 90-157 138-157 138v2009h91c0 0 74-139 314 0h4974c240-139 314 0 314 0h91v-2009c0 0-157-48-157-138z">
          <text:p text:style-name="P2"/>
        </draw:path>
        <draw:path draw:style-name="gr6" draw:text-style-name="P12" draw:layer="layout" svg:width="5.819cm" svg:height="2.182cm" svg:x="7.885cm" svg:y="6.804cm" svg:viewBox="0 0 5820 2183" svg:d="M5807 139c-40-12-144-58-144-121v-18h-5506v18c0 63-104 109-144 121l-13 4v2040h119l5-9c1-2 25-43 88-51 6 8 15 13 26 13 10 0 19-5 25-12 44 5 95 24 151 56l4 3h4984l4-3c56-32 107-51 151-56 6 7 15 12 25 12 11 0 20-5 26-13 63 8 87 49 88 51l5 9h119v-2040zM5750 320c19 33 31 58 35 66v1328c-23-163-35-310-35-438zM5629 36c15 75 119 119 156 133v139c-45-80-133-210-256-272zM191 36h100c-123 62-211 192-256 272v-139c37-14 141-58 156-133zM35 386c4-8 16-33 35-66v956c0 128-12 275-35 438zM5721 2148c-13-18-47-53-111-61-5-9-16-16-28-16s-23 7-28 17c-49 6-103 26-162 60h-4964c-59-34-113-54-162-60-5-10-16-17-28-17s-23 7-28 16c-64 8-98 43-111 61h-64v-318c35-209 52-395 52-554v-985c65-105 186-255 346-255h4954c160 0 281 150 346 255v985c0 159 17 345 52 554v318z">
          <text:p/>
        </draw:path>
        <draw:polygon draw:style-name="gr16" draw:text-style-name="P19" draw:layer="layout" svg:width="1.788cm" svg:height="1.675cm" svg:x="9.826cm" svg:y="4.808cm" svg:viewBox="0 0 1789 1676" draw:points="1789,149 1789,1528 1641,1676 149,1676 0,1528 0,149 149,0 1641,0">
          <text:p text:style-name="P2"><text:span text:style-name="T7"/></text:p>
        </draw:polygon>
        <draw:polygon draw:style-name="gr16" draw:text-style-name="P19" draw:layer="layout" svg:width="1.788cm" svg:height="1.675cm" svg:x="11.886cm" svg:y="4.808cm" svg:viewBox="0 0 1789 1676" draw:points="1789,149 1789,1528 1641,1676 148,1676 0,1528 0,149 148,0 1641,0">
          <text:p text:style-name="P2"><text:span text:style-name="T7"/></text:p>
        </draw:polygon>
        <draw:path draw:style-name="gr6" draw:text-style-name="P12" draw:layer="layout" svg:width="1.843cm" svg:height="1.739cm" svg:x="9.793cm" svg:y="4.78cm" svg:viewBox="0 0 1844 1740" svg:d="M1667 0h-1490l-177 177v1386l177 177h1490l177-177v-1386zM1796 197v137c-15-43-35-89-64-133v-2h-1c-41-61-99-116-179-150h95zM1483 1691h-1122c-93-22-167-73-222-151v-1340c48-67 119-126 223-151h1122c92 22 166 73 222 151v1339c-48 68-119 127-223 152zM49 414c10-50 29-112 63-172v1256c-6-10-12-20-17-32-23-48-38-97-46-138zM1732 241c6 11 12 21 18 32 23 49 37 98 46 139v914c-11 50-30 112-64 172zM197 49h96c-81 34-138 89-179 150h-2v2c-28 44-49 90-63 133v-137zM49 1543v-137c14 43 35 89 63 132v3h2c41 61 98 116 179 150h-96zM1647 1691h-95c80-34 138-89 179-150h1v-3c29-43 49-89 64-132v137z">
          <text:p/>
        </draw:path>
        <draw:path draw:style-name="gr6" draw:text-style-name="P12" draw:layer="layout" svg:width="1.843cm" svg:height="1.739cm" svg:x="11.861cm" svg:y="4.78cm" svg:viewBox="0 0 1844 1740" svg:d="M1667 0h-1489l-178 177v1386l178 177h1489l177-177v-1386zM1795 197v137c-14-43-34-89-63-133v-2h-2c-40-61-98-116-179-150h96zM1483 1691h-1122c-92-22-166-73-222-151v-1340c49-67 119-126 223-151h1122c92 22 166 73 221 151v1339c-48 68-118 127-222 152zM48 414c11-50 30-112 65-172v1256c-7-10-13-20-19-32-23-48-37-97-46-138zM1732 241c6 11 12 21 17 32 24 49 38 98 46 139v914c-10 50-29 112-63 172zM198 49h95c-80 34-138 89-178 150h-2v2c-30 44-50 90-65 133v-137zM48 1543v-137c15 43 35 89 65 132v3h2c40 61 98 116 178 150h-95zM1647 1691h-96c81-34 139-89 179-150h2v-3c29-43 49-89 63-132v137z">
          <text:p/>
        </draw:path>
        <draw:path draw:style-name="gr17" draw:text-style-name="P20" draw:layer="layout" svg:width="1.642cm" svg:height="1.888cm" svg:x="7.911cm" svg:y="4.705cm" svg:viewBox="0 0 1643 1889" svg:d="M1411 181l-590-181-589 181c0 0-24 306-232 349v418c0 0 195 774 821 941 627-167 822-941 822-941v-418c-208-43-232-349-232-349z">
          <text:p/>
        </draw:path>
        <draw:path draw:style-name="gr6" draw:text-style-name="P12" draw:layer="layout" svg:width="1.694cm" svg:height="1.943cm" svg:x="7.885cm" svg:y="4.678cm" svg:viewBox="0 0 1695 1944" svg:d="M1674 531c-187-38-211-322-212-325l-1-18-614-188-613 188-2 18c0 3-25 287-211 325l-21 4v440l1 6c2 8 206 792 839 961l7 2 6-2c635-169 839-953 841-961l1-446zM1643 971c-14 53-217 759-796 918-579-159-781-865-795-918v-393c179-53 221-282 230-349l565-174 565 174c9 67 52 296 231 349zM1359 286l-2-8-472-145c-1-21-18-37-38-37-21 0-37 16-39 37l-471 145-2 8c-14 69-58 230-183 314-7-6-15-10-25-10-21 0-39 18-39 40 0 18 11 32 25 38v292l1 4c20 70 207 674 694 846 1 22 18 39 39 39s38-18 39-39c199-71 371-218 510-441 116-182 171-356 185-405v-296c15-6 25-20 25-38 0-22-17-40-39-40-9 0-17 4-24 10-126-84-171-245-184-314zM877 1783c-8-9-18-15-30-15s-23 6-30 15c-469-167-653-748-675-825v-290c14-6 25-20 25-38 0-2-1-3-2-5 131-86 180-247 196-324l456-140c7 9 17 15 30 15 12 0 23-6 30-15l456 140c16 77 65 238 196 324 0 2-1 3-1 5 0 18 10 32 25 38v290c-22 77-207 658-676 825z">
          <text:p/>
        </draw:path>
        <draw:polygon draw:style-name="gr9" draw:text-style-name="P13" draw:layer="layout" svg:width="2.727cm" svg:height="1.675cm" svg:x="10.917cm" svg:y="11.143cm" svg:viewBox="0 0 2728 1676" draw:points="2728,148 2728,1528 2579,1676 149,1676 0,1528 0,148 149,0 2579,0">
          <text:p/>
        </draw:polygon>
        <draw:path draw:style-name="gr6" draw:text-style-name="P12" draw:layer="layout" svg:width="2.788cm" svg:height="1.74cm" svg:x="10.886cm" svg:y="11.11cm" svg:viewBox="0 0 2789 1741" svg:d="M2612 0h-2435l-177 177v1387l177 177h2435l177-177v-1387zM2741 198v137c-15-43-35-89-64-133v-2h-2c-40-62-98-117-178-151h95zM2428 1693h-2068c-92-23-166-73-221-151v-1340c48-69 119-128 222-153h2068c92 22 166 73 222 152v1340c-49 67-119 126-223 152zM49 415c10-50 29-112 63-172v1257c-6-11-12-21-17-32-23-49-38-98-46-139zM2677 243c6 10 12 20 18 31 23 49 37 98 46 139v914c-11 50-30 113-64 172zM197 49h96c-81 34-138 89-179 151h-2v2c-28 44-49 90-63 133v-137zM49 1544v-136c14 43 35 89 63 132v3h2c41 60 98 116 179 150h-96zM2592 1693h-95c80-34 138-90 178-150h2v-3c29-43 49-89 64-132v136z">
          <text:p/>
        </draw:path>
        <draw:polygon draw:style-name="gr18" draw:text-style-name="P18" draw:layer="layout" svg:width="2.727cm" svg:height="1.675cm" svg:x="7.916cm" svg:y="11.143cm" svg:viewBox="0 0 2728 1676" draw:points="2728,148 2728,1528 2579,1676 149,1676 0,1528 0,148 149,0 2579,0">
          <text:p text:style-name="P21"><text:span text:style-name="T8"/></text:p>
          <text:p text:style-name="P21"><text:span text:style-name="T8"/></text:p>
        </draw:polygon>
        <draw:path draw:style-name="gr6" draw:text-style-name="P12" draw:layer="layout" svg:width="2.788cm" svg:height="1.74cm" svg:x="7.885cm" svg:y="11.11cm" svg:viewBox="0 0 2789 1741" svg:d="M2612 0h-2435l-177 177v1387l177 177h2435l177-177v-1387zM2740 198v137c-14-43-34-89-63-133v-2h-2c-40-62-98-117-178-151h95zM2428 1693h-2068c-92-23-166-73-221-151v-1340c48-69 118-128 222-153h2068c92 22 166 73 222 152v1340c-49 67-119 126-223 152zM49 415c10-50 29-112 63-172v1257c-6-11-12-21-17-32-24-49-38-98-46-139zM2677 243c6 10 12 20 17 31 24 49 38 98 46 139v914c-10 50-29 113-63 172zM197 49h96c-81 34-139 89-179 151h-2v2c-29 44-49 90-63 133v-137zM49 1544v-136c14 43 34 89 63 132v3h2c40 60 98 116 179 150h-96zM2592 1693h-95c80-34 138-90 178-150h2v-3c29-43 49-89 63-132v136z">
          <text:p/>
        </draw:path>
        <draw:path draw:style-name="gr6" draw:text-style-name="P12" draw:layer="layout" svg:width="1.238cm" svg:height="0.33cm" svg:x="12.263cm" svg:y="11.36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6" draw:text-style-name="P12" draw:layer="layout" svg:width="1.238cm" svg:height="0.33cm" svg:x="12.263cm" svg:y="11.893cm" svg:viewBox="0 0 1239 331" svg:d="M1074 0c-86 0-156 66-164 149h-127c-9-83-78-149-164-149s-155 66-163 149h-127c-8-83-78-149-164-149-91 0-165 74-165 166 0 91 74 165 165 165 72 0 132-46 155-109h144c23 63 84 109 155 109 72 0 132-46 155-109h145c23 63 83 109 155 109 91 0 165-74 165-165 0-92-74-166-165-166zM165 300c-73 0-133-60-133-134s60-134 133-134c74 0 134 60 134 134s-60 134-134 134zM325 206c2-8 3-16 4-24h127c0 8 1 16 3 24zM619 300c-73 0-133-60-133-134s60-134 133-134c74 0 134 60 134 134s-60 134-134 134zM779 206c2-8 3-16 4-24h127c1 8 2 16 4 24zM1074 300c-74 0-134-60-134-134s60-134 134-134c73 0 133 60 133 134s-60 134-133 134z">
          <text:p/>
        </draw:path>
        <draw:path draw:style-name="gr6" draw:text-style-name="P12" draw:layer="layout" svg:width="4.053cm" svg:height="3.605cm" svg:x="3.249cm" svg:y="7.048cm" svg:viewBox="0 0 4054 3606" svg:d="M3971 2181v-614c12-181 38-688 80-823l3-10-9-6c0 0-26-16-53-44 9-49 20-95 34-136l2-5-36-398-16-5c-36-11-140-57-140-115v-25h-3619v25c0 58-101 103-140 115l-15 5-36 398 2 5c14 41 25 87 33 136-26 27-52 44-53 44l-8 6 3 10c41 134 68 641 79 823v613c-11 181-38 548-79 683l-3 10 8 5c1 1 27 17 54 45-9 49-20 95-34 135l-2 5 36 399 15 5c39 12 140 56 140 115v24h3619v-24c0-59 101-103 140-115l16-5 36-399-2-5c-14-40-25-86-34-135 27-28 53-44 53-45l9-5-3-10c-42-135-68-501-80-682zM3916 3079c0 0 7 15 15 37 3 33 6 101-19 176-43 124-147 215-302 266h-3168c-332-108-328-365-319-441 8-23 15-39 15-40 13-55-5-102-30-139 49-267 24-607 23-622v-1023c1-17 26-358-23-625 25-37 43-85 30-140-1 0-7-15-15-37-4-33-6-101 19-176 43-124 147-215 301-266h3168c333 108 329 364 320 441-8 23-15 39-16 40-12 55 5 102 31 139-49 267-24 607-23 622v1023c-1 17-26 357 23 625-25 37-43 84-30 140zM4023 745c-25 87-44 249-58 404-2-116-1-284 22-433 15 14 28 24 36 29zM3940 538c2-3 17-38 31-82l7 81c-9 29-18 61-25 93-13-27-20-58-13-92zM3946 181l18 199c-3 18-8 36-13 53-1-35-7-78-23-124-29-85-99-192-266-260h129c18 74 115 117 155 132zM263 49h128c-240 97-284 280-287 386-6-18-11-37-15-55l18-199c40-15 138-58 156-132zM75 537l8-81c14 44 29 78 30 80 8 35 1 66-13 93-7-32-15-63-25-92zM67 716c22 149 24 317 21 433-13-155-32-317-57-404 8-5 21-15 36-29zM31 2861c25-87 44-249 57-403 3 115 1 283-21 433-15-14-28-24-36-30zM113 3068c-1 3-16 39-30 83l-8-82c10-29 18-60 25-92 14 26 21 58 13 91zM107 3426l-18-200c4-17 9-35 14-52 1 35 7 78 22 124 30 85 100 192 266 260h-128c-18-75-116-117-156-132zM3791 3558h-128c240-98 283-280 287-386 6 18 11 36 14 54l-18 200c-40 15-137 57-155 132zM3978 3069l-7 82c-14-44-29-79-30-81-8-34-1-65 13-93 7 33 15 64 24 92zM3987 2891c-22-149-24-317-22-433 14 154 33 316 58 403-8 6-21 16-36 30z">
          <text:p/>
        </draw:path>
        <draw:path draw:style-name="gr6" draw:text-style-name="P12" draw:layer="layout" svg:width="4.009cm" svg:height="1.22cm" svg:x="3.271cm" svg:y="5.646cm" svg:viewBox="0 0 4010 1221" svg:d="M544 1c-7 3-10 10-8 17 1 2 5 11 12 25-80 3-157 22-225 55 65-8 169-2 267 18 2 0 3 0 4 0 6 7 11 14 17 21-449-105-566 122-566 122 39-41 85-69 134-90 15-4 30-7 44-10-135 104-223 267-223 451s88 347 223 451c-14-3-29-7-44-11-49-20-95-49-134-89 0 0 117 228 566 123-6 7-11 14-17 21-1 0-2 0-4 0-98 19-202 25-267 17 68 33 145 53 225 56-7 14-11 23-12 25-2 6 1 14 8 17 6 3 14-1 17-7 0-1 106-203 244-241 41-12 82-23 126-24-71 77-167 132-275 152-29 28-42 55-46 77 80-6 155-28 222-64l76-50c9-7 19-14 27-22h2918l7-12c21-34 84-127 136-151l14-7v-261-261l-14-7c-52-24-115-118-136-152l-7-12h-2918c-8-7-18-15-27-22l-76-48c-67-36-142-58-222-64 4 22 17 48 46 77 108 19 204 74 275 151-44-1-85-13-126-24-138-38-244-240-244-240-3-7-11-10-17-7zM986 993c11-13 22-25 32-39 44 7 88 20 135 39zM3962 841c-59 36-116 120-136 152h-152c92-39 224-109 288-204zM3826 227c20 31 77 116 136 151v53c-64-95-196-165-288-204zM986 227h167c-47 19-91 31-135 38-10-13-21-26-32-38zM1217 227h2386c84 31 307 125 358 260v123 122c-51 135-274 229-358 261h-2386c-63-31-123-52-181-63 63-91 100-201 100-320s-37-229-100-321c58-11 118-31 181-62zM669 196c34 30 76 57 127 77 50 18 103 27 159 25 68 86 110 194 110 312s-42 226-110 311c-56-1-109 7-159 26-51 19-93 47-127 77-50 17-152 48-276 51-188-71-323-253-323-465 0-213 135-394 323-465 124 3 226 33 276 51z">
          <text:p/>
        </draw:path>
        <draw:path draw:style-name="gr19" draw:text-style-name="P23" draw:layer="layout" svg:width="5.113cm" svg:height="0.956cm" svg:x="0.986cm" svg:y="20.667cm" svg:viewBox="0 0 5114 957" svg:d="M203 6c-127 106-203 283-203 472 0 190 76 367 203 473l8 6h497l7-6c26-22 51-47 73-75h4199l5-12c17-34 69-129 111-153l11-7v-452l-11-6c-42-24-94-118-111-152l-5-12h-4199c-22-28-47-53-73-76l-7-6h-497zM57 478c0-162 65-314 172-407h229c108 58 250 90 321 107 53 85 82 190 82 300 0 111-29 216-82 301-71 16-214 50-321 108h-229c-107-95-172-246-172-409zM4785 131c68 31 248 125 289 260l1 175c-42 135-222 229-290 261h-3735c-17-21-55-51-127-59 21-44 67-155 67-290s-46-246-67-289c72-8 110-39 127-58zM898 191c15 27 70 145 70 287 0 143-55 260-70 288-13 0-27 0-43 1 41-86 64-185 64-289 0-103-23-202-64-288 16 1 30 1 43 1zM690 887h-119c72-36 133-60 186-75-19 28-42 53-67 75zM840 796c89-10 142 10 172 31h-190c6-11 13-21 18-31zM4965 827h-123c74-40 182-110 233-205v53c-48 35-94 120-110 152zM5074 282v53c-50-96-158-165-232-204h123c16 31 62 115 109 151zM1012 131c-30 20-83 40-172 30-5-10-12-20-18-30zM757 145c-53-14-114-38-186-74h119c25 22 48 47 67 74z">
          <text:p text:style-name="P22"><text:span text:style-name="T9"><text:s/></text:span><text:span text:style-name="T9"><text:s/></text:span></text:p>
        </draw:path>
        <draw:path draw:style-name="gr3" draw:text-style-name="P4" draw:layer="layout" svg:width="1.825cm" svg:height="1.938cm" svg:x="1.104cm" svg:y="5.009cm" svg:viewBox="0 0 1826 1939" svg:d="M0 698c0 0 79 396 53 758 0 0-110 110 9 289l-10 194h861 862l-10-194c119-179 9-289 9-289-26-362 52-758 52-758l-50-38c11-20 39-142 39-142l-34-407c-101 41-167-111-167-111h-701-701c0 0-65 152-166 111l-34 407c0 0 28 122 39 142z">
          <text:p text:style-name="P2"><text:span text:style-name="T1"/></text:p>
        </draw:path>
        <draw:path draw:style-name="gr16" draw:text-style-name="P24" draw:layer="layout" svg:width="0.862cm" svg:height="0.581cm" svg:x="1.586cm" svg:y="6.52cm" svg:viewBox="0 0 863 582" svg:d="M431 0c238 0 432 130 432 292 0 160-194 290-432 290-237 0-431-130-431-290 0-162 194-292 431-292z">
          <text:p text:style-name="P2"/>
        </draw:path>
        <draw:path draw:style-name="gr1" draw:text-style-name="P1" draw:layer="layout" svg:width="0.95cm" svg:height="0.669cm" svg:x="1.542cm" svg:y="6.476cm" svg:viewBox="0 0 951 670" svg:d="M475 582c-210 0-387-114-387-247 0-134 177-247 387-247 209 0 388 113 388 247 0 133-179 247-388 247zM475 670c262 0 476-151 476-335 0-185-214-335-476-335s-475 150-475 335c0 184 213 335 475 335z">
          <text:p/>
        </draw:path>
        <draw:path draw:style-name="gr6" draw:text-style-name="P12" draw:layer="layout" svg:width="1.878cm" svg:height="2.203cm" svg:x="1.078cm" svg:y="4.984cm" svg:viewBox="0 0 1879 2204" svg:d="M105 316c-22-54-33-170-33-170l1-10 15-5c34-10 131-53 131-108v-23h1442v23c0 55 98 98 132 108l15 5 1 10c0 0-11 116-34 170l-10-146c-38-14-130-54-147-124h-1356c-17 70-109 110-146 124zM55 1844c1 0 4 0 6 0 2-26 4-55 5-87-26-41-46-88-51-137-5-60 15-117 60-167 0-9 0-18 0-27 0 0-32-597-61-693l-4-12 11-7c0 0 26-16 51-43 0 0 26-24 36-52 11-23 16-50 9-78-1-3-13-32-25-70l-6 67c6 19 11 38 16 58-7 14-20 37-36 47-7-33-15-66-25-94l-2-5 29-320c0 47 32 151 32 151 11 65 48 152 49 156 13 54-6 101-32 136 39 215 1 982-3 1071-18-23-34-59-43-81 2-46 3-97 4-149-21 35-30 71-27 109 4 45 24 88 49 126 1 2 2 4 3 5 4 5 7 10 11 15 1 1 1 2 1 2 56 74 128 127 133 131 28 14 55 31 81 49h1l5 4c19 13 37 26 54 38l4 3c33 26 63 51 87 72 32 1 64 3 92 6-29-24-54-49-74-78h-58-21l-58-45h54c-12-36-18-68-20-97-19 26-60 66-121 42 14 4 70 12 121-95l1 1c10-85 58-124 58-124-50 99-38 186-22 239 0 0 10 15 31 15-13-31-20-64-20-98 0-199 225-360 500-360s500 161 500 360c0 34-7 67-20 98 21 0 31-15 31-15 16-53 28-140-22-239 0 0 48 39 58 124v-1c51 107 108 99 122 95-61 24-102-16-121-42-2 29-8 61-20 97h54l-58 45h-22-57c-20 29-45 54-74 78 28-3 59-5 92-6 24-21 54-46 87-72l4-3c17-12 35-25 54-38l5-4h1c26-18 53-35 81-49 5-4 77-57 134-131 0 0 0-1 1-2 4-5 7-10 11-15 1-1 2-3 3-5 25-38 45-81 49-126 3-38-6-74-27-109 1 52 2 103 4 149-9 22-25 58-43 81-5-89-43-856-4-1071-26-35-45-82-32-136 1-4 39-91 50-156 0 0 32-104 32-151l29 320-2 5c-10 28-18 61-25 94-16-10-29-33-36-47 5-20 10-39 16-58l-6-67c-12 38-24 67-26 70-6 28-1 55 10 78 10 28 36 52 36 52 25 27 51 43 51 43l11 7-4 12c-29 96-61 693-61 693 0 9 0 18 0 27 45 50 65 107 60 167-5 49-25 96-51 137 1 32 3 61 5 87 2 0 4 0 6 0 35-3 65 16 50 40-14 24-39 27-39 27 0 0 9-6 17-20 4-7 1-10-3-12-3 0-6-1-9-1-6 0-13-1-19-1 4 54 7 86 7 88l3 25h-244-43c-34 25-66 50-93 73 100 0 163 49 163 49l-64 26c-31 13-80 31-124 40h1c-3 1-5 1-8 2-2 0-4 0-6 1-224 38-247 17-247 17 96 0 157-63 157-63l6-5c2-3 14-15 33-33-14 1-28 2-41 3h-1c-3 0-6 1-10 1-6 1-16 2-27 5-6 2-13 4-20 6-1 1-2 1-4 2-7 2-14 6-22 10-1 0-1 1-2 2-6 3-12 7-18 12-2 1-3 3-5 5-6 5-12 12-18 19l-182 21h1c-25 2-50 4-75 4-26 0-50-2-75-4h1l-183-21c-5-7-11-14-17-20-2-1-4-3-5-4-6-5-12-9-19-13 0 0-1-1-2-1-7-4-14-8-22-10-1-1-2-1-4-2-7-2-14-5-20-6-10-3-20-4-26-5-4 0-7-1-10-1h-1c-13-1-27-2-41-3 19 18 31 30 33 33l6 5c0 0 61 63 157 63 0 0-23 21-247-17-2-1-4-1-6-1-3-1-5-1-8-2h1c-44-9-93-27-124-40l-64-26c0 0 63-49 163-49-27-23-59-48-93-73h-44-242l3-25c0-2 3-34 7-88-6 0-13 1-19 1-3 0-6 1-9 1-4 2-7 5-3 12 8 14 17 20 17 20 0 0-25-3-40-27-14-24 16-43 51-40zM1782 1140c13-131 29-329 50-405-7-5-18-13-29-24-19 123-22 325-21 429zM1732 1856c15-3 29-6 42-8 0-10-1-22-2-34-13 15-27 30-40 42zM1615 1945h167c-1-15-3-37-5-64-51 6-107 31-162 64zM1362 2145c0 1 1 1 2 2 24 13 105-11 169-37-30-10-73-14-118-14-25 22-43 40-53 49zM940 2138c161 0 303-59 382-148 7-7 13-14 18-21 1-1 1-2 2-3 5-7 10-14 14-21 22-36 34-76 34-117 0-171-202-310-450-310s-450 139-450 310c0 41 12 81 34 117 4 7 9 14 14 21 1 1 1 2 2 3 5 7 11 14 18 21 79 89 221 148 382 148zM465 2096c-45 0-88 4-118 14 64 26 145 50 169 37 1-1 2-1 2-2-10-9-28-27-53-49zM107 1848c13 2 27 5 41 8-12-12-26-27-39-42-1 12-2 24-2 34zM99 1945h166c-55-33-111-58-161-64-2 27-4 49-5 64zM99 1140c1-104-3-306-21-429-11 11-22 19-29 24 20 76 37 274 50 405z">
          <text:p/>
        </draw:path>
        <draw:path draw:style-name="gr3" draw:text-style-name="P4" draw:layer="layout" svg:width="1.826cm" svg:height="1.938cm" svg:x="1.104cm" svg:y="7.543cm" svg:viewBox="0 0 1827 1939" svg:d="M0 698c0 0 79 396 53 759 0 0-110 110 9 289l-10 193h861 862l-10-193c119-179 9-289 9-289-26-363 53-759 53-759l-51-38c11-20 39-142 39-142l-34-407c-101 41-167-111-167-111h-701-701c0 0-65 152-166 111l-34 407c0 0 28 122 39 142z">
          <text:p text:style-name="P2"><text:span text:style-name="T1"/></text:p>
        </draw:path>
        <draw:path draw:style-name="gr16" draw:text-style-name="P18" draw:layer="layout" svg:width="0.862cm" svg:height="0.581cm" svg:x="1.586cm" svg:y="9.054cm" svg:viewBox="0 0 863 582" svg:d="M431 0c238 0 432 130 432 291 0 160-194 291-432 291-237 0-431-131-431-291 0-161 194-291 431-291z">
          <text:p text:style-name="P2"/>
        </draw:path>
        <draw:path draw:style-name="gr1" draw:text-style-name="P5" draw:layer="layout" svg:width="0.95cm" svg:height="0.669cm" svg:x="1.542cm" svg:y="9.01cm" svg:viewBox="0 0 951 670" svg:d="M475 582c-210 0-387-113-387-246 0-134 177-247 387-247s388 113 388 247c0 133-178 246-388 246zM475 670c262 0 476-150 476-334 0-185-214-336-476-336s-475 151-475 336c0 184 213 334 475 334z">
          <text:p/>
        </draw:path>
        <draw:path draw:style-name="gr6" draw:text-style-name="P12" draw:layer="layout" svg:width="1.878cm" svg:height="2.186cm" svg:x="1.078cm" svg:y="7.518cm" svg:viewBox="0 0 1879 2187" svg:d="M1310 2068c30-23 55-49 75-78h57 22l58-45h-54c12-36 18-68 20-97 19 26 60 65 121 42-14 4-70 12-122-95v1c-10-85-58-124-58-124 50 99 38 186 22 239 0 0-10 15-31 15 13-31 20-64 20-98 0-199-225-360-500-360s-500 161-500 360c0 34 7 67 20 98-21 0-31-15-31-15-16-53-28-140 22-239 0 0-48 39-58 124l-1-1c-51 107-107 99-121 95 61 23 102-16 121-42 2 29 8 61 20 97h-54l58 45h21 58c20 29 45 55 74 78-1 1-146 85-257 13 0 0 32 67 139 62l-1 1c2-1 3 0 5-1 1 0 1 0 2 0 122-12 180 40 180 40-18-42-53-57-81-62 12-4 25-9 38-15 29 7 67 22 89 56l183 21h-1c25 2 49 4 75 4s50-2 75-4h-1l182-21c23-33 61-49 89-56 14 6 26 11 39 15-29 5-64 20-81 62 0 0 57-52 179-40 1 0 2 0 2 0 2 1 3 0 5 1l-1-1c107 5 139-62 139-62-109 70-250-9-257-13zM558 1990c-7-7-13-14-18-21-1-1-1-2-2-3-5-7-10-14-14-21-22-36-34-76-34-117 0-171 202-310 450-310s450 139 450 310c0 41-12 81-34 117-4 7-9 14-14 21-1 1-1 2-2 3-5 7-12 14-18 21-79 89-221 148-382 148s-303-59-382-148zM1731 531c-13 54 6 101 32 136-39 215-1 982 4 1071 18-23 34-59 43-81-2-46-3-97-4-149 21 35 30 71 27 110-4 44-24 87-49 125-1 2-2 3-3 5-4 5-7 10-11 15-1 1-1 2-1 2-57 74-129 127-134 131-28 14-55 31-81 49h-1l-6 4c-18 13-36 25-53 38l-4 3c0 0-45 41-30 68s106 21 151-37c0 0-45 40-94 18-22-10-5-30 21-49h8 43 244l-3-25c0-2-3-34-8-88 7 0 14 1 20 1 3 0 6 1 9 1 4 2 7 5 3 12-8 14-17 20-17 20 0 0 25-3 39-27 15-24-15-43-50-40-2 0-4 0-6 0-2-26-4-55-5-87 26-41 46-88 51-137 5-60-15-117-60-167 0-9 0-18 0-27 0 0 32-598 61-693l4-12-11-7c0 0-26-16-51-43 0 0-26-24-36-52-11-23-16-50-10-78 2-3 14-32 26-69l6 66c-6 19-11 38-16 58 7 14 20 37 36 47 7-33 15-66 25-94l2-5-29-319c0 47-32 151-32 151-11 65-49 151-50 155zM1772 1814c1 12 2 24 2 34-13 2-27 4-42 8 13-12 27-27 40-42zM1615 1945c55-33 111-58 162-64 2 27 4 49 5 64zM1803 711c11 11 22 19 29 24-21 76-37 274-50 405-1-104 3-306 21-429zM106 317c-23-54-34-170-34-170l1-10 15-5c34-11 131-54 131-109v-23h1442v23c0 55 98 98 132 109l15 5 1 10c0 0-11 116-34 170l-10-146c-38-14-130-55-147-125h-1356c-17 70-109 111-146 125zM4 1884c15 24 40 27 40 27 0 0-9-6-17-20-4-7-1-10 3-12 3 0 6-1 9-1 6 0 13-1 19-1-4 54-7 86-7 88l-3 25h242 44 8c25 19 42 39 20 49-49 22-94-18-94-18 45 58 136 64 151 37s-30-68-30-68h1l-4-3c-17-13-35-25-54-38l-5-4h-1c-26-18-53-35-81-49-5-4-77-57-133-131 0 0 0-1-1-2-4-5-7-10-11-15-1-2-2-3-3-5-25-38-45-81-49-125-3-39 6-75 27-110-1 52-2 103-4 149 9 22 25 58 43 81 5-89 42-856 3-1071 26-35 45-82 32-136-1-4-38-90-49-155 0 0-32-104-32-151l-29 319 2 5c10 28 18 61 25 94 16-10 29-33 36-47-5-20-10-39-16-58l6-66c12 37 24 66 25 69 7 28 2 55-9 78-10 28-36 52-36 52-25 27-51 43-51 43l-11 7 4 12c29 95 61 693 61 693 0 9 0 18 0 27-45 50-65 107-60 167 5 49 25 96 51 137-1 32-3 61-5 87-2 0-5 0-7 0h1c-35-3-65 16-51 40zM109 1814c13 15 27 30 39 42-14-4-28-6-41-8 0-10 1-22 2-34zM104 1881c50 6 106 31 161 64h-166c1-15 3-37 5-64zM49 735c7-5 18-13 29-24 18 123 22 325 21 429-13-131-29-329-50-405z">
          <text:p/>
        </draw:path>
        <draw:path draw:style-name="gr3" draw:text-style-name="P4" draw:layer="layout" svg:width="1.825cm" svg:height="1.938cm" svg:x="1.104cm" svg:y="10.06cm" svg:viewBox="0 0 1826 1939" svg:d="M0 699c0 0 79 396 53 758 0 0-110 110 9 289l-10 193h861 862l-10-193c119-179 9-289 9-289-26-362 52-758 52-758l-50-38c11-20 39-143 39-143l-34-407c-101 41-167-111-167-111h-701-701c0 0-65 152-166 111l-34 407c0 0 28 123 39 143z">
          <text:p text:style-name="P2"><text:span text:style-name="T1"/></text:p>
        </draw:path>
        <draw:path draw:style-name="gr16" draw:text-style-name="P18" draw:layer="layout" svg:width="0.862cm" svg:height="0.581cm" svg:x="1.586cm" svg:y="11.571cm" svg:viewBox="0 0 863 582" svg:d="M431 0c238 0 432 130 432 291s-194 291-432 291c-237 0-431-130-431-291s194-291 431-291z">
          <text:p text:style-name="P2"/>
        </draw:path>
        <draw:path draw:style-name="gr1" draw:text-style-name="P5" draw:layer="layout" svg:width="0.95cm" svg:height="0.669cm" svg:x="1.542cm" svg:y="11.527cm" svg:viewBox="0 0 951 670" svg:d="M475 582c-210 0-387-113-387-246 0-134 177-248 387-248s388 114 388 248c0 133-178 246-388 246zM475 670c262 0 476-150 476-334 0-186-214-336-476-336s-475 150-475 336c0 184 213 334 475 334z">
          <text:p/>
        </draw:path>
        <draw:path draw:style-name="gr6" draw:text-style-name="P12" draw:layer="layout" svg:width="1.878cm" svg:height="2.203cm" svg:x="1.078cm" svg:y="10.035cm" svg:viewBox="0 0 1879 2204" svg:d="M106 316c-23-55-34-171-34-171l1-9 15-5c34-10 131-53 131-108v-23h1442v23c0 55 98 98 132 108l15 5 1 9c0 0-11 116-34 171l-10-146c-38-14-130-54-147-124h-1356c-17 70-109 110-146 124zM55 1843c1 0 4 0 6 0 2-26 4-55 5-87-26-41-46-88-51-137-5-60 15-117 60-167 0-9 0-18 0-27 0 0-32-598-61-693l-4-12 11-7c0 0 26-16 51-43 0 0 26-24 36-52 11-23 16-50 9-78-1-3-13-32-25-69l-6 66c6 19 11 38 16 58-7 14-20 37-36 47-7-33-15-66-25-94l-2-5 29-319c0 47 32 151 32 151 11 65 48 151 49 155 13 54-6 100-32 136 39 215 2 981-3 1071-18-23-34-59-43-81 2-46 3-97 4-149-21 35-30 71-27 109 4 45 24 88 49 126 1 2 2 3 3 5 4 5 7 10 11 15 1 1 1 2 1 2 56 74 128 127 133 131 28 14 55 31 81 49h1l6 4c18 13 36 25 53 38l4 3h-56-44-105c-3 19-2 73 91 94 0 0 14 47 153 79 139 33 28-139-14-173h1l-58-45h54c-12-36-18-68-20-97-19 26-60 65-121 42 14 4 70 12 121-95l1 1c10-85 58-124 58-124-50 99-38 186-22 239 0 0 10 14 31 15-13-32-20-64-20-98 0-199 225-360 500-360s500 161 500 360c0 34-7 66-20 98 21-1 31-15 31-15 16-53 28-140-22-239 0 0 48 39 58 124l1-1c50 107 107 99 121 95-61 23-102-16-121-42-2 29-8 61-20 97h54l-58 45c-42 34-153 206-14 173 139-32 153-79 153-79 94-21 94-75 91-94h-105-43-56l4-3c17-13 35-25 54-38l5-4h1c26-18 53-35 81-49 5-4 77-57 134-131 0 0 0-1 1-2 4-5 7-10 11-15 1-2 2-3 3-5 25-38 45-81 49-126 3-38-6-74-27-109 1 52 2 103 4 149-9 22-25 58-43 81-5-90-43-856-4-1071-26-36-45-82-32-136 1-4 39-90 50-155 0 0 32-104 32-151l29 319-2 5c-10 28-18 61-25 94-16-10-29-33-36-47 5-20 10-39 16-58l-6-66c-12 37-24 66-26 69-6 28-1 55 10 78 10 28 36 52 36 52 25 27 51 43 51 43l11 7-4 12c-29 95-61 693-61 693 0 9 0 18 0 27 45 50 65 107 60 167-5 49-25 96-51 137 1 32 3 61 5 87 2 0 4 0 6 0 35-3 65 16 50 40-14 24-39 27-39 27 0 0 9-6 17-20 4-7 1-10-3-12-3 0-6-1-9-1-6-1-13-1-19-1 4 54 7 86 7 88l3 25h-91c-43 162-337 215-337 215-53-47-113-33-113-33 48-25 60-81 60-81l-67 16c-28 7-66 22-89 56l-183 21h2c-25 2-50 4-75 4-26 0-50-2-75-4h1l-183-21c-22-34-61-49-89-56l-66-16c0 0 12 56 59 81 0 0-59-14-113 33 0 0-294-53-336-215h-90l3-25c0-2 3-34 7-88-6 0-13 0-19 1-3 0-6 1-9 1-4 2-7 5-3 12 8 14 17 20 17 20 0 0-25-3-40-27-14-24 16-43 51-40zM1782 1139c13-131 29-330 50-405-7-5-18-13-29-24-19 123-22 325-21 429zM1732 1855c15-4 29-6 42-8 0-11-1-22-2-34-13 15-27 30-40 42zM1615 1944h167c-1-16-3-37-5-64-51 6-107 31-162 64zM1385 1989c-18 26-40 49-65 71 47 1 85-43 105-71zM490 1827c0 41 12 81 34 117 4 7 9 14 14 21 1 1 1 2 2 3 5 7 11 14 18 21 79 89 221 148 382 148s303-59 382-148c7-7 13-14 18-21 1-1 1-2 2-3 5-7 10-14 14-21 22-36 34-76 34-117 0-171-202-310-450-310s-450 139-450 310zM560 2060c-25-22-47-45-65-71h-41c20 29 59 73 106 71zM107 1847c13 2 27 4 41 8-12-12-26-27-39-42-1 12-2 23-2 34zM99 1944h166c-55-33-111-58-161-64-2 27-4 48-5 64zM99 1139c1-104-3-306-21-429-11 11-22 19-29 24 21 75 37 274 50 405z">
          <text:p/>
        </draw:path>
        <draw:path draw:style-name="gr16" draw:text-style-name="P18" draw:layer="layout" svg:width="0.862cm" svg:height="0.581cm" svg:x="1.586cm" svg:y="14.105cm" svg:viewBox="0 0 863 582" svg:d="M431 0c238 0 432 131 432 292 0 160-194 290-432 290-237 0-431-130-431-290 0-161 194-292 431-292z">
          <text:p text:style-name="P2"/>
        </draw:path>
        <draw:path draw:style-name="gr1" draw:text-style-name="P5" draw:layer="layout" svg:width="0.95cm" svg:height="0.669cm" svg:x="1.542cm" svg:y="14.061cm" svg:viewBox="0 0 951 670" svg:d="M475 582c-210 0-387-113-387-246 0-135 177-248 387-248 209 0 388 113 388 248 0 133-179 246-388 246zM475 670c262 0 476-149 476-334 0-186-214-336-476-336s-475 150-475 336c0 185 213 334 475 334z">
          <text:p/>
        </draw:path>
        <draw:path draw:style-name="gr6" draw:text-style-name="P12" draw:layer="layout" svg:width="1.878cm" svg:height="2.186cm" svg:x="1.078cm" svg:y="12.569cm" svg:viewBox="0 0 1879 2187" svg:d="M1385 1991h52c-40 33-49 73-49 73 15 1 39 14 39 14-20-48 37-87 37-87l58-46h-54c12-36 18-68 20-96 19 25 60 65 121 41-14 4-71 12-122-95v1c-10-85-58-123-58-123 50 98 38 185 22 238 0 1-10 15-31 15 13-31 20-64 20-98 0-200-225-361-500-361-276 0-500 161-500 361 0 34 7 67 20 98-21 0-31-14-31-15-16-53-28-140 22-238 0 0-48 38-58 123l-1-1c-51 107-107 99-121 95 61 24 102-16 121-41 2 28 8 60 20 96h-54l58 45-1 1c0 0 57 39 37 87 0 0 25-13 39-14 0 0-9-40-49-73h53c20 27 44 53 72 75-134 14-206 87-206 87 120-33 174 0 174 0-6-28-36-33-36-33 2-39 95-14 95-14 29 7 67 22 89 56l183 21h-1c25 2 49 4 75 4s50-2 75-4h-2l184-21c22-33 60-49 88-56 0 0 93-25 95 14 0 0-30 5-35 33 0 0 53-33 173 0 0 0-71-73-206-87 29-22 53-48 73-75zM558 1991c-7-8-13-15-18-22-1-1-1-2-2-3-5-7-10-14-14-21-22-36-34-76-34-117 0-171 202-311 450-311s450 140 450 311c0 41-12 81-34 117-4 7-9 14-14 21-1 1-1 2-2 3-5 7-12 14-18 22-79 88-221 147-382 147s-303-59-382-147zM1731 530c-13 54 6 101 32 136-39 215-1 983 4 1072 18-23 34-59 43-81-2-47-3-97-4-149 21 34 30 70 27 109-4 45-24 88-49 126-1 2-2 4-3 5-4 5-7 10-11 15-1 1-1 2-1 2-57 74-129 127-134 131-28 15-55 31-81 49h-1l-6 4c-18 13-36 26-53 39l-4 3c0 0-23 16-26 45 0 0 20-32 72-45h10 43 17c-81 48-118 113-118 113 24 10 41 36 41 36-15-52 29-93 74-120 4-2 71-32 128-29h102l-3-26c0-1-3-34-8-87 7-1 14 0 20 0 3 0 6 1 9 1 4 2 7 5 3 12-8 14-17 20-17 20 0 0 25-3 39-27 15-24-15-43-50-40-1 0-4 0-6 0-2-26-4-55-5-87 26-41 46-88 51-137 5-61-15-118-60-168 0-9 0-18 0-27 0 0 32-597 61-693l4-12-11-7c0 0-26-16-51-43 0 0-26-24-36-52-11-23-16-49-10-78 2-2 14-31 26-69l6 66c-6 19-11 38-16 58 7 14 20 37 36 47 7-33 15-66 25-94l2-5-29-319c0 47-32 151-32 151-11 65-49 151-50 155zM1772 1814c1 12 2 24 2 34-13 2-27 5-42 8 13-12 27-27 40-42zM1615 1945c55-33 111-58 162-64 2 27 4 49 5 64zM1803 710c11 11 22 19 29 24-21 76-37 274-50 405-1-104 2-306 21-429zM106 316c-23-54-34-170-34-170l1-10 15-5c34-10 131-53 131-108v-23h1442v23c0 55 98 98 132 108l15 5 1 10c0 0-11 116-34 170l-10-146c-38-14-130-54-147-124h-1356c-17 70-109 110-146 124zM4 1884c15 24 40 27 40 27 0 0-9-6-17-20-4-7-1-10 3-12 3 0 6-1 9-1 6 0 13-1 19 0-4 53-7 86-7 87l-3 26h170c52 21 155 74 132 149 0 0 18-26 41-36 0 0-37-65-118-113h17 44 9c53 13 72 45 72 45-3-29-26-45-26-45h1l-4-3c-17-13-35-26-54-39l-5-4h-1c-26-18-53-34-81-49-5-4-77-57-133-131 0 0 0-1-1-2-4-5-7-10-11-15-1-1-2-3-3-5-25-38-45-81-49-126-3-39 6-75 27-109-1 52-2 102-4 149 9 22 25 58 43 81 5-89 42-857 3-1072 26-35 45-82 32-136-1-4-38-90-49-155 0 0-32-104-32-151l-29 319 2 5c10 28 18 61 25 94 16-10 29-33 36-47-5-20-10-39-16-58l6-66c12 38 24 67 25 69 7 29 2 55-9 78-10 28-36 52-36 52-25 27-51 43-51 43l-11 7 4 12c29 96 61 693 61 693 0 9 0 18 0 27-45 50-65 107-60 168 5 49 25 96 51 137-1 32-3 61-5 87-2 0-4 0-6 0-35-3-65 16-51 40zM109 1814c13 15 27 30 39 42-14-3-28-6-41-8 0-10 1-22 2-34zM104 1881c50 6 106 31 161 64h-166c1-15 3-37 5-64zM49 734c7-5 18-13 29-24 18 123 22 325 21 429-13-131-29-329-50-405z">
          <text:p/>
        </draw:path>
        <draw:path draw:style-name="gr16" draw:text-style-name="P18" draw:layer="layout" svg:width="0.862cm" svg:height="0.581cm" svg:x="1.586cm" svg:y="16.631cm" svg:viewBox="0 0 863 582" svg:d="M431 0c238 0 432 130 432 290 0 161-194 292-432 292-237 0-431-131-431-292 0-160 194-290 431-290z">
          <text:p text:style-name="P2"/>
        </draw:path>
        <draw:path draw:style-name="gr1" draw:text-style-name="P5" draw:layer="layout" svg:width="0.95cm" svg:height="0.669cm" svg:x="1.542cm" svg:y="16.587cm" svg:viewBox="0 0 951 670" svg:d="M475 582c-210 0-387-114-387-248 0-133 177-246 387-246 209 0 388 113 388 246 0 134-179 248-388 248zM475 670c262 0 476-150 476-336 0-185-214-334-476-334s-475 149-475 334c0 186 213 336 475 336z">
          <text:p/>
        </draw:path>
        <draw:path draw:style-name="gr6" draw:text-style-name="P12" draw:layer="layout" svg:width="0.412cm" svg:height="1.826cm" svg:x="2.544cm" svg:y="15.318cm" svg:viewBox="0 0 413 1827" svg:d="M265 307c-13 55 6 101 31 137-38 215-1 981 4 1070 18-22 34-59 43-80-2-47-3-97-4-149 21 34 30 71 27 109-4 44-24 87-49 126-1 1-2 3-3 5-4 5-7 10-11 15-1 1-1 1-1 1-56 75-128 128-133 132-28 14-56 31-82 49h-1l-6 4c-18 12-36 25-53 38l-4 3c0 0-41 29-14 60 0 0-7-33 61-60h9 43 244l-3-25c0-2-3-34-7-88 6 0 13 0 19 1 3 0 6 1 9 1 4 2 7 5 3 12-8 14-17 20-17 20 0 0 25-3 39-27 15-24-15-43-50-41-2 0-4 1-6 1-2-26-4-55-5-87 26-42 46-88 51-137 5-61-15-117-60-168 0-8 0-18 0-27 0 0 32-597 61-692l4-13-11-6c0-1-26-17-51-43 0 0-26-24-36-52-11-24-16-50-10-78 2-3 14-32 26-69l6 66c-6 18-11 38-16 58 7 14 20 37 36 47 7-34 15-66 25-95l1-4-28-321c0 48-32 152-32 152-11 66-48 152-49 155zM305 1591c1 12 2 23 2 34-13 2-27 4-41 8 12-13 26-27 39-42zM149 1722c55-33 111-59 161-64 2 26 4 48 5 64zM336 488c11 10 22 19 29 24-21 75-37 273-50 405-1-104 2-306 21-429z">
          <text:p/>
        </draw:path>
        <draw:path draw:style-name="gr6" draw:text-style-name="P12" draw:layer="layout" svg:width="1.736cm" svg:height="0.316cm" svg:x="1.149cm" svg:y="15.095cm" svg:viewBox="0 0 1737 317" svg:d="M44 169c37-13 129-54 146-123h1357c17 69 109 110 146 123l10 148c23-55 34-172 34-172l-1-10-15-4c-34-11-131-53-131-108v-23h-1443v23c0 55-97 97-131 108l-15 4-1 10c0 0 11 117 34 172z">
          <text:p/>
        </draw:path>
        <draw:path draw:style-name="gr6" draw:text-style-name="P12" draw:layer="layout" svg:width="0.413cm" svg:height="1.826cm" svg:x="1.078cm" svg:y="15.318cm" svg:viewBox="0 0 414 1827" svg:d="M4 1661c15 24 40 27 40 27 0 0-9-6-17-20-4-7-1-10 3-12 3 0 6-1 9-1 6-1 13-1 19-1-4 54-7 86-7 88l-3 25h242 44 9c69 27 62 60 62 60 27-31-14-60-14-60l-4-3c-17-13-36-26-55-38l-5-4h-1c-26-18-53-35-81-49-5-4-77-57-133-132l-1-1c-4-5-7-10-11-15-1-2-2-4-3-5-25-39-45-82-49-126-3-38 6-75 27-109-1 52-2 102-4 149 9 21 25 58 43 80 5-89 42-855 3-1070 26-36 45-82 32-137-1-3-38-89-49-155 0 0-32-104-32-152l-29 321 2 4c10 29 18 61 25 95 16-10 29-33 36-47-5-20-10-40-16-58l6-66c12 37 24 66 25 69 7 28 2 54-9 78-10 28-36 52-36 52-25 26-51 42-51 43l-11 6 4 13c29 95 61 692 61 692 0 9 0 19 0 27-45 51-65 107-60 168 5 49 25 95 51 137-1 32-3 61-5 87-2 0-4-1-6-1-35-2-65 17-51 41zM109 1591c13 15 27 29 39 42-14-4-28-6-41-8 0-11 1-22 2-34zM104 1658c50 5 106 31 161 64h-166c1-16 3-38 5-64zM49 512c7-6 18-14 29-24 18 123 22 325 21 429-13-132-29-330-50-405z">
          <text:p/>
        </draw:path>
        <draw:path draw:style-name="gr6" draw:text-style-name="P12" draw:layer="layout" svg:width="1.472cm" svg:height="0.719cm" svg:x="1.281cm" svg:y="16.562cm" svg:viewBox="0 0 1473 720" svg:d="M1251 598c-2-2-36-31 10-75l58-45h-54c12-36 18-68 20-97 19 26 60 65 121 42-14 4-70 12-122-96-10-84-58-123-58-123 50 99 38 187 22 240 0 0-10 14-31 15 13-32 20-65 20-99 0-199-225-360-501-360s-500 161-500 360c0 34 7 67 20 99-21-1-31-15-31-15-16-53-28-141 22-240 0 0-48 39-58 123h-1c-51 108-107 100-121 96 61 23 102-16 121-42 2 29 8 61 20 97h-54l58 45c46 44 12 73 10 75-57 24-136 39-222 0 0 0 35 51 87 65 0 0 82-30 126-19 0 0 71-91 139-54 3 3 7 6 11 8 1 1 2 2 2 3-139 19-129 115-129 115 14-42 70-38 70-38 13-46 84-39 85-39 7 2 14 4 22 7 2 1 5 2 7 3 6 2 11 5 17 8 5 2 9 6 13 9 3 2 7 4 10 7 7 6 14 14 19 22l183 21-1-1c12 2 23 3 34 3 14 1 27 2 41 2s27-1 41-2c11 0 22-1 34-3l-1 1 183-21c23-34 61-49 89-56 0 0 72-8 85 39 0 0 55-4 70 38 0 0 10-96-129-115 0-1 1-2 2-3 4-2 8-5 11-8 68-37 139 54 139 54 43-11 126 19 126 19 52-14 87-65 87-65-86 39-165 24-222 0zM736 49c249 0 451 139 451 311 0 42-12 81-34 118-4 7-9 14-14 21-1 1-1 1-2 2-5 8-12 15-18 22-29 33-67 61-111 84-1 1-3 2-5 3-13 6-27 13-42 19-1 0-2 1-3 1-16 6-34 12-51 17-1 0-2 0-3 0-15 5-30 8-45 11-5 1-10 2-15 3-13 2-26 4-39 5-5 1-10 1-15 2-18 1-36 2-54 2s-36-1-54-2c-5-1-10-1-15-2-13-1-26-3-39-5-5-1-10-2-15-3-15-3-30-6-45-11-1 0-2 0-3 0-17-5-34-11-50-17-1 0-2-1-3-1-15-6-29-13-42-19-2-1-4-2-5-3-44-23-82-51-111-84-7-7-13-14-18-22-1-1-1-1-2-2-5-7-10-14-14-21-22-37-34-76-34-118 0-172 202-311 450-311zM259 580c2-24-9-44-18-57h50c6 8 11 15 17 22v1c0 0-18 16-49 34zM1214 580c-31-18-49-34-49-34v-1c6-7 12-14 17-22h50c-9 13-20 33-18 57z">
          <text:p/>
        </draw:path>
        <draw:path draw:style-name="gr3" draw:text-style-name="P4" draw:layer="layout" svg:width="1.826cm" svg:height="1.938cm" svg:x="1.104cm" svg:y="17.637cm" svg:viewBox="0 0 1827 1939" svg:d="M0 698c0 0 79 397 53 759 0 0-110 110 9 289l-10 193h861 862l-10-193c119-179 9-289 9-289-26-362 53-759 53-759l-51-38c11-20 39-142 39-142l-34-407c-101 41-167-111-167-111h-701-701c0 0-65 152-166 111l-34 407c0 0 28 122 39 142z">
          <text:p text:style-name="P2"><text:span text:style-name="T1"/></text:p>
        </draw:path>
        <draw:path draw:style-name="gr16" draw:text-style-name="P18" draw:layer="layout" svg:width="0.862cm" svg:height="0.581cm" svg:x="1.586cm" svg:y="19.148cm" svg:viewBox="0 0 863 582" svg:d="M431 0c238 0 432 130 432 291s-194 291-432 291c-237 0-431-130-431-291s194-291 431-291z">
          <text:p text:style-name="P2"/>
        </draw:path>
        <draw:path draw:style-name="gr1" draw:text-style-name="P5" draw:layer="layout" svg:width="0.95cm" svg:height="0.669cm" svg:x="1.542cm" svg:y="19.104cm" svg:viewBox="0 0 951 670" svg:d="M475 581c-210 0-387-113-387-246 0-134 177-247 387-247 209 0 388 113 388 247 0 133-179 246-388 246zM475 670c262 0 476-151 476-335 0-185-214-335-476-335s-475 150-475 335c0 184 213 335 475 335z">
          <text:p/>
        </draw:path>
        <draw:path draw:style-name="gr6" draw:text-style-name="P12" draw:layer="layout" svg:width="1.878cm" svg:height="2.203cm" svg:x="1.078cm" svg:y="17.612cm" svg:viewBox="0 0 1879 2204" svg:d="M1464 1990l58-45h-54c12-36 18-68 20-97 19 26 60 65 121 42-14 4-70 12-121-95l-1 1c-10-85-58-124-58-124 50 99 38 186 22 239 0 0-10 14-31 15 13-31 20-64 20-98 0-199-225-360-500-360s-500 161-500 360c0 34 7 67 20 98-21-1-31-15-31-15-16-53-28-140 22-239 0 0-48 39-58 124l-1-1c-51 107-107 99-121 95 61 23 102-16 121-42 2 29 8 61 20 97h-54l58 45c0 0 63 44 49 129 0 0-10 28 15 32 24 4 52-50-24-161h39c11 16 24 31 38 45v1c0 0 1 1 2 3 81 120 13 139 13 139-7 3-9 11-6 17 13 20 90 12 57-88 28 8 63 23 84 55l183 21h-1c25 2 49 4 75 4s50-2 75-4h-2l184-21c21-32 56-47 84-55-33 100 44 108 57 88 3-6 1-14-6-17 0 0-68-19 13-139 1-2 2-3 2-3v-1c14-14 27-29 38-45h39c-76 111-48 165-24 161 25-4 15-32 15-32-14-85 49-129 49-129zM940 2137c-161 0-303-59-382-147-7-7-13-14-18-21-1-1-1-2-2-3-5-7-10-14-14-21-22-36-34-76-34-117 0-171 202-310 450-310s450 139 450 310c0 41-12 81-34 117-4 7-9 14-14 21-1 1-1 2-2 3-5 7-12 14-18 21-79 88-221 147-382 147zM1731 530c-13 54 6 100 33 136-40 215-2 983 3 1072 18-23 34-59 43-81-2-46-3-97-4-149 21 35 30 71 27 109-4 45-24 88-49 126-1 2-2 3-3 5-4 5-7 10-11 15-1 1-1 2-1 2-57 74-129 127-134 131-28 14-55 31-81 49h-1l-5 4c-10 7-19 14-29 20-11 7-20 14-28 20l-1 1c-57 51-36 98-20 103 19 6 25-20 25-20-1-41 27-68 49-83h2 43 244l-3-25c0-2-3-34-8-88 7 0 14 0 20 1 3 0 6 1 9 1 4 2 7 5 3 12-8 14-17 20-17 20 0 0 25-3 39-27 15-24-15-43-50-40-2 0-4 0-6 0-2-26-4-55-5-87 26-41 46-88 51-137 5-60-15-117-60-167 0-9 0-18 0-27 0 0 32-599 61-694l4-12-11-7c0 0-26-16-51-43 0 0-26-24-36-52-11-23-16-50-9-78 1-3 13-32 25-69l6 66c-6 19-11 38-16 58 7 14 20 37 36 47 7-33 15-66 25-94l2-5-29-319c0 47-32 151-32 151-11 65-49 151-50 155zM1772 1814c1 12 2 23 2 34-13 2-27 4-42 8 13-12 27-27 40-42zM1615 1945c55-33 111-58 162-64 2 27 4 49 5 64zM1803 710c11 11 22 19 29 24-21 76-37 274-50 406-1-105 3-307 21-430zM106 316c-23-54-34-171-34-171l1-9 15-5c34-10 131-53 131-108v-23h1442v23c0 55 98 98 132 108l15 5 1 9c0 0-11 117-34 171l-10-146c-38-14-130-54-147-124h-1356c-17 70-109 110-146 124zM4 1884c15 24 40 27 40 27 0 0-9-6-17-20-4-7-1-10 3-12 3 0 6-1 9-1 6-1 13-1 19-1-4 54-7 86-7 88l-3 25h242 44 2c22 15 50 42 49 83 0 0 6 26 25 20 16-5 37-52-20-103h-1c-8-7-17-14-28-21-10-6-19-13-29-20l-5-4h-1c-26-18-53-35-81-49-5-4-77-57-133-131 0 0 0-1-1-2-4-5-7-10-11-15-1-2-2-3-3-5-25-38-45-81-49-126-3-38 6-74 27-109-1 52-2 103-4 149 9 22 25 58 43 81 4-89 42-857 3-1072 26-36 45-82 32-136-1-4-38-90-49-155 0 0-32-104-32-151l-29 319 2 5c10 28 18 61 25 94 16-10 29-33 36-47-5-20-10-39-16-58l6-66c12 37 24 66 25 69 7 28 2 55-9 78-10 28-36 52-36 52-25 27-51 43-51 43l-11 7 4 12c29 95 61 694 61 694 0 9 0 18 0 27-45 50-65 107-60 167 5 49 25 96 51 137-1 32-3 61-5 87-2 0-4 0-7 0h1c-35-3-65 16-51 40zM109 1814c13 15 27 30 39 42-14-4-28-6-41-8 0-11 1-22 2-34zM104 1881c50 6 106 31 161 64h-166c1-15 3-37 5-64zM49 734c7-5 18-13 29-24 18 123 22 325 21 430-13-132-29-330-50-406z">
          <text:p/>
        </draw:path>
        <draw:path draw:style-name="gr6" draw:text-style-name="P12" draw:layer="layout" svg:width="7.392cm" svg:height="5.299cm" svg:x="6.55cm" svg:y="21.772cm" svg:viewBox="0 0 7393 5300" svg:d="M7187 0h-6981l-206 148v5004l206 148h6981l206-148v-5004zM7336 165v115c-16-36-40-75-73-112v-1h-3c-46-51-113-97-208-126h111zM6973 5259h-6554c-108-18-193-61-257-127v-4964c56-57 139-106 258-127h6554c108 18 193 61 257 127v4964c-56 57-137 106-258 127zM57 347c13-42 35-94 73-144v4894c-6-8-14-17-20-26-26-41-43-82-53-116zM7263 203c7 8 14 17 20 26 27 41 44 82 53 116v4608c-12 42-34 94-73 144zM230 41h111c-95 29-161 75-208 126h-3v1c-32 37-57 76-73 112v-115zM57 5135v-115c16 36 41 75 73 112v1h3c47 51 113 97 208 126h-111zM7163 5259h-111c95-29 162-75 208-126h3v-1c33-37 57-76 73-112v115z">
          <text:p/>
        </draw:path>
        <draw:path draw:style-name="gr6" draw:text-style-name="P12" draw:layer="layout" svg:width="6.501cm" svg:height="3.403cm" svg:x="7.539cm" svg:y="13.43cm" svg:viewBox="0 0 6502 3404" svg:d="M6502 3047l-1-8h-16c-1 0-56-3-71-69v-2901l-16-2c-38-6-141-27-141-56v-11h-6012v11c0 29-103 50-141 56l-15 2v2901c-16 66-71 69-71 69h-18v8c0 80 38 142 89 191v97l15 2c38 6 141 27 141 56v11h6012v-11c0-29 103-50 141-56l16-2v-97c50-49 88-111 88-191zM6424 3038c15 10 31 14 42 16-1 56-22 103-52 141v-164c3 2 6 4 10 7zM132 184c5-6 15-15 29-27v2806c0 57-10 123-29 195zM132 3218c31-96 47-182 47-255v-2820c58-47 162-110 298-122h5548c136 12 240 75 298 122v2820c0 73 16 159 47 255v23c-35 31-75 55-112 74-83 41-165 61-197 68h-5620c-46-10-204-50-309-142zM6370 3158c-19-72-29-138-29-195v-2806c14 12 24 21 29 27zM6370 85v63c-44-38-127-97-243-127h89c17 35 116 57 154 64zM286 21h89c-116 30-199 89-243 127v-63c39-7 137-29 154-64zM36 3054c11-2 27-6 42-16 4-3 7-5 11-7v165c-31-40-52-86-53-142zM132 3319v-45c29 21 59 40 88 54 53 25 105 43 145 55h-79c-17-35-115-57-154-64zM6216 3383h-79c40-12 92-30 145-55 29-14 59-33 88-54v45c-38 7-137 29-154 64z">
          <text:p/>
        </draw:path>
        <draw:path draw:style-name="gr6" draw:text-style-name="P12" draw:layer="layout" svg:width="6.838cm" svg:height="13.658cm" svg:x="14.199cm" svg:y="13.421cm" svg:viewBox="0 0 6839 13659" svg:d="M6751 12717v-12573l-16-5c-42-12-149-57-149-117v-22h-6329v22c0 60-107 105-149 117l-16 5v12554c-23 90-115 461-87 658l2 11 11 4c1 0 32 10 74 28v116l16 4c42 13 149 57 149 118v22h6329v-22c0-60 107-105 149-118l16-5v-117c40-17 68-26 69-26l11-4 2-11c27-186-53-525-82-639zM138 380c7-12 17-31 32-56v12423c0 120-11 255-32 404zM138 13275c34-198 51-376 51-528v-12453c61-94 170-225 313-250h5839c144 25 253 156 314 250v12453c0 152 16 330 50 528v103c-100 45-239 126-263 237h-6046c-24-109-158-190-258-235zM6673 324c15 25 26 44 32 56v12771c-21-149-32-284-32-404zM6705 176v128c-47-78-134-199-255-260h92c18 73 122 117 163 132zM301 44h92c-120 61-207 182-255 260v-128c41-15 145-59 163-132zM41 13341c-16-130 20-337 51-483v502c-22-9-41-15-51-19zM138 13483v-64c89 43 198 110 221 196h-58c-18-74-122-118-163-132zM6705 13483c-41 14-145 58-163 132h-61c23-87 135-156 224-198zM6797 13341c-9 3-26 9-46 17v-477c30 144 61 336 46 460z">
          <text:p/>
        </draw:path>
        <draw:path draw:style-name="gr6" draw:text-style-name="P12" draw:layer="layout" svg:width="5.379cm" svg:height="5.307cm" svg:x="0.952cm" svg:y="21.772cm" svg:viewBox="0 0 5380 5308" svg:d="M5380 110v-33h-86v-77h-37c0 0-15 26-55 26h-5024c-40 0-55-26-55-26h-37v77h-86v33c36 0 37 70 37 70v4904c0 0-1 70-37 70v33h37 49v121h37v-5251h5134v5194h-5134v57c0 0 15-27 55-27h5024c40 0 54 26 55 27h37v-121h49 37v-33c-36 0-37-70-37-70v-4904c0 0 1-70 37-70zM86 5084h-27v-4877h27zM5321 5084h-27v-4877h27z">
          <text:p/>
        </draw:path>
        <draw:path draw:style-name="gr9" draw:text-style-name="P13" draw:layer="layout" svg:width="1.176cm" svg:height="0.486cm" svg:x="6.441cm" svg:y="20.858cm" svg:viewBox="0 0 1177 487" svg:d="M1033 61c-25 26-66 26-92 0-16-16-22-40-16-61h-672c5 21 0 45-17 61-25 26-66 26-92 0l-144 122v60 60l144 122c26-25 67-25 92 1 17 16 22 40 17 61h672c-6-21 0-45 16-61 26-26 67-26 92-1l144-122v-60-60z">
          <text:p/>
        </draw:path>
        <draw:path draw:style-name="gr6" draw:text-style-name="P12" draw:layer="layout" svg:width="1.211cm" svg:height="0.522cm" svg:x="6.423cm" svg:y="20.84cm" svg:viewBox="0 0 1212 523" svg:d="M965 523h-718l6-22c4-17-1-33-12-45-18-19-49-19-67 0l-11 11-163-138v-136l163-137 11 11c18 18 49 18 67 0 11-12 16-28 12-45l-6-22h718l-5 22c-4 17 0 33 12 45 18 18 49 18 66 0l12-11 162 137v136l-162 138-12-11c-18-19-48-19-66 0-12 12-16 28-12 45zM289 487h634c0-21 9-41 24-57 27-27 72-31 104-10l126-107v-104l-127-107c-31 21-76 17-103-10-15-15-24-35-24-56h-633c-1 21-9 41-24 56-27 27-73 31-104 10l-126 107v104l126 107c31-21 77-17 104 10 15 16 23 36 23 57z">
          <text:p/>
        </draw:path>
        <draw:polygon draw:style-name="gr9" draw:text-style-name="P13" draw:layer="layout" svg:width="1.503cm" svg:height="0.752cm" svg:x="6.823cm" svg:y="20.725cm" svg:viewBox="0 0 1504 753" draw:points="1504,463 1504,290 1274,0 231,0 0,290 0,463 231,753 1273,753">
          <text:p/>
        </draw:polygon>
        <draw:path draw:style-name="gr6" draw:text-style-name="P12" draw:layer="layout" svg:width="1.543cm" svg:height="0.792cm" svg:x="6.803cm" svg:y="20.705cm" svg:viewBox="0 0 1544 793" svg:d="M1303 793h-1062l-241-304v-186l241-303h1062l241 303v186zM261 753h1023l220-278v-158l-220-277h-1023l-221 277v158z">
          <text:p/>
        </draw:path>
        <draw:polygon draw:style-name="gr6" draw:text-style-name="P12" draw:layer="layout" svg:width="0.324cm" svg:height="0.39cm" svg:x="6.822cm" svg:y="20.718cm" svg:viewBox="0 0 325 391" draw:points="16,391 0,377 308,0 325,13">
          <text:p/>
        </draw:polygon>
        <draw:polygon draw:style-name="gr6" draw:text-style-name="P12" draw:layer="layout" svg:width="0.323cm" svg:height="0.39cm" svg:x="8.011cm" svg:y="20.718cm" svg:viewBox="0 0 324 391" draw:points="308,391 0,13 16,0 324,377">
          <text:p/>
        </draw:polygon>
        <draw:polygon draw:style-name="gr6" draw:text-style-name="P12" draw:layer="layout" svg:width="0.323cm" svg:height="0.39cm" svg:x="6.822cm" svg:y="21.094cm" svg:viewBox="0 0 324 391" draw:points="308,391 0,14 16,0 324,377">
          <text:p/>
        </draw:polygon>
        <draw:polygon draw:style-name="gr6" draw:text-style-name="P12" draw:layer="layout" svg:width="0.323cm" svg:height="0.39cm" svg:x="8.011cm" svg:y="21.094cm" svg:viewBox="0 0 324 391" draw:points="16,391 0,377 308,0 324,14">
          <text:p/>
        </draw:polygon>
        <draw:path draw:style-name="gr9" draw:text-style-name="P13" draw:layer="layout" svg:width="1.176cm" svg:height="0.486cm" svg:x="12.156cm" svg:y="20.858cm" svg:viewBox="0 0 1177 487" svg:d="M1033 61c-25 25-66 25-92 0-16-17-22-40-16-61h-672c5 21 0 44-17 61-25 25-66 25-92 0l-144 122v61 60l144 121c26-25 67-25 92 0 17 17 22 40 17 62h672c-6-22 0-45 16-62 26-25 67-25 92 0l144-121v-60-61z">
          <text:p/>
        </draw:path>
        <draw:path draw:style-name="gr6" draw:text-style-name="P12" draw:layer="layout" svg:width="1.211cm" svg:height="0.521cm" svg:x="12.138cm" svg:y="20.84cm" svg:viewBox="0 0 1212 522" svg:d="M965 522h-718l6-22c4-16-1-33-12-44-18-18-49-18-67 0l-11 11-163-138v-137l163-137 11 12c18 17 49 17 67 0 11-12 16-29 12-45l-6-22h718l-5 22c-4 16 0 33 12 44 18 18 49 18 66 1l12-12 162 137v137l-162 138-12-11c-18-18-48-18-66 0-12 11-16 28-12 44zM289 487h634c0-21 9-41 24-56 27-28 72-33 104-12l126-107v-103l-127-107c-31 21-76 17-103-11-15-15-24-35-24-56h-633c-1 21-9 41-24 56-27 28-73 32-104 11l-126 107v103l126 107c31-21 77-17 104 12 15 15 23 35 23 56z">
          <text:p/>
        </draw:path>
        <draw:polygon draw:style-name="gr9" draw:text-style-name="P13" draw:layer="layout" svg:width="1.503cm" svg:height="0.753cm" svg:x="12.538cm" svg:y="20.724cm" svg:viewBox="0 0 1504 754" draw:points="1504,462 1504,291 1274,0 231,0 0,291 0,462 231,754 1273,754">
          <text:p/>
        </draw:polygon>
        <draw:path draw:style-name="gr6" draw:text-style-name="P12" draw:layer="layout" svg:width="1.543cm" svg:height="0.792cm" svg:x="12.518cm" svg:y="20.705cm" svg:viewBox="0 0 1544 793" svg:d="M1303 793h-1062l-241-304v-185l241-304h1062l241 304v185zM261 753h1023l220-278v-157l-220-279h-1023l-221 279v157z">
          <text:p/>
        </draw:path>
        <draw:path draw:style-name="gr6" draw:text-style-name="P12" draw:layer="layout" svg:width="0.071cm" svg:height="0.336cm" svg:x="12.589cm" svg:y="20.933cm" svg:viewBox="0 0 72 337" svg:d="M18 337l-17-13c32-45 50-99 50-154 0-57-18-111-51-157l17-13c36 51 55 109 55 170 0 60-18 118-54 167z">
          <text:p/>
        </draw:path>
        <draw:path draw:style-name="gr9" draw:text-style-name="P13" draw:layer="layout" svg:width="0.139cm" svg:height="0.092cm" svg:x="12.553cm" svg:y="21.055cm" svg:viewBox="0 0 140 93" svg:d="M75 89c6 2 12 4 19 4 25 0 46-21 46-46s-21-47-46-47c-7 0-13 2-19 4l-3 2c-1 1-3 1-4 2l-68 39 68 38c1 1 3 1 4 2z">
          <text:p/>
        </draw:path>
        <draw:path draw:style-name="gr6" draw:text-style-name="P12" draw:layer="layout" svg:width="0.166cm" svg:height="0.11cm" svg:x="12.535cm" svg:y="21.046cm" svg:viewBox="0 0 167 111" svg:d="M113 111c-8 0-15-2-22-5l-4-2c-2-1-4-2-5-3l-82-46 83-46c0 0 2-1 3-1l4-3c38-17 77 12 77 50 0 31-24 56-54 56zM37 55l62 35c4 2 9 3 14 3 20 0 37-18 37-38s-17-37-37-37c-5 0-10 1-15 3l-3 2c-2 1-2 1-3 2z">
          <text:p/>
        </draw:path>
        <draw:path draw:style-name="gr6" draw:text-style-name="P12" draw:layer="layout" svg:width="0.22cm" svg:height="0.352cm" svg:x="12.663cm" svg:y="20.717cm" svg:viewBox="0 0 221 353" svg:d="M5 353c-1-2-14-51 4-120 18-63 67-155 203-233l9 15c-249 145-201 326-199 333z">
          <text:p/>
        </draw:path>
        <draw:path draw:style-name="gr6" draw:text-style-name="P12" draw:layer="layout" svg:width="0.22cm" svg:height="0.352cm" svg:x="12.663cm" svg:y="21.132cm" svg:viewBox="0 0 221 353" svg:d="M212 353c-136-78-185-169-203-232-18-68-4-119-4-121l17 5c-2 8-50 189 199 333z">
          <text:p/>
        </draw:path>
        <draw:path draw:style-name="gr6" draw:text-style-name="P12" draw:layer="layout" svg:width="0.469cm" svg:height="0.098cm" svg:x="12.757cm" svg:y="21.381cm" svg:viewBox="0 0 470 99" svg:d="M469 99l-18-4c1-1 5-25-12-41-15-14-52-27-140-3-188 50-295-34-299-38l11-13c1 0 104 80 284 34 77-21 130-18 157 8 23 23 17 55 17 57z">
          <text:p/>
        </draw:path>
        <draw:path draw:style-name="gr6" draw:text-style-name="P12" draw:layer="layout" svg:width="0.071cm" svg:height="0.336cm" svg:x="13.919cm" svg:y="20.933cm" svg:viewBox="0 0 72 337" svg:d="M54 337c-35-49-54-107-54-167 0-61 19-119 55-170l17 13c-33 46-51 100-51 157 0 56 17 109 50 154z">
          <text:p/>
        </draw:path>
        <draw:path draw:style-name="gr9" draw:text-style-name="P13" draw:layer="layout" svg:width="0.14cm" svg:height="0.092cm" svg:x="13.887cm" svg:y="21.055cm" svg:viewBox="0 0 141 93" svg:d="M65 89c-6 2-12 4-18 4-27 0-47-21-47-46s20-47 47-47c6 0 12 2 18 4l3 2c2 1 3 1 4 2l69 39-69 38c-1 1-2 1-4 2z">
          <text:p/>
        </draw:path>
        <draw:path draw:style-name="gr6" draw:text-style-name="P12" draw:layer="layout" svg:width="0.167cm" svg:height="0.11cm" svg:x="13.878cm" svg:y="21.046cm" svg:viewBox="0 0 168 111" svg:d="M56 111c-30 0-56-25-56-56 0-30 26-55 56-55 7 0 15 2 22 5l4 2c2 1 3 2 4 3l82 45-82 47c-1 0-2 1-4 1l-4 3c-7 3-15 5-22 5zM56 18c-21 0-38 17-38 37s17 38 38 38c5 0 10-1 14-3l62-35-55-30c-1-1-2-1-3-2l-4-2c-4-2-9-3-14-3z">
          <text:p/>
        </draw:path>
        <draw:path draw:style-name="gr6" draw:text-style-name="P12" draw:layer="layout" svg:width="0.221cm" svg:height="0.352cm" svg:x="13.696cm" svg:y="20.717cm" svg:viewBox="0 0 222 353" svg:d="M216 353l-17-5c3-7 51-188-199-333l9-15c137 78 186 170 203 233 19 69 5 118 4 120z">
          <text:p/>
        </draw:path>
        <draw:path draw:style-name="gr6" draw:text-style-name="P12" draw:layer="layout" svg:width="0.221cm" svg:height="0.352cm" svg:x="13.696cm" svg:y="21.132cm" svg:viewBox="0 0 222 353" svg:d="M9 353l-9-15c250-144 202-325 199-333l17-5c1 2 15 53-4 121-17 63-66 154-203 232z">
          <text:p/>
        </draw:path>
        <draw:path draw:style-name="gr6" draw:text-style-name="P12" draw:layer="layout" svg:width="0.469cm" svg:height="0.098cm" svg:x="13.354cm" svg:y="21.381cm" svg:viewBox="0 0 470 99" svg:d="M1 99c-1-2-7-34 18-57 27-26 79-29 157-8 178 46 282-34 283-34l11 13c-5 4-111 88-299 38-88-24-125-11-140 4-17 16-12 40-12 40z">
          <text:p/>
        </draw:path>
        <draw:path draw:style-name="gr6" draw:text-style-name="P12" draw:layer="layout" svg:width="0.469cm" svg:height="0.097cm" svg:x="12.757cm" svg:y="20.723cm" svg:viewBox="0 0 470 98" svg:d="M11 98l-11-13c4-4 111-88 299-39 89 25 125 11 140-3 17-17 13-40 13-40l17-3c0 1 6 32-17 55-27 27-80 30-157 10-180-48-283 33-284 33z">
          <text:p/>
        </draw:path>
        <draw:path draw:style-name="gr6" draw:text-style-name="P12" draw:layer="layout" svg:width="0.469cm" svg:height="0.097cm" svg:x="13.354cm" svg:y="20.723cm" svg:viewBox="0 0 470 98" svg:d="M459 98c-1 0-105-81-283-33-78 20-130 17-157-10-25-23-19-54-18-55l18 3c0 1-5 24 12 40 15 14 52 28 140 3 188-49 294 35 299 39z">
          <text:p/>
        </draw:path>
        <draw:path draw:style-name="gr9" draw:text-style-name="P13" draw:layer="layout" svg:width="1.176cm" svg:height="0.486cm" svg:x="10.251cm" svg:y="20.858cm" svg:viewBox="0 0 1177 487" svg:d="M1033 61c-25 27-66 27-92 0-16-16-22-40-16-61h-672c5 21 0 45-17 61-25 27-66 27-92 0l-144 123v60 60l144 121c26-25 67-25 92 0 17 17 22 41 17 62h672c-6-21 0-45 16-62 26-25 67-25 92 0l144-121v-60-60z">
          <text:p/>
        </draw:path>
        <draw:path draw:style-name="gr6" draw:text-style-name="P12" draw:layer="layout" svg:width="1.211cm" svg:height="0.522cm" svg:x="10.233cm" svg:y="20.84cm" svg:viewBox="0 0 1212 523" svg:d="M965 523h-718l6-22c4-17-1-33-12-45-18-18-49-18-67 0l-11 11-163-137v-137l163-138 11 12c18 18 49 18 67 0 11-12 16-28 12-45l-6-22h718l-5 22c-4 17 0 33 12 45 18 18 49 18 66 0l12-12 162 138v137l-162 137-12-11c-18-18-48-18-66 0-12 12-16 28-12 45zM289 487h634c0-21 9-41 24-56 27-27 72-31 104-10l126-107v-105l-127-107c-31 21-76 17-103-10-15-15-24-35-24-56h-633c-1 21-9 41-24 56-27 27-73 31-104 10l-126 107v105l126 107c31-21 77-17 104 10 15 15 23 35 23 56z">
          <text:p/>
        </draw:path>
        <draw:polygon draw:style-name="gr9" draw:text-style-name="P13" draw:layer="layout" svg:width="1.503cm" svg:height="0.752cm" svg:x="10.633cm" svg:y="20.725cm" svg:viewBox="0 0 1504 753" draw:points="1504,462 1504,290 1274,0 231,0 0,290 0,462 231,753 1273,753">
          <text:p/>
        </draw:polygon>
        <draw:path draw:style-name="gr6" draw:text-style-name="P12" draw:layer="layout" svg:width="1.543cm" svg:height="0.792cm" svg:x="10.613cm" svg:y="20.705cm" svg:viewBox="0 0 1544 793" svg:d="M1303 793h-1062l-241-303v-187l241-303h1062l241 303v187zM261 753h1023l220-277v-159l-220-277h-1023l-221 277v159z">
          <text:p/>
        </draw:path>
        <draw:path draw:style-name="gr6" draw:text-style-name="P12" draw:layer="layout" svg:width="0.071cm" svg:height="0.335cm" svg:x="10.684cm" svg:y="20.934cm" svg:viewBox="0 0 72 336" svg:d="M18 336l-17-12c32-46 50-100 50-156s-18-110-51-156l17-12c36 49 55 107 55 168 0 60-18 119-54 168z">
          <text:p/>
        </draw:path>
        <draw:path draw:style-name="gr6" draw:text-style-name="P12" draw:layer="layout" svg:width="0.071cm" svg:height="0.335cm" svg:x="12.014cm" svg:y="20.934cm" svg:viewBox="0 0 72 336" svg:d="M54 336c-35-49-54-108-54-168 0-61 19-119 55-168l17 12c-33 46-51 100-51 156s17 110 50 156z">
          <text:p/>
        </draw:path>
        <draw:path draw:style-name="gr9" draw:text-style-name="P13" draw:layer="layout" svg:width="0.069cm" svg:height="0.069cm" svg:x="10.712cm" svg:y="21.066cm" svg:viewBox="0 0 70 70" svg:d="M0 36c0-20 16-36 35-36 20 0 35 16 35 36 0 19-15 34-35 34-19 0-35-15-35-34z">
          <text:p/>
        </draw:path>
        <draw:path draw:style-name="gr6" draw:text-style-name="P12" draw:layer="layout" svg:width="0.087cm" svg:height="0.086cm" svg:x="10.703cm" svg:y="21.058cm" svg:viewBox="0 0 88 87" svg:d="M45 87c-25 0-45-19-45-44 0-12 5-22 13-31 8-8 20-12 32-12 24 0 43 19 43 43 0 25-19 44-43 44zM45 17c-7 0-15 3-20 8-4 5-7 11-7 18 0 14 11 27 27 27 14 0 25-13 25-27s-11-26-25-26z">
          <text:p/>
        </draw:path>
        <draw:path draw:style-name="gr9" draw:text-style-name="P13" draw:layer="layout" svg:width="0.069cm" svg:height="0.069cm" svg:x="11.988cm" svg:y="21.066cm" svg:viewBox="0 0 70 70" svg:d="M70 36c0-20-15-36-34-36s-36 16-36 36c0 19 17 34 36 34s34-15 34-34z">
          <text:p/>
        </draw:path>
        <draw:path draw:style-name="gr6" draw:text-style-name="P12" draw:layer="layout" svg:width="0.087cm" svg:height="0.086cm" svg:x="11.979cm" svg:y="21.058cm" svg:viewBox="0 0 88 87" svg:d="M44 87c-24 0-44-19-44-44 0-24 20-43 44-43 12 0 23 4 31 12 9 9 13 19 13 31 0 25-19 44-44 44zM44 17c-14 0-26 12-26 26s12 27 26 27c15 0 26-13 26-27 0-7-2-13-7-18s-11-8-19-8z">
          <text:p/>
        </draw:path>
        <draw:path draw:style-name="gr6" draw:text-style-name="P12" draw:layer="layout" svg:width="0.038cm" svg:height="0.095cm" svg:x="12.003cm" svg:y="20.987cm" svg:viewBox="0 0 39 96" svg:d="M30 96l9-2c0-3-5-69-36-94l-3 16c26 22 30 79 30 80z">
          <text:p/>
        </draw:path>
        <draw:path draw:style-name="gr6" draw:text-style-name="P12" draw:layer="layout" svg:width="0.325cm" svg:height="0.282cm" svg:x="11.728cm" svg:y="20.719cm" svg:viewBox="0 0 326 283" svg:d="M311 283l-138-178c-1 0-29-28-74 2l-6 5-93-100 13-12 83 89c54-32 90 5 90 5l140 178z">
          <text:p/>
        </draw:path>
        <draw:path draw:style-name="gr6" draw:text-style-name="P12" draw:layer="layout" svg:width="0.082cm" svg:height="0.096cm" svg:x="12.042cm" svg:y="21.12cm" svg:viewBox="0 0 83 97" svg:d="M76 97c-66-26-75-91-76-94l19-3c0 3 9 58 64 79z">
          <text:p/>
        </draw:path>
        <draw:path draw:style-name="gr6" draw:text-style-name="P12" draw:layer="layout" svg:width="0.325cm" svg:height="0.282cm" svg:x="11.728cm" svg:y="21.201cm" svg:viewBox="0 0 326 283" svg:d="M13 283l-13-12 93-100 6 4c46 31 73 3 74 2l138-177 15 11-139 177c-1 1-37 38-91 6z">
          <text:p/>
        </draw:path>
        <draw:path draw:style-name="gr6" draw:text-style-name="P12" draw:layer="layout" svg:width="0.082cm" svg:height="0.095cm" svg:x="10.647cm" svg:y="20.987cm" svg:viewBox="0 0 83 96" svg:d="M65 96c0-2-9-58-65-80l7-16c66 25 75 91 76 94z">
          <text:p/>
        </draw:path>
        <draw:path draw:style-name="gr6" draw:text-style-name="P12" draw:layer="layout" svg:width="0.325cm" svg:height="0.282cm" svg:x="10.718cm" svg:y="20.719cm" svg:viewBox="0 0 326 283" svg:d="M14 283l-14-11 139-177c1-1 37-38 91-6l83-89 13 12-93 100-6-5c-46-30-73-2-75-1z">
          <text:p/>
        </draw:path>
        <draw:path draw:style-name="gr6" draw:text-style-name="P12" draw:layer="layout" svg:width="0.082cm" svg:height="0.096cm" svg:x="10.647cm" svg:y="21.12cm" svg:viewBox="0 0 83 97" svg:d="M7 97l-7-18c57-21 65-79 65-79l18 3c-1 3-10 68-76 94z">
          <text:p/>
        </draw:path>
        <draw:path draw:style-name="gr6" draw:text-style-name="P12" draw:layer="layout" svg:width="0.325cm" svg:height="0.282cm" svg:x="10.718cm" svg:y="21.201cm" svg:viewBox="0 0 326 283" svg:d="M313 283l-83-89c-54 32-90-5-90-5l-140-178 14-11 139 177c1 1 29 29 74-2l6-4 93 100z">
          <text:p/>
        </draw:path>
        <draw:path draw:style-name="gr9" draw:text-style-name="P13" draw:layer="layout" svg:width="1.176cm" svg:height="0.486cm" svg:x="8.346cm" svg:y="20.858cm" svg:viewBox="0 0 1177 487" svg:d="M1033 61c-25 25-66 25-92 0-16-17-22-40-16-61h-672c5 21 0 44-17 61-25 25-66 25-92 0l-144 122v60 60l144 121c26-25 67-25 92 0 17 17 22 41 17 63h672c-6-22 0-46 16-63 26-25 67-25 92 0l144-121v-60-60z">
          <text:p/>
        </draw:path>
        <draw:path draw:style-name="gr6" draw:text-style-name="P12" draw:layer="layout" svg:width="1.211cm" svg:height="0.521cm" svg:x="8.328cm" svg:y="20.84cm" svg:viewBox="0 0 1212 522" svg:d="M965 522h-718l6-22c4-16-1-33-12-44-18-18-49-18-67 0l-11 11-163-137v-137l163-137 11 12c18 17 49 17 67 0 11-12 16-30 12-46l-6-22h718l-5 22c-4 16 0 34 12 46 18 17 49 17 66 0l12-12 162 137v137l-162 137-12-11c-18-18-48-18-66 0-12 11-16 28-12 44zM289 487h634c0-21 9-41 24-56 27-27 72-32 104-11l126-107v-103l-127-107c-31 21-76 17-103-11-15-15-24-35-24-57h-633c-1 22-9 42-24 58-27 27-73 31-104 10l-126 107v103l126 107c31-21 77-16 104 11 15 15 23 35 23 56z">
          <text:p/>
        </draw:path>
        <draw:polygon draw:style-name="gr9" draw:text-style-name="P13" draw:layer="layout" svg:width="1.503cm" svg:height="0.753cm" svg:x="8.728cm" svg:y="20.724cm" svg:viewBox="0 0 1504 754" draw:points="1504,463 1504,292 1274,0 231,0 0,292 0,463 231,754 1273,754">
          <text:p/>
        </draw:polygon>
        <draw:path draw:style-name="gr6" draw:text-style-name="P12" draw:layer="layout" svg:width="1.543cm" svg:height="0.792cm" svg:x="8.708cm" svg:y="20.705cm" svg:viewBox="0 0 1544 793" svg:d="M1303 793h-1062l-241-305v-185l241-303h1062l241 303v185zM261 753h1023l220-279v-157l-220-278h-1023l-221 278v157z">
          <text:p/>
        </draw:path>
        <draw:path draw:style-name="gr6" draw:text-style-name="P12" draw:layer="layout" svg:width="0.069cm" svg:height="0.069cm" svg:x="8.807cm" svg:y="21.066cm" svg:viewBox="0 0 70 70" svg:d="M0 36c0-19 16-36 35-36 20 0 35 17 35 36s-15 34-35 34c-19 0-35-15-35-34z">
          <text:p/>
        </draw:path>
        <draw:polygon draw:style-name="gr6" draw:text-style-name="P12" draw:layer="layout" svg:width="0.238cm" svg:height="0.285cm" svg:x="8.812cm" svg:y="21.198cm" svg:viewBox="0 0 239 286" draw:points="223,286 0,14 16,0 239,273">
          <text:p/>
        </draw:polygon>
        <draw:polygon draw:style-name="gr6" draw:text-style-name="P12" draw:layer="layout" svg:width="0.24cm" svg:height="0.285cm" svg:x="8.811cm" svg:y="20.718cm" svg:viewBox="0 0 241 286" draw:points="16,286 0,273 224,0 241,13">
          <text:p/>
        </draw:polygon>
        <draw:path draw:style-name="gr6" draw:text-style-name="P12" draw:layer="layout" svg:width="0.071cm" svg:height="0.336cm" svg:x="8.779cm" svg:y="20.933cm" svg:viewBox="0 0 72 337" svg:d="M18 337l-17-13c32-45 50-98 50-154 0-57-18-111-51-157l17-13c36 50 55 109 55 170 0 60-18 118-54 167z">
          <text:p/>
        </draw:path>
        <draw:path draw:style-name="gr6" draw:text-style-name="P12" draw:layer="layout" svg:width="0.069cm" svg:height="0.069cm" svg:x="10.083cm" svg:y="21.066cm" svg:viewBox="0 0 70 70" svg:d="M70 36c0-19-15-36-34-36s-36 17-36 36 17 34 36 34 34-15 34-34z">
          <text:p/>
        </draw:path>
        <draw:polygon draw:style-name="gr6" draw:text-style-name="P12" draw:layer="layout" svg:width="0.24cm" svg:height="0.285cm" svg:x="9.909cm" svg:y="21.198cm" svg:viewBox="0 0 241 286" draw:points="16,286 0,273 224,0 241,13">
          <text:p/>
        </draw:polygon>
        <draw:polygon draw:style-name="gr6" draw:text-style-name="P12" draw:layer="layout" svg:width="0.24cm" svg:height="0.285cm" svg:x="9.909cm" svg:y="20.718cm" svg:viewBox="0 0 241 286" draw:points="224,286 0,13 16,0 241,272">
          <text:p/>
        </draw:polygon>
        <draw:path draw:style-name="gr6" draw:text-style-name="P12" draw:layer="layout" svg:width="0.071cm" svg:height="0.336cm" svg:x="10.109cm" svg:y="20.933cm" svg:viewBox="0 0 72 337" svg:d="M54 337c-35-49-54-107-54-167 0-61 19-120 55-170l17 13c-33 46-51 100-51 157 0 56 17 109 50 154z">
          <text:p/>
        </draw:path>
        <draw:line draw:style-name="gr20" draw:text-style-name="P14" draw:layer="layout" svg:x1="9.525cm" svg:y1="2.251cm" svg:x2="20.04cm" svg:y2="2.251cm">
          <text:p/>
        </draw:line>
        <draw:line draw:style-name="gr20" draw:text-style-name="P14" draw:layer="layout" svg:x1="9.525cm" svg:y1="3.171cm" svg:x2="20.04cm" svg:y2="3.171cm">
          <text:p/>
        </draw:line>
        <draw:frame draw:style-name="gr21" draw:text-style-name="P26" draw:layer="layout" svg:width="0.688cm" svg:height="0.276cm" svg:x="9.55cm" svg:y="3.175cm">
          <draw:text-box>
            <text:p text:style-name="P25"><text:span text:style-name="T10">RACE</text:span></text:p>
          </draw:text-box>
        </draw:frame>
        <draw:frame draw:style-name="gr22" draw:text-style-name="P26" draw:layer="layout" svg:width="1.877cm" svg:height="0.276cm" svg:x="9.55cm" svg:y="2.255cm">
          <draw:text-box>
            <text:p text:style-name="P25"><text:span text:style-name="T10">CLASS </text:span><text:span text:style-name="T10">&amp; </text:span><text:span text:style-name="T10">LEVEL</text:span></text:p>
          </draw:text-box>
        </draw:frame>
        <draw:frame draw:style-name="gr23" draw:text-style-name="P26" draw:layer="layout" svg:width="1.755cm" svg:height="0.276cm" svg:x="16.942cm" svg:y="2.255cm">
          <draw:text-box>
            <text:p text:style-name="P25"><text:span text:style-name="T10">PLAYE</text:span><text:span text:style-name="T10">R </text:span><text:span text:style-name="T10">NAME</text:span></text:p>
          </draw:text-box>
        </draw:frame>
        <draw:frame draw:style-name="gr24" draw:text-style-name="P26" draw:layer="layout" svg:width="2.313cm" svg:height="0.276cm" svg:x="2.437cm" svg:y="3.182cm">
          <draw:text-box>
            <text:p text:style-name="P25"><text:span text:style-name="T10">CHARA</text:span><text:span text:style-name="T10">CTER </text:span><text:span text:style-name="T10">NAME</text:span></text:p>
          </draw:text-box>
        </draw:frame>
        <draw:frame draw:style-name="gr25" draw:text-style-name="P26" draw:layer="layout" svg:width="1.767cm" svg:height="0.276cm" svg:x="13.528cm" svg:y="2.255cm">
          <draw:text-box>
            <text:p text:style-name="P25"><text:span text:style-name="T10">BACKG</text:span><text:span text:style-name="T10">ROUN</text:span><text:span text:style-name="T10">D</text:span></text:p>
          </draw:text-box>
        </draw:frame>
        <draw:frame draw:style-name="gr26" draw:text-style-name="P26" draw:layer="layout" svg:width="2.576cm" svg:height="0.276cm" svg:x="16.942cm" svg:y="3.182cm">
          <draw:text-box>
            <text:p text:style-name="P25"><text:span text:style-name="T10">CHARA</text:span><text:span text:style-name="T10">CTER </text:span><text:span text:style-name="T10">LEVEL</text:span></text:p>
          </draw:text-box>
        </draw:frame>
        <draw:frame draw:style-name="gr27" draw:text-style-name="P26" draw:layer="layout" svg:width="1.433cm" svg:height="0.276cm" svg:x="13.528cm" svg:y="3.175cm">
          <draw:text-box>
            <text:p text:style-name="P25"><text:span text:style-name="T10">ALIGN</text:span><text:span text:style-name="T10">MENT</text:span></text:p>
          </draw:text-box>
        </draw:frame>
        <draw:frame draw:style-name="gr28" draw:text-style-name="P27" draw:layer="layout" svg:width="9.43cm" svg:height="0.196cm" svg:x="6.157cm" svg:y="27.298cm">
          <draw:text-box>
            <text:p text:style-name="P25"><text:span text:style-name="T11">TM &amp; © 2014 Wizards of the Coast LLC. Permission is granted to photocopy this document for personal use.</text:span></text:p>
          </draw:text-box>
        </draw:frame>
        <draw:line draw:style-name="gr20" draw:text-style-name="P14" draw:layer="layout" svg:x1="10.251cm" svg:y1="7.319cm" svg:x2="13.424cm" svg:y2="7.319cm">
          <text:p/>
        </draw:line>
        <draw:line draw:style-name="gr20" draw:text-style-name="P14" draw:layer="layout" svg:x1="8.71cm" svg:y1="11.573cm" svg:x2="10.396cm" svg:y2="11.573cm">
          <text:p/>
        </draw:line>
        <draw:path draw:style-name="gr9" draw:text-style-name="P13" draw:layer="layout" svg:width="0.21cm" svg:height="0.21cm" svg:x="3.575cm" svg:y="7.349cm" svg:viewBox="0 0 211 211" svg:d="M106 211c58 0 105-47 105-105 0-59-47-106-105-106-59 0-106 47-106 106 0 58 47 105 106 105z">
          <text:p/>
        </draw:path>
        <draw:path draw:style-name="gr6" draw:text-style-name="P12" draw:layer="layout" svg:width="0.234cm" svg:height="0.234cm" svg:x="3.563cm" svg:y="7.337cm" svg:viewBox="0 0 235 235" svg:d="M118 235c-66 0-118-52-118-117s52-118 118-118c65 0 117 53 117 118s-52 117-117 117zM118 25c-51 0-93 42-93 93s42 92 93 92 92-41 92-92-41-93-92-93z">
          <text:p/>
        </draw:path>
        <draw:frame draw:style-name="gr29" draw:text-style-name="P26" draw:layer="layout" svg:width="2.055cm" svg:height="0.276cm" svg:x="8.105cm" svg:y="7.083cm">
          <draw:text-box>
            <text:p text:style-name="P25"><text:span text:style-name="T12">Hit </text:span><text:span text:style-name="T12">Point </text:span><text:span text:style-name="T12">Maximu</text:span><text:span text:style-name="T12">m</text:span></text:p>
          </draw:text-box>
        </draw:frame>
        <draw:line draw:style-name="gr30" draw:text-style-name="P14" draw:layer="layout" svg:x1="3.986cm" svg:y1="7.598cm" svg:x2="4.488cm" svg:y2="7.598cm">
          <text:p/>
        </draw:line>
        <draw:frame draw:style-name="gr31" draw:text-style-name="P29" draw:layer="layout" svg:width="0.412cm" svg:height="0.395cm" svg:x="4.098cm" svg:y="7.288cm">
          <draw:text-box>
            <text:p text:style-name="P28"><text:span text:style-name="T13"><text:s/></text:span><text:span text:style-name="T13">-1</text:span></text:p>
          </draw:text-box>
        </draw:frame>
        <draw:frame draw:style-name="gr32" draw:text-style-name="P26" draw:layer="layout" svg:width="0.246cm" svg:height="0.276cm" svg:x="4.488cm" svg:y="7.384cm">
          <draw:text-box>
            <text:p text:style-name="P25"><text:span text:style-name="T10"><text:s/></text:span></text:p>
          </draw:text-box>
        </draw:frame>
        <draw:path draw:style-name="gr9" draw:text-style-name="P13" draw:layer="layout" svg:width="0.21cm" svg:height="0.21cm" svg:x="3.575cm" svg:y="7.825cm" svg:viewBox="0 0 211 211" svg:d="M106 211c58 0 105-47 105-105s-47-106-105-106c-59 0-106 48-106 106s47 105 106 105z">
          <text:p/>
        </draw:path>
        <draw:path draw:style-name="gr6" draw:text-style-name="P12" draw:layer="layout" svg:width="0.234cm" svg:height="0.235cm" svg:x="3.563cm" svg:y="7.813cm" svg:viewBox="0 0 235 236" svg:d="M118 236c-66 0-118-53-118-118s52-118 118-118c65 0 117 53 117 118s-52 118-117 118zM118 25c-51 0-93 42-93 93s42 92 93 92 92-41 92-92-41-93-92-93z">
          <text:p/>
        </draw:path>
        <draw:frame draw:style-name="gr33" draw:text-style-name="P26" draw:layer="layout" svg:width="0.925cm" svg:height="0.276cm" svg:x="4.621cm" svg:y="7.313cm">
          <draw:text-box>
            <text:p text:style-name="P25"><text:span text:style-name="T10">Strengt</text:span><text:span text:style-name="T10">h</text:span></text:p>
          </draw:text-box>
        </draw:frame>
        <draw:line draw:style-name="gr30" draw:text-style-name="P14" draw:layer="layout" svg:x1="3.986cm" svg:y1="8.074cm" svg:x2="4.488cm" svg:y2="8.074cm">
          <text:p/>
        </draw:line>
        <draw:frame draw:style-name="gr34" draw:text-style-name="P30" draw:layer="layout" svg:width="0.4cm" svg:height="0.395cm" svg:x="4.098cm" svg:y="7.725cm">
          <draw:text-box>
            <text:p text:style-name="P25"><text:span text:style-name="T13">+2</text:span></text:p>
          </draw:text-box>
        </draw:frame>
        <draw:frame draw:style-name="gr32" draw:text-style-name="P26" draw:layer="layout" svg:width="0.246cm" svg:height="0.276cm" svg:x="4.488cm" svg:y="7.86cm">
          <draw:text-box>
            <text:p text:style-name="P25"><text:span text:style-name="T10"><text:s/></text:span></text:p>
          </draw:text-box>
        </draw:frame>
        <draw:path draw:style-name="gr35" draw:text-style-name="P31" draw:layer="layout" svg:width="0.234cm" svg:height="0.235cm" svg:x="3.563cm" svg:y="8.289cm" svg:viewBox="0 0 235 236" svg:d="M118 236c-66 0-118-53-118-118 0-64 52-118 118-118 65 0 117 54 117 118 0 65-52 118-117 118zM118 26c-51 0-93 42-93 92 0 51 42 93 93 93s92-42 92-93c0-50-41-92-92-92z">
          <text:p/>
        </draw:path>
        <draw:frame draw:style-name="gr36" draw:text-style-name="P26" draw:layer="layout" svg:width="0.967cm" svg:height="0.276cm" svg:x="4.621cm" svg:y="7.789cm">
          <draw:text-box>
            <text:p text:style-name="P25"><text:span text:style-name="T10">Dexterit</text:span><text:span text:style-name="T10">y</text:span></text:p>
          </draw:text-box>
        </draw:frame>
        <draw:line draw:style-name="gr30" draw:text-style-name="P14" draw:layer="layout" svg:x1="3.986cm" svg:y1="8.55cm" svg:x2="4.488cm" svg:y2="8.55cm">
          <text:p/>
        </draw:line>
        <draw:frame draw:style-name="gr37" draw:text-style-name="P32" draw:layer="layout" svg:width="0.497cm" svg:height="0.395cm" svg:x="3.998cm" svg:y="8.201cm">
          <draw:text-box>
            <text:p text:style-name="P25"><text:span text:style-name="T14"><text:s/></text:span><text:span text:style-name="T14">+4</text:span></text:p>
          </draw:text-box>
        </draw:frame>
        <draw:frame draw:style-name="gr38" draw:text-style-name="P33" draw:layer="layout" svg:width="0.307cm" svg:height="0.276cm" svg:x="4.427cm" svg:y="8.336cm">
          <draw:text-box>
            <text:p text:style-name="P25"><text:span text:style-name="T10"><text:s/></text:span></text:p>
          </draw:text-box>
        </draw:frame>
        <draw:path draw:style-name="gr6" draw:text-style-name="P12" draw:layer="layout" svg:width="0.234cm" svg:height="0.235cm" svg:x="3.563cm" svg:y="8.765cm" svg:viewBox="0 0 235 236" svg:d="M118 236c-66 0-118-52-118-117s52-119 118-119c65 0 117 54 117 119s-52 117-117 117zM118 27c-51 0-93 41-93 92s42 92 93 92 92-41 92-92-41-92-92-92z">
          <text:p/>
        </draw:path>
        <draw:frame draw:style-name="gr39" draw:text-style-name="P26" draw:layer="layout" svg:width="1.293cm" svg:height="0.276cm" svg:x="4.621cm" svg:y="8.266cm">
          <draw:text-box>
            <text:p text:style-name="P25"><text:span text:style-name="T10">Constit</text:span><text:span text:style-name="T10">ution</text:span></text:p>
          </draw:text-box>
        </draw:frame>
        <draw:line draw:style-name="gr30" draw:text-style-name="P14" draw:layer="layout" svg:x1="3.986cm" svg:y1="9.027cm" svg:x2="4.488cm" svg:y2="9.027cm">
          <text:p/>
        </draw:line>
        <draw:frame draw:style-name="gr37" draw:text-style-name="P30" draw:layer="layout" svg:width="0.497cm" svg:height="0.395cm" svg:x="3.998cm" svg:y="8.677cm">
          <draw:text-box>
            <text:p text:style-name="P25"><text:span text:style-name="T13"><text:s/></text:span><text:span text:style-name="T13">+6</text:span></text:p>
          </draw:text-box>
        </draw:frame>
        <draw:frame draw:style-name="gr32" draw:text-style-name="P26" draw:layer="layout" svg:width="0.246cm" svg:height="0.276cm" svg:x="4.488cm" svg:y="8.812cm">
          <draw:text-box>
            <text:p text:style-name="P25"><text:span text:style-name="T10"><text:s/></text:span></text:p>
          </draw:text-box>
        </draw:frame>
        <draw:path draw:style-name="gr9" draw:text-style-name="P13" draw:layer="layout" svg:width="0.21cm" svg:height="0.21cm" svg:x="3.575cm" svg:y="9.254cm" svg:viewBox="0 0 211 211" svg:d="M106 211c58 0 105-47 105-105s-47-106-105-106c-59 0-106 48-106 106s47 105 106 105z">
          <text:p/>
        </draw:path>
        <draw:path draw:style-name="gr6" draw:text-style-name="P12" draw:layer="layout" svg:width="0.234cm" svg:height="0.234cm" svg:x="3.563cm" svg:y="9.242cm" svg:viewBox="0 0 235 235" svg:d="M118 235c-66 0-118-52-118-117s52-118 118-118c65 0 117 53 117 118s-52 117-117 117zM118 26c-51 0-93 41-93 92s42 92 93 92 92-41 92-92-41-92-92-92z">
          <text:p/>
        </draw:path>
        <draw:frame draw:style-name="gr40" draw:text-style-name="P26" draw:layer="layout" svg:width="1.238cm" svg:height="0.276cm" svg:x="4.621cm" svg:y="8.742cm">
          <draw:text-box>
            <text:p text:style-name="P25"><text:span text:style-name="T10">Intellige</text:span><text:span text:style-name="T10">nce</text:span></text:p>
          </draw:text-box>
        </draw:frame>
        <draw:line draw:style-name="gr30" draw:text-style-name="P14" draw:layer="layout" svg:x1="3.986cm" svg:y1="9.503cm" svg:x2="4.488cm" svg:y2="9.503cm">
          <text:p/>
        </draw:line>
        <draw:frame draw:style-name="gr41" draw:text-style-name="P30" draw:layer="layout" svg:width="0.294cm" svg:height="0.395cm" svg:x="4.198cm" svg:y="9.153cm">
          <draw:text-box>
            <text:p text:style-name="P25"><text:span text:style-name="T13"><text:s/></text:span><text:span text:style-name="T13">0</text:span></text:p>
          </draw:text-box>
        </draw:frame>
        <draw:frame draw:style-name="gr32" draw:text-style-name="P26" draw:layer="layout" svg:width="0.246cm" svg:height="0.276cm" svg:x="4.488cm" svg:y="9.289cm">
          <draw:text-box>
            <text:p text:style-name="P25"><text:span text:style-name="T10"><text:s/></text:span></text:p>
          </draw:text-box>
        </draw:frame>
        <draw:path draw:style-name="gr9" draw:text-style-name="P13" draw:layer="layout" svg:width="0.21cm" svg:height="0.21cm" svg:x="3.575cm" svg:y="9.73cm" svg:viewBox="0 0 211 211" svg:d="M106 211c58 0 105-48 105-106s-47-105-105-105c-59 0-106 47-106 105s47 106 106 106z">
          <text:p/>
        </draw:path>
        <draw:path draw:style-name="gr6" draw:text-style-name="P12" draw:layer="layout" svg:width="0.234cm" svg:height="0.235cm" svg:x="3.563cm" svg:y="9.718cm" svg:viewBox="0 0 235 236" svg:d="M118 236c-66 0-118-54-118-119s52-117 118-117c65 0 117 52 117 117s-52 119-117 119zM118 25c-51 0-93 41-93 92s42 92 93 92 92-41 92-92-41-92-92-92z">
          <text:p/>
        </draw:path>
        <draw:frame draw:style-name="gr42" draw:text-style-name="P26" draw:layer="layout" svg:width="0.887cm" svg:height="0.276cm" svg:x="4.621cm" svg:y="9.218cm">
          <draw:text-box>
            <text:p text:style-name="P25"><text:span text:style-name="T10">Wisdo</text:span><text:span text:style-name="T10">m</text:span></text:p>
          </draw:text-box>
        </draw:frame>
        <draw:line draw:style-name="gr30" draw:text-style-name="P14" draw:layer="layout" svg:x1="3.986cm" svg:y1="9.979cm" svg:x2="4.488cm" svg:y2="9.979cm">
          <text:p/>
        </draw:line>
        <draw:frame draw:style-name="gr37" draw:text-style-name="P30" draw:layer="layout" svg:width="0.497cm" svg:height="0.395cm" svg:x="3.998cm" svg:y="9.63cm">
          <draw:text-box>
            <text:p text:style-name="P25"><text:span text:style-name="T13"><text:s/></text:span><text:span text:style-name="T13">+1</text:span></text:p>
          </draw:text-box>
        </draw:frame>
        <draw:frame draw:style-name="gr32" draw:text-style-name="P26" draw:layer="layout" svg:width="0.246cm" svg:height="0.276cm" svg:x="4.488cm" svg:y="9.765cm">
          <draw:text-box>
            <text:p text:style-name="P25"><text:span text:style-name="T10"><text:s/></text:span></text:p>
          </draw:text-box>
        </draw:frame>
        <draw:frame draw:style-name="gr43" draw:text-style-name="P26" draw:layer="layout" svg:width="1.048cm" svg:height="0.276cm" svg:x="4.621cm" svg:y="9.694cm">
          <draw:text-box>
            <text:p text:style-name="P25"><text:span text:style-name="T10">Charis</text:span><text:span text:style-name="T10">ma</text:span></text:p>
          </draw:text-box>
        </draw:frame>
        <draw:frame draw:style-name="gr44" draw:text-style-name="P34" draw:layer="layout" svg:width="0.286cm" svg:height="0.225cm" svg:x="6.518cm" svg:y="20.99cm">
          <draw:text-box>
            <text:p text:style-name="P25"><text:span text:style-name="T15">CP</text:span></text:p>
          </draw:text-box>
        </draw:frame>
        <draw:frame draw:style-name="gr45" draw:text-style-name="P34" draw:layer="layout" svg:width="0.273cm" svg:height="0.225cm" svg:x="12.238cm" svg:y="20.981cm">
          <draw:text-box>
            <text:p text:style-name="P25"><text:span text:style-name="T15">P</text:span><text:span text:style-name="T15">P</text:span></text:p>
          </draw:text-box>
        </draw:frame>
        <draw:frame draw:style-name="gr46" draw:text-style-name="P34" draw:layer="layout" svg:width="0.294cm" svg:height="0.225cm" svg:x="10.318cm" svg:y="20.99cm">
          <draw:text-box>
            <text:p text:style-name="P25"><text:span text:style-name="T15">GP</text:span></text:p>
          </draw:text-box>
        </draw:frame>
        <draw:frame draw:style-name="gr45" draw:text-style-name="P34" draw:layer="layout" svg:width="0.273cm" svg:height="0.225cm" svg:x="8.431cm" svg:y="20.982cm">
          <draw:text-box>
            <text:p text:style-name="P25"><text:span text:style-name="T15">SP</text:span></text:p>
          </draw:text-box>
        </draw:frame>
        <draw:frame draw:style-name="gr47" draw:text-style-name="P34" draw:layer="layout" svg:width="3.291cm" svg:height="0.225cm" svg:x="2.263cm" svg:y="21.012cm">
          <draw:text-box>
            <text:p text:style-name="P25"><text:span text:style-name="T16">PAS</text:span><text:span text:style-name="T16">SIVE </text:span><text:span text:style-name="T16">WIS</text:span><text:span text:style-name="T16">DOM </text:span><text:span text:style-name="T16">(PER</text:span><text:span text:style-name="T16">CEP</text:span><text:span text:style-name="T16">TION</text:span><text:span text:style-name="T16">)</text:span></text:p>
          </draw:text-box>
        </draw:frame>
        <draw:frame draw:style-name="gr48" draw:text-style-name="P35" draw:layer="layout" svg:width="1.583cm" svg:height="0.255cm" svg:x="9.525cm" svg:y="26.722cm">
          <draw:text-box>
            <text:p text:style-name="P25"><text:span text:style-name="T17">EQUIPMENT</text:span></text:p>
          </draw:text-box>
        </draw:frame>
        <draw:frame draw:style-name="gr49" draw:text-style-name="P35" draw:layer="layout" svg:width="3.597cm" svg:height="0.255cm" svg:x="1.874cm" svg:y="26.722cm">
          <draw:text-box>
            <text:p text:style-name="P25"><text:span text:style-name="T17"><text:s/></text:span><text:span text:style-name="T17">PROFICIENCIES &amp; LANGUAGES</text:span></text:p>
          </draw:text-box>
        </draw:frame>
        <draw:frame draw:style-name="gr50" draw:text-style-name="P35" draw:layer="layout" svg:width="3.152cm" svg:height="0.255cm" svg:x="9.219cm" svg:y="16.507cm">
          <draw:text-box>
            <text:p text:style-name="P25"><text:span text:style-name="T17">ATTACKS &amp; SPELLCASTING</text:span></text:p>
          </draw:text-box>
        </draw:frame>
        <draw:path draw:style-name="gr6" draw:text-style-name="P12" draw:layer="layout" svg:width="4.053cm" svg:height="9.472cm" svg:x="3.249cm" svg:y="10.971cm" svg:viewBox="0 0 4054 9473" svg:d="M3971 8048v-6622c12-181 38-548 80-683l3-9-9-6c0 0-26-17-53-44 9-49 20-95 34-136l2-5-36-399-16-4c-36-12-140-57-140-116v-24h-3619v24c0 59-101 103-140 116l-15 4-36 399 2 5c14 41 25 87 33 135-26 28-52 45-53 45l-8 6 3 9c41 135 68 501 79 682v6623c-11 181-38 547-79 682l-3 10 8 5c1 1 27 17 54 45-9 49-20 95-34 136l-2 4 36 399 15 5c39 12 140 57 140 115v24h3619v-24c0-58 101-103 140-115l16-5 36-399-2-4c-14-41-25-87-34-136 27-28 53-44 53-45l9-5-3-10c-42-134-68-500-80-682zM3916 8946c0 0 7 15 15 37 3 33 6 101-19 176-43 124-147 215-302 266h-3168c-332-108-328-365-319-441 8-23 15-39 15-40 13-55-5-102-30-139 49-267 24-607 23-622v-6890c1-17 26-358-23-625 25-37 43-85 30-140-1-1-7-16-15-37-4-33-6-101 19-176 43-125 147-216 301-266h3168c333 108 329 364 320 441-8 23-15 39-16 40-12 54 5 102 31 138-49 267-24 607-23 623v6890c-1 17-26 358 23 625-25 37-43 84-30 140zM4023 745c-25 87-44 249-58 403-2-115-1-283 22-432 15 13 28 23 36 29zM3940 538c2-3 17-38 31-82l7 81c-9 29-18 60-25 93-13-27-20-58-13-92zM3946 181l18 199c-3 17-8 35-13 53-1-35-7-78-23-124-29-85-99-193-266-260h129c18 74 115 117 155 132zM263 49h128c-240 97-284 280-287 385-6-17-11-36-15-54l18-199c40-15 138-58 156-132zM75 537l8-81c14 43 29 78 30 80 8 34 1 66-13 93-7-32-15-63-25-92zM67 716c22 149 24 317 21 432-13-154-32-316-57-403 8-6 21-16 36-29zM31 8729c25-88 44-250 57-404 3 116 1 284-21 433-15-14-28-24-36-29zM113 8935c-1 3-16 39-30 83l-8-82c10-28 18-60 25-92 14 27 21 58 13 91zM107 9293l-18-200c4-17 9-35 14-52 1 35 7 78 22 124 30 85 100 192 266 260h-128c-18-74-116-117-156-132zM3791 9425h-128c240-98 283-280 287-386 6 18 11 37 14 54l-18 200c-40 15-137 58-155 132zM3978 8936l-7 82c-14-44-29-79-30-80-8-35-1-66 13-93 7 32 15 63 24 91zM3987 8758c-22-149-24-317-22-433 14 154 33 316 58 404-8 5-21 15-36 29z">
          <text:p/>
        </draw:path>
        <draw:path draw:style-name="gr9" draw:text-style-name="P13" draw:layer="layout" svg:width="0.21cm" svg:height="0.21cm" svg:x="3.575cm" svg:y="11.415cm" svg:viewBox="0 0 211 211" svg:d="M106 211c58 0 105-48 105-106s-47-105-105-105c-59 0-106 47-106 105s47 106 106 106z">
          <text:p/>
        </draw:path>
        <draw:path draw:style-name="gr6" draw:text-style-name="P12" draw:layer="layout" svg:width="0.234cm" svg:height="0.235cm" svg:x="3.563cm" svg:y="11.403cm" svg:viewBox="0 0 235 236" svg:d="M118 236c-66 0-118-53-118-119 0-65 52-117 118-117 65 0 117 52 117 117 0 66-52 119-117 119zM118 25c-51 0-93 41-93 92s42 93 93 93 92-42 92-93-41-92-92-92z">
          <text:p/>
        </draw:path>
        <draw:frame draw:style-name="gr51" draw:text-style-name="P35" draw:layer="layout" svg:width="2.352cm" svg:height="0.255cm" svg:x="16.457cm" svg:y="26.728cm">
          <draw:text-box>
            <text:p text:style-name="P25"><text:span text:style-name="T17">FEATURES &amp; TRAITS</text:span></text:p>
          </draw:text-box>
        </draw:frame>
        <draw:line draw:style-name="gr52" draw:text-style-name="P36" draw:layer="layout" svg:x1="3.951cm" svg:y1="11.664cm" svg:x2="4.452cm" svg:y2="11.664cm">
          <text:p>1</text:p>
        </draw:line>
        <draw:frame draw:style-name="gr53" draw:text-style-name="P37" draw:layer="layout" svg:width="0.228cm" svg:height="0.255cm" svg:x="3.798cm" svg:y="11.466cm">
          <draw:text-box>
            <text:p text:style-name="P25"><text:span text:style-name="T18"><text:s/></text:span></text:p>
          </draw:text-box>
        </draw:frame>
        <draw:frame draw:style-name="gr53" draw:text-style-name="P37" draw:layer="layout" svg:width="0.228cm" svg:height="0.255cm" svg:x="4.453cm" svg:y="11.466cm">
          <draw:text-box>
            <text:p text:style-name="P25"><text:span text:style-name="T18"><text:s/></text:span></text:p>
          </draw:text-box>
        </draw:frame>
        <draw:path draw:style-name="gr9" draw:text-style-name="P13" draw:layer="layout" svg:width="0.21cm" svg:height="0.209cm" svg:x="3.575cm" svg:y="11.892cm" svg:viewBox="0 0 211 210" svg:d="M106 210c58 0 105-47 105-106 0-58-47-104-105-104-59 0-106 46-106 104 0 59 47 106 106 106z">
          <text:p/>
        </draw:path>
        <draw:path draw:style-name="gr6" draw:text-style-name="P12" draw:layer="layout" svg:width="0.234cm" svg:height="0.235cm" svg:x="3.563cm" svg:y="11.879cm" svg:viewBox="0 0 235 236" svg:d="M118 236c-66 0-118-53-118-119 0-64 52-117 118-117 65 0 117 53 117 117 0 66-52 119-117 119zM118 25c-51 0-93 41-93 92s42 94 93 94 92-43 92-94-41-92-92-92z">
          <text:p/>
        </draw:path>
        <draw:frame draw:style-name="gr54" draw:text-style-name="P26" draw:layer="layout" svg:width="1.81cm" svg:height="0.276cm" svg:x="4.621cm" svg:y="11.379cm">
          <draw:text-box>
            <text:p text:style-name="P25"><text:span text:style-name="T10">Acrobat</text:span><text:span text:style-name="T10">ics </text:span><text:span text:style-name="T19">(Dex)</text:span></text:p>
          </draw:text-box>
        </draw:frame>
        <draw:line draw:style-name="gr52" draw:text-style-name="P36" draw:layer="layout" svg:x1="3.951cm" svg:y1="12.14cm" svg:x2="4.452cm" svg:y2="12.14cm">
          <text:p>2</text:p>
        </draw:line>
        <draw:frame draw:style-name="gr32" draw:text-style-name="P26" draw:layer="layout" svg:width="0.246cm" svg:height="0.276cm" svg:x="3.798cm" svg:y="11.926cm">
          <draw:text-box>
            <text:p text:style-name="P25"><text:span text:style-name="T10"><text:s/></text:span></text:p>
          </draw:text-box>
        </draw:frame>
        <draw:frame draw:style-name="gr32" draw:text-style-name="P26" draw:layer="layout" svg:width="0.246cm" svg:height="0.276cm" svg:x="4.453cm" svg:y="11.926cm">
          <draw:text-box>
            <text:p text:style-name="P25"><text:span text:style-name="T10"><text:s/></text:span></text:p>
          </draw:text-box>
        </draw:frame>
        <draw:path draw:style-name="gr6" draw:text-style-name="P12" draw:layer="layout" svg:width="0.234cm" svg:height="0.235cm" svg:x="3.563cm" svg:y="12.355cm" svg:viewBox="0 0 235 236" svg:d="M118 236c-66 0-118-53-118-118s52-118 118-118c65 0 117 53 117 118s-52 118-117 118zM118 25c-51 0-93 42-93 93s42 93 93 93 92-42 92-93-41-93-92-93z">
          <text:p/>
        </draw:path>
        <draw:frame draw:style-name="gr55" draw:text-style-name="P26" draw:layer="layout" svg:width="2.424cm" svg:height="0.276cm" svg:x="4.621cm" svg:y="11.855cm">
          <draw:text-box>
            <text:p text:style-name="P25"><text:span text:style-name="T10">Animal </text:span><text:span text:style-name="T10">Handlin</text:span><text:span text:style-name="T10">g </text:span><text:span text:style-name="T19">(Wis)</text:span></text:p>
          </draw:text-box>
        </draw:frame>
        <draw:line draw:style-name="gr52" draw:text-style-name="P36" draw:layer="layout" svg:x1="3.951cm" svg:y1="12.616cm" svg:x2="4.452cm" svg:y2="12.616cm">
          <text:p>2</text:p>
        </draw:line>
        <draw:frame draw:style-name="gr32" draw:text-style-name="P26" draw:layer="layout" svg:width="0.246cm" svg:height="0.276cm" svg:x="3.798cm" svg:y="12.402cm">
          <draw:text-box>
            <text:p text:style-name="P25"><text:span text:style-name="T10"><text:s/></text:span></text:p>
          </draw:text-box>
        </draw:frame>
        <draw:frame draw:style-name="gr32" draw:text-style-name="P26" draw:layer="layout" svg:width="0.246cm" svg:height="0.276cm" svg:x="4.453cm" svg:y="12.402cm">
          <draw:text-box>
            <text:p text:style-name="P25"><text:span text:style-name="T10"><text:s/></text:span></text:p>
          </draw:text-box>
        </draw:frame>
        <draw:path draw:style-name="gr9" draw:text-style-name="P13" draw:layer="layout" svg:width="0.21cm" svg:height="0.21cm" svg:x="3.575cm" svg:y="12.844cm" svg:viewBox="0 0 211 211" svg:d="M106 211c58 0 105-47 105-105s-47-106-105-106c-59 0-106 48-106 106s47 105 106 105z">
          <text:p/>
        </draw:path>
        <draw:path draw:style-name="gr6" draw:text-style-name="P12" draw:layer="layout" svg:width="0.234cm" svg:height="0.235cm" svg:x="3.563cm" svg:y="12.831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56" draw:text-style-name="P26" draw:layer="layout" svg:width="1.276cm" svg:height="0.276cm" svg:x="4.621cm" svg:y="12.332cm">
          <draw:text-box>
            <text:p text:style-name="P25"><text:span text:style-name="T10">Arcana </text:span><text:span text:style-name="T19">(Int)</text:span></text:p>
          </draw:text-box>
        </draw:frame>
        <draw:line draw:style-name="gr52" draw:text-style-name="P36" draw:layer="layout" svg:x1="3.951cm" svg:y1="13.093cm" svg:x2="4.452cm" svg:y2="13.093cm">
          <text:p>3</text:p>
        </draw:line>
        <draw:frame draw:style-name="gr32" draw:text-style-name="P26" draw:layer="layout" svg:width="0.246cm" svg:height="0.276cm" svg:x="3.798cm" svg:y="12.879cm">
          <draw:text-box>
            <text:p text:style-name="P25"><text:span text:style-name="T10"><text:s/></text:span></text:p>
          </draw:text-box>
        </draw:frame>
        <draw:frame draw:style-name="gr32" draw:text-style-name="P26" draw:layer="layout" svg:width="0.246cm" svg:height="0.276cm" svg:x="4.453cm" svg:y="12.879cm">
          <draw:text-box>
            <text:p text:style-name="P25"><text:span text:style-name="T10"><text:s/></text:span></text:p>
          </draw:text-box>
        </draw:frame>
        <draw:path draw:style-name="gr9" draw:text-style-name="P13" draw:layer="layout" svg:width="0.21cm" svg:height="0.21cm" svg:x="3.575cm" svg:y="13.32cm" svg:viewBox="0 0 211 211" svg:d="M106 211c58 0 105-47 105-106 0-58-47-105-105-105-59 0-106 47-106 105 0 59 47 106 106 106z">
          <text:p/>
        </draw:path>
        <draw:path draw:style-name="gr6" draw:text-style-name="P12" draw:layer="layout" svg:width="0.234cm" svg:height="0.235cm" svg:x="3.563cm" svg:y="13.308cm" svg:viewBox="0 0 235 236" svg:d="M118 236c-66 0-118-53-118-119 0-65 52-117 118-117 65 0 117 52 117 117 0 66-52 119-117 119zM118 25c-51 0-93 41-93 92 0 52 42 93 93 93s92-41 92-93c0-51-41-92-92-92z">
          <text:p/>
        </draw:path>
        <draw:frame draw:style-name="gr57" draw:text-style-name="P26" draw:layer="layout" svg:width="1.471cm" svg:height="0.276cm" svg:x="4.621cm" svg:y="12.808cm">
          <draw:text-box>
            <text:p text:style-name="P25"><text:span text:style-name="T10">A</text:span><text:span text:style-name="T10">t</text:span><text:span text:style-name="T10">h</text:span><text:span text:style-name="T10">l</text:span><text:span text:style-name="T10">e</text:span><text:span text:style-name="T10">t</text:span><text:span text:style-name="T10">i</text:span><text:span text:style-name="T10">c</text:span><text:span text:style-name="T10">s</text:span><text:span text:style-name="T10"> </text:span><text:span text:style-name="T19">(</text:span><text:span text:style-name="T19">S</text:span><text:span text:style-name="T19">t</text:span><text:span text:style-name="T19">r</text:span><text:span text:style-name="T19">)</text:span></text:p>
          </draw:text-box>
        </draw:frame>
        <draw:line draw:style-name="gr52" draw:text-style-name="P36" draw:layer="layout" svg:x1="3.951cm" svg:y1="13.569cm" svg:x2="4.452cm" svg:y2="13.569cm">
          <text:p>2</text:p>
        </draw:line>
        <draw:frame draw:style-name="gr32" draw:text-style-name="P26" draw:layer="layout" svg:width="0.246cm" svg:height="0.276cm" svg:x="3.798cm" svg:y="13.355cm">
          <draw:text-box>
            <text:p text:style-name="P25"><text:span text:style-name="T10"><text:s/></text:span></text:p>
          </draw:text-box>
        </draw:frame>
        <draw:frame draw:style-name="gr32" draw:text-style-name="P26" draw:layer="layout" svg:width="0.246cm" svg:height="0.276cm" svg:x="4.453cm" svg:y="13.355cm">
          <draw:text-box>
            <text:p text:style-name="P25"><text:span text:style-name="T10"><text:s/></text:span></text:p>
          </draw:text-box>
        </draw:frame>
        <draw:path draw:style-name="gr6" draw:text-style-name="P12" draw:layer="layout" svg:width="0.234cm" svg:height="0.235cm" svg:x="3.563cm" svg:y="13.784cm" svg:viewBox="0 0 235 236" svg:d="M118 236c-66 0-118-53-118-119 0-64 52-117 118-117 65 0 117 53 117 117 0 66-52 119-117 119zM118 25c-51 0-93 41-93 92 0 52 42 94 93 94s92-42 92-94c0-51-41-92-92-92z">
          <text:p/>
        </draw:path>
        <draw:frame draw:style-name="gr58" draw:text-style-name="P26" draw:layer="layout" svg:width="1.78cm" svg:height="0.276cm" svg:x="4.621cm" svg:y="13.284cm">
          <draw:text-box>
            <text:p text:style-name="P25"><text:span text:style-name="T10">D</text:span><text:span text:style-name="T10">e</text:span><text:span text:style-name="T10">c</text:span><text:span text:style-name="T10">e</text:span><text:span text:style-name="T10">p</text:span><text:span text:style-name="T10">ti</text:span><text:span text:style-name="T10">o</text:span><text:span text:style-name="T10">n </text:span><text:span text:style-name="T19">(</text:span><text:span text:style-name="T19">C</text:span><text:span text:style-name="T19">h</text:span><text:span text:style-name="T19">a</text:span><text:span text:style-name="T19">)</text:span></text:p>
          </draw:text-box>
        </draw:frame>
        <draw:line draw:style-name="gr52" draw:text-style-name="P36" draw:layer="layout" svg:x1="3.951cm" svg:y1="14.045cm" svg:x2="4.452cm" svg:y2="14.045cm">
          <text:p>3</text:p>
        </draw:line>
        <draw:frame draw:style-name="gr32" draw:text-style-name="P26" draw:layer="layout" svg:width="0.246cm" svg:height="0.276cm" svg:x="3.798cm" svg:y="13.831cm">
          <draw:text-box>
            <text:p text:style-name="P25"><text:span text:style-name="T10"><text:s/></text:span></text:p>
          </draw:text-box>
        </draw:frame>
        <draw:frame draw:style-name="gr32" draw:text-style-name="P26" draw:layer="layout" svg:width="0.246cm" svg:height="0.276cm" svg:x="4.453cm" svg:y="13.831cm">
          <draw:text-box>
            <text:p text:style-name="P25"><text:span text:style-name="T10"><text:s/></text:span></text:p>
          </draw:text-box>
        </draw:frame>
        <draw:path draw:style-name="gr9" draw:text-style-name="P13" draw:layer="layout" svg:width="0.21cm" svg:height="0.209cm" svg:x="3.575cm" svg:y="14.273cm" svg:viewBox="0 0 211 210" svg:d="M106 210c58 0 105-47 105-104 0-58-47-106-105-106-59 0-106 48-106 106 0 57 47 104 106 104z">
          <text:p/>
        </draw:path>
        <draw:path draw:style-name="gr6" draw:text-style-name="P12" draw:layer="layout" svg:width="0.234cm" svg:height="0.235cm" svg:x="3.563cm" svg:y="14.26cm" svg:viewBox="0 0 235 236" svg:d="M118 236c-66 0-118-53-118-118s52-118 118-118c65 0 117 53 117 118s-52 118-117 118zM118 25c-51 0-93 42-93 93s42 93 93 93 92-42 92-93-41-93-92-93z">
          <text:p/>
        </draw:path>
        <draw:frame draw:style-name="gr59" draw:text-style-name="P26" draw:layer="layout" svg:width="1.264cm" svg:height="0.276cm" svg:x="4.621cm" svg:y="13.76cm">
          <draw:text-box>
            <text:p text:style-name="P25"><text:span text:style-name="T10">History </text:span><text:span text:style-name="T19">(Int)</text:span></text:p>
          </draw:text-box>
        </draw:frame>
        <draw:line draw:style-name="gr52" draw:text-style-name="P36" draw:layer="layout" svg:x1="3.951cm" svg:y1="14.521cm" svg:x2="4.452cm" svg:y2="14.521cm">
          <text:p>3</text:p>
        </draw:line>
        <draw:frame draw:style-name="gr32" draw:text-style-name="P26" draw:layer="layout" svg:width="0.246cm" svg:height="0.276cm" svg:x="3.798cm" svg:y="14.307cm">
          <draw:text-box>
            <text:p text:style-name="P25"><text:span text:style-name="T10"><text:s/></text:span></text:p>
          </draw:text-box>
        </draw:frame>
        <draw:frame draw:style-name="gr32" draw:text-style-name="P26" draw:layer="layout" svg:width="0.246cm" svg:height="0.276cm" svg:x="4.453cm" svg:y="14.307cm">
          <draw:text-box>
            <text:p text:style-name="P25"><text:span text:style-name="T10"><text:s/></text:span></text:p>
          </draw:text-box>
        </draw:frame>
        <draw:path draw:style-name="gr9" draw:text-style-name="P13" draw:layer="layout" svg:width="0.21cm" svg:height="0.21cm" svg:x="3.575cm" svg:y="14.749cm" svg:viewBox="0 0 211 211" svg:d="M106 211c58 0 105-48 105-106s-47-105-105-105c-59 0-106 47-106 105s47 106 106 106z">
          <text:p/>
        </draw:path>
        <draw:path draw:style-name="gr6" draw:text-style-name="P12" draw:layer="layout" svg:width="0.234cm" svg:height="0.235cm" svg:x="3.563cm" svg:y="14.736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60" draw:text-style-name="P26" draw:layer="layout" svg:width="1.361cm" svg:height="0.276cm" svg:x="4.621cm" svg:y="14.237cm">
          <draw:text-box>
            <text:p text:style-name="P25"><text:span text:style-name="T10">Insight </text:span><text:span text:style-name="T19">(Wis)</text:span></text:p>
          </draw:text-box>
        </draw:frame>
        <draw:line draw:style-name="gr30" draw:text-style-name="P14" draw:layer="layout" svg:x1="3.951cm" svg:y1="14.998cm" svg:x2="4.452cm" svg:y2="14.998cm">
          <text:p/>
        </draw:line>
        <draw:frame draw:style-name="gr32" draw:text-style-name="P26" draw:layer="layout" svg:width="0.246cm" svg:height="0.276cm" svg:x="3.798cm" svg:y="14.784cm">
          <draw:text-box>
            <text:p text:style-name="P25"><text:span text:style-name="T10"><text:s/></text:span></text:p>
          </draw:text-box>
        </draw:frame>
        <draw:frame draw:style-name="gr32" draw:text-style-name="P26" draw:layer="layout" svg:width="0.246cm" svg:height="0.276cm" svg:x="4.453cm" svg:y="14.784cm">
          <draw:text-box>
            <text:p text:style-name="P25"><text:span text:style-name="T10"><text:s/></text:span></text:p>
          </draw:text-box>
        </draw:frame>
        <draw:path draw:style-name="gr6" draw:text-style-name="P12" draw:layer="layout" svg:width="0.234cm" svg:height="0.235cm" svg:x="3.563cm" svg:y="15.213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61" draw:text-style-name="P26" draw:layer="layout" svg:width="1.929cm" svg:height="0.276cm" svg:x="4.621cm" svg:y="14.713cm">
          <draw:text-box>
            <text:p text:style-name="P25"><text:span text:style-name="T10">Intimidation </text:span><text:span text:style-name="T19">(Cha)</text:span></text:p>
          </draw:text-box>
        </draw:frame>
        <draw:line draw:style-name="gr30" draw:text-style-name="P14" draw:layer="layout" svg:x1="3.951cm" svg:y1="15.474cm" svg:x2="4.452cm" svg:y2="15.474cm">
          <text:p/>
        </draw:line>
        <draw:frame draw:style-name="gr32" draw:text-style-name="P26" draw:layer="layout" svg:width="0.246cm" svg:height="0.276cm" svg:x="3.798cm" svg:y="15.26cm">
          <draw:text-box>
            <text:p text:style-name="P25"><text:span text:style-name="T10"><text:s/></text:span></text:p>
          </draw:text-box>
        </draw:frame>
        <draw:frame draw:style-name="gr32" draw:text-style-name="P26" draw:layer="layout" svg:width="0.246cm" svg:height="0.276cm" svg:x="4.453cm" svg:y="15.26cm">
          <draw:text-box>
            <text:p text:style-name="P25"><text:span text:style-name="T10"><text:s/></text:span></text:p>
          </draw:text-box>
        </draw:frame>
        <draw:path draw:style-name="gr6" draw:text-style-name="P12" draw:layer="layout" svg:width="0.234cm" svg:height="0.235cm" svg:x="3.563cm" svg:y="15.689cm" svg:viewBox="0 0 235 236" svg:d="M118 236c-66 0-118-53-118-118s52-118 118-118c65 0 117 53 117 118s-52 118-117 118zM118 25c-51 0-93 41-93 93 0 51 42 93 93 93s92-42 92-93c0-52-41-93-92-93z">
          <text:p/>
        </draw:path>
        <draw:frame draw:style-name="gr62" draw:text-style-name="P26" draw:layer="layout" svg:width="1.873cm" svg:height="0.276cm" svg:x="4.621cm" svg:y="15.189cm">
          <draw:text-box>
            <text:p text:style-name="P25"><text:span text:style-name="T10">Investigatio</text:span><text:span text:style-name="T10">n </text:span><text:span text:style-name="T19">(Int)</text:span></text:p>
          </draw:text-box>
        </draw:frame>
        <draw:line draw:style-name="gr30" draw:text-style-name="P14" draw:layer="layout" svg:x1="3.951cm" svg:y1="15.95cm" svg:x2="4.452cm" svg:y2="15.95cm">
          <text:p/>
        </draw:line>
        <draw:frame draw:style-name="gr32" draw:text-style-name="P26" draw:layer="layout" svg:width="0.246cm" svg:height="0.276cm" svg:x="3.798cm" svg:y="15.736cm">
          <draw:text-box>
            <text:p text:style-name="P25"><text:span text:style-name="T10"><text:s/></text:span></text:p>
          </draw:text-box>
        </draw:frame>
        <draw:frame draw:style-name="gr32" draw:text-style-name="P26" draw:layer="layout" svg:width="0.246cm" svg:height="0.276cm" svg:x="4.453cm" svg:y="15.736cm">
          <draw:text-box>
            <text:p text:style-name="P25"><text:span text:style-name="T10"><text:s/></text:span></text:p>
          </draw:text-box>
        </draw:frame>
        <draw:path draw:style-name="gr9" draw:text-style-name="P13" draw:layer="layout" svg:width="0.21cm" svg:height="0.209cm" svg:x="3.575cm" svg:y="16.178cm" svg:viewBox="0 0 211 210" svg:d="M106 210c58 0 105-47 105-104 0-58-47-106-105-106-59 0-106 48-106 106 0 57 47 104 106 104z">
          <text:p/>
        </draw:path>
        <draw:path draw:style-name="gr6" draw:text-style-name="P12" draw:layer="layout" svg:width="0.234cm" svg:height="0.235cm" svg:x="3.563cm" svg:y="16.165cm" svg:viewBox="0 0 235 236" svg:d="M118 236c-66 0-118-53-118-117 0-66 52-119 118-119 65 0 117 53 117 119 0 64-52 117-117 117zM118 25c-51 0-93 42-93 94 0 50 42 92 93 92s92-42 92-92c0-52-41-94-92-94z">
          <text:p/>
        </draw:path>
        <draw:frame draw:style-name="gr63" draw:text-style-name="P26" draw:layer="layout" svg:width="1.62cm" svg:height="0.276cm" svg:x="4.621cm" svg:y="15.665cm">
          <draw:text-box>
            <text:p text:style-name="P25"><text:span text:style-name="T10">Medicine </text:span><text:span text:style-name="T19">(Wis)</text:span></text:p>
          </draw:text-box>
        </draw:frame>
        <draw:line draw:style-name="gr30" draw:text-style-name="P14" draw:layer="layout" svg:x1="3.951cm" svg:y1="16.426cm" svg:x2="4.452cm" svg:y2="16.426cm">
          <text:p/>
        </draw:line>
        <draw:frame draw:style-name="gr32" draw:text-style-name="P26" draw:layer="layout" svg:width="0.246cm" svg:height="0.276cm" svg:x="3.798cm" svg:y="16.212cm">
          <draw:text-box>
            <text:p text:style-name="P25"><text:span text:style-name="T10"><text:s/></text:span></text:p>
          </draw:text-box>
        </draw:frame>
        <draw:frame draw:style-name="gr32" draw:text-style-name="P26" draw:layer="layout" svg:width="0.246cm" svg:height="0.276cm" svg:x="4.453cm" svg:y="16.212cm">
          <draw:text-box>
            <text:p text:style-name="P25"><text:span text:style-name="T10"><text:s/></text:span></text:p>
          </draw:text-box>
        </draw:frame>
        <draw:path draw:style-name="gr9" draw:text-style-name="P13" draw:layer="layout" svg:width="0.21cm" svg:height="0.21cm" svg:x="3.575cm" svg:y="16.654cm" svg:viewBox="0 0 211 211" svg:d="M106 211c58 0 105-48 105-106s-47-105-105-105c-59 0-106 47-106 105s47 106 106 106z">
          <text:p/>
        </draw:path>
        <draw:path draw:style-name="gr6" draw:text-style-name="P12" draw:layer="layout" svg:width="0.234cm" svg:height="0.235cm" svg:x="3.563cm" svg:y="16.641cm" svg:viewBox="0 0 235 236" svg:d="M118 236c-66 0-118-52-118-117 0-66 52-119 118-119 65 0 117 53 117 119 0 65-52 117-117 117zM118 26c-51 0-93 41-93 93 0 51 42 92 93 92s92-41 92-92c0-52-41-93-92-93z">
          <text:p/>
        </draw:path>
        <draw:frame draw:style-name="gr64" draw:text-style-name="P26" draw:layer="layout" svg:width="1.234cm" svg:height="0.276cm" svg:x="4.621cm" svg:y="16.142cm">
          <draw:text-box>
            <text:p text:style-name="P25"><text:span text:style-name="T10">Nature </text:span><text:span text:style-name="T19">(Int)</text:span></text:p>
          </draw:text-box>
        </draw:frame>
        <draw:line draw:style-name="gr30" draw:text-style-name="P14" draw:layer="layout" svg:x1="3.951cm" svg:y1="16.903cm" svg:x2="4.452cm" svg:y2="16.903cm">
          <text:p/>
        </draw:line>
        <draw:frame draw:style-name="gr32" draw:text-style-name="P26" draw:layer="layout" svg:width="0.246cm" svg:height="0.276cm" svg:x="3.798cm" svg:y="16.689cm">
          <draw:text-box>
            <text:p text:style-name="P25"><text:span text:style-name="T10"><text:s/></text:span></text:p>
          </draw:text-box>
        </draw:frame>
        <draw:frame draw:style-name="gr32" draw:text-style-name="P26" draw:layer="layout" svg:width="0.246cm" svg:height="0.276cm" svg:x="4.453cm" svg:y="16.689cm">
          <draw:text-box>
            <text:p text:style-name="P25"><text:span text:style-name="T10"><text:s/></text:span></text:p>
          </draw:text-box>
        </draw:frame>
        <draw:path draw:style-name="gr9" draw:text-style-name="P13" draw:layer="layout" svg:width="0.21cm" svg:height="0.21cm" svg:x="3.575cm" svg:y="17.13cm" svg:viewBox="0 0 211 211" svg:d="M106 211c58 0 105-47 105-106 0-58-47-105-105-105-59 0-106 47-106 105 0 59 47 106 106 106z">
          <text:p/>
        </draw:path>
        <draw:path draw:style-name="gr6" draw:text-style-name="P12" draw:layer="layout" svg:width="0.234cm" svg:height="0.235cm" svg:x="3.563cm" svg:y="17.118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54" draw:text-style-name="P26" draw:layer="layout" svg:width="1.81cm" svg:height="0.276cm" svg:x="4.621cm" svg:y="16.618cm">
          <draw:text-box>
            <text:p text:style-name="P25"><text:span text:style-name="T10">Perception </text:span><text:span text:style-name="T19">(Wis)</text:span></text:p>
          </draw:text-box>
        </draw:frame>
        <draw:line draw:style-name="gr30" draw:text-style-name="P14" draw:layer="layout" svg:x1="3.951cm" svg:y1="17.379cm" svg:x2="4.452cm" svg:y2="17.379cm">
          <text:p/>
        </draw:line>
        <draw:frame draw:style-name="gr32" draw:text-style-name="P26" draw:layer="layout" svg:width="0.246cm" svg:height="0.276cm" svg:x="3.798cm" svg:y="17.165cm">
          <draw:text-box>
            <text:p text:style-name="P25"><text:span text:style-name="T10"><text:s/></text:span></text:p>
          </draw:text-box>
        </draw:frame>
        <draw:frame draw:style-name="gr32" draw:text-style-name="P26" draw:layer="layout" svg:width="0.246cm" svg:height="0.276cm" svg:x="4.453cm" svg:y="17.165cm">
          <draw:text-box>
            <text:p text:style-name="P25"><text:span text:style-name="T10"><text:s/></text:span></text:p>
          </draw:text-box>
        </draw:frame>
        <draw:path draw:style-name="gr9" draw:text-style-name="P13" draw:layer="layout" svg:width="0.21cm" svg:height="0.209cm" svg:x="3.575cm" svg:y="17.607cm" svg:viewBox="0 0 211 210" svg:d="M106 210c58 0 105-47 105-105 0-59-47-105-105-105-59 0-106 46-106 105 0 58 47 105 106 105z">
          <text:p/>
        </draw:path>
        <draw:path draw:style-name="gr6" draw:text-style-name="P12" draw:layer="layout" svg:width="0.234cm" svg:height="0.235cm" svg:x="3.563cm" svg:y="17.594cm" svg:viewBox="0 0 235 236" svg:d="M118 236c-66 0-118-53-118-118s52-118 118-118c65 0 117 53 117 118s-52 118-117 118zM118 25c-51 0-93 41-93 93 0 51 42 93 93 93s92-42 92-93c0-52-41-93-92-93z">
          <text:p/>
        </draw:path>
        <draw:frame draw:style-name="gr65" draw:text-style-name="P26" draw:layer="layout" svg:width="2.077cm" svg:height="0.276cm" svg:x="4.621cm" svg:y="17.094cm">
          <draw:text-box>
            <text:p text:style-name="P25"><text:span text:style-name="T10">Performance </text:span><text:span text:style-name="T19">(Cha)</text:span></text:p>
          </draw:text-box>
        </draw:frame>
        <draw:line draw:style-name="gr30" draw:text-style-name="P14" draw:layer="layout" svg:x1="3.951cm" svg:y1="17.855cm" svg:x2="4.452cm" svg:y2="17.855cm">
          <text:p/>
        </draw:line>
        <draw:frame draw:style-name="gr32" draw:text-style-name="P26" draw:layer="layout" svg:width="0.246cm" svg:height="0.276cm" svg:x="3.798cm" svg:y="17.641cm">
          <draw:text-box>
            <text:p text:style-name="P25"><text:span text:style-name="T10"><text:s/></text:span></text:p>
          </draw:text-box>
        </draw:frame>
        <draw:frame draw:style-name="gr32" draw:text-style-name="P26" draw:layer="layout" svg:width="0.246cm" svg:height="0.276cm" svg:x="4.453cm" svg:y="17.641cm">
          <draw:text-box>
            <text:p text:style-name="P25"><text:span text:style-name="T10"><text:s/></text:span></text:p>
          </draw:text-box>
        </draw:frame>
        <draw:path draw:style-name="gr9" draw:text-style-name="P13" draw:layer="layout" svg:width="0.21cm" svg:height="0.209cm" svg:x="3.575cm" svg:y="18.083cm" svg:viewBox="0 0 211 210" svg:d="M106 210c58 0 105-48 105-105 0-58-47-105-105-105-59 0-106 47-106 105 0 57 47 105 106 105z">
          <text:p/>
        </draw:path>
        <draw:path draw:style-name="gr6" draw:text-style-name="P12" draw:layer="layout" svg:width="0.234cm" svg:height="0.235cm" svg:x="3.563cm" svg:y="18.07cm" svg:viewBox="0 0 235 236" svg:d="M118 236c-66 0-118-53-118-117 0-66 52-119 118-119 65 0 117 53 117 119 0 64-52 117-117 117zM118 25c-51 0-93 43-93 94 0 50 42 92 93 92s92-42 92-92c0-51-41-94-92-94z">
          <text:p/>
        </draw:path>
        <draw:frame draw:style-name="gr66" draw:text-style-name="P26" draw:layer="layout" svg:width="1.903cm" svg:height="0.276cm" svg:x="4.621cm" svg:y="17.57cm">
          <draw:text-box>
            <text:p text:style-name="P25"><text:span text:style-name="T10">Persuasion </text:span><text:span text:style-name="T19">(Cha)</text:span></text:p>
          </draw:text-box>
        </draw:frame>
        <draw:line draw:style-name="gr30" draw:text-style-name="P14" draw:layer="layout" svg:x1="3.951cm" svg:y1="18.331cm" svg:x2="4.452cm" svg:y2="18.331cm">
          <text:p/>
        </draw:line>
        <draw:frame draw:style-name="gr32" draw:text-style-name="P26" draw:layer="layout" svg:width="0.246cm" svg:height="0.276cm" svg:x="3.798cm" svg:y="18.117cm">
          <draw:text-box>
            <text:p text:style-name="P25"><text:span text:style-name="T10"><text:s/></text:span></text:p>
          </draw:text-box>
        </draw:frame>
        <draw:frame draw:style-name="gr32" draw:text-style-name="P26" draw:layer="layout" svg:width="0.246cm" svg:height="0.276cm" svg:x="4.453cm" svg:y="18.117cm">
          <draw:text-box>
            <text:p text:style-name="P25"><text:span text:style-name="T10"><text:s/></text:span></text:p>
          </draw:text-box>
        </draw:frame>
        <draw:path draw:style-name="gr9" draw:text-style-name="P13" draw:layer="layout" svg:width="0.21cm" svg:height="0.21cm" svg:x="3.575cm" svg:y="18.559cm" svg:viewBox="0 0 211 211" svg:d="M106 211c58 0 105-47 105-106 0-58-47-105-105-105-59 0-106 47-106 105 0 59 47 106 106 106z">
          <text:p/>
        </draw:path>
        <draw:path draw:style-name="gr6" draw:text-style-name="P12" draw:layer="layout" svg:width="0.234cm" svg:height="0.235cm" svg:x="3.563cm" svg:y="18.546cm" svg:viewBox="0 0 235 236" svg:d="M118 236c-66 0-118-52-118-117 0-66 52-119 118-119 65 0 117 53 117 119 0 65-52 117-117 117zM118 26c-51 0-93 42-93 93s42 92 93 92 92-41 92-92-41-93-92-93z">
          <text:p/>
        </draw:path>
        <draw:frame draw:style-name="gr67" draw:text-style-name="P26" draw:layer="layout" svg:width="1.387cm" svg:height="0.276cm" svg:x="4.621cm" svg:y="18.047cm">
          <draw:text-box>
            <text:p text:style-name="P25"><text:span text:style-name="T10">Religion </text:span><text:span text:style-name="T19">(Int)</text:span></text:p>
          </draw:text-box>
        </draw:frame>
        <draw:line draw:style-name="gr30" draw:text-style-name="P14" draw:layer="layout" svg:x1="3.951cm" svg:y1="18.808cm" svg:x2="4.452cm" svg:y2="18.808cm">
          <text:p/>
        </draw:line>
        <draw:frame draw:style-name="gr32" draw:text-style-name="P26" draw:layer="layout" svg:width="0.246cm" svg:height="0.276cm" svg:x="3.798cm" svg:y="18.594cm">
          <draw:text-box>
            <text:p text:style-name="P25"><text:span text:style-name="T10"><text:s/></text:span></text:p>
          </draw:text-box>
        </draw:frame>
        <draw:frame draw:style-name="gr32" draw:text-style-name="P26" draw:layer="layout" svg:width="0.246cm" svg:height="0.276cm" svg:x="4.453cm" svg:y="18.594cm">
          <draw:text-box>
            <text:p text:style-name="P25"><text:span text:style-name="T10"><text:s/></text:span></text:p>
          </draw:text-box>
        </draw:frame>
        <draw:path draw:style-name="gr9" draw:text-style-name="P13" draw:layer="layout" svg:width="0.21cm" svg:height="0.21cm" svg:x="3.575cm" svg:y="19.035cm" svg:viewBox="0 0 211 211" svg:d="M106 211c58 0 105-47 105-105 0-59-47-106-105-106-59 0-106 47-106 106 0 58 47 105 106 105z">
          <text:p/>
        </draw:path>
        <draw:path draw:style-name="gr6" draw:text-style-name="P12" draw:layer="layout" svg:width="0.234cm" svg:height="0.235cm" svg:x="3.563cm" svg:y="19.023cm" svg:viewBox="0 0 235 236" svg:d="M118 236c-66 0-118-53-118-118s52-118 118-118c65 0 117 53 117 118s-52 118-117 118zM118 25c-51 0-93 42-93 93s42 92 93 92 92-41 92-92-41-93-92-93z">
          <text:p/>
        </draw:path>
        <draw:frame draw:style-name="gr68" draw:text-style-name="P26" draw:layer="layout" svg:width="2.339cm" svg:height="0.276cm" svg:x="4.621cm" svg:y="18.523cm">
          <draw:text-box>
            <text:p text:style-name="P25"><text:span text:style-name="T10">Sleight of Hand </text:span><text:span text:style-name="T19">(Dex)</text:span></text:p>
          </draw:text-box>
        </draw:frame>
        <draw:line draw:style-name="gr30" draw:text-style-name="P14" draw:layer="layout" svg:x1="3.951cm" svg:y1="19.284cm" svg:x2="4.452cm" svg:y2="19.284cm">
          <text:p/>
        </draw:line>
        <draw:frame draw:style-name="gr32" draw:text-style-name="P26" draw:layer="layout" svg:width="0.246cm" svg:height="0.276cm" svg:x="3.798cm" svg:y="19.07cm">
          <draw:text-box>
            <text:p text:style-name="P25"><text:span text:style-name="T10"><text:s/></text:span></text:p>
          </draw:text-box>
        </draw:frame>
        <draw:frame draw:style-name="gr32" draw:text-style-name="P26" draw:layer="layout" svg:width="0.246cm" svg:height="0.276cm" svg:x="4.453cm" svg:y="19.07cm">
          <draw:text-box>
            <text:p text:style-name="P25"><text:span text:style-name="T10"><text:s/></text:span></text:p>
          </draw:text-box>
        </draw:frame>
        <draw:path draw:style-name="gr9" draw:text-style-name="P13" draw:layer="layout" svg:width="0.21cm" svg:height="0.209cm" svg:x="3.575cm" svg:y="19.512cm" svg:viewBox="0 0 211 210" svg:d="M106 210c58 0 105-47 105-105s-47-105-105-105c-59 0-106 47-106 105s47 105 106 105z">
          <text:p/>
        </draw:path>
        <draw:path draw:style-name="gr6" draw:text-style-name="P12" draw:layer="layout" svg:width="0.234cm" svg:height="0.235cm" svg:x="3.563cm" svg:y="19.499cm" svg:viewBox="0 0 235 236" svg:d="M118 236c-66 0-118-53-118-118 0-64 52-118 118-118 65 0 117 54 117 118 0 65-52 118-117 118zM118 25c-51 0-93 42-93 93s42 93 93 93 92-42 92-93-41-93-92-93z">
          <text:p/>
        </draw:path>
        <draw:frame draw:style-name="gr69" draw:text-style-name="P26" draw:layer="layout" svg:width="1.429cm" svg:height="0.276cm" svg:x="4.621cm" svg:y="18.999cm">
          <draw:text-box>
            <text:p text:style-name="P25"><text:span text:style-name="T10">S</text:span><text:span text:style-name="T10">t</text:span><text:span text:style-name="T10">e</text:span><text:span text:style-name="T10">a</text:span><text:span text:style-name="T10">lt</text:span><text:span text:style-name="T10">h </text:span><text:span text:style-name="T19">(</text:span><text:span text:style-name="T19">D</text:span><text:span text:style-name="T19">e</text:span><text:span text:style-name="T19">x</text:span><text:span text:style-name="T19">)</text:span></text:p>
          </draw:text-box>
        </draw:frame>
        <draw:line draw:style-name="gr30" draw:text-style-name="P14" draw:layer="layout" svg:x1="3.951cm" svg:y1="19.76cm" svg:x2="4.452cm" svg:y2="19.76cm">
          <text:p/>
        </draw:line>
        <draw:frame draw:style-name="gr32" draw:text-style-name="P26" draw:layer="layout" svg:width="0.246cm" svg:height="0.276cm" svg:x="3.798cm" svg:y="19.546cm">
          <draw:text-box>
            <text:p text:style-name="P25"><text:span text:style-name="T10"><text:s/></text:span></text:p>
          </draw:text-box>
        </draw:frame>
        <draw:frame draw:style-name="gr32" draw:text-style-name="P26" draw:layer="layout" svg:width="0.246cm" svg:height="0.276cm" svg:x="4.453cm" svg:y="19.546cm">
          <draw:text-box>
            <text:p text:style-name="P25"><text:span text:style-name="T10"><text:s/></text:span></text:p>
          </draw:text-box>
        </draw:frame>
        <draw:frame draw:style-name="gr70" draw:text-style-name="P26" draw:layer="layout" svg:width="1.514cm" svg:height="0.276cm" svg:x="4.621cm" svg:y="19.475cm">
          <draw:text-box>
            <text:p text:style-name="P25"><text:span text:style-name="T10">S</text:span><text:span text:style-name="T10">u</text:span><text:span text:style-name="T10">r</text:span><text:span text:style-name="T10">v</text:span><text:span text:style-name="T10">i</text:span><text:span text:style-name="T10">v</text:span><text:span text:style-name="T10">a</text:span><text:span text:style-name="T10">l </text:span><text:span text:style-name="T19">(</text:span><text:span text:style-name="T19">W</text:span><text:span text:style-name="T19">i</text:span><text:span text:style-name="T19">s</text:span><text:span text:style-name="T19">)</text:span></text:p>
          </draw:text-box>
        </draw:frame>
        <draw:frame draw:style-name="gr71" draw:text-style-name="P38" draw:layer="layout" svg:width="1.424cm" svg:height="0.225cm" svg:x="11.661cm" svg:y="12.49cm">
          <draw:text-box>
            <text:p text:style-name="P25"><text:span text:style-name="T16">DEATH </text:span><text:span text:style-name="T16">SAVES</text:span></text:p>
          </draw:text-box>
        </draw:frame>
        <draw:frame draw:style-name="gr72" draw:text-style-name="P38" draw:layer="layout" svg:width="0.87cm" svg:height="0.225cm" svg:x="8.873cm" svg:y="12.49cm">
          <draw:text-box>
            <text:p text:style-name="P25"><text:span text:style-name="T16">H</text:span><text:span text:style-name="T16">I</text:span><text:span text:style-name="T16">T</text:span><text:span text:style-name="T16"> </text:span><text:span text:style-name="T16">D</text:span><text:span text:style-name="T16">I</text:span><text:span text:style-name="T16">C</text:span><text:span text:style-name="T16">E</text:span></text:p>
          </draw:text-box>
        </draw:frame>
        <draw:frame draw:style-name="gr73" draw:text-style-name="P34" draw:layer="layout" svg:width="0.59cm" svg:height="0.225cm" svg:x="7.926cm" svg:y="13.505cm">
          <draw:text-box>
            <text:p text:style-name="P25"><text:span text:style-name="T15">NAME</text:span></text:p>
          </draw:text-box>
        </draw:frame>
        <draw:frame draw:style-name="gr74" draw:text-style-name="P34" draw:layer="layout" svg:width="1.175cm" svg:height="0.225cm" svg:x="10.313cm" svg:y="13.505cm">
          <draw:text-box>
            <text:p text:style-name="P25"><text:span text:style-name="T15">ATK BONUS</text:span></text:p>
          </draw:text-box>
        </draw:frame>
        <draw:frame draw:style-name="gr75" draw:text-style-name="P34" draw:layer="layout" svg:width="1.467cm" svg:height="0.225cm" svg:x="11.776cm" svg:y="13.505cm">
          <draw:text-box>
            <text:p text:style-name="P25"><text:span text:style-name="T15">DAMAGE/TYPE</text:span></text:p>
          </draw:text-box>
        </draw:frame>
        <draw:frame draw:style-name="gr76" draw:text-style-name="P26" draw:layer="layout" svg:width="0.544cm" svg:height="0.276cm" svg:x="8.105cm" svg:y="11.337cm">
          <draw:text-box>
            <text:p text:style-name="P25"><text:span text:style-name="T12">Total</text:span></text:p>
          </draw:text-box>
        </draw:frame>
        <draw:frame draw:style-name="gr77" draw:text-style-name="P38" draw:layer="layout" svg:width="1.17cm" svg:height="0.217cm" svg:x="11.068cm" svg:y="11.42cm">
          <draw:text-box>
            <text:p text:style-name="P25"><text:span text:style-name="T20">SUCCESS</text:span><text:span text:style-name="T20">ES</text:span></text:p>
          </draw:text-box>
        </draw:frame>
        <draw:frame draw:style-name="gr78" draw:text-style-name="P38" draw:layer="layout" svg:width="0.997cm" svg:height="0.225cm" svg:x="11.246cm" svg:y="11.95cm">
          <draw:text-box>
            <text:p text:style-name="P25"><text:span text:style-name="T16">FAILURE</text:span><text:span text:style-name="T16">S</text:span></text:p>
          </draw:text-box>
        </draw:frame>
        <draw:frame draw:style-name="gr79" draw:text-style-name="P35" draw:layer="layout" svg:width="0.802cm" svg:height="0.239cm" svg:x="8.326cm" svg:y="5.783cm">
          <draw:text-box>
            <text:p text:style-name="P25"><text:span text:style-name="T21">ARMOR</text:span></text:p>
          </draw:text-box>
        </draw:frame>
        <draw:frame draw:style-name="gr80" draw:text-style-name="P35" draw:layer="layout" svg:width="0.717cm" svg:height="0.239cm" svg:x="8.377cm" svg:y="5.968cm">
          <draw:text-box>
            <text:p text:style-name="P25"><text:span text:style-name="T21">CLASS</text:span></text:p>
          </draw:text-box>
        </draw:frame>
        <draw:frame draw:style-name="gr81" draw:text-style-name="P37" draw:layer="layout" svg:width="3.05cm" svg:height="0.255cm" svg:x="9.27cm" svg:y="8.625cm">
          <draw:text-box>
            <text:p text:style-name="P25"><text:span text:style-name="T17">CURRE</text:span><text:span text:style-name="T17">NT </text:span><text:span text:style-name="T17">DAMAG</text:span><text:span text:style-name="T17">E </text:span><text:span text:style-name="T17">TAKEN</text:span></text:p>
          </draw:text-box>
        </draw:frame>
        <draw:frame draw:style-name="gr82" draw:text-style-name="P37" draw:layer="layout" svg:width="2.809cm" svg:height="0.255cm" svg:x="9.391cm" svg:y="10.493cm">
          <draw:text-box>
            <text:p text:style-name="P25"><text:span text:style-name="T17">TEMPO</text:span><text:span text:style-name="T17">RARY </text:span><text:span text:style-name="T17">HIT </text:span><text:span text:style-name="T17">POINTS</text:span></text:p>
          </draw:text-box>
        </draw:frame>
        <draw:frame draw:style-name="gr83" draw:text-style-name="P37" draw:layer="layout" svg:width="1.17cm" svg:height="0.255cm" svg:x="10.176cm" svg:y="6.163cm">
          <draw:text-box>
            <text:p text:style-name="P25"><text:span text:style-name="T17">INITIATI</text:span><text:span text:style-name="T17">VE</text:span></text:p>
          </draw:text-box>
        </draw:frame>
        <draw:frame draw:style-name="gr84" draw:text-style-name="P37" draw:layer="layout" svg:width="0.777cm" svg:height="0.255cm" svg:x="12.453cm" svg:y="6.163cm">
          <draw:text-box>
            <text:p text:style-name="P25"><text:span text:style-name="T17">SPEED</text:span></text:p>
          </draw:text-box>
        </draw:frame>
        <draw:frame draw:style-name="gr85" draw:text-style-name="P38" draw:layer="layout" svg:width="2.182cm" svg:height="0.225cm" svg:x="4.784cm" svg:y="6.147cm">
          <draw:text-box>
            <text:p text:style-name="P25"><text:span text:style-name="T22">PROFICI</text:span><text:span text:style-name="T22">ENCY </text:span><text:span text:style-name="T22">BONUS</text:span></text:p>
          </draw:text-box>
        </draw:frame>
        <draw:frame draw:style-name="gr86" draw:text-style-name="P37" draw:layer="layout" svg:width="1.259cm" svg:height="0.255cm" svg:x="1.451cm" svg:y="5.134cm">
          <draw:text-box>
            <text:p text:style-name="P25"><text:span text:style-name="T17">STREN</text:span><text:span text:style-name="T17">GTH</text:span></text:p>
          </draw:text-box>
        </draw:frame>
        <draw:frame draw:style-name="gr87" draw:text-style-name="P37" draw:layer="layout" svg:width="1.285cm" svg:height="0.255cm" svg:x="1.463cm" svg:y="7.669cm">
          <draw:text-box>
            <text:p text:style-name="P25"><text:span text:style-name="T17">DEXTE</text:span><text:span text:style-name="T17">RITY</text:span></text:p>
          </draw:text-box>
        </draw:frame>
        <draw:frame draw:style-name="gr88" draw:text-style-name="P37" draw:layer="layout" svg:width="1.594cm" svg:height="0.239cm" svg:x="1.21cm" svg:y="10.182cm">
          <draw:text-box>
            <text:p text:style-name="P25"><text:span text:style-name="T21">CONSTIT</text:span><text:span text:style-name="T21">UTION</text:span></text:p>
          </draw:text-box>
        </draw:frame>
        <draw:frame draw:style-name="gr89" draw:text-style-name="P37" draw:layer="layout" svg:width="1.678cm" svg:height="0.255cm" svg:x="1.27cm" svg:y="12.719cm">
          <draw:text-box>
            <text:p text:style-name="P25"><text:span text:style-name="T21">INTELLIGENCE</text:span></text:p>
          </draw:text-box>
        </draw:frame>
        <draw:frame draw:style-name="gr90" draw:text-style-name="P37" draw:layer="layout" svg:width="0.967cm" svg:height="0.255cm" svg:x="1.556cm" svg:y="15.243cm">
          <draw:text-box>
            <text:p text:style-name="P25"><text:span text:style-name="T17">WISDO</text:span><text:span text:style-name="T17">M</text:span></text:p>
          </draw:text-box>
        </draw:frame>
        <draw:frame draw:style-name="gr91" draw:text-style-name="P37" draw:layer="layout" svg:width="1.234cm" svg:height="0.255cm" svg:x="1.464cm" svg:y="17.762cm">
          <draw:text-box>
            <text:p text:style-name="P25"><text:span text:style-name="T17">C</text:span><text:span text:style-name="T17">H</text:span><text:span text:style-name="T17">A</text:span><text:span text:style-name="T17">R</text:span><text:span text:style-name="T17">I</text:span><text:span text:style-name="T17">S</text:span><text:span text:style-name="T17">M</text:span><text:span text:style-name="T17">A</text:span></text:p>
          </draw:text-box>
        </draw:frame>
        <draw:path draw:style-name="gr92" draw:text-style-name="P39" draw:layer="layout" svg:width="3.988cm" svg:height="0.993cm" svg:x="3.292cm" svg:y="4.429cm" svg:viewBox="0 0 3989 994" svg:d="M3989 272l-14-7c-51-24-115-118-136-152l-7-12h-2840v-101h-242l-10 12c-15 19-34 36-55 47-53-23-108-36-164-39-5-10-14-16-25-16s-20 6-25 16c-56 3-111 16-164 39-21-11-40-28-56-47l-9-12h-242v994h242l9-12c16-19 35-35 56-46 53 23 108 36 164 39 5 9 14 16 25 16s20-7 24-16c57-3 112-16 165-39 21 11 40 27 55 46l10 12h242v-100h2827 13l7-12c21-34 85-128 136-152l14-6zM3748 769h-2685v-543h2685c81 46 164 109 193 184v175c-29 75-112 138-193 184zM992 226h45v543h-45zM3941 301v53c-64-95-196-165-288-204h152c20 31 77 116 136 151zM3582 150c27 10 69 27 115 50h-2705v-50zM473 47c5 7 13 13 23 13s18-6 23-13c44 2 87 11 129 26-13 3-26 4-39 4h-226c-13 0-26-1-39-4 42-15 85-24 129-26zM519 949c-5-8-13-13-23-13s-18 5-23 13c-44-3-87-11-129-26 13-4 26-5 39-5h226c13 0 26 1 39 5-42 15-85 23-129 26zM779 932c-44-48-105-76-170-76h-226c-65 0-126 28-170 76h-41c0 0-111-1-111-150v-569c0-149 111-150 111-150h41c44 49 105 76 170 76h226c65 0 126-27 170-76h41c0 0 111 1 111 150v569c0 149-111 150-111 150zM992 795h2705c-46 23-88 40-115 50h-2590zM3805 845h-152c92-39 224-109 288-204v53c-59 36-116 120-136 151z">
          <text:p/>
        </draw:path>
        <draw:frame draw:style-name="gr93" draw:text-style-name="P35" draw:layer="layout" svg:width="1.958cm" svg:height="0.255cm" svg:x="4.397cm" svg:y="10.26cm">
          <draw:text-box draw:corner-radius="0.03cm">
            <text:p text:style-name="P25"><text:span text:style-name="T17">SAVIN</text:span><text:span text:style-name="T17">G </text:span><text:span text:style-name="T17">THROW</text:span><text:span text:style-name="T17">S</text:span></text:p>
          </draw:text-box>
        </draw:frame>
        <draw:frame draw:style-name="gr94" draw:text-style-name="P38" draw:layer="layout" svg:width="1.31cm" svg:height="0.225cm" svg:x="5.163cm" svg:y="4.817cm">
          <draw:text-box>
            <text:p text:style-name="P25"><text:span text:style-name="T22">INSPIRA</text:span><text:span text:style-name="T22">TION</text:span></text:p>
          </draw:text-box>
        </draw:frame>
        <draw:path draw:style-name="gr6" draw:text-style-name="P12" draw:layer="layout" svg:width="0.17cm" svg:height="0.171cm" svg:x="8.845cm" svg:y="1.14cm" svg:viewBox="0 0 171 172" svg:d="M93 62c14 0 14 20 0 20h-19v-20zM107 97c31-7 25-55-14-55h-42v87h23v-27h9l21 27h24v-5zM86 155c41 0 64-31 64-70 0-38-23-68-64-68-42 0-65 30-66 68 1 39 24 70 66 70zM171 85c0 47-31 87-85 87-55 0-86-40-86-87 0-46 31-85 86-85 54 0 85 39 85 85z">
          <text:p/>
        </draw:path>
        <draw:path draw:style-name="gr6" draw:text-style-name="P12" draw:layer="layout" svg:width="4.904cm" svg:height="0.536cm" svg:x="3.935cm" svg:y="1.007cm" svg:viewBox="0 0 4905 537" svg:d="M2442 151c-2-9-1-18 2-27l12-37 14 36c5 11 14 18 25 25-1-17 2-36 8-49-1-28 18-49 41-49 39 0 49 48 31 81 9 13 22 25 33 35 4 4 8 7 11 11 1 1 2 2 3 3 17-23 29-55 29-80 0-50-32-97-100-100-44-3-73 11-94 33-10 10-32 35-28 81 2 17 7 29 13 37zM2624 385c-16 26-48 60-81 60-62 0-92-86-24-158-4-1-8-1-9-1-6 0-11 1-15 4l-30 26 8-43c1-1 1-2 2-4-15 8-30 18-35 25l-28 29 3-42 2-9c1-6 3-15 2-17 0-1-1-2-2-2-12 10-47 40-51 86 0 0 7-10 13-13 3-1 7 1 3 13-1 5-35 95 31 158 0 0-7-18-3-24 2-3 5-3 9 2 3 4 6 7 9 11 5 6 11 12 18 17 20 14 46 25 77 25 81 0 124-56 148-103-1-1-2-3-4-4-12-11-30-25-43-36zM2808 223c-60 3-112 54-139 91 5 1 9 4 14 7 6 5 14 13 23 20 7-17 23-49 48-77 23-26 62-29 83-13 13-12 59-24 84-17-15-16-47-37-81-37-29 0-45 14-49 7-5-8 19-20 19-20-33 2-58 42-68 37-6-3 9-22 9-22-31 17-57 55-62 79 28-35 83-60 119-55zM4056 390c-2-3-3-6-3-18v-77c0-11 1-13 3-17 2-3 7-9 7-9l1-2-2-1c0 0-6-3-11-4v1c-2-1-120-1-120-1l6 4c0 0 17 11 25 16s12 10 12 27v42c-9 3-18 4-29 4-48 0-73-27-73-78 0-49 27-77 74-77 29 0 60 7 97 35v-2l-8-81-1-6-6-2-6-1c-25-6-34-8-49-9-9-1-14-2-25-2 0 0-3 0-5 0-88 0-152 62-152 146 0 85 65 146 153 146 16 0 45-3 64-7 4-1 6-1 9-2h1c11-3 22-6 33-9l13-4-1-3c0 0-4-5-7-9zM4703 136h-159l6 4c0 0 15 9 24 15s12 10 12 28v68l-118-115h-93l5 4c1 0 15 9 23 15s12 12 12 30v187c0 18-3 22-11 27-9 5-27 16-27 16l-6 3h159l-6-3c0-1-18-11-26-16s-12-9-12-27v-113l171 168v-244c0-18 3-22 12-28s27-15 27-15zM3678 301l-25-69-28 69zM3415 216c0-14-9-24-36-24h-9v66c4 0 7 0 9 0 18 0 36-4 36-42zM3808 400l24 18h-148c0 0 13-12 19-18 4-5 7-10 3-18-1-3-2-7-4-13h-102c-2 6-4 10-5 13-4 10-3 13 3 18 6 6 21 18 21 18h-154l-72-85c-8-12-14-18-19-21-1 0-2-1-4-1v61c0 17 3 21 11 27 9 7 34 19 34 19h-165c0 0 25-14 33-19 7-5 12-9 12-27v-188c0-18-4-23-12-28s-25-16-25-16l-6-3c0 0 127-1 134-1 26 1 37 2 52 6 34 10 55 39 55 75 0 17-4 32-13 45-7 10-16 18-26 24 29 39 52 69 67 85 1-2 85-206 85-206 0-1 0-3 0-4s0-3-4-7l-20-18h111c0 0 92 235 93 237 3 5 3 7 6 11 4 5 5 7 16 16zM4304 276c0-46-29-75-74-75-44 0-71 29-71 77 0 47 29 77 73 77 42 0 72-33 72-79zM4385 276c0 84-66 147-154 147s-152-60-152-145c0-84 64-146 151-146 88 0 155 62 155 144zM4819 237c-4-1-7-2-11-3h-1c-27-6-44-11-44-23 0-4 1-7 3-9 5-5 14-7 28-7 2 0 4 0 6 0h1c1 0 1 0 2 0 24 2 53 13 82 33l-4-83-6-2-1-1c0 0-3-1-13-3-5-1-34-7-51-9-5 0-11 0-16 0-63 0-99 30-103 84-2 27 11 53 33 67 20 12 50 21 72 28l5 1c14 4 30 13 27 30-1 9-4 18-30 18-3 0-8 0-12-1-18-1-38-11-61-31-1 0-2-1-3-1l-14-11-14-11 5 106 6 2h1c0 0 3 1 13 3 9 3 40 8 56 9 5 0 10 1 16 1 68 0 113-34 114-87 2-52-27-85-86-100zM3186 277c0-46-24-73-65-73h-32v146h32c41 0 65-27 65-73zM3268 276c0 33-11 66-30 89-8 11-18 20-30 28-28 18-54 25-95 25h-147l6-3c0 0 19-11 27-16s12-10 12-27v-164c0-17-5-22-12-27-37-27-40-57-40-58v-4l3 2c0 0 13 8 26 11 15 3 37 4 81 4h57c28 1 49 6 69 17 45 24 73 70 73 123zM1174 402c0 0-4-6-7-10-2-3-3-6-3-17v-77c0-12 1-14 3-17 2-4 7-10 7-10l1-1-2-2c0 0-6-2-11-3-2 0-120 0-120 0l6 4c0 0 17 10 25 15s12 11 12 27v43c-9 3-18 4-29 4-48 0-73-27-73-79 0-48 27-77 74-77 29 0 60 7 97 35v-2l-8-81-1-6-6-1-6-2c-25-5-34-7-49-9-9-1-14-2-25-2 0 0-3 0-5 0-88 0-152 62-152 147 0 84 65 145 153 145 16 0 45-3 64-7 4 0 6-1 9-2h1c11-2 22-5 33-9l13-4zM2062 136h-159l6 4c0 0 15 9 25 15 8 6 11 10 11 28v68l-117-115h-94l6 4c0 0 14 9 22 15 9 6 12 12 12 30v187c0 18-3 22-11 27-9 5-26 16-27 16l-6 3h160l-7-3c0 0-18-11-26-16s-12-9-12-27v-113l171 168v-244c0-18 3-22 12-28s27-15 27-15zM1828 136zM922 136h-159l6 4c0 0 15 9 25 15 8 6 11 10 11 28v68l-117-115h-185c-6 0-12 3-12 4l-2 1 2 2c0 0 4 5 6 9 2 3 3 5 3 12 0 0 0 143 0 144v1c0 31-14 47-42 47-29 0-44-16-44-48v-144c0-7 2-9 3-12 3-4 7-9 7-9l1-2-2-1c0-1-6-4-11-4h-119l6 4c0 0 16 9 25 15s12 10 12 28v116c0 26 3 47 9 61 4 9 10 18 20 27 24 24 54 36 93 36 53 0 95-24 112-65 6-15 8-30 8-57v-118c0-18 4-22 12-28 5-3 12-7 17-10 5 3 11 7 15 10 9 6 12 12 12 30v187c0 18-3 22-11 27-9 5-26 16-27 16l-6 3h160l-7-3c0 0-18-11-26-16s-12-9-12-27v-113l171 168v-244c0-18 3-22 12-28s27-15 27-15zM1360 350h-64v-42c0 0 58 0 60 0 8 0 16 0 21 2 6 3 10 8 10 8l3 5-1-90-2 1c0 0-4 2-7 4-3 1-5 1-18 1h-66v-35h66c17 0 21 2 31 9l16 12-8-89h-225l6 4c0 0 15 9 24 15s12 10 12 28v189c0 18-3 22-12 27-8 5-26 16-26 16l-6 3h233l21-95c0 0-19 15-24 18-11 7-19 9-44 9zM2178 237c-3-1-7-2-11-3h-1c-27-6-44-11-44-23 0-4 1-7 3-9 5-5 15-7 28-7 2 0 4 0 7 0 1 0 1 0 2 0 24 2 53 13 82 33l-4-83-6-2-1-1c0 0-3-1-12-3-6-1-35-7-52-8-5-1-11-1-16-1-63 0-99 30-103 84-2 27 11 53 34 67 20 12 50 21 71 28l5 1c14 4 30 13 28 30-1 9-5 18-30 18-4 0-8 0-13-1-18-1-38-11-61-31-1 0-2-1-2-1l-15-11-14-11 6 106 5 2h1c0 0 3 1 13 3 9 3 40 8 56 9 5 0 11 1 16 1 68 0 113-34 115-87 1-52-28-85-87-100zM227 277c0-46-24-73-65-73h-32v146h32c41 0 65-27 65-73zM309 276c0 33-11 66-30 89-8 11-18 20-30 28-28 18-53 25-95 25h-147l7-3c0 0 18-11 26-16s12-10 12-27v-164c0-17-5-22-12-27-36-27-40-57-40-58v-4l3 2c1 0 13 8 26 11 16 3 37 4 81 4h57c28 1 49 6 69 17 46 24 73 70 73 123zM1663 276c0-46-29-76-74-76-43 0-70 30-70 78 0 46 28 77 72 77 43 0 72-33 72-79zM1744 276c0 84-66 147-154 147s-152-61-152-145c0-85 64-146 152-146s154 62 154 144zM2613 248l-3-9c0-1-7-22-29-30l-13-4 4 12c3 11 9 31 32 31zM2446 197c3-11-18-29-25-32 28-1 42 4 42 4-7-11-10-27-6-40 16 37 71 42 84 73-1-13-14-28-28-37-8-20-2-57 7-67-3 53 73 84 89 123-10-34-45-55-62-75-5-13-1-35 5-43-2 36 37 64 57 84 24 23 31 44 28 61 5 2 13 7 11 15 8-1 16-10 18-16 4 27-12 55-29 63 0 0 5-12-3-22s-31-10-38-9c0 0 9-14 5-21-4-8-48-5-67 2 6 0 22 1 28 4-3 4-11 24-6 29 6 6 13-4 13-4 0 0-7 21-2 26 4 5 15 2 15 2-7 17-32 29-50 29 7-2 17-15 19-22-5 3-17 4-22 3 6-2 17-17 14-33-5-25-39-28-56-16 5-16 22-32 35-37-8-2-17-4-26-6 11-9 38-16 52-15-21-6-60 1-78 22 6 0 20 3 26 4-24 5-57 27-67 38 3-14 7-26 3-34-4-12-19-17-48-11 20-20 60-32 62-42zM2902 431c0 40-40 71-85 65 11 11 39 18 54 11-8 16-49 38-88 27-36-9-52-44-53-66-17 17-12 45 0 56-14-4-35-18-39-44-3-23 9-49-14-70-14-12-36-30-49-41-30-22-19-40-25-52-5-9-17-15-25-23-7-9-7-21-3-29-1 11 7 18 16 21 11 4 20 1 29 6 11 7 6 24 14 30 7 5 25-2 40 12 15 12 50 40 65 53 26 21 54-4 44-29 27 16 30 61 8 77 21 4 59-5 59-36 0-18-17-32-29-34 43-4 81 27 81 66z">
          <text:p/>
        </draw:path>
        <draw:frame draw:style-name="gr95" draw:text-style-name="P37" draw:layer="layout" svg:width="0.815cm" svg:height="0.255cm" svg:x="4.94cm" svg:y="20.116cm">
          <draw:text-box>
            <text:p text:style-name="P25"><text:span text:style-name="T17">SKILLS</text:span></text:p>
          </draw:text-box>
        </draw:frame>
        <draw:frame draw:style-name="gr96" draw:text-style-name="P40" draw:layer="layout" svg:width="0.485cm" svg:height="0.424cm" svg:x="3.549cm" svg:y="6.028cm">
          <draw:text-box>
            <text:p text:style-name="P25"><text:span text:style-name="T23">+2</text:span></text:p>
          </draw:text-box>
        </draw:frame>
        <draw:frame draw:style-name="gr97" draw:text-style-name="P42" draw:layer="layout" svg:width="6.356cm" svg:height="13.335cm" svg:x="14.468cm" svg:y="13.617cm">
          <draw:text-box>
            <text:p text:style-name="P41"><text:span text:style-name="T24">-</text:span></text:p>
          </draw:text-box>
        </draw:frame>
        <draw:frame draw:style-name="standard" draw:layer="layout" svg:width="7.309cm" svg:height="4.781cm" svg:x="6.602cm" svg:y="21.772cm">
          <table:table table:template-name="default">
            <table:table-column table:style-name="co1"/>
            <table:table-column table:style-name="co2"/>
            <table:table-row table:style-name="ro1">
              <table:table-cell table:style-name="ce1">
                <text:p text:style-name="P43"><text:span text:style-name="T25">-</text:span></text:p>
              </table:table-cell>
              <table:table-cell table:style-name="ce2">
                <text:p text:style-name="P44"><text:span text:style-name="T26">-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8" draw:text-style-name="P45" draw:layer="layout" svg:width="5.111cm" svg:height="4.85cm" svg:x="1.206cm" svg:y="21.89cm">
          <draw:text-box>
            <text:p><text:span text:style-name="T27">A</text:span><text:span text:style-name="T27">r</text:span><text:span text:style-name="T27">m</text:span><text:span text:style-name="T27">o</text:span><text:span text:style-name="T27">r</text:span><text:span text:style-name="T27">:</text:span><text:span text:style-name="T27"> </text:span></text:p>
            <text:p><text:span text:style-name="T27">W</text:span><text:span text:style-name="T27">e</text:span><text:span text:style-name="T27">a</text:span><text:span text:style-name="T27">p</text:span><text:span text:style-name="T27">o</text:span><text:span text:style-name="T27">n</text:span><text:span text:style-name="T27">s</text:span><text:span text:style-name="T27">:</text:span><text:span text:style-name="T27"> </text:span></text:p>
            <text:p><text:span text:style-name="T28"/></text:p>
            <text:p><text:span text:style-name="T27">T</text:span><text:span text:style-name="T27">o</text:span><text:span text:style-name="T27">o</text:span><text:span text:style-name="T27">l</text:span><text:span text:style-name="T27"> </text:span><text:span text:style-name="T27">P</text:span><text:span text:style-name="T27">r</text:span><text:span text:style-name="T27">o</text:span><text:span text:style-name="T27">f</text:span><text:span text:style-name="T27">i</text:span><text:span text:style-name="T27">c</text:span><text:span text:style-name="T27">i</text:span><text:span text:style-name="T27">e</text:span><text:span text:style-name="T27">n</text:span><text:span text:style-name="T27">c</text:span><text:span text:style-name="T27">i</text:span><text:span text:style-name="T27">e</text:span><text:span text:style-name="T27">s</text:span></text:p>
            <text:p><text:span text:style-name="T29">-</text:span></text:p>
            <text:p><text:span text:style-name="T29"/></text:p>
            <text:p><text:span text:style-name="T27">L</text:span><text:span text:style-name="T27">a</text:span><text:span text:style-name="T27">n</text:span><text:span text:style-name="T27">g</text:span><text:span text:style-name="T27">u</text:span><text:span text:style-name="T27">a</text:span><text:span text:style-name="T27">g</text:span><text:span text:style-name="T27">e</text:span><text:span text:style-name="T27"> </text:span><text:span text:style-name="T27">P</text:span><text:span text:style-name="T27">r</text:span><text:span text:style-name="T27">o</text:span><text:span text:style-name="T27">f</text:span><text:span text:style-name="T27">i</text:span><text:span text:style-name="T27">c</text:span><text:span text:style-name="T27">i</text:span><text:span text:style-name="T27">e</text:span><text:span text:style-name="T27">n</text:span><text:span text:style-name="T27">c</text:span><text:span text:style-name="T27">i</text:span><text:span text:style-name="T27">e</text:span><text:span text:style-name="T27">s</text:span></text:p>
            <text:p><text:span text:style-name="T29">C</text:span><text:span text:style-name="T29">o</text:span><text:span text:style-name="T29">m</text:span><text:span text:style-name="T29">m</text:span><text:span text:style-name="T29">o</text:span><text:span text:style-name="T29">n</text:span></text:p>
            <text:p><text:span text:style-name="T29"/></text:p>
          </draw:text-box>
        </draw:frame>
        <draw:frame draw:style-name="gr99" draw:text-style-name="P47" draw:layer="layout" svg:width="0.835cm" svg:height="8.585cm" svg:x="3.792cm" svg:y="11.295cm">
          <draw:text-box>
            <text:p text:style-name="P46"><text:span text:style-name="T30">+2</text:span></text:p>
            <text:p text:style-name="P46"><text:span text:style-name="T30"><text:s text:c="2"/></text:span><text:span text:style-name="T30">0</text:span></text:p>
            <text:p text:style-name="P46"><text:span text:style-name="T30">+6</text:span></text:p>
            <text:p text:style-name="P46"><text:span text:style-name="T30"><text:s/></text:span><text:span text:style-name="T30">-1</text:span></text:p>
            <text:p text:style-name="P46"><text:span text:style-name="T30">+1</text:span></text:p>
            <text:p text:style-name="P46"><text:span text:style-name="T30">+6</text:span></text:p>
            <text:p text:style-name="P46"><text:span text:style-name="T30"><text:s text:c="2"/></text:span><text:span text:style-name="T30">0</text:span></text:p>
            <text:p text:style-name="P46"><text:span text:style-name="T30">+1</text:span></text:p>
            <text:p text:style-name="P46"><text:span text:style-name="T30">+6</text:span></text:p>
            <text:p text:style-name="P46"><text:span text:style-name="T30">+5</text:span></text:p>
            <text:p text:style-name="P46"><text:span text:style-name="T30">+4</text:span></text:p>
            <text:p text:style-name="P46"><text:span text:style-name="T30"><text:s text:c="2"/></text:span><text:span text:style-name="T30">0</text:span></text:p>
            <text:p text:style-name="P46"><text:span text:style-name="T30">+1</text:span></text:p>
            <text:p text:style-name="P46"><text:span text:style-name="T30">+1</text:span></text:p>
            <text:p text:style-name="P46"><text:span text:style-name="T30">+4</text:span></text:p>
            <text:p text:style-name="P46"><text:span text:style-name="T30">+2</text:span></text:p>
            <text:p text:style-name="P46"><text:span text:style-name="T30">+2</text:span></text:p>
            <text:p text:style-name="P46"><text:span text:style-name="T30"><text:s text:c="2"/></text:span><text:span text:style-name="T30">0</text:span></text:p>
          </draw:text-box>
        </draw:frame>
        <draw:polygon draw:style-name="gr5" draw:text-style-name="P6" draw:layer="layout" svg:width="2.303cm" svg:height="0.559cm" svg:x="7.8cm" svg:y="15.896cm" svg:viewBox="0 0 2304 560" draw:points="2304,477 2304,0 86,0 0,83 0,560 2219,560">
          <text:p/>
        </draw:polygon>
        <draw:polygon draw:style-name="gr5" draw:text-style-name="P8" draw:layer="layout" svg:width="2.191cm" svg:height="0.559cm" svg:x="11.541cm" svg:y="15.896cm" svg:viewBox="0 0 2192 560" draw:points="2192,477 2192,0 84,0 0,83 0,560 2109,560">
          <text:p/>
        </draw:polygon>
        <draw:polygon draw:style-name="gr5" draw:text-style-name="P7" draw:layer="layout" svg:width="1.1cm" svg:height="0.559cm" svg:x="10.29cm" svg:y="15.896cm" svg:viewBox="0 0 1101 560" draw:points="1101,477 1101,0 84,0 0,83 0,560 1018,560">
          <text:p/>
        </draw:polygon>
        <draw:frame draw:style-name="gr100" draw:text-style-name="P49" draw:layer="layout" svg:width="6.051cm" svg:height="3.06cm" svg:x="7.784cm" svg:y="17.054cm">
          <draw:text-box>
            <text:p text:style-name="P48"><text:span text:style-name="T31">-</text:span></text:p>
          </draw:text-box>
        </draw:frame>
        <draw:frame draw:style-name="gr101" draw:text-style-name="P51" draw:layer="layout" svg:width="1.526cm" svg:height="0.255cm" svg:x="10.02cm" svg:y="20.094cm">
          <draw:text-box>
            <text:p text:style-name="P50"><text:span text:style-name="T17">M</text:span><text:span text:style-name="T17">A</text:span><text:span text:style-name="T17">G</text:span><text:span text:style-name="T17">I</text:span><text:span text:style-name="T17">C</text:span><text:span text:style-name="T17"> </text:span><text:span text:style-name="T17">I</text:span><text:span text:style-name="T17">T</text:span><text:span text:style-name="T17">E</text:span><text:span text:style-name="T17">M</text:span><text:span text:style-name="T17">S</text:span></text:p>
          </draw:text-box>
        </draw:frame>
        <draw:path draw:style-name="gr6" draw:text-style-name="P12" draw:layer="layout" svg:width="6.501cm" svg:height="3.386cm" svg:x="7.539cm" svg:y="17.043cm" svg:viewBox="0 0 6502 3387" svg:d="M6502 3032l-1-8h-16c-1 0-56-3-71-69v-2886l-16-2c-38-6-141-27-141-56v-11h-6012v11c0 29-103 50-141 56l-15 2v2886c-16 66-71 69-71 69h-18v8c0 79 38 141 89 190v96l15 2c38 6 141 27 141 56v11h6012v-11c0-29 103-50 141-56l16-2v-96c50-49 88-111 88-190zM6424 3023c15 10 31 14 42 16-1 55-22 102-52 140v-163c3 2 6 4 10 7zM132 183c5-6 15-15 29-27v2792c0 57-10 123-29 194zM132 3202c31-96 47-181 47-254v-2806c58-46 162-109 298-121h5548c136 12 240 75 298 121v2806c0 73 16 158 47 254v23c-35 31-75 55-112 73-83 41-165 61-197 68h-5620c-46-10-204-50-309-141zM6370 3142c-19-71-29-137-29-194v-2792c14 12 24 21 29 27zM6370 85v62c-44-38-127-96-243-126h89c17 35 116 57 154 64zM286 21h89c-116 30-199 88-243 126v-62c39-7 137-29 154-64zM36 3039c11-2 27-6 42-16 4-3 7-5 11-7v164c-31-40-52-86-53-141zM132 3302v-44c29 21 59 39 88 53 53 25 105 43 145 55h-79c-17-35-115-57-154-64zM6216 3366h-79c40-12 92-30 145-55 29-14 59-32 88-53v44c-38 7-137 29-154 64z">
          <text:p/>
        </draw:path>
        <draw:path draw:style-name="gr1" draw:text-style-name="P5" draw:layer="layout" svg:width="6.655cm" svg:height="8.728cm" svg:x="14.283cm" svg:y="4.43cm" svg:viewBox="0 0 6656 8729" svg:d="M6618 8403c10-49 16-131-11-216l49-176v339c-10 16-23 34-38 53zM6656 717v-339c-9-16-23-34-38-53 10 49 16 131-11 216zM0 378v339l50-176c-28-85-21-167-11-216-16 19-29 37-39 53zM6234 8635h-2302c-5 8-13 14-25 14-16 0-29-12-29-28 0-15 13-27 29-27 12 0 20 6 25 14h2302c164 0 284-90 358-174 10-35 32-138-4-245v-2-2l68-242v-7158l-68-244v-2c36-107 14-210 4-245-74-83-194-174-358-174h-2302c-5 8-13 15-25 15-16 0-29-13-29-28 0-16 13-28 29-28 12 0 20 6 25 14h2302c211 0 351 140 422 237v-67c-67-70-226-209-453-263h-5750c-227 54-385 193-453 263v67c72-97 212-237 423-237h2302c5-8 15-14 26-14 16 0 28 12 28 28 0 15-12 28-28 28-11 0-21-7-25-15h-2303c-165 0-284 91-358 174-11 35-31 138 3 245l1 2-1 2-68 242v7158l69 244-1 2c-34 107-12 210-3 245 74 83 193 174 358 174h2302c5-8 15-14 26-14 16 0 28 12 28 27 0 16-12 28-28 28-11 0-21-6-25-14h-2303c-211 0-351-140-423-237v67c68 70 226 211 454 264h5749c228-54 386-194 453-264v-67c-71 97-211 237-422 237zM0 8011v339c10 16 23 34 39 53-10-49-17-131 11-216zM0 8490v91c0 0 135 77 170 148h217c-185-59-319-171-387-239zM6656 238v-91c0 0-134-77-169-147h-217c185 59 318 170 386 238zM6270 8729h217c35-71 169-148 169-148v-91c-68 68-201 180-386 239zM387 0h-217c-35 70-170 147-170 147v91c68-68 202-179 387-238z">
          <text:p/>
        </draw:path>
        <draw:g draw:name="flaws 1">
          <draw:path draw:style-name="gr102" draw:text-style-name="P18" draw:layer="layout" svg:width="6.202cm" svg:height="1.718cm" svg:x="14.505cm" svg:y="11.134cm" svg:viewBox="0 0 6203 1719" svg:d="M168 1719h5865c0-89 170-138 170-138v-1581h-98c0 0-81 140-338 0h-5333c-256 140-336 0-336 0h-98v1581c0 0 168 49 168 138z">
            <text:p/>
          </draw:path>
          <draw:path draw:style-name="gr103" draw:text-style-name="P12" draw:layer="layout" svg:width="6.244cm" svg:height="1.754cm" svg:x="14.487cm" svg:y="11.116cm" svg:viewBox="0 0 6245 1755" svg:d="M13 1616c43 12 156 58 156 121v18h5907v-18c0-63 112-109 155-121l14-4v-1612l-129 1-5 9c-1 2-27 42-93 51-7-8-16-14-28-14-11 0-21 5-27 13-48-6-102-24-163-57l-5-3h-5346l-4 3c-62 33-115 51-164 57-6-8-16-13-27-13s-21 6-27 14c-67-9-93-49-94-51l-5-10h-128v1612zM74 1435c-20-33-32-58-36-66v-899c24 163 36 310 36 439zM204 1719c-15-75-127-119-166-133v-139c48 80 141 210 274 272zM6040 1719h-108c133-62 226-192 275-272v139c-39 14-152 58-167 133zM6207 1369c-5 8-16 33-37 66v-526c0-129 12-276 37-439zM106 36c13 17 50 52 118 60 7 10 18 16 30 16 14 0 25-7 32-17 51-6 109-26 172-59h5328c63 33 121 53 174 59 5 10 17 17 30 17s23-6 30-16c68-8 105-43 118-60h69v318c-37 209-56 396-56 555v555c-70 105-200 255-372 255h-5314c-172 0-302-150-372-255v-555c0-159-19-346-55-555v-318z">
            <text:p/>
          </draw:path>
          <draw:frame draw:style-name="gr104" draw:text-style-name="P34" draw:layer="layout" svg:width="0.75cm" svg:height="0.225cm" svg:x="17.289cm" svg:y="12.518cm">
            <draw:text-box>
              <text:p text:style-name="P25"><text:span text:style-name="T16">FLAWS</text:span></text:p>
            </draw:text-box>
          </draw:frame>
          <draw:frame draw:style-name="gr105" draw:text-style-name="P52" draw:layer="layout" svg:width="5.893cm" svg:height="1.309cm" svg:x="14.677cm" svg:y="11.229cm">
            <draw:text-box>
              <text:p>-</text:p>
            </draw:text-box>
          </draw:frame>
        </draw:g>
        <draw:g draw:name="personality traits 1">
          <draw:path draw:style-name="gr106" draw:text-style-name="P53" draw:layer="layout" svg:width="6.155cm" svg:height="2.219cm" svg:x="14.503cm" svg:y="4.835cm" svg:viewBox="0 0 6156 2220" svg:d="M5987 0h-5820c0 89-167 138-167 138v2082h97c0 0 80-140 333 0h5293c255-140 336 0 336 0h97v-2082c0 0-169-49-169-138z">
            <text:p/>
          </draw:path>
          <draw:path draw:style-name="gr6" draw:text-style-name="P12" draw:layer="layout" svg:width="6.247cm" svg:height="2.285cm" svg:x="14.485cm" svg:y="4.782cm" svg:viewBox="0 0 6248 2286" svg:d="M6234 141c-43-12-156-59-156-123v-18h-5909v18c0 63-113 111-156 123l-13 4v2141h128l5-9c1-2 27-44 93-52 7 8 17 13 29 13 10 0 20-5 27-12 47 6 101 25 162 58l4 2h5351l4-2c61-33 115-52 162-58 7 7 17 12 28 12s21-5 28-13c66 8 92 50 93 52l5 9h129v-2141zM6173 324c20 34 32 59 36 67v1420c-24-165-36-314-36-444zM6043 35c16 78 127 122 166 136v141c-48-81-142-213-274-277zM204 35h108c-132 64-226 196-274 277v-141c38-14 151-58 166-136zM38 391c4-8 16-33 36-67v1043c0 130-12 279-36 444zM6141 2251c-13-18-50-54-118-61-7-10-18-18-30-18-15 0-25 8-32 19-51 6-109 25-172 60h-5331c-63-35-121-54-173-60-6-11-16-19-30-19-13 0-24 8-31 18-68 7-105 43-118 61h-68v-322c36-213 55-401 55-562v-1073c71-105 201-259 372-259h5317c172 0 302 154 372 260v1072c0 161 19 349 55 562v322z">
            <text:p/>
          </draw:path>
          <draw:frame draw:style-name="gr107" draw:text-style-name="P34" draw:layer="layout" svg:width="2.338cm" svg:height="0.225cm" svg:x="16.558cm" svg:y="6.72cm">
            <draw:text-box>
              <text:p text:style-name="P25"><text:span text:style-name="T16">PERSON</text:span><text:span text:style-name="T16">ALITY </text:span><text:span text:style-name="T16">TRAITS</text:span></text:p>
            </draw:text-box>
          </draw:frame>
          <draw:frame draw:style-name="gr108" draw:text-style-name="P55" draw:layer="layout" svg:width="5.893cm" svg:height="1.74cm" svg:x="14.682cm" svg:y="4.982cm">
            <draw:text-box>
              <text:p text:style-name="P54"><text:span text:style-name="T32">-</text:span></text:p>
            </draw:text-box>
          </draw:frame>
        </draw:g>
        <draw:g draw:name="ideals box 1">
          <draw:path draw:name="ideals 1" draw:style-name="gr9" draw:text-style-name="P13" draw:layer="layout" svg:width="6.205cm" svg:height="1.718cm" svg:x="14.509cm" svg:y="7.244cm" svg:viewBox="0 0 6206 1719" svg:d="M6108 0c0 0-81 139-339 0h-5335c-256 139-336 0-336 0h-98v203 1516h98c0 0 80-140 336 0h5335c258-140 339 0 339 0h98v-1516-203z">
            <text:p/>
          </draw:path>
          <draw:path draw:style-name="gr6" draw:text-style-name="P12" draw:layer="layout" svg:width="6.242cm" svg:height="1.753cm" svg:x="14.489cm" svg:y="7.226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69c23 163 36 310 36 439v-61c0 129-13 276-36 438zM6205 1719h-69c-14-17-49-53-118-60-6-10-17-17-30-17-14 0-25 8-31 18-52 6-110 25-173 59h-5325c-63-34-121-53-174-59-5-10-17-18-30-18s-23 7-30 17c-68 7-105 43-118 60h-68v-317c36-209 55-396 55-555v61c0-159-19-346-55-555v-318h68c13 17 50 53 118 61 7 9 17 16 30 16s25-7 30-18c53-6 111-25 174-59h5325c63 34 121 53 173 59 6 11 17 18 31 18 13 0 24-7 30-16 69-8 104-44 118-61h69v318c-37 209-56 396-56 555v-61c0 159 19 346 56 555zM6205 1285c-25-162-37-309-37-438v61c0-129 12-276 37-439z">
            <text:p/>
          </draw:path>
          <draw:frame draw:style-name="gr109" draw:text-style-name="P34" draw:layer="layout" svg:width="0.778cm" svg:height="0.225cm" svg:x="17.266cm" svg:y="8.625cm">
            <draw:text-box>
              <text:p text:style-name="P25"><text:span text:style-name="T16">IDEALS</text:span></text:p>
            </draw:text-box>
          </draw:frame>
          <draw:frame draw:style-name="gr108" draw:text-style-name="P57" draw:layer="layout" svg:width="5.893cm" svg:height="1.277cm" svg:x="14.677cm" svg:y="7.337cm">
            <draw:text-box>
              <text:p text:style-name="P56"><text:span text:style-name="T32">-</text:span></text:p>
            </draw:text-box>
          </draw:frame>
        </draw:g>
        <draw:g draw:name="bonds 1">
          <draw:path draw:style-name="gr9" draw:text-style-name="P13" draw:layer="layout" svg:width="6.205cm" svg:height="1.718cm" svg:x="14.509cm" svg:y="9.209cm" svg:viewBox="0 0 6206 1719" svg:d="M6108 0c0 0-81 139-339 0h-5335c-256 139-336 0-336 0h-98v203 1516h98c0 0 80-140 336 0h5335c258-140 339 0 339 0h98v-1516-203z">
            <text:p/>
          </draw:path>
          <draw:path draw:style-name="gr6" draw:text-style-name="P12" draw:layer="layout" svg:width="6.242cm" svg:height="1.753cm" svg:x="14.489cm" svg:y="9.191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70c23 162 36 309 36 438v-61c0 129-13 276-36 438zM6205 1719h-69c-14-17-49-53-118-60-6-10-17-17-30-17-14 0-25 7-31 18-52 6-110 25-173 59h-5325c-63-34-121-53-174-59-5-11-17-18-30-18s-23 7-30 17c-68 7-105 43-118 60h-68v-317c36-210 55-396 55-555v61c0-159-19-345-55-555v-318h68c13 17 50 53 118 60 7 10 17 17 30 17s25-7 30-18c53-6 111-25 174-59h5325c63 34 121 53 173 59 6 11 17 18 31 18 13 0 24-7 30-17 69-7 104-43 118-60h69v318c-37 210-56 396-56 555v-61c0 159 19 345 56 555zM6205 1285c-25-162-37-309-37-438v61c0-129 12-276 37-438z">
            <text:p/>
          </draw:path>
          <draw:frame draw:style-name="gr110" draw:text-style-name="P34" draw:layer="layout" svg:width="0.78cm" svg:height="0.225cm" svg:x="17.246cm" svg:y="10.595cm">
            <draw:text-box>
              <text:p text:style-name="P25"><text:span text:style-name="T16">BONDS</text:span></text:p>
            </draw:text-box>
          </draw:frame>
          <draw:frame draw:style-name="gr105" draw:text-style-name="P52" draw:layer="layout" svg:width="5.893cm" svg:height="1.317cm" svg:x="14.677cm" svg:y="9.282cm">
            <draw:text-box>
              <text:p>-</text:p>
            </draw:text-box>
          </draw:frame>
        </draw:g>
        <draw:path draw:style-name="gr1" draw:text-style-name="P5" draw:layer="layout" svg:width="6.655cm" svg:height="8.728cm" svg:x="14.283cm" svg:y="4.43cm" svg:viewBox="0 0 6656 8729" svg:d="M6618 8403c10-49 16-131-11-216l49-176v339c-10 16-23 34-38 53zM6656 717v-339c-9-16-23-34-38-53 10 49 16 131-11 216zM0 378v339l50-176c-28-85-21-167-11-216-16 19-29 37-39 53zM6234 8635h-2302c-5 8-13 14-25 14-16 0-29-12-29-28 0-15 13-27 29-27 12 0 20 6 25 14h2302c164 0 284-90 358-174 10-35 32-138-4-245v-2-2l68-242v-7158l-68-244v-2c36-107 14-210 4-245-74-83-194-174-358-174h-2302c-5 8-13 15-25 15-16 0-29-13-29-28 0-16 13-28 29-28 12 0 20 6 25 14h2302c211 0 351 140 422 237v-67c-67-70-226-209-453-263h-5750c-227 54-385 193-453 263v67c72-97 212-237 423-237h2302c5-8 15-14 26-14 16 0 28 12 28 28 0 15-12 28-28 28-11 0-21-7-25-15h-2303c-165 0-284 91-358 174-11 35-31 138 3 245l1 2-1 2-68 242v7158l69 244-1 2c-34 107-12 210-3 245 74 83 193 174 358 174h2302c5-8 15-14 26-14 16 0 28 12 28 27 0 16-12 28-28 28-11 0-21-6-25-14h-2303c-211 0-351-140-423-237v67c68 70 226 211 454 264h5749c228-54 386-194 453-264v-67c-71 97-211 237-422 237zM0 8011v339c10 16 23 34 39 53-10-49-17-131 11-216zM0 8490v91c0 0 135 77 170 148h217c-185-59-319-171-387-239zM6656 238v-91c0 0-134-77-169-147h-217c185 59 318 170 386 238zM6270 8729h217c35-71 169-148 169-148v-91c-68 68-201 180-386 239zM387 0h-217c-35 70-170 147-170 147v91c68-68 202-179 387-238z">
          <text:p/>
        </draw:path>
        <draw:g draw:name="flaws 2">
          <draw:path draw:style-name="gr102" draw:text-style-name="P18" draw:layer="layout" svg:width="6.202cm" svg:height="1.718cm" svg:x="14.505cm" svg:y="11.134cm" svg:viewBox="0 0 6203 1719" svg:d="M168 1719h5865c0-89 170-138 170-138v-1581h-98c0 0-81 140-338 0h-5333c-256 140-336 0-336 0h-98v1581c0 0 168 49 168 138z">
            <text:p/>
          </draw:path>
          <draw:path draw:style-name="gr103" draw:text-style-name="P12" draw:layer="layout" svg:width="6.244cm" svg:height="1.754cm" svg:x="14.487cm" svg:y="11.116cm" svg:viewBox="0 0 6245 1755" svg:d="M13 1616c43 12 156 58 156 121v18h5907v-18c0-63 112-109 155-121l14-4v-1612l-129 1-5 9c-1 2-27 42-93 51-7-8-16-14-28-14-11 0-21 5-27 13-48-6-102-24-163-57l-5-3h-5346l-4 3c-62 33-115 51-164 57-6-8-16-13-27-13s-21 6-27 14c-67-9-93-49-94-51l-5-10h-128v1612zM74 1435c-20-33-32-58-36-66v-899c24 163 36 310 36 439zM204 1719c-15-75-127-119-166-133v-139c48 80 141 210 274 272zM6040 1719h-108c133-62 226-192 275-272v139c-39 14-152 58-167 133zM6207 1369c-5 8-16 33-37 66v-526c0-129 12-276 37-439zM106 36c13 17 50 52 118 60 7 10 18 16 30 16 14 0 25-7 32-17 51-6 109-26 172-59h5328c63 33 121 53 174 59 5 10 17 17 30 17s23-6 30-16c68-8 105-43 118-60h69v318c-37 209-56 396-56 555v555c-70 105-200 255-372 255h-5314c-172 0-302-150-372-255v-555c0-159-19-346-55-555v-318z">
            <text:p/>
          </draw:path>
          <draw:frame draw:style-name="gr104" draw:text-style-name="P34" draw:layer="layout" svg:width="0.75cm" svg:height="0.225cm" svg:x="17.289cm" svg:y="12.518cm">
            <draw:text-box>
              <text:p text:style-name="P25"><text:span text:style-name="T16">FLAWS</text:span></text:p>
            </draw:text-box>
          </draw:frame>
          <draw:frame draw:style-name="gr105" draw:text-style-name="P52" draw:layer="layout" svg:width="5.893cm" svg:height="1.309cm" svg:x="14.677cm" svg:y="11.229cm">
            <draw:text-box>
              <text:p>-</text:p>
            </draw:text-box>
          </draw:frame>
        </draw:g>
        <draw:g draw:name="personality traits 2">
          <draw:path draw:style-name="gr106" draw:text-style-name="P53" draw:layer="layout" svg:width="6.155cm" svg:height="2.219cm" svg:x="14.503cm" svg:y="4.835cm" svg:viewBox="0 0 6156 2220" svg:d="M5987 0h-5820c0 89-167 138-167 138v2082h97c0 0 80-140 333 0h5293c255-140 336 0 336 0h97v-2082c0 0-169-49-169-138z">
            <text:p/>
          </draw:path>
          <draw:path draw:style-name="gr6" draw:text-style-name="P12" draw:layer="layout" svg:width="6.247cm" svg:height="2.285cm" svg:x="14.485cm" svg:y="4.782cm" svg:viewBox="0 0 6248 2286" svg:d="M6234 141c-43-12-156-59-156-123v-18h-5909v18c0 63-113 111-156 123l-13 4v2141h128l5-9c1-2 27-44 93-52 7 8 17 13 29 13 10 0 20-5 27-12 47 6 101 25 162 58l4 2h5351l4-2c61-33 115-52 162-58 7 7 17 12 28 12s21-5 28-13c66 8 92 50 93 52l5 9h129v-2141zM6173 324c20 34 32 59 36 67v1420c-24-165-36-314-36-444zM6043 35c16 78 127 122 166 136v141c-48-81-142-213-274-277zM204 35h108c-132 64-226 196-274 277v-141c38-14 151-58 166-136zM38 391c4-8 16-33 36-67v1043c0 130-12 279-36 444zM6141 2251c-13-18-50-54-118-61-7-10-18-18-30-18-15 0-25 8-32 19-51 6-109 25-172 60h-5331c-63-35-121-54-173-60-6-11-16-19-30-19-13 0-24 8-31 18-68 7-105 43-118 61h-68v-322c36-213 55-401 55-562v-1073c71-105 201-259 372-259h5317c172 0 302 154 372 260v1072c0 161 19 349 55 562v322z">
            <text:p/>
          </draw:path>
          <draw:frame draw:style-name="gr107" draw:text-style-name="P34" draw:layer="layout" svg:width="2.338cm" svg:height="0.225cm" svg:x="16.558cm" svg:y="6.72cm">
            <draw:text-box>
              <text:p text:style-name="P25"><text:span text:style-name="T16">PERSON</text:span><text:span text:style-name="T16">ALITY </text:span><text:span text:style-name="T16">TRAITS</text:span></text:p>
            </draw:text-box>
          </draw:frame>
          <draw:frame draw:style-name="gr108" draw:text-style-name="P55" draw:layer="layout" svg:width="5.893cm" svg:height="1.74cm" svg:x="14.682cm" svg:y="4.982cm">
            <draw:text-box>
              <text:p text:style-name="P54"><text:span text:style-name="T32">-</text:span></text:p>
            </draw:text-box>
          </draw:frame>
        </draw:g>
        <draw:g draw:name="ideals box 2">
          <draw:path draw:name="ideals 2" draw:style-name="gr9" draw:text-style-name="P13" draw:layer="layout" svg:width="6.205cm" svg:height="1.718cm" svg:x="14.509cm" svg:y="7.244cm" svg:viewBox="0 0 6206 1719" svg:d="M6108 0c0 0-81 139-339 0h-5335c-256 139-336 0-336 0h-98v203 1516h98c0 0 80-140 336 0h5335c258-140 339 0 339 0h98v-1516-203z">
            <text:p/>
          </draw:path>
          <draw:path draw:style-name="gr6" draw:text-style-name="P12" draw:layer="layout" svg:width="6.242cm" svg:height="1.753cm" svg:x="14.489cm" svg:y="7.226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69c23 163 36 310 36 439v-61c0 129-13 276-36 438zM6205 1719h-69c-14-17-49-53-118-60-6-10-17-17-30-17-14 0-25 8-31 18-52 6-110 25-173 59h-5325c-63-34-121-53-174-59-5-10-17-18-30-18s-23 7-30 17c-68 7-105 43-118 60h-68v-317c36-209 55-396 55-555v61c0-159-19-346-55-555v-318h68c13 17 50 53 118 61 7 9 17 16 30 16s25-7 30-18c53-6 111-25 174-59h5325c63 34 121 53 173 59 6 11 17 18 31 18 13 0 24-7 30-16 69-8 104-44 118-61h69v318c-37 209-56 396-56 555v-61c0 159 19 346 56 555zM6205 1285c-25-162-37-309-37-438v61c0-129 12-276 37-439z">
            <text:p/>
          </draw:path>
          <draw:frame draw:style-name="gr109" draw:text-style-name="P34" draw:layer="layout" svg:width="0.778cm" svg:height="0.225cm" svg:x="17.266cm" svg:y="8.625cm">
            <draw:text-box>
              <text:p text:style-name="P25"><text:span text:style-name="T16">IDEALS</text:span></text:p>
            </draw:text-box>
          </draw:frame>
          <draw:frame draw:style-name="gr108" draw:text-style-name="P57" draw:layer="layout" svg:width="5.893cm" svg:height="1.277cm" svg:x="14.677cm" svg:y="7.337cm">
            <draw:text-box>
              <text:p text:style-name="P56"><text:span text:style-name="T32">-</text:span></text:p>
            </draw:text-box>
          </draw:frame>
        </draw:g>
        <draw:g draw:name="bonds 2">
          <draw:path draw:style-name="gr9" draw:text-style-name="P13" draw:layer="layout" svg:width="6.205cm" svg:height="1.718cm" svg:x="14.509cm" svg:y="9.209cm" svg:viewBox="0 0 6206 1719" svg:d="M6108 0c0 0-81 139-339 0h-5335c-256 139-336 0-336 0h-98v203 1516h98c0 0 80-140 336 0h5335c258-140 339 0 339 0h98v-1516-203z">
            <text:p/>
          </draw:path>
          <draw:path draw:style-name="gr6" draw:text-style-name="P12" draw:layer="layout" svg:width="6.242cm" svg:height="1.753cm" svg:x="14.489cm" svg:y="9.191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70c23 162 36 309 36 438v-61c0 129-13 276-36 438zM6205 1719h-69c-14-17-49-53-118-60-6-10-17-17-30-17-14 0-25 7-31 18-52 6-110 25-173 59h-5325c-63-34-121-53-174-59-5-11-17-18-30-18s-23 7-30 17c-68 7-105 43-118 60h-68v-317c36-210 55-396 55-555v61c0-159-19-345-55-555v-318h68c13 17 50 53 118 60 7 10 17 17 30 17s25-7 30-18c53-6 111-25 174-59h5325c63 34 121 53 173 59 6 11 17 18 31 18 13 0 24-7 30-17 69-7 104-43 118-60h69v318c-37 210-56 396-56 555v-61c0 159 19 345 56 555zM6205 1285c-25-162-37-309-37-438v61c0-129 12-276 37-438z">
            <text:p/>
          </draw:path>
          <draw:frame draw:style-name="gr110" draw:text-style-name="P34" draw:layer="layout" svg:width="0.78cm" svg:height="0.225cm" svg:x="17.246cm" svg:y="10.595cm">
            <draw:text-box>
              <text:p text:style-name="P25"><text:span text:style-name="T16">BONDS</text:span></text:p>
            </draw:text-box>
          </draw:frame>
          <draw:frame draw:style-name="gr105" draw:text-style-name="P52" draw:layer="layout" svg:width="5.893cm" svg:height="1.317cm" svg:x="14.677cm" svg:y="9.282cm">
            <draw:text-box>
              <text:p>-</text:p>
            </draw:text-box>
          </draw:frame>
        </draw:g>
      </draw:page>
      <draw:page draw:name="page2" draw:style-name="dp1" draw:master-page-name="master-page68">
        <draw:path draw:style-name="gr1" draw:text-style-name="P5" draw:layer="layout" svg:width="5.85cm" svg:height="6.081cm" svg:x="14.436cm" svg:y="4.683cm" svg:viewBox="0 0 5851 6082" svg:d="M325 6046c50 9 131 15 217-11l176 47h-340c-16-10-34-22-53-36zM5134 6082h339c16-10 34-22 53-36-49 9-131 15-216-11zM5473 0h-339l176 47c85-26 167-19 216-11-19-14-37-26-53-36zM93 5679v-2268c-9-4-15-13-15-24 0-15 13-27 28-27 16 0 28 12 28 27 0 11-6 20-15 24v2268c0 157 92 270 175 342 35 9 138 30 245-4h3 2l241 65h4281l244-65h3c106 34 209 13 244 4 84-72 174-185 174-342v-2268c-8-4-14-13-14-24 0-15 12-27 27-27 16 0 28 12 28 27 0 11-6 20-14 24v2268c0 202-140 335-237 403h67c70-64 210-216 263-432v-5218c-54-216-193-368-263-432h-67c97 68 237 201 237 403v2231c8 5 14 14 14 24 0 16-12 28-28 28-15 0-27-12-27-28 0-10 6-19 14-23v-2232c0-157-90-270-174-342-35-9-138-29-244 4l-3 1-2-1-242-65h-4281l-243 66-3-1c-107-34-209-13-244-4-84 72-176 185-176 342v2231c9 5 15 14 15 24 0 16-12 28-28 28-15 0-28-12-28-28 0-10 6-19 15-23v-2232c0-202 141-335 237-403h-66c-70 64-211 216-264 432v5218c53 216 194 368 264 432h66c-96-68-237-201-237-403zM718 0h-340c-16 10-34 22-53 36 50-8 131-15 217 11zM238 0h-92c0 0-76 129-146 161v208c59-176 169-304 238-369zM5614 6082h91c0 0 76-128 146-161v-207c-59 175-170 303-237 368zM0 5714v207c70 33 146 161 146 161h92c-69-65-179-192-238-368zM5851 368v-207c-70-32-147-161-147-161h-90c67 65 178 193 237 368z">
          <text:p/>
        </draw:path>
        <draw:path draw:style-name="gr1" draw:text-style-name="P5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5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5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olygon draw:style-name="gr9" draw:text-style-name="P13" draw:layer="layout" svg:width="1.981cm" svg:height="0.153cm" svg:x="5.308cm" svg:y="1.502cm" svg:viewBox="0 0 1982 154" draw:points="1019,154 1982,68 1019,0 0,77">
          <text:p/>
        </draw:polygon>
        <draw:polygon draw:style-name="gr9" draw:text-style-name="P13" draw:layer="layout" svg:width="1.321cm" svg:height="0.102cm" svg:x="5.836cm" svg:y="1.355cm" svg:viewBox="0 0 1322 103" draw:points="681,103 1322,46 681,0 0,52">
          <text:p/>
        </draw:polygon>
        <draw:polygon draw:style-name="gr9" draw:text-style-name="P13" draw:layer="layout" svg:width="0.975cm" svg:height="0.075cm" svg:x="5.491cm" svg:y="1.294cm" svg:viewBox="0 0 976 76" draw:points="502,76 976,35 502,0 0,39">
          <text:p/>
        </draw:polygon>
        <draw:polygon draw:style-name="gr9" draw:text-style-name="P13" draw:layer="layout" svg:width="0.916cm" svg:height="0.07cm" svg:x="6.508cm" svg:y="1.223cm" svg:viewBox="0 0 917 71" draw:points="472,71 917,32 472,0 0,36">
          <text:p/>
        </draw:polygon>
        <draw:polygon draw:style-name="gr9" draw:text-style-name="P13" draw:layer="layout" svg:width="1.318cm" svg:height="0.101cm" svg:x="5.587cm" svg:y="1.645cm" svg:viewBox="0 0 1319 102" draw:points="679,102 1319,46 679,0 0,51">
          <text:p/>
        </draw:polygon>
        <draw:polygon draw:style-name="gr9" draw:text-style-name="P13" draw:layer="layout" svg:width="1.359cm" svg:height="0.104cm" svg:x="1.874cm" svg:y="1.113cm" svg:viewBox="0 0 1360 105" draw:points="700,105 1360,46 700,0 0,52">
          <text:p/>
        </draw:polygon>
        <draw:polygon draw:style-name="gr9" draw:text-style-name="P13" draw:layer="layout" svg:width="1.044cm" svg:height="0.079cm" svg:x="2.148cm" svg:y="1.198cm" svg:viewBox="0 0 1045 80" draw:points="538,80 1045,36 538,0 0,40">
          <text:p/>
        </draw:polygon>
        <draw:polygon draw:style-name="gr9" draw:text-style-name="P13" draw:layer="layout" svg:width="1.044cm" svg:height="0.08cm" svg:x="1.85cm" svg:y="1.496cm" svg:viewBox="0 0 1045 81" draw:points="537,81 1045,36 537,0 0,40">
          <text:p/>
        </draw:polygon>
        <draw:polygon draw:style-name="gr9" draw:text-style-name="P13" draw:layer="layout" svg:width="0.923cm" svg:height="0.071cm" svg:x="2.067cm" svg:y="1.609cm" svg:viewBox="0 0 924 72" draw:points="476,72 924,31 476,0 0,35">
          <text:p/>
        </draw:polygon>
        <draw:polygon draw:style-name="gr7" draw:text-style-name="P13" draw:layer="layout" svg:width="5.274cm" svg:height="5.203cm" svg:x="14.724cm" svg:y="5.024cm" svg:viewBox="0 0 5275 5204" draw:points="5275,5204 0,5204 0,0 5275,0">
          <text:p/>
        </draw:polygon>
        <draw:polygon draw:style-name="gr5" draw:text-style-name="P58" draw:layer="layout" svg:width="4.98cm" svg:height="0.559cm" svg:x="14.868cm" svg:y="5.413cm" svg:viewBox="0 0 4981 560" draw:points="4981,477 4981,0 83,0 0,84 0,560 4898,560">
          <text:p/>
        </draw:polygon>
        <draw:path draw:style-name="gr10" draw:text-style-name="P14" draw:layer="layout" svg:width="0.668cm" svg:height="1.436cm" svg:x="20.289cm" svg:y="1.965cm" svg:viewBox="0 0 669 1437" svg:d="M0 91v1346c515-3 581 0 669-113v-1324c-164 87-334 90-669 91z">
          <text:p/>
        </draw:path>
        <draw:path draw:style-name="gr8" draw:text-style-name="P14" draw:layer="layout" svg:width="0.685cm" svg:height="1.235cm" svg:x="20.267cm" svg:y="2.075cm" svg:viewBox="0 0 686 1236" svg:d="M0 81c573-2 625-42 677-81M22 1218c692 78 633-127 664-133">
          <text:p/>
        </draw:path>
        <draw:path draw:style-name="gr6" draw:text-style-name="P12" draw:layer="layout" svg:width="2.814cm" svg:height="1.258cm" svg:x="6.541cm" svg:y="1.249cm" svg:viewBox="0 0 2815 1259" svg:d="M2688 627c-4-4 2-9 6-6s-2 9-6 6zM2756 728c1 6 2 11 3 16 25 17 43 47 41 73 0 8-5 13-11 14 4 7 8 15 10 25 9 40-45 52-64 21-4-5-8-10-12-15-16-6-56-6-98-4-30 50-65 97-109 137-24 21-69 10-78-20-5 4-10 8-15 11-18 14-41-8-32-27 4-8 7-15 11-22-7 0-15-3-20-8-12 14-29 15-42 9-1 3-3 5-5 8-1 1-2 2-3 3 9 30-3 66-39 74-77 17-139-7-206-34-1 10-6 19-15 25-4 4-8 9-14 12-180 83-372 131-557 199-20 8-35-3-42-17-30 16-63-14-46-43-16 12-31 23-47 34-11 7-23 6-33 1-13 11-25 22-38 33-24 19-63-3-52-34 3-7 7-14 10-21-13 14-27 29-40 43-16 17-40 9-50-7-3 3-6 6-9 9-19 17-46 2-49-20-3 4-7 8-10 13-20 26-53-4-49-29 0-3 1-6 2-9-7 7-13 14-21 21-18 15-53-1-46-26 0-3 2-6 2-8-5 4-10 9-15 13-17 13-40 6-45-12-3 3-6 6-9 9-15 15-48 11-48-15 1-20 3-40 6-60-26 17-54 32-84 42-16 6-34-15-20-28 4-5 9-9 13-14-4 2-8 4-13 5-11 3-19-2-23-10-17 8-34 15-51 22 5 26 11 51 16 76 1 5-1 8-3 11 5 3 10 6 15 12 2 2 3 6 2 8s-2 4-2 5c-1 2-3 4-6 5 2 7 2 15 0 21-2 5-10 6-12 1-3-7-3-15-3-22-1-1-1-1-2-1-1 1-3 3-5 3-11 3-25 3-36 0-10-3-6-18 4-18 7 1 14 1 21 2 1-3 3-5 4-7 0-4 5-4 6-1 0 3 0 6 0 8 1-2 2-3 5-4h1c-1-3-1-5-2-8-4 0-7-1-10-4-5 6-15 7-19-1-9-20-17-41-23-62 0-1-1-3-1-5-27 10-53 18-80 26-6 1-13 0-18-3-11 2-22-4-29-14-3 2-7 3-10 4-32 13-55-38-25-53 37-19 73-37 110-52 5-2 9-3 14-2 0-1 0-1-1-1-8-19-14-37-15-54-3-11-1-22 6-29 5-10 13-20 24-29 1 0 1 0 1 0 26-51 63-105 84-160 0-1 0-1 0-1-15-14-31-30-43-47-29-3-58-8-83-21-9 2-17 6-27 11-8 16-14 32-21 48-4 21-9 40-19 57-3 5-8 4-11 1-1 7-3 13-5 19 4 0 7 3 6 7-1 8-3 14-5 21-2 6-9 12-16 9-10-3-19-7-28-11-1 0-2 0-3 0-2 0-4-1-6-2 2 6-3 13-10 9-36-20-70-52-97-86-3-1-5-2-8-3-56-36-104-84-154-127-58-51-124-95-175-153-1-1 1-4 3-3 113 57 204 152 311 219 3-1 6-2 10-3 9-3 13 7 11 14 2 2 3 3 6 5 4 3 8 5 13 7 6 4 9 8 10 14 16 14 33 31 44 45 15 1 31 2 46 4 4-1 9-1 12 2 1 0 2 1 1 2 1 1 2 3 1 6 1 2 0 4-1 6 0 2-1 4-2 6 3-1 7-2 10-3 0-1 0-1 0-2s1-2 1-3c-3-2-6-5-6-10-4-3-8-9-7-17 0-13 2-26 5-39-6-2-11-4-16-7-11-5-26-10-36-19-7 5-18 5-23-3-23-31-29-78-33-116-3-17-6-46-2-69-5-4-8-11-6-18 8-34 55-49 85-54 9-1 23-1 35 2 9-13 16-26 22-40-1-1-1-2-1-2-4 0-6-2-8-4-1-2-2-4-4-6-2-1-4-2-5-6 0-1-1-2-1-4-5-6-9-13-13-19-4-3-7-6-11-8-4 1-9 1-14-1 0 5 0 9-1 13 0 6-7 6-10 2s-6-9-6-15h-1c0 1 1 2 1 3 0 2-2 3-3 4 1 3 2 5 4 8 2 5-4 10-8 6-3-3-5-5-6-8-2 6-13 8-16 2-6-11-13-24-12-36-8-17-10-37-8-56 0-11 2-22 6-32-7-1-9-12-1-13 1 0 2 0 4 0 1 0 2 0 3 0 5-32 45-46 77-33v1c2-1 4-1 6 1 0 1 1 2 2 2 12 8 22 17 29 29 15 15 21 40 18 63 2 6 5 11 6 16 1 1 1 2 1 3 4 2 7 5 11 10 2 2 4 5 5 8 1 1 1 1 2 1 13 17 24 34 31 53 1 0 1 0 1 1 38 28 76 61 97 105 16 34 38 69 51 105 6 7 11 15 15 24 6 9 12 19 16 29 2 3 1 5 0 7 0 1 1 3 1 4 2 1 3 1 5 1 21 9 44 17 61 33 15 14 16 33 7 49 4 4 6 10 2 17-1 1-2 3-2 4 1 19-6 38-22 51-9 20-21 40-35 57 2 1 5 1 7 1 3 0 6 2 7 4v-1c1-1 2-3 3-4 6-14 13-28 20-42 2-2 5 0 5 2-1 9-5 18-9 27 2-1 4-3 5-5 8-7 23-1 20 10-1 1-1 2-2 4 2 2 2 5 2 7-3 10-7 18-11 26 0 2 1 4 1 6 1 1 2 2 2 3 4 7 8 15 12 23-1-2-1-3-1-5-3-11-5-23-6-35-2-11 14-14 17-4 0-1 0-1 0-1 6 22 13 42 20 63 6-9 13-16 20-21-8-18-16-35-26-52-5-10-4-18 0-24 3-18 8-34 15-49 0-1 0-1 1-2-13-56-16-111 34-93 11-18 26-35 44-48-1-8-2-16-2-24 0-1-1-1-1-1-12 6-28 7-46-1s-33-24-44-43c-4-1-6-3-7-7-1-3-1-5-1-7-10-22-16-47-14-67 1-11 16-11 18-1 1 5 2 9 3 13 1-5 3-9 5-14-1 0-2-1-2-2-3-5-2-11-4-17-1-3 1-4 3-4-1-3-2-6-3-9s0-6 2-7c-3-11-8-21-12-32-19-22-36-45-53-69-16-21-35-43-48-68-9-1-19-1-29 0-9 5-23 13-23 13-2 1-3 2-5 4-3 3-6 6-8 9 2 6 4 12 5 18 0 4 0 8-2 10 6 23 13 42 28 60 3 3-2 8-6 6-3-1-6-4-9-6-22-13-36-40-49-61-13-22-21-47-22-72 0-1 1-1 2-1 1 4 3 7 5 11 0-1 0-2 0-3-2-1-4-4-4-7 1-14 3-33 9-48-2-2-4-5-3-8 5-10 17-13 27-16 7-5 15-9 23-13 7-3 13-7 20-12 0 0 0-1 0-2 0-6-3-11-5-17 0 0 0-1 1-1 5 1 8 6 10 11 2 0 5 0 6 2 38 56 76 115 110 175 7 11 14 23 19 35 8 16 16 33 24 49 1-3 2-5 2-7-1-5-2-9-3-13 0-2-1-6-1-9-8-6-13-19-6-29s15-19 21-29c4-11 9-22 14-33-2-15-3-31 1-46 1-4 6-3 7 0 0 1 0 2 0 4 1-5 1-9 2-13 0 0-1 0-2 0-10 0-18-6-27-10-3-2-7-4-11-6 0 6-2 12-7 17-3 2-8 2-11 0-16-12-11-50-11-68 0-7 1-15 3-22-1-2-1-3 0-5 1-1 2-2 3-3 4-11 10-20 20-27 0-1 0-2 1-3 2-2 4-4 7-5 0-1 0-3 1-3 4-4 7-8 12-10 2-5 4-10 5-15 2-8 2-15 1-22-7-6-13-12-19-19-3-4 1-9 5-9 20 1 38 8 55 17 1-5 5-9 11-7 27 7 45 29 56 54 10 12-9 29-20 20-2 0-3 0-5 0-12-1-22-8-31-15v1c2 2 4 4 6 7 5 0 11 3 12 10 2 7 2 14 3 21 0-1 1-2 1-2 6-9 26-5 24 7-1 7 1 14-1 21-1 5-2 9-4 13-4 12-8 19-14 29-4 5-10 6-15 4-2 4-4 8-6 12 1 0 2-1 3-2 2-2 5-3 9-3 2 0 4 1 6 2 2-1 4-1 6 1 5 2 9 4 14 6 4 2 6 2 10 2 4-6 14-3 14 4 1 8-1 13-6 16 7 1 13 4 17 10-2-8-4-15-5-23-1-9 10-12 13-3 18 47 38 94 57 140 5-28 24-54 31-82 3-8 10-14 18-16-3-5-4-11-5-17 0-2 0-3-1-4-3-4-7-7-9-11-11-3-19-11-19-24-30-30-20-84-1-117 3-5 8-6 13-5 4-22 14-37 33-52 6-4 13-4 19 0 6-6 12-11 18-16 5-4 12 0 14 5s3 10 3 14c5 0 11 0 17 1 9 2 18 11 17 20 0 9 0 18-1 28 20 19 15 57 6 89 7 17 14 42 8 60 2 0 4 1 6 3 4 4 25 23 32 39 11 12 23 25 33 38 7 7 13 14 20 21 0-2-1-3-1-5 0-17 13-27 27-30-2-15-1-30 6-44-13-27 6-52 34-62 10-4 22 4 24 14 6 23 12 44 25 62 7-4 17-2 21 5 6 12 13 24 19 36 0-9-1-18 0-27 0-9 12-8 15-2s6 12 8 19c2-2 4-4 7-5-1-5-2-10-3-14-5-20-11-39-16-58-4-6-9-12-14-17-6-8-1-16 6-20l-1-1c-1-9 13-13 15-5 1 3 2 6 3 9 27 23 47 52 67 81 1-5 4-7 9-8-6-8-13-14-15-23h-1c0-1 0-1 0-1 0-1 0-2-1-3 1 0 2 1 2 2 17-28 32-34 45-20 2 2 4 4 5 6 5 6 9 12 12 18 4 7 7 14 10 22 1 2 3 11 3 12 3 11 8 17 8 29 0 3-1 5-2 8 7-6 12-10 15-12 23-13 67-43 67-43 0 0 10 11 22-11 11-20 53-78 45-98-4 1-8 2-12 3-2 1-4-2-2-4 14-10 30-18 47-23 5-24 8-48 15-71-10-30-7-65-6-96 0-2 3-2 3 0 2 21 3 41 6 62-1-12 1-25 4-38 2-13 3-25 5-38 1-2 4-1 4 0-1 6-1 12-2 18 3-6 5-11 8-16 1-1 2 0 1 0-3 12-5 23-6 35 4-13 8-25 12-37 0-2 2-1 2 0-4 17-6 34-8 52-2 11-2 22-3 34 26 25 49 54 73 81 4 0 8 0 11 0 12 1 11 19-1 18-1 0-2 0-4 0-10 21-37 76-67 120 4 57 1 114 14 170 1 0 2 1 4 2 11 12 17 23 34 27 6 2 13 3 20 4 29-26 71 15 64 47 1 1 2 2 2 3 6 9 10 17 14 26 8-1 11 4 17 5 10 1 16 25 21 31 5 7 10 12 17 16 2 2 9 7 12 8 0-1 3-4 4-5 1-4 2-9 3-12 1-6 6-9 11-9-6-4-11-10-13-17-7-33 34-71 65-84 41-17 81 7 80 53 1 5 0 9-1 12l1 1c1 1 2 3 3 4 12-13 28-24 46-18 4 0 9 1 13 2 19 7 32 22 40 40 2-1 6 0 6 3s1 5 1 7c2 1 5 2 7 3 4-2 7-3 10-5 0-5 1-11 5-16 7-9 11-13 21-20 1-1 2-1 3-1 4-6 10-11 17-14 5-2 11-4 16-6 1 0 0-1 1-1 7-17 22-16 33-7 4 1 7 5 11 7h1c21 1 26 41 2 44v1c5 10 10 19 15 29 1-7 3-15 3-23 0-3 4-5 7-4 11-65 37-132 65-187 3-6 12-3 11 4-9 58-18 121-33 180 0 2 0 4-1 6-1 3-2 7-3 10l1-1c9-5 17-7 26-8 18-1 32 12 40 28 6-2 14-1 21 2 6-1 12-1 17 2 3 2 6 3 9 5 4 0 7-1 11-1 0-4 0-7 0-12h1c1 4 3 8 5 11 5-1 10 2 13 5-1-1-1-3-1-4 0-10 13-13 18-5 11 21 26 46 48 56 0-12-1-24-3-36-5-10-10-19-15-30 0-1 0-2-1-3-4-3-11-5-14-4-12 3-10-19 1-14 7 2 14 1 19 6 1 1 1 1 2 2 4-2 8-2 12 1 20 22 41 52 52 79 11 14-14 34-25 18-2-2-3-4-4-6-1 1-1 2-1 3-7 12-17 15-26 12zM2768 686c0 7 0 14 1 21 2-3 4-6 5-9-2-4-4-8-6-12zM857 199c0 1 0 1 0 2 0-1 0-1 0-2zM870 172c-3 2-7 5-9 8s-3 7-3 11c1-6 3-11 8-15 1-2 2-3 4-4zM649 258c0 1 0 1 0 1zM728 306c-1-1-2-3-4-4v1c1 2 1 3 2 4 1 0 1 0 2-1zM731 267h-1zM741 284c-1-1-1-2-2-4l-1 1c1 1 2 2 3 3zM776 341c-4-7-9-14-14-22 4 6 7 11 10 16 1 2 3 4 4 6zM892 613c-1-2-1-5-1-9-4-2-7-5-9-9-3-6-7-13-11-18 0-1 0-1 0-1 0 3 0 6 0 9 6 11 13 20 21 28zM914 628c0-1-1-2-1-4-1 1-2 2-3 2 1 1 3 2 4 2zM944 278c-1-2-1-4 0-6-1 1-1 2-2 3-1 3-3 5-6 6 0 1 0 1 0 2 3-2 5-3 8-5zM439 303v-1c-1 0-1 1-1 1zM428 711c-1-1-2-3-3-4 0 1 0 2 0 3 1 0 2 1 3 1zM447 808c-11 0-22 0-33 0 5 2 10 3 15 5 1-1 1-1 2-2 6-1 9-2 14-2h1c0 0 0-1 1-1zM474 834c-1 0-1 0-2 0s-2 1-3 1c1 0 3 0 5-1zM500 803h-1v1c0 0 1 0 1 1 0-1 0-2 0-2zM536 619c-1-1-2-3-2-5-1 3-1 6-2 9 1-1 3-2 4-4zM1695 497c0-1 0-3 0-4 0 1 0 3 0 4zM1871 331c0-4 0-7 0-11-1 0-1 1-1 1 0 4 1 7 1 10zM953 1057c0 0 0-1 1-1-1 0-1 0-2 0 0 1 0 2 0 3 0-1 1-1 1-2zM1488 942c3-1 6-2 9-2 0-1 0-2 0-3-1 0-2-1-3-2-2 2-4 5-6 7zM1740 557zM1980 550c1-2 2-3 4-5 0 0 0-1-1-1 0 2-2 4-3 6zM1863 124c1 16 2 33 4 49 21-4 43-6 64-6-22-25-41-52-62-78 0 11-1 21-4 32 0 1-1 2-2 3zM1853 82c0 3 0 7 1 10 0-1 0-2 0-3 0-2 0-4 0-6-1 0-1-1-1-1zM1840 180c6-2 12-4 18-5-2-16-3-32-3-49-1 0-1 0-1-1-1-1-1-2-2-3-3 19-6 39-12 58zM1687 457c3 8 5 15 6 23 0-5 1-11 2-17 1-9 15-14 19-4 6 15 12 36 4 50h-1c6 4 12 7 18 10 15 8 25-3 32-16-22-9-37-39-14-53 12-8 24-9 34-5 8-3 18-9 27-3 2 1 4 3 5 5 8 3 14 8 19 13 8 4 15 11 19 21 0 1 0 1 0 1 3-4 8-7 12-9-1-36-2-73-6-110-1-10-2-19-3-29-11 14-22 25-32 32 0 0-29-10-39 3s-30 61-41 65c-5 2-33 10-61 23zM1542 337c1 3 2 6 3 9 1 0 2 0 3 0-2-3-4-6-6-9zM1408 334c0 5 1 9 3 13 1 0 2 0 4 0-3-4-5-8-7-13zM1194 511c1 0 1-1 2-1-1 0-1 0-1 0 0 0 0 1-1 1zM1096 450c1 4 3 8 4 12 5 12 14 33 20 54 6-24 13-48 21-72 2-6 5-12 7-18 9-22 20-43 33-62-1-5-1-9 0-13 0-1-1-2-1-2-1 0-2 0-3 0-10 11-18 22-27 34-7 24-18 48-33 64-6 5-14 6-21 3zM1013 369h1c0 0 0-1-1-2 0 1 0 2 0 2zM1003 344c2 3 4 6 6 10-1-4-2-7-3-11h-1c-1 0-1 1-2 1zM994 677c4 3 7 8 9 13 2-5 5-10 8-15-6 2-12 3-17 2zM970 344c0 2 1 4 1 6 1 0 1 1 1 1 1 0 2-1 3-1-2-2-3-4-5-6zM954 602c1-3 3-6 4-9-1-1-2-1-3-2-1 4-1 7-1 11zM790 950c1 0 1 0 1 1 0-1 0-1 0-1zM771 929c0 1 1 2 1 3 0-2 1-4 2-7 3-4 6-8 9-11 0-1 1-2 1-3-1 1-1 2-2 3-2 4-7 10-11 15zM759 913c1 1 2 2 2 3 1-1 1-2 1-3-1 0-2 0-3 0zM714 721c1 1 2 2 2 4 1 0 1 0 2 0v-1c-1-1-2-2-4-3zM665 1019c4 8 6 16 9 24 5-1 11-2 16-4 11-5 21-9 31-10 22-8 44-16 66-23-9-14-17-30-26-45-4-6-8-13-12-20-1 0-3-1-4-1-2-2-2-5 0-6-2-3-3-6-4-9-6 5-11 10-17 15s-11 10-17 15c-1 2-3 2-4 2-8 6-16 12-25 17 0 3-1 5-2 8 0 1 1 1 1 2 1 3 1 6 1 9 0 1 0 2 0 2 1 4-1 7-3 8-2 4-4 8-5 12-1 3-3 4-5 4zM2466 674c0-2-1-4-1-6 0 1-1 2-1 4 0 1 0 2 0 3 1 0 2 0 2-1zM2492 666c-3-4-6-7-8-10 0 4 1 8 3 11 1 0 3-1 5-1zM2598 645c-1-1-3-2-4-2 1 0 1 1 1 2 1 0 2 0 3 0zM2736 700c-12-9-21-21-31-33-2 2-7 2-8-1 0-1-1-2-1-4 0 2-1 3-2 5-2 2-2 5-2 8l1 1c-1 0-1 0-1 0 0 2 1 3 1 5 1 3-1 5-3 7-1 8-6 15-14 18 16 4 30 7 43 15 4-2 7-5 11-7-12-3-22-9-33-16-5-3-5-11 2-11 8 0 14 2 21 6 7 3 10 6 16 7z">
          <text:p/>
        </draw:path>
        <draw:path draw:style-name="gr6" draw:text-style-name="P12" draw:layer="layout" svg:width="1.394cm" svg:height="1.957cm" svg:x="5.365cm" svg:y="0.766cm" svg:viewBox="0 0 1395 1958" svg:d="M17 599c0 1 0 2-1 2 0 1 1 2 1 2-9 7-4 23 2 31 1 1 2 2 4 1 0 1 0 1 0 2-1 0-1 0-2 0-3 4-7 9-11 12-3 2-7 3-9 5s-1 5 1 5c1 1 2 0 3 0-2 5 3 15 4 20 3 8 5 19 11 25 0 1 0 1 1 2 1 4 3 9 5 13 0 1 2 0 1-1-1-3-2-6-3-9h1l1 1c0 2 0 4 0 6 0 1 2 1 2 0 1-2 2-4 3-7 0-2 2-4 2-6 3 5 5 10 7 15 1 1 3 1 3 0 1-5 2-10 1-15 1 3 3 6 2 9s2 4 4 3c5-2 8-7 7-13-1-2-1-4-2-6 3 1 5 1 7 2-1 2-1 3-1 5s1 3 1 4c0 2 0 4 0 6 1 1 1 2 2 2 0 1 2 2 3 1 1-2 3-1 4-3 0-1 1-2 1-3 1-2 1-4 1-6 1 1 2 1 2 2 3 1 5 2 7 4-2 5-2 11-1 16 0 1 1 2 2 2 1 4 2 9 3 14-2 3-4 6-7 9-4 4-7 7-11 10-1-4-7-4-7 0 0 1 0 2 0 3-1 0-1 0-2 1 0-2-1-4 0-5 0-3-4-5-5-2s-2 6-2 10c-1 0-1 0-1 1 0-1 0-2 0-3 0-2-2-4-4-3 0-1-1-2-1-3-1-2-5-1-5 1 0 10 1 20 4 30 3 6 5 15 12 17 0 1 1 0 2 0 0 1 2 2 3 1 6-6 12-11 19-15 26-7 51-11 78-9 16 2 31 6 45 10 2 1 4 2 5 2 4 5 7 11 11 17 0 23 0 48-5 71-1 3-5 9-8 14v-1c2-9 2-19-1-28-1-3-5-2-5 0 0 1 0 2-1 3v1c0 1 0 2 0 2-5 24-16 41-30 61-8 12-17 23-18 37-2 2-4 4-5 6-1 1 1 3 2 2 2-1 3-2 5-4 2 2 5 2 7 0 4-4 8-8 12-13 3-2 7-5 10-7 3 2 7 3 10 0 4-4 8-9 12-14-12 28-29 53-48 77-1 0 0 1 1 1 24-19 40-42 54-68-1 2 0 4 0 5 0 2 0 3 0 3-4 2-5 5-5 8-11 16-22 31-36 45-1 1 0 3 2 2 10-7 19-15 27-23-3 5-6 9-9 14-1 1 2 3 3 2 14-14 25-28 35-43 3 0 6-2 7-6 1-3 2-5 2-8h1c2 10 7 20 13 30-1 1-2 2-2 4 6 16 15 29 27 41 0 19-1 37-2 56-17 44-16 92-24 138-3-2-6-3-9-5-1-1-2-1-4-1-2-2-6-2-9 0-3 0-6 0-8 0-3 1-3 4-2 6 2 1 3 2 5 3 0 2 0 5 0 7v1c0-2-1-5-1-7s-3-3-4-2c-1-5-3-10-5-15 0-1-1 0-1 0-3 8-2 16-2 25-5 35-6 71-10 107-3 9-6 18-8 27-11-1-29 0-39 5-1 1-2 1-4 1-8-2-17-2-25-1-2 0-3 0-5 0-7-1-16 2-20 7-3 3-5 7-5 11 0 1 0 3 0 4 0 2-1 3-1 4-2 4 3 5 5 3 2-4 5-7 8-10 1-1 2-2 3-2 3-1 7-1 10-1 6 1 11 2 17 4-4 3-7 7-8 12-1 6-1 10 4 14 1 1 3 1 4 0 3-3 6-9 9-11 13 2 27 6 40 6-1 1-3 3-4 4-10 10-19 20-27 31-3 3 0 7 4 5 13-8 26-15 38-23 4-3 8-5 12-7 3 0 6-1 9-3 3 0 6 0 8 0 3-1 5-2 7-3 1 1 2 2 4 2 0 1 2 2 3 2 3 1 7 2 9 2 6 1 9-7 4-9 1-1 1-1 2-1s2-1 3-2c0-1 1-2 2-3 3-2 1-7-2-8 1-1 2-1 2-2 3-9 5-19 7-28 6-6 10-13 12-21 19-8 39-37 29-57 1-1 2-3 4-4s5-1 7-2c6-2 8-7 7-11 2-1 3-2 5-3 3-3-1-8-4-6 0-1 0-2-1-3-12-11-27-19-42-27 1-1 2-2 2-3 0 0 0 1 1 2 1-5 3-11 8-14 7-4 18-7 21-16 1-3-2-7-4-8-3-1-6-1-9 0 0-7 1-13 1-20 1 0 1-1 1-2 1-4 1-9 2-13 3-13 7-27 11-41 3-11 8-22 12-34 19 17 42 33 67 46 14 14 30 29 50 34 8 8 17 14 28 15 1 0 2-2 1-3-3-2-6-4-9-7 2 2 5 4 8 6s7 5 12 8c11 20 21 41 29 62 3 8 16 2 14-5-5-14-10-27-17-40 18 9 37 17 55 16 2 6 4 12 6 18 1 1 1 3 2 4-6 24-12 48-17 72-4 17-10 35-4 52 1 2 2 2 3 1 2-5 5-10 7-15-1 5-3 9-4 14-5 9-9 18-13 26-1 2-1 4-1 6-35 36-78 68-116 102-3 3 2 7 5 5 50-26 98-56 137-96 0 1-1 2-2 4 0 1 0 1 0 2-30 28-64 51-98 74-1 1-1 3 1 4-15 9-29 17-43 26-3 1 0 5 3 4 48-26 104-41 151-67-1 4-2 8-3 12-3 5-4 9-5 15 0 2 1 3 3 3 0 1 0 1 0 2-2 10-4 20-7 30-5 12-10 24-14 37-1 1-3 2-3 4-8 17-11 34-13 52-8 3-13 9-16 17-1-2-4-4-6-1-9 17-4 37 4 54 3 7 11 6 15 2 1 2 3 4 4 6-1 0-2 0-2 0-11 2-9 16-1 19 45 17 100 14 149 18-1 9-2 17-1 26-4-1-7-3-10-4-6-2-11 6-7 11 5 6 11 11 19 14 0 1 0 1 0 2-4-1-9-1-13 0-1 0-2 1-2 1-4-1-8-3-11-5-7-4-15 6-7 11 9 6 19 10 29 14 0 1 0 1 1 1-1 2 0 4 2 5 1 1 3 2 4 3s1 1 2 2c1 0 2 1 2 1-1 1-1 3 1 5 41 33 93 51 142 70 42 16 84 35 128 47 1 1 3 3 4 4 9 6 19 16 30 18 1 1 2 2 3 2s2 3 3 4c2 0 4 0 5-1 0-1 1-1 1-1 1-2 2-4 1-6-2-8-9-15-17-19-1-1-2-2-3-3v-1c-2-15-17-21-30-26-10-6-21-12-32-17-30-21-62-40-93-56-16-8-31-20-47-30 0-2 0-3-1-5-7-11-19-18-29-27-7-6-14-14-21-21 0-1 0-2 1-4s2-5 4-7c11 2 22 4 33 5 1 2 3 4 6 5 13 4 28 3 44 2 4 0 9 1 14 1 8 9 21 15 31 22 16 11 31 23 44 38 1 2 3 3 4 3 2 2 4 4 6 6 8 6 16 11 23 18 3 3 8-2 5-6-3-6-8-10-13-14-12-11-15-29-22-43-2-3-4-6-5-9 3 4 7 8 10 9 5 12 12 23 19 31 9 9 20 15 31 19-1 2 0 6 3 6 6 0 7 0 13-1 7-1 7-11 0-11-16-1-26-13-37-23-11-11-20-23-28-37-1-1-2-1-3 0-2-6-4-11-7-16-4-6-9-15-16-20 13-7 0-26-11-18-6 3-11 10-15 15-1 1-1 3-1 4-15 1-31 3-46 3-3 0-6 0-10 0-4-2-8-3-13-5-1-1-2-3-4-3-13-5-26-9-40-12 14-28 26-58 39-85 3-7 6-13 9-20 14-20 26-43 29-64 7 2 13 3 20 5 4 3 8 6 11 9 2 1 3 2 4 2 6 5 12 11 16 18 0 0 0 1-1 1-3 5 0 11 6 10 0 1-1 1-1 1-8 10 6 23 15 13 3-2 5-5 8-6 0 1 0 1 0 2 0 3 3 3 3 0 0-1 0-3 0-5 3-1 5-3 8-4 0 1 1 1 1 1 1 1 3 1 4-1 0-1 0-1 0-2 6-3 6-10 2-14 1-5 1-9 1-14 2-1 3-2 4-3 3 10 5 19 7 29 0 2 4 1 3-1-1-10-2-21-4-31 4-3 6-8 6-13 0 0 1-1 1-3 0-10-2-21-5-31 8-3 14-8 17-17 4-14-5-28-18-33-1 0-2 0-3 0 0-8 0-15-1-21-2-37-2-72-18-111-4-9-8-18-12-26-8-19-16-37-26-54 15 3 32 6 48 8 18 9 35 21 50 33 3 3 5 6 7 9 4 6 12 2 10-4 2-2 3-4 3-6 1 0 1 0 2 0 9 0 12-9 9-15 1-1 2-2 3-3 6-1 12-1 18-2 1 1 3 2 4 2 1 1 1 2 2 2 2 0 4 1 6 1 26 10 52 21 76 36 4 3 8-1 8-5 4 0 7-3 9-7s4-8 7-13c3-1 5-3 7-3 24-3 47-5 70-14 1 4 5 7 10 7 1 1 2 2 3 3 3 2 8-2 5-5l-1-1c6-2 12-3 17-4 18 4 37 8 55 12 2 0 4-2 3-3 6-3 8-8 8-13 22 8 45 18 66 29 2 1 3-2 2-3-35-22-71-40-107-56-2-1-3-2-4-2s-2 0-2-1c-31-12-61-23-93-33 6 0 12 1 19 2 32 3 65 9 97 8 2 0 3-3 1-4-20-8-42-15-66-20 0-1 0-1 1-1 3-1 1-6-2-6-29 0-58-2-86-6-2 0-4-1-7-2 0-2-2-5-5-6-28-16-55-34-84-48 11 0 22-1 33-3 1 1 1 1 2 1 41-5 79-16 118-27 2-1 2-5-1-4-2 0-4 1-6 1 0-1 0-1-1-1-19 5-38 8-57 10 4-3 7-5 11-8 6 0 13 0 20 0 3 0 5-2 5-4 2-1 4-1 6-2 0 1 1 2 2 2 5 0 11-1 16-3 3 0 3-5 0-5-9 1-17 1-25 2-1-1-2-2-3-2-4-1-7-2-11-3-1-3-3-5-6-6-1 0-1 0-1 0-1 0-3 0-4 0 0 1-3 2-7 2-27-11-55-16-83-20-19-9-39-17-59-24-2-1-3 0-4 1-3-2-5-4-7-5-10-6-21-11-31-16 56 8 115 11 168-12 3-1 2-5-1-5-46 6-90 5-135-1 42 3 85 1 119-17 1-1 1-1 0-1-35 16-76 3-111-3-48-8-95-18-141-35-72-28-136-82-217-75-5 0-8 4-9 8-2-1-5-2-7-2 0-1-1-3-2-3s-1 0-2 0c-2-1-3-2-5-4-14-11-23-23-33-37 12 0 28 0 41-5 4 3 9 5 13 6 7 2 13 1 19 1 1 5 4 9 9 11 6 7 18 7 22-3h1c7-1 14-2 20-2 7-1 14-2 21-4 7-1 13-2 19-4 3 2 6 1 7-1 1 0 1-1 2-1 5-1 3-9-1-9-1 0-1 0-2 0 0-2 0-3 0-5 2-1 4-3 5-6 1-2 2-4 2-6 1 1 1 2 2 3 9 16 23 21 39 13 5-3 8-9 8-14 5 0 10-1 13-4 5-5 8-10 9-16 2-9 3-13 10-18 1 1 3 1 4 2l1 1c-1 2-2 5-3 7-3 6 3 12 9 12 13 0 25-6 36-13 6-4 0-15-7-11-4 3-9 5-14 6 2-2 5-5 7-8 0 0 0-1 1-1 3 3 8 4 11 0 1-1 1-2 2-3 2 2 5 4 9 6 8 2 17-1 19-8 3-10 2-21-1-30 6 0 10-2 16-4 1-1 1-1 1-1 2 0 3 0 4 0 2-1 4-2 6-3 3-1 5-4 5-7 7 2 14 3 22 4 1 0 2 0 2 1 5 1 9 0 11-3 0 0 1 0 1 1h1c6 6 13-1 10-7 1 1 2 1 3 1 3 1 6-2 7-5 1-8-3-10-9-14-4-2-9 3-6 7h1c-1 0-2 0-3 1-2 0-3 1-3 2-1-2-3-4-6-5-1 0-2 0-4-1h-1c-1-1-3-1-4-2-1 0-2 0-3 0-12-2-24-6-36-11 42-61 336-482 412-604 0 0 13-39 12-45 0-6-17 10-17 10l-453 620 1 1c-4-2-9-4-14-5 0-1 1-1 1-1 1-5-1-10-5-13-4-2-6-1-9-1-3-3-8-5-13-3-2 2-5 3-8 4-4 1-7 2-9 4-18 0-21 26-3 30 2 0 4 1 6 1-3 11-7 21-13 30 0 1-1 2-1 2-1 0-2 0-3 0 4-7 7-14 10-21 1-4-5-5-7-2-4 5-8 11-13 16 0-1 0-3 0-5 0-12-17-13-22-4-4 9-9 17-14 25-1-3-5-4-7-1-2 4-5 8-7 12-1 0-2 1-3 2 0-5-5-10-11-9-23 3-46 7-69 11-9 1-10 12-3 16-1 1-1 2-1 3 0 2 0 3-1 5-2-4-5-6-11-5-1 0-2 0-3 1 0-1 0-1 0-1-1 1-1 1-1 1-1 0-2 0-3 1-1 0-1 0-2 0 0-1 0-2-2-3-25-4-49-6-74-5 4-3 4-10 1-13-9-9-19-15-31-20 4 1 7 1 10 1 8 1 11-11 5-15 1-2 0-4-1-4-39-20-88-2-128 3-3 1-4 2-5 3-7 1-14 4-20 8-2 0-4 1-7 2 6-5 12-9 18-13 19-9 39-14 59-16 22-3 54 0 72-13v-1c-1 0-1 0-2 0 2-1 5-2 7-3 1 0 1-3-1-3-30 0-62-12-93-12 1-1 0-3-1-3 0-1 0-2-1-3-12-24-59-9-76 1-18 11-33 27-42 45-1 0-1-1-2-2-2-2-6-2-9-1-2 1-4 2-6 4h-1-1c1-1 1-1 2-2 2-4-1-9-4-11-1-3-6-4-8-1 0 1-1 3-2 4-16 10-27 32-35 49-2-1-5 0-6 3-1 2-1 4-2 6-4 0-8 3-8 8 0 2-1 4-1 5-2 1-4 2-6 2-3-1-7-3-11-4 3-6 6-12 9-18 3-4-4-10-7-6-4 4-7 9-10 13 0-5-1-10-3-14 20-14 31-35 27-63-2-9-5-18-9-27-3-14-8-27-16-39-1-1-3 0-2 1 2 4 3 9 5 13-6-9-14-17-22-23 2 0 4 0 6 0s3-3 1-4c-43-14-109-34-154-16-5 0-7 2-10 4 0 1 0 1-1 1 0 1 0 2-1 2-1 1-2 1-2 2 0-1 0-2 1-3 1-3-4-4-5-2-7 10-14 20-21 30-5 7-11 14-13 23 0 3 2 5 4 4zM27 631c0 0 0 1 1 1 0 1-1 1-1 2 0-1 0-2 0-3zM548 1678c-1-1-2-1-2-2 2 0 3 0 5 0-1 0-2 1-2 3-1-1-1-1-1-1zM578 1683l-1-1c2 1 5 2 8 3-2 0-3 0-5 0-1 0-1-1-2-2zM1180 1206c1 3 2 7 6 9 10 4 19 7 29 10 0 1 0 1 0 2-19-6-39-13-58-19-1-3-2-6-3-8 9 2 18 4 26 6zM201 919c-1 0-1 0-1 0 0-1 1-2 1-2h1c-1 1-1 1-1 2zM44 569v1c-2 1-3 3-3 6 0 0-1 0-2 1 1-1 1-3 2-4s2-2 3-4zM1021 1242c-1 0-1-1-1-1 1 0 2 0 4 0-1 1-1 1-1 1-1 0-2 0-2 0zM225 677v-1h1c0 0 0 1-1 1zM674 1510c1 0 2 0 3-1 2 2 4 4 6 6 2 3 6-2 4-4-1-2-2-3-4-4 1-1 2-1 3-1 2 1 4 2 6 2 5 2 9 1 13-2 1 0 3 0 5 0-12 5-25 9-37 15v1c0-4 1-8 1-12zM711 1494v-1c3 1 7 1 10 2-4-1-8-1-10-1zM889 1179c0 0 0-1 0-2 0 1 0 2 1 2-1 0-1 0-1 0zM157 642c0-2 0-5-1-7 1 1 2 1 3 2 0 1 1 2 1 3-1 1-2 1-3 2zM121 659c0-1 0-2 0-3s0-1 0-1c1-1 1-1 2-2-1 2-2 4-2 6zM137 602c0-1 1-3 1-4 1 5 2 10 4 15-1-1-1-2-2-3-2-2-3-5-3-8zM116 621c1 1 1 1 2 1-1 0-2 1-2 2 0-1-1-1-1-2 1 0 1 0 1-1zM729 1059c2 4 4 7 6 10-1 1-1 1-1 1-2-3-3-7-5-11zM811 1396c0 2 1 5 1 7h-1c0-2 0-5 0-7zM666 1441zM811 1490c0 1 0 1-1 2 0-1-1-1-1-2 1 0 2 0 2 0zM835 1238c0 1 1 1 1 2h-1c0 0 0-1 0-2zM269 770c1-1 2-3 2-4 0 1 0 3-1 4zM241 805zM200 756l1 1c-1 0-1 0-1 0 0-1 0-1 0-1zM185 705h1c-1 0-1 0-1 0zM97 712c1-1 2-4 1-6 1-1 1-2 1-3 2 4 6 6 10 6 0 1 0 2 0 3l-1 1c-3-3-8-3-11-1zM130 707c-1 2-2 3-3 4 0-1 0-2 0-3 1 0 2-1 3-1zM370 679c1-1 2-2 3-3-1 1-2 2-3 4 0-1 0-1 0-1zM1031 1244c0-1-1-1-1-1 1 0 1 0 1 1zM567 1645c3-8 5-17 7-26 25-34 54-67 74-104 4 0 9-1 14-2 0 4 1 9 1 13 0 5 8 7 9 2 0 1 1 1 2 1 13 2 26-1 39-4 17-5 35-10 52-17 1 1 1 1 2 2 1 3 3 5 4 6-9 23-19 46-28 69-14 26-26 52-37 79-3 7-5 15-7 23-10-3-20-6-29-9-34-11-68-23-103-33zM207 770l-1-1h1zM185 748c-2-2-3-3-4-5h1c1 1 2 3 3 5zM173 731c1 1 2 2 3 3-1 0-1 0-1 0-1-1-1-2-2-3zM156 686c-8 4-15 9-22 16 1-2 2-4 2-6 3 0 5-1 6-4 4-1 7-3 11-6 1 0 2 0 3 0zM65 589c0-1 0-1-1-1h1zM108 560c1 0 1 0 1 0zM748 712zM875 684c0 2-1 4-2 5-1 0-2-1-3-2 1 0 2-1 2-1 2-1 3-1 3-2zM875 723c-1 0-1 1-2 1-1-2-3-3-5-3-1-4-1-7-2-11 2 0 3-2 3-4 0 3-1 5-1 8 0 4 3 8 7 9zM1113 1193c7 1 14 2 21 3-2 1-5 1-7 2-4-1-9-3-14-4 0-1 0-1 0-1zM1156 1229h1c0 1-1 1-1 1zM1204 1243c-10 1-21 2-32 4 2-1 3-2 5-3 1-1 2-2 3-3 6-4 15-2 24 2zM944 1471c0-1-1-1-1-2v-1c1 1 1 2 1 3zM824 1532c-4 7-8 14-12 21 2-7 5-14 9-21 1 0 2 0 3 0zM176 760c-11-4-22-9-33-14 0-5-2-11-3-14-13-24 13-43 35-37l1 1v1c-1 6 1 12 3 18-3-2-6-5-10-7-3-1-7-1-9 2-10 17 3 36 16 50zM51 682h-1c1 0 1 0 1 0zM42 681c-1 0-1 0-1 0 0-1 0-2 0-3 0 1 0 1 0 2zM31 611c1 1 1 1 1 1 0 2 2 2 2 0 0-4 0-10 3-12 0 0 18-7 23-3 3 4 1 10 0 14-3 9-6 18-10 28-13-5-19-16-19-28zM60 553c1 0 2 0 2-1 1 0 2 0 3-1-1 1-3 2-4 3-2 1-4 2-7 4 2-2 4-4 6-5zM91 546c9-1 17-1 26-1-9 1-17 2-24 1 0 0-1 0-1 1 0-1-1-1-1-1zM551 707c-3 1-6 2-9 3-11-2-22-4-34-5 14-1 29 0 43 2zM831 701c1-3 1-5 1-7h1c0 1-1 3-1 4-1 2-1 4 0 5-1 1-2 2-3 3 0-1 0-1 0-1 0-1 1-3 2-4zM899 667c0 0-1 0-2 0s-2-1-3-1c-4-2-11 1-13 5 0 2-1 3-1 4-1 0-1 0-2 0-2 1-3 4-3 6-2-2-5-3-7-4-3 0-6 0-10 0 3-7 4-14 5-22 12 4 24 8 36 12zM781 757zM664 860c1 2 2 3 4 3-2 0-4-1-5-1 0-1 1-1 1-2zM668 864c2 0 4 1 7 1v1c-2-1-5-2-7-2zM761 1826c-8-3-17-6-25-9 0-1 0-1 0-2 4 1 8 3 12 5s9 4 13 6zM714 1759c-1-3-1-5-1-8 1 0 2 0 2 1 0 2-1 4-1 7zM295 1201c0 1 0 1 1 1-1 0-1 0-1 1 0-1 0-1 0-2zM187 776c-3-2-6-3-9-5 3 1 7 2 10 3 1 1 2 1 3 2-1 0-3 0-4 0zM62 800c0-1 0-1 0-1h1c0 0-1 0-1 1zM405 659c0-1-1-2-2-3 16-11 33-19 54-20 6 0 13 0 20 1-10 2-19 4-27 6-15 3-31 8-45 16zM640 729c-17 3-35 5-53 4 18-2 35-4 53-4zM844 650c3 1 6 2 9 3-2 8-5 17-9 25-2 0-4 0-6 0 4-9 6-19 6-28zM727 784c0 0-1 0-2 0h1c1-1 2-1 3-1 0 0 1 0 1 1-1 0-2 0-3 0zM1001 1014c5 2 11 6 17 7h1c-1 1-1 2-1 3-1 0-3-1-5-1-7-4-14-9-22-15 4 2 7 4 10 6zM1105 1046c-1-1-1-1-2-1-2 0-3-1-5-1-1 0-1-1-2-1 3 1 6 2 9 3zM927 1558h-1zM904 1742c1 0 1-1 1-1 1 2 2 4 4 6-2-2-4-3-5-5zM900 1730c1 2 2 4 2 6-2-2-4-3-5-5 0-2 1-3 0-5 1 1 2 3 3 4zM757 1779c-5-2-10-3-15-4-3-2-5-4-8-5 2-5 4-9 5-13 5 6 10 12 15 18 1 1 2 2 3 4zM568 1686c1-5-1-11-8-13-1 0-2 0-3 0 1-1 2-1 3-2 5 4 11 8 17 11-3-2-8 0-8 4-1 0-1 0-1 0zM426 1146v1zM218 1371c-1 0-1 0-2 0 1-1 1-2 1-3 0 1 0 2 1 3zM155 772c-12-1-23 0-34 2 0-1 1-1 1-1 3-2 6-5 9-7 8 1 16 3 24 6zM53 777c1 1 1 1 1 2 1 0 1 0 1 0 0 1-1 2-1 3 0-1 0-1 0-2s-1-2-2-3zM86 755c0 1 0 2 0 3h-1c0-1 1-2 1-3zM43 696c0-1-1-1-1-2h1c0 1 0 1 0 2zM24 640c0 0 1 1 1 2-4 13-5 26-5 40-1-2-2-4-2-6-1-3-3-7-4-11-1 0-1 0-1-1s-1-2-1-3c-1-2-2-2-3-3 7-3 12-12 15-18zM17 604c0 1 1 2 1 3 0 0-1 1-1 2 0 3 1 5 1 8-1-3-3-9-1-13zM547 1347c3 1 2 5-1 5-2 0-4 1-6 0-3 0-3-4 0-4s4-1 7-1zM946 1810c-2-3 2-6 4-4 10 8 20 14 29 23 1 0-1 2-1 1-12-5-22-12-32-20zM990 684c1 1 2 3 0 0z">
          <text:p/>
        </draw:path>
        <draw:polygon draw:style-name="gr14" draw:text-style-name="P13" draw:layer="layout" svg:width="11.074cm" svg:height="2.139cm" svg:x="9.225cm" svg:y="1.596cm" svg:viewBox="0 0 11075 2140" draw:points="11075,2140 0,2140 0,0 11075,0">
          <text:p/>
        </draw:polygon>
        <draw:path draw:style-name="gr6" draw:text-style-name="P12" draw:layer="layout" svg:width="0.753cm" svg:height="1.889cm" svg:x="1.83cm" svg:y="0.715cm" svg:viewBox="0 0 754 1890" svg:d="M752 569c-1-1-1-1-2-2 0-4-2-7-6-13s-11-6-16-3c-6-4-12-9-18-13 4-6-2-13-8-13-1 0-1 0-2-1-17-20-38-37-59-53 0-4-1-8-1-12-1-5-2-10-3-14-1-2-1-4-3-6v-1c-1-3-3-7-6-10-1-1-2-3-4-3-1-2-3-3-5-4 0-1 0-1 0-1v1c-1 0-2 0-3-1v-1c0 0 1 0 1-1 1 1 1 1 2 1v-1c1 0 1-1 1-1-1 0-1 1-1 1 0-1 0-2 0-3 1-5-1-11-7-12-7-1-13 1-18 3-1 0-1 0-1 0 3-10 6-20 10-29 0-1 0-1 0-2 0 0 0-1 1-1 0-1 0-1 0-2 0 0 0-1 1-2 0-3-1-5-3-7 2 1 4 2 6 0 1 0 2 0 2-1h1c-2 4-3 8-5 12-1 4-4 9-6 13-2 1 1 4 2 2 7-8 11-17 14-26 0-2 0-3-1-4h-1c0-1 0-1 0-1v-1c2-2 2-5 1-6-2-2-4-3-6-2-3 1-6 2-8 4-2 3-3 5-1 8 0 1 1 2 2 2-3-2-6-2-8 2-7 10-12 21-15 31l-441-328c-27-19-58-38-81-51-2-1-3-2-5-3 0-1-1-1-1-2-2 0-2 0-2 0-5-4-10-7-15-11-1 0-2 1-1 2s2 2 4 3c-8-4-12-6-12-6 1 27 94 98 94 98l436 356c-2 3-3 7-5 11-1 4-3 9-4 13-6 8-10 17-15 25 0 1 0 2 0 3-1 0-2 1-2 1-2 1-2 3-3 4 0 1-1 3-1 3-2 2 0 6 3 6l1 1c2 1 3 0 5-1 2-2 5-3 7-6 1-1 1-2 1-3 0 0 1-1 1-2 6-6 10-13 15-20 1-2 2-4 4-6 1-3 3-5 5-8 1 5 3 11 5 14 1 2 3 4 6 6-8 27-12 55-14 82-4 10-8 21-14 31-3 5-6 11-10 17-1 0-2 0-2 1-3 2-5 3-7 6 0-1-1 1-1 0 0 0-2 1-1 1-2 1-4 4-3 6-2 2-4 5-5 7-1 0-1 1-1 1-2 4-4 8-6 11 0-2-2-1-3 0 0 4-1 9-1 13-1 4-2 9-3 14-1 6-3 12-6 17-8-2-16 7-21 12-1 0-1 1-2 2-1 0-1 0-1 1-5 3-9 8-12 13-4 4-7 9-11 14-1 1-1 2-2 3s-2 2-3 3c-4 0-8 2-12 4 2-6 4-13 4-20 1-4-4-5-7-4 1-2 1-4 1-5 9-17 12-36 10-55 0-1-1-2-2-3 1-1 1-3 1-4 11-24 8-53-20-69-1 0-1 0-2 0 0-1-1-1-1-2s-1-2-2-2c0-1 0-1 0-1-1-1-1-1-2-2-1-3-3-6-5-9-1-2-2-1-3-1-6-6-14-11-22-15-2-1-3 2-2 3-13-5-26-7-41-5-3 1-2 5 0 5 5 0 10 1 15 2-28 2-58 21-71 43-1 1 0 1 0 1 8-9 18-16 28-21-12 11-23 25-31 36-2 2 1 4 3 2 6-6 12-12 19-18-7 8-13 17-19 26-3 2-6 4-10 6-17 9-35 18-54 25-22 9-75 30-87-3 0-1-1-1-1 0-1 41 62 24 84 17 19-6 38-14 56-23-20 15-35 36-49 57-22 20-46 33-72 16v1c16 19 40 13 60 2l-1 1c-7 7-13 15-20 22-19 19-46 18-58-7-1 0-1 0-1 0 8 18 16 35 35 35-3 4-5 7-7 11-3-1-5-3-7-6-8-9-13-21-17-31-1-2-4-1-3 1 3 15 8 32 20 42-10-3-19-11-21-26-1-2-2-2-2 0 0 16 9 28 22 35-3 6-5 12-8 18 0 2-1 5-2 7-1-2-2-4-3-6-7-16-11-34-15-51 0-1-2-1-2 0 4 23 5 48 16 69-4 16-7 33-8 50 0 2-1 3-1 5 0 1 1 1 1 1 0 7 0 14 1 21 0 1 1 1 1 0 1-10 2-20 4-31 4-4 7-8 11-11-1 11-1 23 0 33 1 1 1 1 1 0 2-13 3-25 6-38 12-8 27-13 41-19 7-2 12-4 18-6-6 10-12 21-16 31 0 2 2 3 3 1 12-20 26-37 43-54 10-10 21-19 32-29 0 6 1 13 1 19-8 11-20 17-28 28-1 1-1 1-1 1-21 19-38 46-35 74l1 1c-2 6-5 10-9 15-7 9-15 19-15 31 0 1 0 2 0 3-3 5-6 10-8 15-5 9-10 18-8 27-1 3-2 5-3 7-1 0-3 0-4 1-3 0-6 2-8 3-4 1-9 2-11 6-7-1-14-3-19-4-9-2-17-3-24 0-5-1-9-2-13-4-3-1-5-3-7-4 6-13 0-29-11-41-3-4-9-1-7 4s3 9 3 14c-1 0-1-1-2-1-1-3-4-4-6-4-1 0-1 0-1 0-2-1-3-1-4-1-6-3-10-13-12-20 0-6 1-13 2-19 0-3 2-5 2-7 2-7 4-14 0-19-2-1-3-1-4-1-1-1-3 0-3 2 0 0 0 1 0 2-1 1-1 2-1 2-1 2-2 4-2 5-3 8-5 15-7 23s-4 17-3 25c-1 1-1 1-1 1-2 3-3 6-3 9-1-2-2-3-3-5s-2-4-4-7c0-4-1-8-3-12 0-1-1-1-2-2 0-1 0-2 0-3 1-3-5-4-5 0 0 2 0 3 0 4v1c-5 6-2 16 1 22 1 3 3 6 5 8-1 0-2-1-3-2-2-1-5 1-3 3 3 4 5 8 8 12-3-3-7-7-12-9-3-2-7 2-5 5 13 18 27 54 54 56 1 0 2 0 3 0 3 1 5 2 7 4 1 0 2 1 3 2 6 5 13 9 20 12 1 0 2 0 3 0 6 3 12 6 18 8 10 7 21 14 31 21 1 1 3 1 5 1 23 13 49 15 74 8 6-2 7-7 6-11 4-4 9-6 15-9 3-1 4-5 3-8 2-2 3-3 3-5 1-1 2-2 3-2 0 1 0 2 0 3 0 2-1 4-1 5-2 4 0 7 2 8 0 14 1 28 2 42-1 1-1 2-1 3v1c0 2-1 3-1 5-1 0-3 0-3 1-9 25-26 45-41 67-16 24-29 51-42 77-14 26-26 53-36 80-5 13-10 27-14 40-5 14-6 29-10 44-2-1-4 0-5 2-4 17 2 32 16 42v1c6 44 22 86 36 127 17 46 13 96 28 142 0 1 1 2 2 3-5 8-10 17-16 25-3 5-2 10 0 14-6 12-14 24-23 34-1 1-1 2-2 3-10 8-4 24 10 21 1 1 1 3 2 3 2 3 5 4 9 4-1 6 6 8 8 4 2-2 3-5 4-7 5-1 10-4 13-5 10-3 19-8 28-13 4 2 8 2 11-2 6-8 11-16 17-23s12-14 17-22c4-6 2-12-3-14 2-1 5-3 6-6 8-19 16-39 24-59 27-43 40-93 53-143 4-8 7-17 10-26 6-15 24-53 9-68l-1-1c0-3 0-6 0-9 0-1 0-2 0-3 1-5 2-9 2-14-1-4-1-8-2-12 0-1 0-1 0-2v-1c1-2-2-4-4-3v-1c-3-5-6-10-11-12-1-2-1-4-2-5-1-3-2-6-2-8 4-13 8-26 12-40 2-4 5-7 7-11 2 2 5 2 8 0 23-16 42-45 57-69 3-3 5-7 7-10 3-3 5-6 8-9 10-12 24-30 23-47 4-7 9-15 11-22 5-5 10-11 13-17 7 0 13 0 20 0 11-1 23-8 32-15 19-15 32-41 57-49 9-2 9-13 2-18-12-8-34-19-37-34-1-1-1-1-1-1-2-10-7-20-9-30-2-7-2-20-6-28 0-9-2-20-3-29-1-5-6-7-11-6-16 6-31 10-46 17-4 1-19 7-17 14 1 1 2 2 3 2-1 1-3 1-4 2-1-9-3-18-5-26 0-1 0-1 0-2 0-2 0-5 1-7 1-1 2-1 3-3 8-21 7-43 7-65 0-1 0-3-1-5 0-3 0-7 0-11 12-22 26-43 34-66 0-1 0-1 1-2v-1c1-3 2-6 2-9 5-4 10-9 14-13 7-6 15-11 20-17 4-1 8-3 10-6 0 0 1 0 2 0s3-1 3-3-1-5-2-7c3 1 7-1 7-5-2-15-6-29-10-44 1 0 1 0 1-1 6-11 11-22 16-34 4-9 8-17 11-26 2 0 4-1 5-3 6-12 8-25 11-37 13-5 16-21 17-34 0-5-1-13-5-19 0-1 0-1-1-2 3-12 5-25 6-37 3-10 4-21 6-31l32 8c26 19 53 37 78 56 1 0 2 0 2 1 1 3 2 5 4 8 6 7 20 7 19-4 1-1 1-2 1-3 2-3 1-8-1-10zM533 513zM188 1716c1 8 3 16 5 23 0 7 0 13 0 19-1 1-2 3-2 4-1-15-2-30-3-46zM184 1837c3-6 6-12 9-18 0 5 0 9 0 14 0 2 1 3 1 5-3-1-6-2-10-1zM605 440c1 1 3 1 4 0 1 3 2 5 4 8 0 1 0 1-1 2-2-3-5-5-7-8-2-1-3-3-4-5 1 1 2 2 4 3z">
          <text:p/>
        </draw:path>
        <draw:path draw:style-name="gr6" draw:text-style-name="P12" draw:layer="layout" svg:width="1.261cm" svg:height="1.677cm" svg:x="2.37cm" svg:y="0.91cm" svg:viewBox="0 0 1262 1678" svg:d="M19 717c6 4 11 10 19 12 1 0 2 0 3-1 2 2 5 4 7 2 10-7-1-20-7-26 7 6 13 12 20 17 1 1 5 0 4-2 0-1 0-2-1-2 1 0 2 1 3 1-8 10-15 20-18 28h-1c-3 0-6 3-6 6 0 1-1 1-1 2-1 2-2 5-2 8s3 6 6 7c2 1 4 1 5 1s2 1 4 0c0 1 1 1 2 2 3 1 5-2 5-4v-1c1 0 2-1 3-3 2-3 1-7-1-9 0-1-1-2-2-2 0-1 0-1 0-1 3-3 7-6 9-8 9-9 18-18 27-27 5-5 10-11 15-16 5 1 9 0 14-4 0-1 0-1 0-1-2-1-4-3-5-4 1-1 2-3 4-4l813-151c0 0 99-24 124-35 0 0-95-3-142 5-42 8-635 115-752 136 10-10 19-19 29-29 3-4 7-7 10-12 5-8-4-17-12-15 1 0 2-1 2-2 5-4 9-5 15-3 3 0 6 2 9 3-2 1-3 2-5 3-4 3 0 10 4 11 6 0 12-1 17-2 7-2 13 1 18-4 2-1 2-3 3-4 2-3 3-7 4-10 3-6 7-13 10-19 1-1 1-2 2-3 2 2 4 3 7 3 5 1 8-4 7-9 1-3 2-4 4-6s5-5 9-7c2 1 4 3 6 4 1 2 5 2 7 0 8-7 17-14 26-20 3-1 6-2 10-3 1 0 2 0 4-1 8-2 17-5 26-8 7 26 7 83 7 83l549-99-2-3c2-8-5-20-7-28-4-14-6-29-2-44 1 0 2-2 2-4 3-20-11-40-22-56-12-18-28-34-47-43-3-2-5 1-5 3-6 0-15 4-19 6-8 2-15 2-22 2-9-3-17-7-26-9-4-1-7-1-9-1-1-2-2-5-3-7-1-18 0-37-1-55 0-23 7-41 15-61 2 0 3-2 3-4-2-23-15-44-7-68 6-20 29-28 47-26 11 1 22 7 30 15 3 12 8 23 14 32l-1 1c-2 1-2 4-1 5 1 0 1 0 1 1 3 7 9 12 13 18 0 1 1 2 1 2 1 3 1 5 2 8-10-10-20-18-30-25 9-12 1-31-8-42-9-10-24-14-37-8-37 15-23 65 1 86 0 1 0 1 0 1-16 4-28 26-32 40-6 15-5 30 2 44 0 4 1 7 3 11v1c-1 0-1 1-1 2s0 1 0 2c-1 3 1 6 3 8 23 16 61 17 81-4 5 7 10 14 16 21 1 1 2 1 3 1s2 0 2-1c1-1 2-2 1-4 11-33 13-69 18-103 4-34 9-68 4-101-1-2-1-3-2-3-3-30-29-58-48-78-22-22-46-32-75-22-4-1-10-1-15-1-8 0-18 4-25 8-1 1-1 3 0 3s1 0 1 0c-28 2-49 42-55 65-9 34-12 69-5 104-4 3-7 7-11 11-3 4-6 8-9 11-1 1-2 2-3 2h-1c-2-1-4 1-3 3 0 1 0 1 1 2-1 0-1 0-1 0-1 3 0 6 3 6 0 1 0 0 1 0 1 3 2 5 3 7 2 7 9 5 12 1 2 0 4 0 6 0 19 5 33 25 44 40 9 13 18 25 26 38 0 1-1 3-1 4-18-29-59-92-82-68-7-7-13-16-19-25-2-3-9-2-9 2 0 7 1 13 2 19-3-1-5-2-8-4-8-13-18-24-31-34-9-5-18-4-24 4-8 9-8 22-6 35-17-5-36-3-52-3-29 1-56 7-81 22-1-1-3-1-4-1-9 3-14 14-19 23 0 0 0-1-1-2-1-2-3-2-5-1-6 7-9 17-14 24 0-1-1-2-1-4-1-2-3-4-5-2-5 5-8 12-11 18-2 3-5 7-7 10 0-1-1-3-1-4 0-6-8-6-10-2-9 13-18 25-27 37 0-7-1-14-5-20 0-1-1-1-1-2-2-1-3-1-4 1-10 4-17 17-25 25-13 12-28 22-43 32-19 14-39 27-57 41-6 5-15 10-19 16-3 5 0 16 1 23-1 0-2 1-3 2-5 4-10 8-15 13-5 4-10 8-13 14-1-1-2-1-3-2-5-3-10-5-15-8-8-5-16-9-25-9v-1h-1v1c-4 0-6 3-4 6-13 21-24 45-35 66-13 24-26 50-31 77-12 8-23 17-36 22-3 1-4 3-4 6 1 9-1 18-2 26-4 3-5 9-1 15 0 1-1 2-1 3-1 2-1 5 0 6 5 5 11 9 17 12zM44 763c1 2 0 2 0 0zM401 307h1c-1 0-1 1-2 1 0 0 0-1 1-1zM449 264c2 0 3-1 5-1-1 1-1 1-1 1l-1 1c-1 0-3 1-4 3-3 2-5 4-7 6 3-4 6-7 8-10zM97 652c-2 0-3 1-5 1l-1-1c0-1 1-1 1-2 1 1 3 2 5 2zM168 603v-1c2 1 3 1 5 1-2 1-4 2-6 3 0-1 1-2 1-3zM871 347c0-1 0-1-1-1h1zM799 344c-1 0-1-1-1-1 1 0 3 0 4 0-1 1-2 1-3 1zM606 230c0-1 0-2 0-3-1-1-1-1-1-2 1 1 3 2 4 4-1 0-2 0-3 1zM289 533c1 1 1 1 2 1-1 0-2 0-3 1 0-1 0-1 1-2zM311 527c-1 1-1 1-2 2 0-1-1-1-1-1 1 0 2-1 3-1zM885 367c-1-1-1-3-2-5 2 2 3 4 4 6 0 0-1-1-2-1zM899 189l1 1c-1 0-1-1-1-1zM854 189v-1c0 0 0 1 1 1-1 0-1 0-1 0zM860 199c0-1 0-1 0-2 1 0 1 1 2 1-1 1-1 1-2 1zM834 266h1c-1 0-1 0-1 0zM889 300c1-1 2-3 2-5 0 3 0 5 0 8-1-1-1-2-2-3zM902 189v-1c0 1 0 2 0 3 0-1 0-2 0-2zM663 245c0-2 0-3 0-4 1 1 1 2 2 4 0 0-1 0-2 0zM98 531c-2 4-5 9-7 14 2-5 4-10 7-15zM18 659c0-1 0-1 0-1 0-1 0-1 1-1-1 1-1 1-1 2zM35 698c1 0 1 0 1 0 0 1 0 1 1 2-1-1-1-1-2-2zM912 461c0 0 0-1 1-2 0 1 0 3 0 4zM822 12c-7-2-15-4-23-4-1 0-1-1-2-1 8 0 17 2 25 5zM761 15c-1 0-1 0-1 0zM421 290v1c-2 1-3 1-4 2 2-2 3-4 4-7 1 1 1 1 1 2s-1 1-1 2zM119 488c-2 2-4 4-6 5 1-2 2-4 2-6 2 0 3 1 4 1zM1260 552c-8-14-28-15-42-11-10 3-22 10-23 20 0 1 0 1 0 1-2 2-4 3-6 5-2 0-3 1-5 1 0-1-1-2-1-4v-1c1-2 2-3 3-5 12 4 16-15 6-20-2-1-4-2-6-2-5-3-10-6-14-9s-10-2-12 2-5 9-6 14c-9 7-12 20-19 29-1 1-1 2-1 2-6 4-12 8-19 11-5-1-10-1-14-2-6-3-13-4-20-5v-1c-4-10-27-12-37-14-9-2-20-5-30-6-7-6-17-5-25 0-1 0-2 0-3 0-2 0-3 2-3 3l-1 1c0-2 0-4-1-5-3-7-16-17-16-17l-580 112c0 13-19 18-19 18 0 0-5 9-8 13-4 5-5 11-4 15 2 3 14 11 18 20 5 10-18 14-18 14l-3 22c-6 6-12 11-16 19-4 7-7 15-9 23s-5 15-2 22c1 2 3 4 5 4-1 6-1 13-1 19 0 2 0 4-1 6 0 3-1 5-1 8-2 0-5-1-7-1-6 0-8 8-6 12 6 11 6 21 6 32-9 6-15 11-15 24 0 5 1 11 2 17 2 6 2 14 8 17 0 1 0 1 1 1 3 1 7 0 8-2 0-1 0-1 0-1 3-1 6-3 9-4 1 0 2 1 3 1 2 3 5 5 8 7 11 14 11 40 11 55 1 22-1 44 0 65s2 41 3 61c-1 1-2 3-3 4-2 15 0 30 0 44-1 14-3 27-3 41-1 27 4 53 8 79 0 3 4 4 6 3 2 3 5 4 8 4 6 3 14 3 21 5 6 2 12 4 18 5 3 20 9 39 17 57-27 16-56 29-84 42-23 12-63 25-79 50-9-2-18-2-25 3-11 7-19 22-25 34-4 3-8 6-11 9-6 5-13 11-14 18-4 0-9 3-7 8-1-3 0-4-2-1-3 5 2 10 7 9 7 9 17 15 27 21 8 5 17 9 26 14 3 1 6 3 8 4 1 3 4 4 7 2 1 0 1 0 1-1 3 0 4-2 5-4 3-2 6-5 9-7 9 5 16 13 23 20 3 6 7 11 11 15 5 7 11 14 18 20 2 3 3 5 5 7 5 7 9 16 16 20 3 1 5 1 6 0 17 1 34-2 51-3 10-1 20-5 29-8 7-2 14-2 21-5v1c2 1 6 0 6-2 0-1 1-2 1-3 1-2 0-4-1-5-1-5-5-9-10-13-4-2-8-4-12-5-3-2-6-3-8-3-3-3-7-5-10-6-2-1-4-2-5-2 2-12 2-23-5-29-1 0-1-1-2-1-3-7-7-14-11-21-5-8-7-16-10-24 1 0 2 0 2 0 6 1 11 2 17 3 9 1 18 6 27 1l1 1c3 2 6-1 6-4 1-6 3-11 6-16 0-1 1-2 1-3 5-6 10-12 15-17 7-4 16-7 23-10 17-7 34-13 50-20 19-9 37-21 56-30 16-8 39-16 55-28 8 0 15-2 21-6 0 0 0 1 1 1 3 3 6 5 8 8 5 12 13 23 24 30 1 0 1 0 1 0 4 6 7 13 10 19 3 8 6 16 9 24 10 21 16 43 21 65 4 20 7 40 15 59 1 2 3 4 4 5 0 19 0 38 11 56 6 12 23 4 23-7 7 7 20 7 25-2 1 0 1 0 1 0 2 10 19 13 25 3 3-5 5-10 8-15 1-1 2-2 4-2 21-12 41-27 59-42 9-9 0-22-10-20-15 3-27 9-39 18 0-2 0-3 0-3 1-3 1-5 2-7 2-5 4-9 6-13 8-1 14-9 18-15 1-4 2-7 3-10 3-2 5-4 5-7 4-6 6-12 1-18-1-1-1-2-2-3 0-1-1-2-2-3 0 0 0-1-1-1-1-4-1-7-2-10 6-18 2-43 1-60-2-28-7-55-12-82-3-21-6-42-10-62-1-12-3-24-6-36 0-3 0-5-1-7-2-17-4-36-9-54 1-15 1-31-2-46 1 0 1 0 1-1 1-1 2-2 3-3 2-3 3-6 4-9 2-2 3-5 4-8 1-1 2-2 2-3 6-29-9-79-33-97-1-1-2-1-3 0-7-5-13-7-20-11 6-3 10-11 3-18-10-11-24-14-38-21-1-10-8-19-15-28-5-4-12-9-19-11-3-4-6-7-10-11-4-12-10-24-17-36 0-6 0-12 0-17 1-1 1-3 2-4 0-3 1-6 2-9 0-1 1-2 1-4 0-1 1-3 1-5 2 0 3-1 5-1 2 2 6 1 7-2 2-7 2-15 1-23 1-1 2-2 2-5 0-18 1-36 0-54 1 0 2 0 2-1 1-4 0 0 4-10s-2-6-2-15c1-9 12-14 6-36s4-12 3-21c-1-10 3-13 3-13 0 0 3-5 5-18 1-14 8-14 8-14 0 0-1 11 12 5 14-6 23-38 23-38l5-10 21-14 3 10c2 8 14 24 19 30 1 4 3 7 5 11 1 1 3 3 5 5 2 5 4 9 7 12 10 12 29 27 45 21 0 1 0 2 0 4 1 2 3 3 5 2 5-1 9-4 15-3 8 0 16 3 23 5 8 2 22 9 32 6 2 2 6 1 7-2 3-7 5-13 13-16 6-2 13-2 19-5 1-1 2-2 3-4 13-3 26-5 39-7 21-3 46-2 66-11 0 0 1-1 2-2 1 0 2 0 4 1 4-1 8 0 12 0 5 3 12 0 17-1s8 1 13 2c1 0 2 0 2 0 7 3 16 4 25 2 7 0 12-2 19-4 9-2 18-3 26-6 4-2 5-6 3-10s2-11 2-16c0-3 2-5 4-7 2-4 0-11-1-15-1-3-2-6-5-8 0-1-1-1-1-1 1-1 1-1 2-2 1-2 2-4 4-7-1 0-1 0-2 0 0-2 0-3-2-5-1-3-2-7-3-10 7-3 11-11 6-19zM659 1251c0-1 0-1 0-2 1 5 3 11 4 16 1 1 1 1 1 2s0 2 0 3c-2-6-3-13-5-19zM328 1520zM841 1221c1 1 1 1 2 2 0 2 0 4 0 5 0-2-1-5-2-7zM387 939c1 0 1 1 2 1 0 1 0 3 0 5-1-2-1-4-2-6zM392 1611c0 1 0 2 0 2-1 0-1 0-1 0 0 0 1-1 1-2zM847 1245c1 3 1 5 1 7 0-2-1-5-1-7zM808 1059c0-1 0-1 1-2 0 1-1 1-1 2zM234 1563c0 1 0 2 0 2 0 0-1 0-2-1-2-1-4-2-6-3 3 1 6 2 8 2zM394 1303h-1zM401 1304h1c-1 0-1 0-1 0zM835 1064zM809 1661c-4-1-4-1 0 0zM1002 567c-1 0-1-1-2-1 1 0 2 0 3 1zM999 566c-2-1-3-1-5-1 0 0 0-1 1-1 1 1 2 1 4 2zM1241 638c1-1 1-1 1-2 1-1 1-1 1-1v1c0 1-1 1-2 2zM1235 649c2-2 3-4 5-6 0 1 1 2 2 2-2 2-5 3-7 4z">
          <text:p/>
        </draw:path>
        <draw:polygon draw:style-name="gr9" draw:text-style-name="P13" draw:layer="layout" svg:width="1.253cm" svg:height="1.487cm" svg:x="1.103cm" svg:y="2.129cm" svg:viewBox="0 0 1254 1488" draw:points="0,165 0,1488 1254,1324 1254,0">
          <text:p/>
        </draw:polygon>
        <draw:polygon draw:style-name="gr10" draw:text-style-name="P14" draw:layer="layout" svg:width="1.253cm" svg:height="1.487cm" svg:x="1.103cm" svg:y="2.129cm" svg:viewBox="0 0 1254 1488" draw:points="0,165 0,1488 1254,1324 1254,0">
          <text:p/>
        </draw:polygon>
        <draw:path draw:style-name="gr8" draw:text-style-name="P14" draw:layer="layout" svg:width="1.225cm" svg:height="1.292cm" svg:x="1.131cm" svg:y="2.225cm" svg:viewBox="0 0 1226 1293" svg:d="M0 1293l1226-173M0 156l1226-156">
          <text:p/>
        </draw:path>
        <draw:polygon draw:style-name="gr11" draw:text-style-name="P15" draw:layer="layout" svg:width="0.855cm" svg:height="1.449cm" svg:x="1.501cm" svg:y="2.003cm" svg:viewBox="0 0 856 1450" draw:points="856,126 0,0 0,1324 856,1450">
          <text:p/>
        </draw:polygon>
        <draw:path draw:style-name="gr7" draw:text-style-name="P13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8" draw:text-style-name="P14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14" draw:text-style-name="P13" draw:layer="layout" svg:width="0.074cm" svg:height="2.585cm" svg:x="9.151cm" svg:y="1.373cm" svg:viewBox="0 0 75 2586" svg:d="M0 0v2586c37-90 75-127 75-127v-2333c0 0-38-37-75-126z">
          <text:p/>
        </draw:path>
        <draw:path draw:style-name="gr15" draw:text-style-name="P14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5" draw:text-style-name="P14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8" draw:text-style-name="P14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4" draw:text-style-name="P13" draw:layer="layout" svg:width="0.074cm" svg:height="2.585cm" svg:x="20.299cm" svg:y="1.373cm" svg:viewBox="0 0 75 2586" svg:d="M75 0v2586c-37-90-75-127-75-127v-2333c0 0 38-37 75-126z">
          <text:p/>
        </draw:path>
        <draw:line draw:style-name="gr20" draw:text-style-name="P14" draw:layer="layout" svg:x1="9.348cm" svg:y1="2.357cm" svg:x2="20.207cm" svg:y2="2.357cm">
          <text:p/>
        </draw:line>
        <draw:line draw:style-name="gr20" draw:text-style-name="P14" draw:layer="layout" svg:x1="9.348cm" svg:y1="3.277cm" svg:x2="20.207cm" svg:y2="3.277cm">
          <text:p/>
        </draw:line>
        <draw:path draw:style-name="gr6" draw:text-style-name="P12" draw:layer="layout" svg:width="6.35cm" svg:height="13.656cm" svg:x="0.952cm" svg:y="13.416cm" svg:viewBox="0 0 6351 13657" svg:d="M6174 0h-5997l-177 177v13304l177 176h5997l177-176v-13304zM6303 197v137c-15-43-35-89-64-133v-2h-2c-40-61-98-116-178-150h95zM5990 13609h-5630c-92-22-166-73-222-151v-13257c49-68 119-127 223-152h5630c92 22 166 73 222 151v13257c-49 68-119 126-223 152zM49 414c10-50 29-112 63-172v13174c-6-10-12-20-18-32-23-49-37-98-45-139zM6239 242c6 10 12 20 18 31 23 49 37 98 46 139v12832c-11 50-30 112-64 171zM197 49h95c-80 34-138 89-178 150h-2v2c-29 44-49 90-63 133v-137zM49 13460v-136c14 43 34 89 63 132v3h2c40 61 98 116 178 150h-95zM6154 13609h-95c80-34 138-89 178-150h2v-3c29-43 49-89 64-132v136z">
          <text:p/>
        </draw:path>
        <draw:path draw:style-name="gr6" draw:text-style-name="P12" draw:layer="layout" svg:width="13.017cm" svg:height="7.851cm" svg:x="7.62cm" svg:y="13.052cm" svg:viewBox="0 0 13018 7852" svg:d="M12841 0h-12665l-176 177v7498l176 177h12665l177-177v-7498zM12970 197v137c-15-43-35-89-64-133v-2h-2c-40-61-98-116-178-150h95zM12657 7804h-12298c-92-23-166-74-221-151v-7453c48-67 119-126 222-151h12298c92 22 166 73 222 151v7452c-49 67-119 126-223 152zM48 414c11-50 30-112 63-172v7369c-5-11-12-21-17-32-23-49-37-98-46-139zM12906 241c6 11 12 21 18 32 23 49 37 98 46 139v7026c-11 50-30 113-64 172zM196 49h96c-81 34-138 89-179 150h-2v2c-28 44-49 90-63 133v-137zM48 7655v-137c14 44 35 90 63 133v2h2c41 61 98 117 179 151h-96zM12821 7804h-95c80-34 138-90 178-151h2v-2c29-43 49-89 64-133v137z">
          <text:p/>
        </draw:path>
        <draw:path draw:style-name="gr6" draw:text-style-name="P12" draw:layer="layout" svg:width="13.027cm" svg:height="8.446cm" svg:x="7.62cm" svg:y="4.396cm" svg:viewBox="0 0 13028 8447" svg:d="M12852 0h-12676l-176 177v8092l176 178h12676l176-178v-8092zM12980 197v136c-14-43-35-89-64-132v-3h-1c-41-61-98-116-179-150h95zM12668 8398h-12309c-92-22-166-73-221-152v-8046c48-68 119-126 222-152h12309c92 23 166 73 221 151v8046c-48 69-119 128-222 153zM48 414c11-50 30-113 63-172v7962c-5-10-12-20-17-31-23-49-37-98-46-139zM12916 241c6 11 13 21 18 32 23 49 37 98 46 139v7620c-11 50-30 112-64 172zM196 48h96c-81 34-138 89-179 150h-2v3c-28 43-49 89-63 132v-136zM48 8249v-137c14 43 35 89 63 133v2h2c41 62 98 117 179 151h-96zM12831 8398h-95c81-34 138-89 179-151h1v-2c29-44 50-90 64-133v137z">
          <text:p/>
        </draw:path>
        <draw:path draw:style-name="gr6" draw:text-style-name="P12" draw:layer="layout" svg:width="13.017cm" svg:height="5.958cm" svg:x="7.62cm" svg:y="21.113cm" svg:viewBox="0 0 13018 5959" svg:d="M12841 0h-12665l-176 177v5605l176 177h12665l177-177v-5605zM12970 197v137c-15-43-35-89-64-132v-3h-2c-40-61-98-116-178-150h95zM12657 5910h-12298c-92-22-166-73-221-151v-5558c48-68 119-127 222-152h12298c92 22 166 73 222 151v5559c-49 67-119 126-223 151zM48 414c11-50 30-112 63-172v5475c-5-10-12-20-17-32-23-49-37-98-46-139zM12906 242c6 10 12 20 18 31 23 49 37 98 46 139v5132c-11 50-30 112-64 173zM196 49h96c-81 34-138 89-179 150h-2v3c-28 43-49 89-63 132v-137zM48 5762v-138c14 43 35 90 63 134v2h2c41 61 98 116 179 150h-96zM12821 5910h-95c80-34 138-89 178-150h2v-2c29-44 49-91 64-134v138z">
          <text:p/>
        </draw:path>
        <draw:path draw:style-name="gr6" draw:text-style-name="P12" draw:layer="layout" svg:width="6.35cm" svg:height="9.118cm" svg:x="0.952cm" svg:y="4.058cm" svg:viewBox="0 0 6351 9119" svg:d="M6174 338h-340c-38-68-65-145-65-226v-24h-1951c-204-58-420-88-642-88s-438 30-642 88h-1952v24c0 81-27 158-65 226h-340l-177 178v8091l177 177h342c36 67 63 142 63 222v24h1952c204 59 420 89 642 89s438-30 642-89h1951v-24c0-80 27-155 63-222h342l177-177v-8091zM2260 236c21 0 37-17 37-37 0-2 0-3-1-5 50-21 101-40 153-58h1454c52 18 102 37 152 58 0 1-1 3-1 5 0 20 17 37 38 37 11 0 21-5 28-14 39 18 77 37 114 57h-2117c37-20 75-39 114-57 7 9 17 14 29 14zM1975 338h-1348c30-46 110-129 297-129h1285c-81 38-159 81-234 129zM2079 300h2193c22 12 44 25 65 38h-2323c21-13 43-26 65-38zM4376 338c-75-48-153-91-234-129h1289c187 0 267 83 297 129zM5778 338h-25c-20-34-68-96-172-129h151c10 45 26 89 46 129zM5721 136c1 18 3 35 6 52h-1600c-4-15-18-27-35-27-12 0-21 5-28 13-32-13-64-26-97-38zM3176 21c192 0 380 23 560 67h-1120c180-44 367-67 560-67zM2385 136c-33 12-65 25-97 38-7-8-17-13-28-13-17 0-31 12-35 27h-1601c3-17 5-34 6-52zM619 209h154c-104 33-152 95-171 129h-29c20-40 36-84 46-129zM49 536l148-149h95c-80 33-138 89-178 151h-2v2c-29 44-49 90-63 133zM49 753c10-50 29-112 63-172v7961c-6-10-12-20-18-32-23-48-37-97-45-139zM197 8735l-148-148v-137c14 43 34 89 63 132v3h2c40 61 98 116 178 150zM4092 8882c-21 0-37 17-37 38 0 1 0 3 1 4-50 21-101 41-153 58h-1454c-52-17-103-36-152-57 0-2 1-4 1-5 0-21-17-38-38-38-12 0-21 6-28 14-40-18-78-37-115-57h2117c-37 20-75 39-113 57-7-8-17-14-29-14zM4371 8784h1351c-31 46-112 125-295 125h-1285c79-37 156-79 229-125zM4272 8818h-2193c-20-11-40-23-60-34h2313c-20 11-40 23-60 34zM1980 8784c73 46 150 88 229 125h-1289c-183 0-263-79-295-125zM574 8784h26c21 34 69 93 169 125h-150c-10-44-25-86-45-125zM630 8982c-1-18-3-35-6-52h1601c4 16 18 27 35 27 11 0 21-5 28-13 32 13 64 26 97 38zM3176 9098c-193 0-380-23-560-68h1120c-180 45-368 68-560 68zM3967 8982c33-12 65-25 97-38 7 8 17 13 28 13 17 0 31-11 35-27h1600c-3 17-5 34-6 52zM5732 8909h-154c101-32 149-91 169-125h30c-20 39-35 81-45 125zM360 8735c-92-22-166-73-222-151v-8045c49-68 119-127 223-152h5630c92 22 166 73 222 151v8045c-49 68-119 126-223 152zM6303 8587l-149 148h-95c80-34 138-89 178-150h2v-3c29-43 49-89 64-132zM6303 8370c-11 50-30 112-64 172v-7962c6 11 12 21 18 32 23 49 37 98 46 139zM6303 673c-15-43-35-89-64-133v-2h-2c-40-62-98-118-178-151h95l149 149z">
          <text:p/>
        </draw:path>
        <draw:path draw:style-name="gr10" draw:text-style-name="P14" draw:layer="layout" svg:width="5.274cm" svg:height="0.281cm" svg:x="14.724cm" svg:y="4.889cm" svg:viewBox="0 0 5275 282" svg:d="M5275 282c-168-123-245-282-245-282h-4785c0 0-77 159-245 282">
          <text:p/>
        </draw:path>
        <draw:path draw:style-name="gr111" draw:text-style-name="P14" draw:layer="layout" svg:width="4.83cm" svg:height="0.171cm" svg:x="14.929cm" svg:y="4.954cm" svg:viewBox="0 0 4831 172" svg:d="M0 0h4831M3547 0c-326 109-707 172-1114 172-408 0-790-63-1115-172">
          <text:p/>
        </draw:path>
        <draw:path draw:style-name="gr6" draw:text-style-name="P12" draw:layer="layout" svg:width="0.091cm" svg:height="0.091cm" svg:x="17.315cm" svg:y="5.079cm" svg:viewBox="0 0 92 92" svg:d="M92 47c0 25-20 45-45 45s-47-20-47-45 22-47 47-47 45 22 45 47z">
          <text:p/>
        </draw:path>
        <draw:path draw:style-name="gr10" draw:text-style-name="P14" draw:layer="layout" svg:width="5.274cm" svg:height="0.282cm" svg:x="14.724cm" svg:y="10.081cm" svg:viewBox="0 0 5275 283" svg:d="M0 0c168 124 245 283 245 283h4785c0 0 77-159 245-283">
          <text:p/>
        </draw:path>
        <draw:path draw:style-name="gr111" draw:text-style-name="P14" draw:layer="layout" svg:width="4.829cm" svg:height="0.17cm" svg:x="14.963cm" svg:y="10.127cm" svg:viewBox="0 0 4830 171" svg:d="M4830 171h-4830M1284 171c326-109 708-171 1115-171s788 62 1114 171">
          <text:p/>
        </draw:path>
        <draw:path draw:style-name="gr6" draw:text-style-name="P12" draw:layer="layout" svg:width="0.09cm" svg:height="0.091cm" svg:x="17.316cm" svg:y="10.081cm" svg:viewBox="0 0 91 92" svg:d="M0 47c0-26 21-47 46-47s45 21 45 47c0 25-20 45-45 45s-46-20-46-45z">
          <text:p/>
        </draw:path>
        <draw:frame draw:style-name="gr24" draw:text-style-name="P26" draw:layer="layout" svg:width="2.313cm" svg:height="0.276cm" svg:x="2.474cm" svg:y="3.274cm">
          <draw:text-box>
            <text:p text:style-name="P25"><text:span text:style-name="T10">CHARA</text:span><text:span text:style-name="T10">CTER </text:span><text:span text:style-name="T10">NAME</text:span></text:p>
          </draw:text-box>
        </draw:frame>
        <draw:frame draw:style-name="gr112" draw:text-style-name="P26" draw:layer="layout" svg:width="0.662cm" svg:height="0.276cm" svg:x="9.374cm" svg:y="3.281cm">
          <draw:text-box>
            <text:p text:style-name="P25"><text:span text:style-name="T10">EYES</text:span></text:p>
          </draw:text-box>
        </draw:frame>
        <draw:frame draw:style-name="gr113" draw:text-style-name="P26" draw:layer="layout" svg:width="0.523cm" svg:height="0.276cm" svg:x="9.374cm" svg:y="2.361cm">
          <draw:text-box>
            <text:p text:style-name="P25"><text:span text:style-name="T10">AGE</text:span></text:p>
          </draw:text-box>
        </draw:frame>
        <draw:frame draw:style-name="gr114" draw:text-style-name="P26" draw:layer="layout" svg:width="0.984cm" svg:height="0.276cm" svg:x="16.765cm" svg:y="2.361cm">
          <draw:text-box>
            <text:p text:style-name="P25"><text:span text:style-name="T10">WEIGH</text:span><text:span text:style-name="T10">T</text:span></text:p>
          </draw:text-box>
        </draw:frame>
        <draw:frame draw:style-name="gr115" draw:text-style-name="P26" draw:layer="layout" svg:width="0.929cm" svg:height="0.276cm" svg:x="13.352cm" svg:y="2.361cm">
          <draw:text-box>
            <text:p text:style-name="P25"><text:span text:style-name="T10">HEIGH</text:span><text:span text:style-name="T10">T</text:span></text:p>
          </draw:text-box>
        </draw:frame>
        <draw:frame draw:style-name="gr116" draw:text-style-name="P26" draw:layer="layout" svg:width="0.59cm" svg:height="0.276cm" svg:x="16.765cm" svg:y="3.287cm">
          <draw:text-box>
            <text:p text:style-name="P25"><text:span text:style-name="T10">HAIR</text:span></text:p>
          </draw:text-box>
        </draw:frame>
        <draw:frame draw:style-name="gr117" draw:text-style-name="P26" draw:layer="layout" svg:width="0.578cm" svg:height="0.276cm" svg:x="13.352cm" svg:y="3.28cm">
          <draw:text-box>
            <text:p text:style-name="P25"><text:span text:style-name="T10">SKIN</text:span></text:p>
          </draw:text-box>
        </draw:frame>
        <draw:frame draw:style-name="gr73" draw:text-style-name="P38" draw:layer="layout" svg:width="0.59cm" svg:height="0.225cm" svg:x="14.891cm" svg:y="5.131cm">
          <draw:text-box>
            <text:p text:style-name="P25"><text:span text:style-name="T15">NAME</text:span></text:p>
          </draw:text-box>
        </draw:frame>
        <draw:frame draw:style-name="gr86" draw:text-style-name="P37" draw:layer="layout" svg:width="1.259cm" svg:height="0.255cm" svg:x="13.604cm" svg:y="26.722cm">
          <draw:text-box>
            <text:p text:style-name="P25"><text:span text:style-name="T17">TREAS</text:span><text:span text:style-name="T17">URE</text:span></text:p>
          </draw:text-box>
        </draw:frame>
        <draw:frame draw:style-name="gr118" draw:text-style-name="P37" draw:layer="layout" svg:width="2.961cm" svg:height="0.255cm" svg:x="2.883cm" svg:y="26.724cm">
          <draw:text-box>
            <text:p text:style-name="P25"><text:span text:style-name="T17">CHARA</text:span><text:span text:style-name="T17">CTER </text:span><text:span text:style-name="T17">BACKS</text:span><text:span text:style-name="T17">TORY</text:span></text:p>
          </draw:text-box>
        </draw:frame>
        <draw:frame draw:style-name="gr119" draw:text-style-name="P37" draw:layer="layout" svg:width="3.114cm" svg:height="0.255cm" svg:x="2.812cm" svg:y="12.47cm">
          <draw:text-box>
            <text:p text:style-name="P25"><text:span text:style-name="T17">CHARA</text:span><text:span text:style-name="T17">CTER </text:span><text:span text:style-name="T17">APPEA</text:span><text:span text:style-name="T17">RANCE</text:span></text:p>
          </draw:text-box>
        </draw:frame>
        <draw:frame draw:style-name="gr120" draw:text-style-name="P37" draw:layer="layout" svg:width="3.825cm" svg:height="0.255cm" svg:x="12.433cm" svg:y="20.544cm">
          <draw:text-box>
            <text:p text:style-name="P25"><text:span text:style-name="T17">ADDITI</text:span><text:span text:style-name="T17">ONAL </text:span><text:span text:style-name="T17">FEATU</text:span><text:span text:style-name="T17">RES &amp; </text:span><text:span text:style-name="T17">TRAITS</text:span></text:p>
          </draw:text-box>
        </draw:frame>
        <draw:frame draw:style-name="gr121" draw:text-style-name="P37" draw:layer="layout" svg:width="3.025cm" svg:height="0.255cm" svg:x="12.764cm" svg:y="12.47cm">
          <draw:text-box>
            <text:p text:style-name="P25"><text:span text:style-name="T17">ALLIES </text:span><text:span text:style-name="T17">&amp; </text:span><text:span text:style-name="T17">ORGAN</text:span><text:span text:style-name="T17">IZATIO</text:span><text:span text:style-name="T17">NS</text:span></text:p>
          </draw:text-box>
        </draw:frame>
        <draw:path draw:style-name="gr6" draw:text-style-name="P12" draw:layer="layout" svg:width="0.123cm" svg:height="0.125cm" svg:x="5.242cm" svg:y="1.609cm" svg:viewBox="0 0 124 126" svg:d="M67 46c10 0 10 14 0 14h-14v-14zM76 72c23-5 19-41-9-41h-31v64h17v-20h6l15 20h18v-3zM61 113c30 0 47-22 47-51 0-27-17-49-47-49s-46 22-47 49c1 29 17 51 47 51zM124 62c0 35-23 64-63 64-39 0-61-29-61-64 0-33 22-62 61-62 40 0 63 29 63 62z">
          <text:p/>
        </draw:path>
        <draw:path draw:style-name="gr6" draw:text-style-name="P12" draw:layer="layout" svg:width="1.72cm" svg:height="0.655cm" svg:x="3.571cm" svg:y="1.079cm" svg:viewBox="0 0 1721 656" svg:d="M1561 76c-44-24-89-35-151-38h-124c-98 0-145-1-179-9-29-7-55-24-56-24l-7-5 1 9c0 3 7 69 86 127 15 11 26 22 26 61v26c17-11 36-20 57-28-7 6-16 15-23 25 14-9 31-16 59-21 37-7 65-4 79-1v-10h69c91 0 143 58 143 159s-52 158-143 158h-27c24 22 39 52 39 86 0 24-8 46-21 65 86-1 141-16 201-56 26-17 48-38 66-61 41-51 65-122 65-194 0-116-60-217-160-269zM1189 507c4-5 4-12 2-19l-20-55 50 30c5 3 9 6 13 10l31-3c23-2 44 2 64 9v-156c-11 4-20 9-24 12l-12 12-14-11c-9-7-22-10-37-10-23 0-46 10-60 26-9 11-17 22-25 32v124c12 9 25 9 32-1zM570 499l-19 27 7-76c6-62 44-107 70-131-5 0-11 1-17 3l-69 14 50-50c16-16 40-29 61-40 2-1 5-2 7-4-24-71-73-130-142-166-44-24-90-35-152-38h-123c-99 0-145-1-179-9-29-7-56-24-56-24l-8-5 1 9c0 3 7 69 87 127 15 11 26 22 26 61v356c0 39-8 50-26 61s-58 34-58 34l-14 8h323c90 0 146-15 208-56 8-6 16-12 24-19-5-28-4-56-1-82zM1329 221v-17c-11 4-26 9-33 13 11 0 22 2 33 4zM355 505h-69v-317h69c91 0 143 58 143 159s-52 158-143 158z">
          <text:p/>
        </draw:path>
        <draw:path draw:style-name="gr6" draw:text-style-name="P12" draw:layer="layout" svg:width="0.838cm" svg:height="0.811cm" svg:x="4.15cm" svg:y="1.019cm" svg:viewBox="0 0 839 812" svg:d="M684 573c10 1 28 13 28 31 0 10-5 18-15 24-4 3-9 5-15 7 3-10 5-21 4-32-1-20-2-30-2-30zM669 339c-92 4-171 82-212 137 8 3 15 6 22 12 9 7 21 17 35 28 11-24 35-73 73-116 34-39 94-43 125-19 21-19 90-36 127-25-23-25-70-57-122-57-44 0-68 21-74 12-8-13 29-31 29-31-51 2-88 62-104 55-9-4 14-33 14-33-46 27-85 84-94 119 43-53 127-90 181-82zM456 636c-18-16-46-39-66-55-23 40-73 92-123 92-93 0-139-131-36-238-6-2-12-3-14-3-8 0-17 3-23 7l-41 28 10-52c0-3 2-6 3-8-24 11-47 28-56 38l-40 44 4-62c1-5 2-10 3-14 2-10 5-22 3-27 0-1-1-2-3-3-19 15-71 61-77 130 0 0 10-15 19-18 5-2 11 1 5 18-2 6-53 143 47 238 0 0-11-28-5-36 4-4 8-5 14 3 4 5 8 11 13 16 8 10 17 18 27 26 30 21 71 38 117 38 123 0 188-85 225-157-1-1-4-3-6-5zM810 651c0-59-57-105-122-99 18 3 44 23 44 52 0 46-57 60-89 53 34-24 29-91-12-115 14 37-27 75-67 42-23-18-75-61-98-80-24-19-51-8-61-16-13-9-5-35-21-45-14-8-28-3-44-9-15-4-26-16-24-31-6 11-6 30 5 43s29 20 37 35c10 18-7 43 37 77 21 17 53 44 75 62 36 32 17 71 22 105 5 40 37 62 58 67-18-17-25-59 1-84 1 33 25 85 80 100 58 15 120-18 133-41-23 10-65-1-82-17 68 9 128-38 128-99zM359 366c0 0-9-28-38-39 5 21 13 39 38 39zM27 362c30-29 90-47 94-63s-27-43-39-48c43-2 64 6 64 6-11-16-15-41-8-62 23 57 106 66 127 112-3-20-22-42-44-55-12-31-3-88 11-103-5 81 110 127 134 186-14-50-67-82-93-112-8-20-2-55 7-66-2 55 56 97 87 127 37 35 47 67 42 93 8 2 19 9 17 23 12-3 24-16 27-25 7 40-18 83-44 95 0 0 7-19-5-33-12-15-46-15-57-14 0 0 14-21 8-31-7-13-72-8-102 3 10-1 34 2 42 5-4 7-17 36-8 45 8 8 19-6 19-6 0 0-11 32-3 39 7 7 23 2 23 2-10 25-48 42-75 42 10-3 25-20 28-30-7 3-26 5-33 4 9-3 26-26 21-51-8-36-59-41-85-23 9-25 33-48 53-56-11-4-25-7-39-9 16-14 57-25 78-24-32-8-90 2-117 34 9 0 31 4 39 7-36 6-86 41-101 57 4-22 10-39 5-52-7-18-29-26-73-17zM95 173c-6-69 27-108 42-123 32-33 76-54 142-50 102 5 152 76 152 152 0 37-19 87-45 122-1-2-3-3-4-5-5-5-11-10-17-16-17-15-36-33-49-52 28-52 12-124-48-124-35 0-64 31-61 74-9 20-14 50-12 76-17-11-31-23-38-40l-22-53-17 55c-4 13-5 28-3 42h-1c-7-12-17-31-19-58z">
          <text:p/>
        </draw:path>
        <draw:frame draw:style-name="gr122" draw:text-style-name="P37" draw:layer="layout" svg:width="0.98cm" svg:height="0.255cm" svg:x="16.924cm" svg:y="10.438cm">
          <draw:text-box>
            <text:p text:style-name="P25"><text:span text:style-name="T33">SYMBO</text:span><text:span text:style-name="T33">L</text:span></text:p>
          </draw:text-box>
        </draw:frame>
        <draw:frame draw:style-name="gr28" draw:text-style-name="P27" draw:layer="layout" svg:width="9.43cm" svg:height="0.196cm" svg:x="6.098cm" svg:y="27.272cm">
          <draw:text-box>
            <text:p text:style-name="P25"><text:span text:style-name="T34">TM &amp; © </text:span><text:span text:style-name="T34">2014 </text:span><text:span text:style-name="T34">Wizards of </text:span><text:span text:style-name="T34">the Coast </text:span><text:span text:style-name="T34">LLC. </text:span><text:span text:style-name="T34">Permissio</text:span><text:span text:style-name="T34">n is </text:span><text:span text:style-name="T34">granted to </text:span><text:span text:style-name="T34">photocopy </text:span><text:span text:style-name="T34">this </text:span><text:span text:style-name="T34">document </text:span><text:span text:style-name="T34">for </text:span><text:span text:style-name="T34">personal </text:span><text:span text:style-name="T34">use.</text:span></text:p>
          </draw:text-box>
        </draw:frame>
      </draw:page>
      <draw:page draw:name="page3" draw:style-name="dp1" draw:master-page-name="master-page77">
        <draw:path draw:style-name="gr1" draw:text-style-name="P5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5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5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123" draw:text-style-name="P59" draw:layer="layout" svg:width="6.25cm" svg:height="22.97cm" svg:x="7.663cm" svg:y="4.298cm" svg:viewBox="0 0 6251 22971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5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9h-164c131-41 178-127 190-153h32c-26 47-46 99-58 153zM3972 22826c34-13 68-26 102-40 7 8 18 14 30 14 18 0 33-12 37-29h1922c-3 18-5 37-6 55zM2539 22878h1187c-190 47-389 71-594 71-204 0-403-24-593-71zM2361 22826c-54-18-108-38-161-61 0-1 1-3 1-5 0-22-18-40-40-40-12 0-23 6-30 15-41-19-81-39-120-60h2243c-39 21-79 41-120 60-7-9-18-15-30-15-22 0-40 18-40 40 0 2 1 4 1 5-53 22-107 43-161 61zM187 22771h1937c5 17 19 29 37 29 12 0 23-6 30-14 34 14 68 27 103 40h-2100c-1-18-4-37-7-55zM124 22596h28c12 26 59 112 190 153h-160c-12-54-32-106-58-153z">
          <text:p/>
        </draw:path>
        <draw:polygon draw:style-name="gr124" draw:text-style-name="P13" draw:layer="layout" svg:width="6.672cm" svg:height="22.211cm" svg:x="7.452cm" svg:y="4.678cm" svg:viewBox="0 0 6673 22212" draw:points="6673,168 6504,0 168,0 0,168 0,22043 168,22212 6504,22212 6673,22043">
          <text:p/>
        </draw:polygon>
        <draw:path draw:style-name="gr123" draw:text-style-name="P59" draw:layer="layout" svg:width="6.25cm" svg:height="22.97cm" svg:x="1.002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24" draw:text-style-name="P13" draw:layer="layout" svg:width="6.672cm" svg:height="22.211cm" svg:x="0.791cm" svg:y="4.678cm" svg:viewBox="0 0 6673 22212" draw:points="6673,168 6504,0 169,0 0,168 0,22043 169,22212 6504,22212 6673,22043">
          <text:p/>
        </draw:polygon>
        <draw:path draw:style-name="gr123" draw:text-style-name="P59" draw:layer="layout" svg:width="6.25cm" svg:height="22.97cm" svg:x="14.337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24" draw:text-style-name="P13" draw:layer="layout" svg:width="6.672cm" svg:height="22.211cm" svg:x="14.126cm" svg:y="4.678cm" svg:viewBox="0 0 6673 22212" draw:points="6673,168 6504,0 169,0 0,168 0,22043 169,22212 6504,22212 6673,22043">
          <text:p/>
        </draw:polygon>
        <draw:path draw:style-name="gr123" draw:text-style-name="P59" draw:layer="layout" svg:width="0.318cm" svg:height="0.234cm" svg:x="7.452cm" svg:y="12.586cm" svg:viewBox="0 0 319 235" svg:d="M117 117c0-3 0-5 0-8h202l-28-17c-133 0-224-71-224-71-19-13-42-21-67-21v235c29 0 55-11 76-28 25-17 105-66 215-66l28-17h-202c0-3 0-5 0-7z">
          <text:p/>
        </draw:path>
        <draw:path draw:style-name="gr9" draw:text-style-name="P13" draw:layer="layout" svg:width="0.107cm" svg:height="0.178cm" svg:x="7.434cm" svg:y="12.614cm" svg:viewBox="0 0 108 179" svg:d="M18 0c-6 0-12 0-18 2v175c6 1 12 2 18 2 50 0 90-40 90-90 0-49-40-89-90-89z">
          <text:p/>
        </draw:path>
        <draw:path draw:style-name="gr123" draw:text-style-name="P59" draw:layer="layout" svg:width="0.318cm" svg:height="0.234cm" svg:x="13.806cm" svg:y="12.586cm" svg:viewBox="0 0 319 235" svg:d="M200 117c0-3 1-5 1-8h-201l26-17c134 0 224-71 224-71h1c19-13 42-21 68-21v235c-30 0-56-11-77-28-25-17-106-66-216-66l-26-17h201c0-3-1-5-1-7z">
          <text:p/>
        </draw:path>
        <draw:path draw:style-name="gr9" draw:text-style-name="P13" draw:layer="layout" svg:width="0.106cm" svg:height="0.178cm" svg:x="14.035cm" svg:y="12.614cm" svg:viewBox="0 0 107 179" svg:d="M90 0c6 0 12 0 17 2v175c-5 1-11 2-17 2-49 0-90-40-90-90 0-49 41-89 90-89z">
          <text:p/>
        </draw:path>
        <draw:path draw:style-name="gr123" draw:text-style-name="P59" draw:layer="layout" svg:width="0.318cm" svg:height="0.235cm" svg:x="7.452cm" svg:y="20.542cm" svg:viewBox="0 0 319 236" svg:d="M117 118c0-3 0-6 0-8h202l-28-18c-133 0-224-71-224-71v1c-19-14-42-22-67-22v236c29 0 55-11 76-28 25-17 105-66 215-66l28-18h-202c0-2 0-4 0-6z">
          <text:p/>
        </draw:path>
        <draw:path draw:style-name="gr9" draw:text-style-name="P13" draw:layer="layout" svg:width="0.107cm" svg:height="0.179cm" svg:x="7.434cm" svg:y="20.57cm" svg:viewBox="0 0 108 180" svg:d="M18 0c-6 0-12 1-18 2v176c6 1 12 2 18 2 50 0 90-41 90-90 0-50-40-90-90-90z">
          <text:p/>
        </draw:path>
        <draw:path draw:style-name="gr123" draw:text-style-name="P59" draw:layer="layout" svg:width="0.318cm" svg:height="0.235cm" svg:x="13.806cm" svg:y="20.542cm" svg:viewBox="0 0 319 236" svg:d="M200 118c0-3 1-6 1-8h-201l26-18c134 0 224-71 224-71l1 1c19-14 42-22 68-22v236c-30 0-56-11-77-28-25-17-106-66-216-66l-26-18h201c0-2-1-4-1-6z">
          <text:p/>
        </draw:path>
        <draw:path draw:style-name="gr9" draw:text-style-name="P13" draw:layer="layout" svg:width="0.106cm" svg:height="0.179cm" svg:x="14.035cm" svg:y="20.57cm" svg:viewBox="0 0 107 180" svg:d="M90 0c6 0 12 1 17 2v176c-5 1-11 2-17 2-49 0-90-41-90-90 0-50 41-90 90-90z">
          <text:p/>
        </draw:path>
        <draw:path draw:style-name="gr123" draw:text-style-name="P59" draw:layer="layout" svg:width="0.318cm" svg:height="0.234cm" svg:x="0.791cm" svg:y="18.58cm" svg:viewBox="0 0 319 235" svg:d="M118 118c0-3 0-5 0-8h201l-27-17c-133 0-224-72-224-72-19-13-42-21-68-21v235c30 0 56-11 77-28 25-17 105-65 215-65l27-17h-201c0-2 0-5 0-7z">
          <text:p/>
        </draw:path>
        <draw:path draw:style-name="gr9" draw:text-style-name="P13" draw:layer="layout" svg:width="0.107cm" svg:height="0.178cm" svg:x="0.773cm" svg:y="18.608cm" svg:viewBox="0 0 108 179" svg:d="M18 0c-6 0-12 1-18 2v175c6 1 12 2 18 2 50 0 90-41 90-90s-40-89-90-89z">
          <text:p/>
        </draw:path>
        <draw:path draw:style-name="gr123" draw:text-style-name="P59" draw:layer="layout" svg:width="0.318cm" svg:height="0.234cm" svg:x="7.145cm" svg:y="18.58cm" svg:viewBox="0 0 319 235" svg:d="M201 118c0-3 0-5 0-8h-201l27-17c133 0 224-72 224-72 19-13 42-21 68-21v235c-30 0-56-11-77-28-25-17-105-65-215-65l-27-17h201c0-2 0-5 0-7z">
          <text:p/>
        </draw:path>
        <draw:path draw:style-name="gr9" draw:text-style-name="P13" draw:layer="layout" svg:width="0.107cm" svg:height="0.178cm" svg:x="7.374cm" svg:y="18.608cm" svg:viewBox="0 0 108 179" svg:d="M89 0c6 0 13 1 19 2v175c-6 1-13 2-19 2-49 0-89-41-89-90s40-89 89-89z">
          <text:p/>
        </draw:path>
        <draw:path draw:style-name="gr123" draw:text-style-name="P59" draw:layer="layout" svg:width="0.318cm" svg:height="0.235cm" svg:x="0.791cm" svg:y="10.114cm" svg:viewBox="0 0 319 236" svg:d="M118 118c0-2 0-5 0-8h201l-27-17c-133 0-224-72-224-72-19-13-42-21-68-21v236c30 0 56-11 77-29 25-17 105-65 215-65l27-17h-201c0-2 0-4 0-7z">
          <text:p/>
        </draw:path>
        <draw:path draw:style-name="gr9" draw:text-style-name="P13" draw:layer="layout" svg:width="0.107cm" svg:height="0.178cm" svg:x="0.773cm" svg:y="10.142cm" svg:viewBox="0 0 108 179" svg:d="M18 0c-6 0-12 1-18 2v176c6 1 12 1 18 1 50 0 90-40 90-90 0-49-40-89-90-89z">
          <text:p/>
        </draw:path>
        <draw:path draw:style-name="gr123" draw:text-style-name="P59" draw:layer="layout" svg:width="0.318cm" svg:height="0.235cm" svg:x="7.145cm" svg:y="10.114cm" svg:viewBox="0 0 319 236" svg:d="M201 118c0-2 0-5 0-8h-201l27-17c133 0 224-72 224-72 19-13 42-21 68-21v236c-30 0-56-11-77-29-25-17-105-65-215-65l-27-17h201c0-2 0-4 0-7z">
          <text:p/>
        </draw:path>
        <draw:path draw:style-name="gr9" draw:text-style-name="P13" draw:layer="layout" svg:width="0.107cm" svg:height="0.178cm" svg:x="7.374cm" svg:y="10.142cm" svg:viewBox="0 0 108 179" svg:d="M89 0c6 0 13 1 19 2v176c-6 1-13 1-19 1-49 0-89-40-89-90 0-49 40-89 89-89z">
          <text:p/>
        </draw:path>
        <draw:path draw:style-name="gr123" draw:text-style-name="P59" draw:layer="layout" svg:width="0.318cm" svg:height="0.235cm" svg:x="14.126cm" svg:y="10.579cm" svg:viewBox="0 0 319 236" svg:d="M117 118c0-2 0-5 0-8h202l-28-17c-133 0-224-72-224-72v1c-19-14-42-22-67-22v236c29 0 55-11 76-28 25-17 105-65 215-65l28-18h-202c0-2 0-4 0-7z">
          <text:p/>
        </draw:path>
        <draw:path draw:style-name="gr9" draw:text-style-name="P13" draw:layer="layout" svg:width="0.107cm" svg:height="0.179cm" svg:x="14.108cm" svg:y="10.607cm" svg:viewBox="0 0 108 180" svg:d="M18 0c-6 0-12 1-18 2v176c6 1 12 2 18 2 50 0 90-41 90-91 0-49-40-89-90-89z">
          <text:p/>
        </draw:path>
        <draw:path draw:style-name="gr123" draw:text-style-name="P59" draw:layer="layout" svg:width="0.318cm" svg:height="0.235cm" svg:x="20.48cm" svg:y="10.579cm" svg:viewBox="0 0 319 236" svg:d="M201 118c0-2 0-5 0-8h-201l27-17c133 0 224-72 224-72v1c19-14 43-22 68-22v236c-29 0-56-11-77-28-25-17-105-65-215-65l-27-18h201c0-2 0-4 0-7z">
          <text:p/>
        </draw:path>
        <draw:path draw:style-name="gr9" draw:text-style-name="P13" draw:layer="layout" svg:width="0.107cm" svg:height="0.179cm" svg:x="20.709cm" svg:y="10.607cm" svg:viewBox="0 0 108 180" svg:d="M90 0c6 0 12 1 18 2v176c-6 1-12 2-18 2-49 0-90-41-90-91 0-49 41-89 90-89z">
          <text:p/>
        </draw:path>
        <draw:path draw:style-name="gr123" draw:text-style-name="P59" draw:layer="layout" svg:width="0.318cm" svg:height="0.234cm" svg:x="14.126cm" svg:y="16.579cm" svg:viewBox="0 0 319 235" svg:d="M117 117c0-3 0-5 0-8h202l-28-17c-133 0-224-71-224-71-19-13-42-21-67-21v235c29 0 55-10 76-28 25-17 105-66 215-66l28-17h-202c0-2 0-5 0-7z">
          <text:p/>
        </draw:path>
        <draw:path draw:style-name="gr9" draw:text-style-name="P13" draw:layer="layout" svg:width="0.107cm" svg:height="0.178cm" svg:x="14.108cm" svg:y="16.607cm" svg:viewBox="0 0 108 179" svg:d="M18 0c-6 0-12 1-18 2v175c6 2 12 2 18 2 50 0 90-40 90-89s-40-90-90-90z">
          <text:p/>
        </draw:path>
        <draw:path draw:style-name="gr123" draw:text-style-name="P59" draw:layer="layout" svg:width="0.318cm" svg:height="0.234cm" svg:x="20.48cm" svg:y="16.579cm" svg:viewBox="0 0 319 235" svg:d="M201 117c0-3 0-5 0-8h-201l27-17c133 0 224-71 224-71 19-13 43-21 68-21v235c-29 0-56-10-77-28-25-17-105-66-215-66l-27-17h201c0-2 0-5 0-7z">
          <text:p/>
        </draw:path>
        <draw:path draw:style-name="gr9" draw:text-style-name="P13" draw:layer="layout" svg:width="0.107cm" svg:height="0.178cm" svg:x="20.709cm" svg:y="16.607cm" svg:viewBox="0 0 108 179" svg:d="M90 0c6 0 12 1 18 2v175c-6 2-12 2-18 2-49 0-90-40-90-89s41-90 90-90z">
          <text:p/>
        </draw:path>
        <draw:path draw:style-name="gr123" draw:text-style-name="P59" draw:layer="layout" svg:width="0.318cm" svg:height="0.234cm" svg:x="14.126cm" svg:y="21.573cm" svg:viewBox="0 0 319 235" svg:d="M117 118c0-3 0-5 0-8h202l-28-17c-133 0-224-72-224-72-19-13-42-21-67-21v235c29 0 55-10 76-28 25-17 105-65 215-65l28-17h-202c0-2 0-5 0-7z">
          <text:p/>
        </draw:path>
        <draw:path draw:style-name="gr9" draw:text-style-name="P13" draw:layer="layout" svg:width="0.107cm" svg:height="0.178cm" svg:x="14.108cm" svg:y="21.601cm" svg:viewBox="0 0 108 179" svg:d="M18 0c-6 0-12 1-18 2v175c6 2 12 2 18 2 50 0 90-40 90-89s-40-90-90-90z">
          <text:p/>
        </draw:path>
        <draw:path draw:style-name="gr123" draw:text-style-name="P59" draw:layer="layout" svg:width="0.318cm" svg:height="0.234cm" svg:x="20.48cm" svg:y="21.573cm" svg:viewBox="0 0 319 235" svg:d="M201 118c0-3 0-5 0-8h-201l27-17c133 0 224-72 224-72 19-13 43-21 68-21v235c-29 0-56-10-77-28-25-17-105-65-215-65l-27-17h201c0-2 0-5 0-7z">
          <text:p/>
        </draw:path>
        <draw:path draw:style-name="gr9" draw:text-style-name="P13" draw:layer="layout" svg:width="0.107cm" svg:height="0.178cm" svg:x="20.709cm" svg:y="21.601cm" svg:viewBox="0 0 108 179" svg:d="M90 0c6 0 12 1 18 2v175c-6 2-12 2-18 2-49 0-90-40-90-89s41-90 90-90z">
          <text:p/>
        </draw:path>
        <draw:polygon draw:style-name="gr9" draw:text-style-name="P13" draw:layer="layout" svg:width="5.751cm" svg:height="0.922cm" svg:x="1.463cm" svg:y="5.055cm" svg:viewBox="0 0 5752 923" draw:points="5582,923 5752,718 5752,207 5582,0 0,0 0,923">
          <text:p/>
        </draw:polygon>
        <draw:polygon draw:style-name="gr9" draw:text-style-name="P13" draw:layer="layout" svg:width="5.751cm" svg:height="0.922cm" svg:x="1.463cm" svg:y="10.972cm" svg:viewBox="0 0 5752 923" draw:points="5582,923 5752,718 5752,206 5582,0 0,0 0,923">
          <text:p/>
        </draw:polygon>
        <draw:polygon draw:style-name="gr9" draw:text-style-name="P13" draw:layer="layout" svg:width="5.751cm" svg:height="0.922cm" svg:x="1.463cm" svg:y="19.036cm" svg:viewBox="0 0 5752 923" draw:points="5582,923 5752,716 5752,205 5582,0 0,0 0,923">
          <text:p/>
        </draw:polygon>
        <draw:polygon draw:style-name="gr9" draw:text-style-name="P13" draw:layer="layout" svg:width="5.751cm" svg:height="0.922cm" svg:x="8.13cm" svg:y="5.055cm" svg:viewBox="0 0 5752 923" draw:points="5582,923 5752,718 5752,207 5582,0 0,0 0,923">
          <text:p/>
        </draw:polygon>
        <draw:polygon draw:style-name="gr9" draw:text-style-name="P13" draw:layer="layout" svg:width="5.751cm" svg:height="0.922cm" svg:x="14.732cm" svg:y="5.055cm" svg:viewBox="0 0 5752 923" draw:points="5581,923 5752,718 5752,207 5581,0 0,0 0,923">
          <text:p/>
        </draw:polygon>
        <draw:polygon draw:style-name="gr9" draw:text-style-name="P13" draw:layer="layout" svg:width="5.751cm" svg:height="0.923cm" svg:x="14.732cm" svg:y="11.043cm" svg:viewBox="0 0 5752 924" draw:points="5581,924 5752,718 5752,206 5581,0 0,0 0,924">
          <text:p/>
        </draw:polygon>
        <draw:polygon draw:style-name="gr9" draw:text-style-name="P13" draw:layer="layout" svg:width="5.751cm" svg:height="0.922cm" svg:x="14.732cm" svg:y="17.034cm" svg:viewBox="0 0 5752 923" draw:points="5581,923 5752,717 5752,206 5581,0 0,0 0,923">
          <text:p/>
        </draw:polygon>
        <draw:polygon draw:style-name="gr9" draw:text-style-name="P13" draw:layer="layout" svg:width="5.751cm" svg:height="0.922cm" svg:x="14.732cm" svg:y="21.998cm" svg:viewBox="0 0 5752 923" draw:points="5581,923 5752,718 5752,206 5581,0 0,0 0,923">
          <text:p/>
        </draw:polygon>
        <draw:polygon draw:style-name="gr9" draw:text-style-name="P13" draw:layer="layout" svg:width="5.751cm" svg:height="0.922cm" svg:x="8.13cm" svg:y="13.013cm" svg:viewBox="0 0 5752 923" draw:points="5582,923 5752,718 5752,206 5582,0 0,0 0,923">
          <text:p/>
        </draw:polygon>
        <draw:polygon draw:style-name="gr9" draw:text-style-name="P13" draw:layer="layout" svg:width="5.751cm" svg:height="0.922cm" svg:x="8.13cm" svg:y="21.006cm" svg:viewBox="0 0 5752 923" draw:points="5582,923 5752,717 5752,205 5582,0 0,0 0,923">
          <text:p/>
        </draw:polygon>
        <draw:polygon draw:style-name="gr9" draw:text-style-name="P13" draw:layer="layout" svg:width="0.455cm" svg:height="1.024cm" svg:x="1.2cm" svg:y="10.921cm" svg:viewBox="0 0 456 1025" draw:points="0,936 0,90 95,0 456,313 456,712 95,1025">
          <text:p/>
        </draw:polygon>
        <draw:polygon draw:style-name="gr9" draw:text-style-name="P13" draw:layer="layout" svg:width="0.455cm" svg:height="1.024cm" svg:x="1.2cm" svg:y="18.985cm" svg:viewBox="0 0 456 1025" draw:points="0,934 0,89 95,0 456,312 456,711 95,1025">
          <text:p/>
        </draw:polygon>
        <draw:polygon draw:style-name="gr9" draw:text-style-name="P13" draw:layer="layout" svg:width="0.456cm" svg:height="1.024cm" svg:x="7.867cm" svg:y="5.004cm" svg:viewBox="0 0 457 1025" draw:points="0,936 0,90 97,0 457,313 457,713 97,1025">
          <text:p/>
        </draw:polygon>
        <draw:polygon draw:style-name="gr9" draw:text-style-name="P13" draw:layer="layout" svg:width="0.455cm" svg:height="1.024cm" svg:x="14.469cm" svg:y="5.004cm" svg:viewBox="0 0 456 1025" draw:points="0,936 0,90 95,0 456,313 456,713 95,1025">
          <text:p/>
        </draw:polygon>
        <draw:polygon draw:style-name="gr9" draw:text-style-name="P13" draw:layer="layout" svg:width="0.455cm" svg:height="1.025cm" svg:x="14.469cm" svg:y="10.992cm" svg:viewBox="0 0 456 1026" draw:points="0,936 0,90 95,0 456,313 456,712 95,1026">
          <text:p/>
        </draw:polygon>
        <draw:polygon draw:style-name="gr9" draw:text-style-name="P13" draw:layer="layout" svg:width="0.455cm" svg:height="1.024cm" svg:x="14.469cm" svg:y="16.983cm" svg:viewBox="0 0 456 1025" draw:points="0,934 0,89 95,0 456,312 456,711 95,1025">
          <text:p/>
        </draw:polygon>
        <draw:polygon draw:style-name="gr9" draw:text-style-name="P13" draw:layer="layout" svg:width="0.455cm" svg:height="1.024cm" svg:x="14.469cm" svg:y="21.947cm" svg:viewBox="0 0 456 1025" draw:points="0,936 0,91 95,0 456,314 456,713 95,1025">
          <text:p/>
        </draw:polygon>
        <draw:polygon draw:style-name="gr9" draw:text-style-name="P13" draw:layer="layout" svg:width="0.456cm" svg:height="1.024cm" svg:x="7.867cm" svg:y="12.962cm" svg:viewBox="0 0 457 1025" draw:points="0,936 0,90 97,0 457,313 457,712 97,1025">
          <text:p/>
        </draw:polygon>
        <draw:polygon draw:style-name="gr9" draw:text-style-name="P13" draw:layer="layout" svg:width="0.456cm" svg:height="1.024cm" svg:x="7.867cm" svg:y="20.955cm" svg:viewBox="0 0 457 1025" draw:points="0,935 0,90 97,0 457,313 457,712 97,1025">
          <text:p/>
        </draw:polygon>
        <draw:path draw:style-name="gr1" draw:text-style-name="P5" draw:layer="layout" svg:width="0.561cm" svg:height="1.167cm" svg:x="1.147cm" svg:y="10.85cm" svg:viewBox="0 0 562 1168" svg:d="M150 142l307 267v351l-307 265-44-41v-800zM147 0l-147 138v892l147 138 415-360v-447z">
          <text:p/>
        </draw:path>
        <draw:path draw:style-name="gr1" draw:text-style-name="P5" draw:layer="layout" svg:width="0.561cm" svg:height="1.167cm" svg:x="1.147cm" svg:y="18.913cm" svg:viewBox="0 0 562 1168" svg:d="M150 143l307 266v351l-307 266-44-42v-800zM147 0l-147 138v892l147 138 415-360v-447z">
          <text:p/>
        </draw:path>
        <draw:path draw:style-name="gr1" draw:text-style-name="P5" draw:layer="layout" svg:width="0.562cm" svg:height="1.167cm" svg:x="7.814cm" svg:y="4.933cm" svg:viewBox="0 0 563 1168" svg:d="M150 142l307 267v351l-307 265-44-41v-801zM147 0l-147 138v891l147 139 416-360v-448z">
          <text:p/>
        </draw:path>
        <draw:path draw:style-name="gr1" draw:text-style-name="P5" draw:layer="layout" svg:width="0.561cm" svg:height="1.167cm" svg:x="14.416cm" svg:y="4.933cm" svg:viewBox="0 0 562 1168" svg:d="M149 142l307 267v351l-307 265-43-41v-801zM147 0l-147 138v891l147 139 415-360v-448z">
          <text:p/>
        </draw:path>
        <draw:path draw:style-name="gr1" draw:text-style-name="P5" draw:layer="layout" svg:width="0.561cm" svg:height="1.167cm" svg:x="14.416cm" svg:y="10.921cm" svg:viewBox="0 0 562 1168" svg:d="M149 143l307 266v351l-307 265-43-41v-799zM147 0l-147 138v892l147 138 415-360v-447z">
          <text:p/>
        </draw:path>
        <draw:path draw:style-name="gr1" draw:text-style-name="P5" draw:layer="layout" svg:width="0.561cm" svg:height="1.167cm" svg:x="14.416cm" svg:y="16.911cm" svg:viewBox="0 0 562 1168" svg:d="M149 143l307 265v351l-307 266-43-41v-800zM147 0l-147 138v891l147 139 415-360v-448z">
          <text:p/>
        </draw:path>
        <draw:path draw:style-name="gr1" draw:text-style-name="P5" draw:layer="layout" svg:width="0.561cm" svg:height="1.167cm" svg:x="14.416cm" svg:y="21.876cm" svg:viewBox="0 0 562 1168" svg:d="M149 142l307 266v351l-307 266-43-41v-800zM147 0l-147 138v892l147 138 415-361v-447z">
          <text:p/>
        </draw:path>
        <draw:path draw:style-name="gr1" draw:text-style-name="P5" draw:layer="layout" svg:width="0.562cm" svg:height="1.167cm" svg:x="7.814cm" svg:y="12.891cm" svg:viewBox="0 0 563 1168" svg:d="M150 142l307 266v352l-307 265-44-41v-800zM147 0l-147 138v892l147 138 416-360v-448z">
          <text:p/>
        </draw:path>
        <draw:path draw:style-name="gr1" draw:text-style-name="P5" draw:layer="layout" svg:width="0.562cm" svg:height="1.167cm" svg:x="7.814cm" svg:y="20.883cm" svg:viewBox="0 0 563 1168" svg:d="M150 143l307 265v352l-307 266-44-41v-801zM147 0l-147 138v892l147 138 416-359v-449z">
          <text:p/>
        </draw:path>
        <draw:polygon draw:style-name="gr9" draw:text-style-name="P13" draw:layer="layout" svg:width="0.455cm" svg:height="1.024cm" svg:x="1.2cm" svg:y="5.004cm" svg:viewBox="0 0 456 1025" draw:points="0,936 0,90 95,0 456,313 456,713 95,1025">
          <text:p/>
        </draw:polygon>
        <draw:path draw:style-name="gr1" draw:text-style-name="P5" draw:layer="layout" svg:width="0.561cm" svg:height="1.167cm" svg:x="1.147cm" svg:y="4.933cm" svg:viewBox="0 0 562 1168" svg:d="M150 142l307 267v351l-307 265-44-41v-801zM147 0l-147 138v891l147 139 415-360v-448z">
          <text:p/>
        </draw:path>
        <draw:path draw:style-name="gr9" draw:text-style-name="P13" draw:layer="layout" svg:width="6.705cm" svg:height="1.509cm" svg:x="1.94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9" draw:text-style-name="P13" draw:layer="layout" svg:width="1.063cm" svg:height="0.49cm" svg:x="5.169cm" svg:y="1.622cm" svg:viewBox="0 0 1064 491" svg:d="M112 377c0 0 215-790 952 114 0 0-515-1005-1064-140z">
          <text:p/>
        </draw:path>
        <draw:path draw:style-name="gr6" draw:text-style-name="P12" draw:layer="layout" svg:width="7.723cm" svg:height="2.143cm" svg:x="1.536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6" draw:text-style-name="P12" draw:layer="layout" svg:width="0.722cm" svg:height="0.347cm" svg:x="1.953cm" svg:y="1.6cm" svg:viewBox="0 0 723 348" svg:d="M402 0c0 0-231 163-168 220 64 57 164-50 164-50 0 0-30 77 0 87s141-110 325-57c0 0-168 7-130 112l-593 36 7-154c0 0 231-188 395-194z">
          <text:p/>
        </draw:path>
        <draw:path draw:style-name="gr6" draw:text-style-name="P12" draw:layer="layout" svg:width="0.317cm" svg:height="0.208cm" svg:x="3.185cm" svg:y="1.68cm" svg:viewBox="0 0 318 209" svg:d="M0 200c0 0 128 3 179-92 0 0 12 40 52 28 40-13 89-75 64-136 0 0 46 70 9 142 0 0-58 30-55 67z">
          <text:p/>
        </draw:path>
        <draw:path draw:style-name="gr9" draw:text-style-name="P13" draw:layer="layout" svg:width="0.05cm" svg:height="0.178cm" svg:x="2.169cm" svg:y="1.628cm" svg:viewBox="0 0 51 179" svg:d="M10 179c0 0-35-70 28-179 0 0-38 104 13 127z">
          <text:p/>
        </draw:path>
        <draw:polygon draw:style-name="gr9" draw:text-style-name="P13" draw:layer="layout" svg:width="0.166cm" svg:height="0.121cm" svg:x="2.882cm" svg:y="1.333cm" svg:viewBox="0 0 167 122" draw:points="0,107 167,0 24,122">
          <text:p/>
        </draw:polygon>
        <draw:path draw:style-name="gr14" draw:text-style-name="P13" draw:layer="layout" svg:width="0.074cm" svg:height="2.585cm" svg:x="9.151cm" svg:y="1.373cm" svg:viewBox="0 0 75 2586" svg:d="M0 0v2586c37-90 75-127 75-127v-2333c0 0-38-37-75-126z">
          <text:p/>
        </draw:path>
        <draw:polygon draw:style-name="gr9" draw:text-style-name="P13" draw:layer="layout" svg:width="1.253cm" svg:height="1.487cm" svg:x="1.103cm" svg:y="2.129cm" svg:viewBox="0 0 1254 1488" draw:points="0,165 0,1488 1254,1324 1254,0">
          <text:p/>
        </draw:polygon>
        <draw:polygon draw:style-name="gr10" draw:text-style-name="P14" draw:layer="layout" svg:width="1.253cm" svg:height="1.487cm" svg:x="1.103cm" svg:y="2.129cm" svg:viewBox="0 0 1254 1488" draw:points="0,165 0,1488 1254,1324 1254,0">
          <text:p/>
        </draw:polygon>
        <draw:path draw:style-name="gr8" draw:text-style-name="P14" draw:layer="layout" svg:width="1.225cm" svg:height="1.292cm" svg:x="1.131cm" svg:y="2.225cm" svg:viewBox="0 0 1226 1293" svg:d="M0 1293l1226-173M0 156l1226-156">
          <text:p/>
        </draw:path>
        <draw:polygon draw:style-name="gr11" draw:text-style-name="P15" draw:layer="layout" svg:width="0.855cm" svg:height="1.449cm" svg:x="1.501cm" svg:y="2.003cm" svg:viewBox="0 0 856 1450" draw:points="856,126 0,0 0,1324 856,1450">
          <text:p/>
        </draw:polygon>
        <draw:path draw:style-name="gr9" draw:text-style-name="P13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8" draw:text-style-name="P14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10" draw:text-style-name="P14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10" draw:text-style-name="P14" draw:layer="layout" svg:width="0.668cm" svg:height="1.436cm" svg:x="20.289cm" svg:y="1.965cm" svg:viewBox="0 0 669 1437" svg:d="M0 91v1346c515-3 581 0 669-113v-1324c-164 87-334 90-669 91z">
          <text:p/>
        </draw:path>
        <draw:path draw:style-name="gr8" draw:text-style-name="P14" draw:layer="layout" svg:width="0.685cm" svg:height="1.235cm" svg:x="20.267cm" svg:y="2.075cm" svg:viewBox="0 0 686 1236" svg:d="M0 81c573-2 625-42 677-81M22 1218c692 78 633-127 664-133">
          <text:p/>
        </draw:path>
        <draw:polygon draw:style-name="gr125" draw:text-style-name="P59" draw:layer="layout" svg:width="11.074cm" svg:height="2.139cm" svg:x="9.225cm" svg:y="1.596cm" svg:viewBox="0 0 11075 2140" draw:points="11075,2140 0,2140 0,0 11075,0">
          <text:p/>
        </draw:polygon>
        <draw:path draw:style-name="gr15" draw:text-style-name="P14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5" draw:text-style-name="P14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8" draw:text-style-name="P14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4" draw:text-style-name="P13" draw:layer="layout" svg:width="0.074cm" svg:height="2.585cm" svg:x="20.299cm" svg:y="1.373cm" svg:viewBox="0 0 75 2586" svg:d="M75 0v2586c-37-90-75-127-75-127v-2333c0 0 38-37 75-126z">
          <text:p/>
        </draw:path>
        <draw:polygon draw:style-name="gr7" draw:text-style-name="P13" draw:layer="layout" svg:width="2.618cm" svg:height="1.148cm" svg:x="9.846cm" svg:y="1.833cm" svg:viewBox="0 0 2619 1149" draw:points="2395,0 223,0 0,281 0,867 223,1149 2395,1149 2619,867 2619,281">
          <text:p/>
        </draw:polygon>
        <draw:path draw:style-name="gr111" draw:text-style-name="P14" draw:layer="layout" svg:width="0.237cm" svg:height="1.148cm" svg:x="9.913cm" svg:y="1.833cm" svg:viewBox="0 0 238 1149" svg:d="M0 197v766M0 855l238 294M238 0l-238 293">
          <text:p/>
        </draw:path>
        <draw:path draw:style-name="gr6" draw:text-style-name="P12" draw:layer="layout" svg:width="0.067cm" svg:height="0.067cm" svg:x="9.879cm" svg:y="2.374cm" svg:viewBox="0 0 68 68" svg:d="M0 34c0 19 16 34 35 34 18 0 33-15 33-34 0-18-15-34-33-34-19 0-35 16-35 34z">
          <text:p/>
        </draw:path>
        <draw:path draw:style-name="gr6" draw:text-style-name="P12" draw:layer="layout" svg:width="0.067cm" svg:height="0.067cm" svg:x="12.363cm" svg:y="2.374cm" svg:viewBox="0 0 68 68" svg:d="M68 34c0 19-16 34-35 34-18 0-33-15-33-34 0-18 15-34 33-34 19 0 35 16 35 34z">
          <text:p/>
        </draw:path>
        <draw:path draw:style-name="gr111" draw:text-style-name="P14" draw:layer="layout" svg:width="0.237cm" svg:height="1.148cm" svg:x="12.159cm" svg:y="1.833cm" svg:viewBox="0 0 238 1149" svg:d="M238 197v766M238 855l-238 294M0 0l238 293">
          <text:p/>
        </draw:path>
        <draw:polygon draw:style-name="gr7" draw:text-style-name="P13" draw:layer="layout" svg:width="2.618cm" svg:height="1.148cm" svg:x="13.398cm" svg:y="1.833cm" svg:viewBox="0 0 2619 1149" draw:points="2396,0 224,0 0,281 0,867 224,1149 2396,1149 2619,867 2619,281">
          <text:p/>
        </draw:polygon>
        <draw:path draw:style-name="gr111" draw:text-style-name="P14" draw:layer="layout" svg:width="0.237cm" svg:height="1.148cm" svg:x="13.466cm" svg:y="1.833cm" svg:viewBox="0 0 238 1149" svg:d="M0 197v766M0 855l238 294M238 0l-238 293">
          <text:p/>
        </draw:path>
        <draw:path draw:style-name="gr6" draw:text-style-name="P12" draw:layer="layout" svg:width="0.067cm" svg:height="0.067cm" svg:x="13.432cm" svg:y="2.374cm" svg:viewBox="0 0 68 68" svg:d="M0 34c0 19 16 34 35 34 18 0 33-15 33-34 0-18-15-34-33-34-19 0-35 16-35 34z">
          <text:p/>
        </draw:path>
        <draw:path draw:style-name="gr6" draw:text-style-name="P12" draw:layer="layout" svg:width="0.067cm" svg:height="0.067cm" svg:x="15.916cm" svg:y="2.374cm" svg:viewBox="0 0 68 68" svg:d="M68 34c0 19-16 34-35 34-18 0-33-15-33-34 0-18 15-34 33-34 19 0 35 16 35 34z">
          <text:p/>
        </draw:path>
        <draw:path draw:style-name="gr111" draw:text-style-name="P14" draw:layer="layout" svg:width="0.237cm" svg:height="1.148cm" svg:x="15.712cm" svg:y="1.833cm" svg:viewBox="0 0 238 1149" svg:d="M238 197v766M238 855l-238 294M0 0l238 293">
          <text:p/>
        </draw:path>
        <draw:polygon draw:style-name="gr7" draw:text-style-name="P13" draw:layer="layout" svg:width="2.618cm" svg:height="1.148cm" svg:x="17.06cm" svg:y="1.833cm" svg:viewBox="0 0 2619 1149" draw:points="2395,0 224,0 0,281 0,867 224,1149 2395,1149 2619,867 2619,281">
          <text:p/>
        </draw:polygon>
        <draw:path draw:style-name="gr111" draw:text-style-name="P14" draw:layer="layout" svg:width="0.236cm" svg:height="1.148cm" svg:x="17.128cm" svg:y="1.833cm" svg:viewBox="0 0 237 1149" svg:d="M0 197v766M0 855l237 294M237 0l-237 293">
          <text:p/>
        </draw:path>
        <draw:path draw:style-name="gr6" draw:text-style-name="P12" draw:layer="layout" svg:width="0.067cm" svg:height="0.067cm" svg:x="17.094cm" svg:y="2.374cm" svg:viewBox="0 0 68 68" svg:d="M0 34c0 19 15 34 35 34 18 0 33-15 33-34 0-18-15-34-33-34-20 0-35 16-35 34z">
          <text:p/>
        </draw:path>
        <draw:path draw:style-name="gr6" draw:text-style-name="P12" draw:layer="layout" svg:width="0.067cm" svg:height="0.067cm" svg:x="19.577cm" svg:y="2.374cm" svg:viewBox="0 0 68 68" svg:d="M68 34c0 19-15 34-33 34-20 0-35-15-35-34 0-18 15-34 35-34 18 0 33 16 33 34z">
          <text:p/>
        </draw:path>
        <draw:path draw:style-name="gr111" draw:text-style-name="P14" draw:layer="layout" svg:width="0.237cm" svg:height="1.148cm" svg:x="19.374cm" svg:y="1.833cm" svg:viewBox="0 0 238 1149" svg:d="M238 197v766M238 855l-238 294M0 0l238 293">
          <text:p/>
        </draw:path>
        <draw:line draw:style-name="gr126" draw:text-style-name="P14" draw:layer="layout" svg:x1="7.175cm" svg:y1="6.51cm" svg:x2="1.129cm" svg:y2="6.51cm">
          <text:p/>
        </draw:line>
        <draw:line draw:style-name="gr126" draw:text-style-name="P14" draw:layer="layout" svg:x1="7.175cm" svg:y1="7.004cm" svg:x2="1.129cm" svg:y2="7.004cm">
          <text:p/>
        </draw:line>
        <draw:line draw:style-name="gr126" draw:text-style-name="P14" draw:layer="layout" svg:x1="7.175cm" svg:y1="7.498cm" svg:x2="1.129cm" svg:y2="7.498cm">
          <text:p/>
        </draw:line>
        <draw:line draw:style-name="gr126" draw:text-style-name="P14" draw:layer="layout" svg:x1="7.175cm" svg:y1="7.992cm" svg:x2="1.129cm" svg:y2="7.992cm">
          <text:p/>
        </draw:line>
        <draw:line draw:style-name="gr126" draw:text-style-name="P14" draw:layer="layout" svg:x1="7.175cm" svg:y1="8.486cm" svg:x2="1.129cm" svg:y2="8.486cm">
          <text:p/>
        </draw:line>
        <draw:line draw:style-name="gr126" draw:text-style-name="P14" draw:layer="layout" svg:x1="7.175cm" svg:y1="8.98cm" svg:x2="1.129cm" svg:y2="8.98cm">
          <text:p/>
        </draw:line>
        <draw:line draw:style-name="gr126" draw:text-style-name="P14" draw:layer="layout" svg:x1="7.175cm" svg:y1="9.474cm" svg:x2="1.129cm" svg:y2="9.474cm">
          <text:p/>
        </draw:line>
        <draw:line draw:style-name="gr126" draw:text-style-name="P14" draw:layer="layout" svg:x1="7.175cm" svg:y1="9.967cm" svg:x2="1.129cm" svg:y2="9.967cm">
          <text:p/>
        </draw:line>
        <draw:path draw:style-name="gr9" draw:text-style-name="P13" draw:layer="layout" svg:width="0.21cm" svg:height="0.209cm" svg:x="1.142cm" svg:y="12.327cm" svg:viewBox="0 0 211 210" svg:d="M106 210c58 0 105-46 105-105 0-58-47-105-105-105s-106 47-106 105c0 59 48 105 106 105z">
          <text:p/>
        </draw:path>
        <draw:path draw:style-name="gr6" draw:text-style-name="P12" draw:layer="layout" svg:width="0.235cm" svg:height="0.235cm" svg:x="1.129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126" draw:text-style-name="P14" draw:layer="layout" svg:x1="1.426cm" svg:y1="12.545cm" svg:x2="7.177cm" svg:y2="12.545cm">
          <text:p/>
        </draw:line>
        <draw:path draw:style-name="gr9" draw:text-style-name="P13" draw:layer="layout" svg:width="0.21cm" svg:height="0.209cm" svg:x="1.142cm" svg:y="12.821cm" svg:viewBox="0 0 211 210" svg:d="M106 210c58 0 105-47 105-104 0-58-47-106-105-106s-106 48-106 106c0 57 48 104 106 104z">
          <text:p/>
        </draw:path>
        <draw:path draw:style-name="gr6" draw:text-style-name="P12" draw:layer="layout" svg:width="0.235cm" svg:height="0.235cm" svg:x="1.129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32" draw:text-style-name="P26" draw:layer="layout" svg:width="0.246cm" svg:height="0.276cm" svg:x="1.365cm" svg:y="12.326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.426cm" svg:y1="13.039cm" svg:x2="7.177cm" svg:y2="13.039cm">
          <text:p/>
        </draw:line>
        <draw:path draw:style-name="gr9" draw:text-style-name="P13" draw:layer="layout" svg:width="0.21cm" svg:height="0.209cm" svg:x="1.142cm" svg:y="13.315cm" svg:viewBox="0 0 211 210" svg:d="M106 210c58 0 105-48 105-106 0-57-47-104-105-104s-106 47-106 104c0 58 48 106 106 106z">
          <text:p/>
        </draw:path>
        <draw:path draw:style-name="gr6" draw:text-style-name="P12" draw:layer="layout" svg:width="0.235cm" svg:height="0.235cm" svg:x="1.129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6" draw:layer="layout" svg:width="0.246cm" svg:height="0.276cm" svg:x="1.365cm" svg:y="12.82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.426cm" svg:y1="13.532cm" svg:x2="7.177cm" svg:y2="13.532cm">
          <text:p/>
        </draw:line>
        <draw:path draw:style-name="gr9" draw:text-style-name="P13" draw:layer="layout" svg:width="0.21cm" svg:height="0.209cm" svg:x="1.142cm" svg:y="13.809cm" svg:viewBox="0 0 211 210" svg:d="M106 210c58 0 105-47 105-105 0-59-47-105-105-105s-106 46-106 105c0 58 48 105 106 105z">
          <text:p/>
        </draw:path>
        <draw:path draw:style-name="gr6" draw:text-style-name="P12" draw:layer="layout" svg:width="0.235cm" svg:height="0.235cm" svg:x="1.129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32" draw:text-style-name="P26" draw:layer="layout" svg:width="0.246cm" svg:height="0.276cm" svg:x="1.365cm" svg:y="13.314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.426cm" svg:y1="14.026cm" svg:x2="7.177cm" svg:y2="14.026cm">
          <text:p/>
        </draw:line>
        <draw:path draw:style-name="gr9" draw:text-style-name="P13" draw:layer="layout" svg:width="0.21cm" svg:height="0.21cm" svg:x="1.142cm" svg:y="14.302cm" svg:viewBox="0 0 211 211" svg:d="M106 211c58 0 105-47 105-105s-47-106-105-106-106 48-106 106 48 105 106 105z">
          <text:p/>
        </draw:path>
        <draw:path draw:style-name="gr6" draw:text-style-name="P12" draw:layer="layout" svg:width="0.235cm" svg:height="0.235cm" svg:x="1.129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6" draw:layer="layout" svg:width="0.246cm" svg:height="0.276cm" svg:x="1.365cm" svg:y="13.808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.426cm" svg:y1="14.52cm" svg:x2="7.177cm" svg:y2="14.52cm">
          <text:p/>
        </draw:line>
        <draw:path draw:style-name="gr9" draw:text-style-name="P13" draw:layer="layout" svg:width="0.21cm" svg:height="0.21cm" svg:x="1.142cm" svg:y="14.796cm" svg:viewBox="0 0 211 211" svg:d="M106 211c58 0 105-47 105-106 0-58-47-105-105-105s-106 47-106 105c0 59 48 106 106 106z">
          <text:p/>
        </draw:path>
        <draw:path draw:style-name="gr6" draw:text-style-name="P12" draw:layer="layout" svg:width="0.235cm" svg:height="0.235cm" svg:x="1.129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6" draw:layer="layout" svg:width="0.246cm" svg:height="0.276cm" svg:x="1.365cm" svg:y="14.302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.426cm" svg:y1="15.014cm" svg:x2="7.177cm" svg:y2="15.014cm">
          <text:p/>
        </draw:line>
        <draw:path draw:style-name="gr9" draw:text-style-name="P13" draw:layer="layout" svg:width="0.21cm" svg:height="0.21cm" svg:x="1.142cm" svg:y="15.29cm" svg:viewBox="0 0 211 211" svg:d="M106 211c58 0 105-47 105-105 0-59-47-106-105-106s-106 47-106 106c0 58 48 105 106 105z">
          <text:p/>
        </draw:path>
        <draw:path draw:style-name="gr6" draw:text-style-name="P12" draw:layer="layout" svg:width="0.235cm" svg:height="0.234cm" svg:x="1.129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32" draw:text-style-name="P26" draw:layer="layout" svg:width="0.246cm" svg:height="0.276cm" svg:x="1.365cm" svg:y="14.796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.426cm" svg:y1="15.508cm" svg:x2="7.177cm" svg:y2="15.508cm">
          <text:p/>
        </draw:line>
        <draw:path draw:style-name="gr9" draw:text-style-name="P13" draw:layer="layout" svg:width="0.21cm" svg:height="0.21cm" svg:x="1.142cm" svg:y="15.784cm" svg:viewBox="0 0 211 211" svg:d="M106 211c58 0 105-48 105-106s-47-105-105-105-106 47-106 105 48 106 106 106z">
          <text:p/>
        </draw:path>
        <draw:path draw:style-name="gr6" draw:text-style-name="P12" draw:layer="layout" svg:width="0.235cm" svg:height="0.235cm" svg:x="1.129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32" draw:text-style-name="P26" draw:layer="layout" svg:width="0.246cm" svg:height="0.276cm" svg:x="1.365cm" svg:y="15.289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.426cm" svg:y1="16.002cm" svg:x2="7.177cm" svg:y2="16.002cm">
          <text:p/>
        </draw:line>
        <draw:path draw:style-name="gr9" draw:text-style-name="P13" draw:layer="layout" svg:width="0.21cm" svg:height="0.21cm" svg:x="1.142cm" svg:y="16.278cm" svg:viewBox="0 0 211 211" svg:d="M106 211c58 0 105-47 105-106 0-58-47-105-105-105s-106 47-106 105c0 59 48 106 106 106z">
          <text:p/>
        </draw:path>
        <draw:path draw:style-name="gr6" draw:text-style-name="P12" draw:layer="layout" svg:width="0.235cm" svg:height="0.235cm" svg:x="1.129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32" draw:text-style-name="P26" draw:layer="layout" svg:width="0.246cm" svg:height="0.276cm" svg:x="1.365cm" svg:y="15.783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.426cm" svg:y1="16.496cm" svg:x2="7.177cm" svg:y2="16.496cm">
          <text:p/>
        </draw:line>
        <draw:path draw:style-name="gr9" draw:text-style-name="P13" draw:layer="layout" svg:width="0.21cm" svg:height="0.209cm" svg:x="1.142cm" svg:y="16.772cm" svg:viewBox="0 0 211 210" svg:d="M106 210c58 0 105-46 105-104 0-59-47-106-105-106s-106 47-106 106c0 58 48 104 106 104z">
          <text:p/>
        </draw:path>
        <draw:path draw:style-name="gr6" draw:text-style-name="P12" draw:layer="layout" svg:width="0.235cm" svg:height="0.235cm" svg:x="1.129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32" draw:text-style-name="P26" draw:layer="layout" svg:width="0.246cm" svg:height="0.276cm" svg:x="1.365cm" svg:y="16.277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.426cm" svg:y1="16.99cm" svg:x2="7.177cm" svg:y2="16.99cm">
          <text:p/>
        </draw:line>
        <draw:path draw:style-name="gr9" draw:text-style-name="P13" draw:layer="layout" svg:width="0.21cm" svg:height="0.209cm" svg:x="1.142cm" svg:y="17.266cm" svg:viewBox="0 0 211 210" svg:d="M106 210c58 0 105-48 105-105 0-58-47-105-105-105s-106 47-106 105c0 57 48 105 106 105z">
          <text:p/>
        </draw:path>
        <draw:path draw:style-name="gr6" draw:text-style-name="P12" draw:layer="layout" svg:width="0.235cm" svg:height="0.235cm" svg:x="1.129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32" draw:text-style-name="P26" draw:layer="layout" svg:width="0.246cm" svg:height="0.276cm" svg:x="1.365cm" svg:y="16.771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.426cm" svg:y1="17.484cm" svg:x2="7.177cm" svg:y2="17.484cm">
          <text:p/>
        </draw:line>
        <draw:path draw:style-name="gr9" draw:text-style-name="P13" draw:layer="layout" svg:width="0.21cm" svg:height="0.209cm" svg:x="1.142cm" svg:y="17.76cm" svg:viewBox="0 0 211 210" svg:d="M106 210c58 0 105-47 105-106 0-57-47-104-105-104s-106 47-106 104c0 59 48 106 106 106z">
          <text:p/>
        </draw:path>
        <draw:path draw:style-name="gr6" draw:text-style-name="P12" draw:layer="layout" svg:width="0.235cm" svg:height="0.235cm" svg:x="1.129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6" draw:layer="layout" svg:width="0.246cm" svg:height="0.276cm" svg:x="1.365cm" svg:y="17.265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.426cm" svg:y1="17.977cm" svg:x2="7.177cm" svg:y2="17.977cm">
          <text:p/>
        </draw:line>
        <draw:path draw:style-name="gr9" draw:text-style-name="P13" draw:layer="layout" svg:width="0.21cm" svg:height="0.209cm" svg:x="1.142cm" svg:y="18.254cm" svg:viewBox="0 0 211 210" svg:d="M106 210c58 0 105-47 105-105s-47-105-105-105-106 47-106 105 48 105 106 105z">
          <text:p/>
        </draw:path>
        <draw:path draw:style-name="gr6" draw:text-style-name="P12" draw:layer="layout" svg:width="0.235cm" svg:height="0.235cm" svg:x="1.129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32" draw:text-style-name="P26" draw:layer="layout" svg:width="0.246cm" svg:height="0.276cm" svg:x="1.365cm" svg:y="17.759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.426cm" svg:y1="18.471cm" svg:x2="7.177cm" svg:y2="18.471cm">
          <text:p/>
        </draw:line>
        <draw:path draw:style-name="gr9" draw:text-style-name="P13" draw:layer="layout" svg:width="0.21cm" svg:height="0.209cm" svg:x="1.142cm" svg:y="20.32cm" svg:viewBox="0 0 211 210" svg:d="M106 210c58 0 105-47 105-104 0-59-47-106-105-106s-106 47-106 106c0 57 48 104 106 104z">
          <text:p/>
        </draw:path>
        <draw:path draw:style-name="gr6" draw:text-style-name="P12" draw:layer="layout" svg:width="0.235cm" svg:height="0.235cm" svg:x="1.129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32" draw:text-style-name="P26" draw:layer="layout" svg:width="0.246cm" svg:height="0.276cm" svg:x="1.365cm" svg:y="18.253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.426cm" svg:y1="20.538cm" svg:x2="7.177cm" svg:y2="20.538cm">
          <text:p/>
        </draw:line>
        <draw:path draw:style-name="gr9" draw:text-style-name="P13" draw:layer="layout" svg:width="0.21cm" svg:height="0.209cm" svg:x="1.142cm" svg:y="20.814cm" svg:viewBox="0 0 211 210" svg:d="M106 210c58 0 105-48 105-106 0-57-47-104-105-104s-106 47-106 104c0 58 48 106 106 106z">
          <text:p/>
        </draw:path>
        <draw:path draw:style-name="gr6" draw:text-style-name="P12" draw:layer="layout" svg:width="0.235cm" svg:height="0.235cm" svg:x="1.129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6" draw:layer="layout" svg:width="0.246cm" svg:height="0.276cm" svg:x="1.365cm" svg:y="20.319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.426cm" svg:y1="21.031cm" svg:x2="7.177cm" svg:y2="21.031cm">
          <text:p/>
        </draw:line>
        <draw:path draw:style-name="gr9" draw:text-style-name="P13" draw:layer="layout" svg:width="0.21cm" svg:height="0.209cm" svg:x="1.142cm" svg:y="21.308cm" svg:viewBox="0 0 211 210" svg:d="M106 210c58 0 105-47 105-106 0-58-47-104-105-104s-106 46-106 104c0 59 48 106 106 106z">
          <text:p/>
        </draw:path>
        <draw:path draw:style-name="gr6" draw:text-style-name="P12" draw:layer="layout" svg:width="0.235cm" svg:height="0.235cm" svg:x="1.129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32" draw:text-style-name="P26" draw:layer="layout" svg:width="0.246cm" svg:height="0.276cm" svg:x="1.365cm" svg:y="20.813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.426cm" svg:y1="21.525cm" svg:x2="7.177cm" svg:y2="21.525cm">
          <text:p/>
        </draw:line>
        <draw:path draw:style-name="gr9" draw:text-style-name="P13" draw:layer="layout" svg:width="0.21cm" svg:height="0.21cm" svg:x="1.142cm" svg:y="21.801cm" svg:viewBox="0 0 211 211" svg:d="M106 211c58 0 105-47 105-105s-47-106-105-106-106 48-106 106 48 105 106 105z">
          <text:p/>
        </draw:path>
        <draw:path draw:style-name="gr6" draw:text-style-name="P12" draw:layer="layout" svg:width="0.235cm" svg:height="0.235cm" svg:x="1.129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6" draw:layer="layout" svg:width="0.246cm" svg:height="0.276cm" svg:x="1.365cm" svg:y="21.307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.426cm" svg:y1="22.019cm" svg:x2="7.177cm" svg:y2="22.019cm">
          <text:p/>
        </draw:line>
        <draw:path draw:style-name="gr9" draw:text-style-name="P13" draw:layer="layout" svg:width="0.21cm" svg:height="0.21cm" svg:x="1.142cm" svg:y="22.295cm" svg:viewBox="0 0 211 211" svg:d="M106 211c58 0 105-48 105-106s-47-105-105-105-106 47-106 105 48 106 106 106z">
          <text:p/>
        </draw:path>
        <draw:path draw:style-name="gr6" draw:text-style-name="P12" draw:layer="layout" svg:width="0.235cm" svg:height="0.235cm" svg:x="1.129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32" draw:text-style-name="P26" draw:layer="layout" svg:width="0.246cm" svg:height="0.276cm" svg:x="1.365cm" svg:y="21.801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.426cm" svg:y1="22.513cm" svg:x2="7.177cm" svg:y2="22.513cm">
          <text:p/>
        </draw:line>
        <draw:path draw:style-name="gr9" draw:text-style-name="P13" draw:layer="layout" svg:width="0.21cm" svg:height="0.21cm" svg:x="1.142cm" svg:y="22.789cm" svg:viewBox="0 0 211 211" svg:d="M106 211c58 0 105-47 105-105 0-59-47-106-105-106s-106 47-106 106c0 58 48 105 106 105z">
          <text:p/>
        </draw:path>
        <draw:path draw:style-name="gr6" draw:text-style-name="P12" draw:layer="layout" svg:width="0.235cm" svg:height="0.234cm" svg:x="1.129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32" draw:text-style-name="P26" draw:layer="layout" svg:width="0.246cm" svg:height="0.276cm" svg:x="1.365cm" svg:y="22.295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.426cm" svg:y1="23.007cm" svg:x2="7.177cm" svg:y2="23.007cm">
          <text:p/>
        </draw:line>
        <draw:path draw:style-name="gr9" draw:text-style-name="P13" draw:layer="layout" svg:width="0.21cm" svg:height="0.21cm" svg:x="1.142cm" svg:y="23.283cm" svg:viewBox="0 0 211 211" svg:d="M106 211c58 0 105-47 105-105s-47-106-105-106-106 48-106 106 48 105 106 105z">
          <text:p/>
        </draw:path>
        <draw:path draw:style-name="gr6" draw:text-style-name="P12" draw:layer="layout" svg:width="0.235cm" svg:height="0.235cm" svg:x="1.129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32" draw:text-style-name="P26" draw:layer="layout" svg:width="0.246cm" svg:height="0.276cm" svg:x="1.365cm" svg:y="22.788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.426cm" svg:y1="23.501cm" svg:x2="7.177cm" svg:y2="23.501cm">
          <text:p/>
        </draw:line>
        <draw:path draw:style-name="gr9" draw:text-style-name="P13" draw:layer="layout" svg:width="0.21cm" svg:height="0.21cm" svg:x="1.142cm" svg:y="23.777cm" svg:viewBox="0 0 211 211" svg:d="M106 211c58 0 105-47 105-106 0-58-47-105-105-105s-106 47-106 105c0 59 48 106 106 106z">
          <text:p/>
        </draw:path>
        <draw:path draw:style-name="gr6" draw:text-style-name="P12" draw:layer="layout" svg:width="0.235cm" svg:height="0.235cm" svg:x="1.129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32" draw:text-style-name="P26" draw:layer="layout" svg:width="0.246cm" svg:height="0.276cm" svg:x="1.365cm" svg:y="23.282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.426cm" svg:y1="23.995cm" svg:x2="7.177cm" svg:y2="23.995cm">
          <text:p/>
        </draw:line>
        <draw:path draw:style-name="gr9" draw:text-style-name="P13" draw:layer="layout" svg:width="0.21cm" svg:height="0.209cm" svg:x="1.142cm" svg:y="24.271cm" svg:viewBox="0 0 211 210" svg:d="M106 210c58 0 105-46 105-104 0-59-47-106-105-106s-106 47-106 106c0 58 48 104 106 104z">
          <text:p/>
        </draw:path>
        <draw:path draw:style-name="gr6" draw:text-style-name="P12" draw:layer="layout" svg:width="0.235cm" svg:height="0.235cm" svg:x="1.129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32" draw:text-style-name="P26" draw:layer="layout" svg:width="0.246cm" svg:height="0.276cm" svg:x="1.365cm" svg:y="23.776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.426cm" svg:y1="24.489cm" svg:x2="7.177cm" svg:y2="24.489cm">
          <text:p/>
        </draw:line>
        <draw:path draw:style-name="gr9" draw:text-style-name="P13" draw:layer="layout" svg:width="0.21cm" svg:height="0.209cm" svg:x="1.142cm" svg:y="24.765cm" svg:viewBox="0 0 211 210" svg:d="M106 210c58 0 105-47 105-104 0-58-47-106-105-106s-106 48-106 106c0 57 48 104 106 104z">
          <text:p/>
        </draw:path>
        <draw:path draw:style-name="gr6" draw:text-style-name="P12" draw:layer="layout" svg:width="0.235cm" svg:height="0.235cm" svg:x="1.129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32" draw:text-style-name="P26" draw:layer="layout" svg:width="0.246cm" svg:height="0.276cm" svg:x="1.365cm" svg:y="24.27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.426cm" svg:y1="24.983cm" svg:x2="7.177cm" svg:y2="24.983cm">
          <text:p/>
        </draw:line>
        <draw:path draw:style-name="gr9" draw:text-style-name="P13" draw:layer="layout" svg:width="0.21cm" svg:height="0.209cm" svg:x="1.142cm" svg:y="25.259cm" svg:viewBox="0 0 211 210" svg:d="M106 210c58 0 105-47 105-106 0-57-47-104-105-104s-106 47-106 104c0 59 48 106 106 106z">
          <text:p/>
        </draw:path>
        <draw:path draw:style-name="gr6" draw:text-style-name="P12" draw:layer="layout" svg:width="0.235cm" svg:height="0.235cm" svg:x="1.129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6" draw:layer="layout" svg:width="0.246cm" svg:height="0.276cm" svg:x="1.365cm" svg:y="24.764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.426cm" svg:y1="25.476cm" svg:x2="7.177cm" svg:y2="25.476cm">
          <text:p/>
        </draw:line>
        <draw:path draw:style-name="gr9" draw:text-style-name="P13" draw:layer="layout" svg:width="0.21cm" svg:height="0.209cm" svg:x="1.142cm" svg:y="25.753cm" svg:viewBox="0 0 211 210" svg:d="M106 210c58 0 105-47 105-105 0-59-47-105-105-105s-106 46-106 105c0 58 48 105 106 105z">
          <text:p/>
        </draw:path>
        <draw:path draw:style-name="gr6" draw:text-style-name="P12" draw:layer="layout" svg:width="0.235cm" svg:height="0.235cm" svg:x="1.129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32" draw:text-style-name="P26" draw:layer="layout" svg:width="0.246cm" svg:height="0.276cm" svg:x="1.365cm" svg:y="25.258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.426cm" svg:y1="25.97cm" svg:x2="7.177cm" svg:y2="25.97cm">
          <text:p/>
        </draw:line>
        <draw:path draw:style-name="gr9" draw:text-style-name="P13" draw:layer="layout" svg:width="0.21cm" svg:height="0.21cm" svg:x="1.142cm" svg:y="26.246cm" svg:viewBox="0 0 211 211" svg:d="M106 211c58 0 105-48 105-106s-47-105-105-105-106 47-106 105 48 106 106 106z">
          <text:p/>
        </draw:path>
        <draw:path draw:style-name="gr6" draw:text-style-name="P12" draw:layer="layout" svg:width="0.235cm" svg:height="0.235cm" svg:x="1.129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6" draw:layer="layout" svg:width="0.246cm" svg:height="0.276cm" svg:x="1.365cm" svg:y="25.752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.426cm" svg:y1="26.464cm" svg:x2="7.177cm" svg:y2="26.464cm">
          <text:p/>
        </draw:line>
        <draw:path draw:style-name="gr9" draw:text-style-name="P13" draw:layer="layout" svg:width="0.21cm" svg:height="0.21cm" svg:x="7.809cm" svg:y="6.339cm" svg:viewBox="0 0 211 211" svg:d="M106 211c58 0 105-47 105-105s-47-106-105-106-106 48-106 106 48 105 106 105z">
          <text:p/>
        </draw:path>
        <draw:path draw:style-name="gr6" draw:text-style-name="P12" draw:layer="layout" svg:width="0.235cm" svg:height="0.235cm" svg:x="7.797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6" draw:layer="layout" svg:width="0.246cm" svg:height="0.276cm" svg:x="1.365cm" svg:y="26.246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6.557cm" svg:x2="13.844cm" svg:y2="6.557cm">
          <text:p/>
        </draw:line>
        <draw:path draw:style-name="gr9" draw:text-style-name="P13" draw:layer="layout" svg:width="0.21cm" svg:height="0.21cm" svg:x="7.809cm" svg:y="6.833cm" svg:viewBox="0 0 211 211" svg:d="M106 211c58 0 105-48 105-106s-47-105-105-105-106 47-106 105 48 106 106 106z">
          <text:p/>
        </draw:path>
        <draw:path draw:style-name="gr6" draw:text-style-name="P12" draw:layer="layout" svg:width="0.235cm" svg:height="0.235cm" svg:x="7.797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6" draw:layer="layout" svg:width="0.246cm" svg:height="0.276cm" svg:x="8.032cm" svg:y="6.338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7.051cm" svg:x2="13.844cm" svg:y2="7.051cm">
          <text:p/>
        </draw:line>
        <draw:path draw:style-name="gr9" draw:text-style-name="P13" draw:layer="layout" svg:width="0.21cm" svg:height="0.209cm" svg:x="7.809cm" svg:y="7.327cm" svg:viewBox="0 0 211 210" svg:d="M106 210c58 0 105-46 105-104 0-59-47-106-105-106s-106 47-106 106c0 58 48 104 106 104z">
          <text:p/>
        </draw:path>
        <draw:path draw:style-name="gr6" draw:text-style-name="P12" draw:layer="layout" svg:width="0.235cm" svg:height="0.235cm" svg:x="7.797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32" draw:text-style-name="P26" draw:layer="layout" svg:width="0.246cm" svg:height="0.276cm" svg:x="8.032cm" svg:y="6.832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7.545cm" svg:x2="13.844cm" svg:y2="7.545cm">
          <text:p/>
        </draw:line>
        <draw:path draw:style-name="gr9" draw:text-style-name="P13" draw:layer="layout" svg:width="0.21cm" svg:height="0.209cm" svg:x="7.809cm" svg:y="7.821cm" svg:viewBox="0 0 211 210" svg:d="M106 210c58 0 105-47 105-104 0-58-47-106-105-106s-106 48-106 106c0 57 48 104 106 104z">
          <text:p/>
        </draw:path>
        <draw:path draw:style-name="gr6" draw:text-style-name="P12" draw:layer="layout" svg:width="0.235cm" svg:height="0.235cm" svg:x="7.797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32" draw:text-style-name="P26" draw:layer="layout" svg:width="0.246cm" svg:height="0.276cm" svg:x="8.032cm" svg:y="7.326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8.039cm" svg:x2="13.844cm" svg:y2="8.039cm">
          <text:p/>
        </draw:line>
        <draw:path draw:style-name="gr9" draw:text-style-name="P13" draw:layer="layout" svg:width="0.21cm" svg:height="0.209cm" svg:x="7.809cm" svg:y="8.315cm" svg:viewBox="0 0 211 210" svg:d="M106 210c58 0 105-47 105-106 0-57-47-104-105-104s-106 47-106 104c0 59 48 106 106 106z">
          <text:p/>
        </draw:path>
        <draw:path draw:style-name="gr6" draw:text-style-name="P12" draw:layer="layout" svg:width="0.235cm" svg:height="0.235cm" svg:x="7.797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32" draw:text-style-name="P26" draw:layer="layout" svg:width="0.246cm" svg:height="0.276cm" svg:x="8.032cm" svg:y="7.82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8.533cm" svg:x2="13.844cm" svg:y2="8.533cm">
          <text:p/>
        </draw:line>
        <draw:path draw:style-name="gr9" draw:text-style-name="P13" draw:layer="layout" svg:width="0.21cm" svg:height="0.209cm" svg:x="7.809cm" svg:y="8.809cm" svg:viewBox="0 0 211 210" svg:d="M106 210c58 0 105-47 105-105 0-59-47-105-105-105s-106 46-106 105c0 58 48 105 106 105z">
          <text:p/>
        </draw:path>
        <draw:path draw:style-name="gr6" draw:text-style-name="P12" draw:layer="layout" svg:width="0.235cm" svg:height="0.235cm" svg:x="7.797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32" draw:text-style-name="P26" draw:layer="layout" svg:width="0.246cm" svg:height="0.276cm" svg:x="8.032cm" svg:y="8.314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9.026cm" svg:x2="13.844cm" svg:y2="9.026cm">
          <text:p/>
        </draw:line>
        <draw:path draw:style-name="gr9" draw:text-style-name="P13" draw:layer="layout" svg:width="0.21cm" svg:height="0.21cm" svg:x="7.809cm" svg:y="9.302cm" svg:viewBox="0 0 211 211" svg:d="M106 211c58 0 105-48 105-106s-47-105-105-105-106 47-106 105 48 106 106 106z">
          <text:p/>
        </draw:path>
        <draw:path draw:style-name="gr6" draw:text-style-name="P12" draw:layer="layout" svg:width="0.235cm" svg:height="0.235cm" svg:x="7.797cm" svg:y="9.29cm" svg:viewBox="0 0 236 236" svg:d="M118 236c-65 0-118-54-118-119s53-117 118-117 118 52 118 117-53 119-118 119zM118 25c-51 0-93 41-93 92s42 93 93 93 92-42 92-93-41-92-92-92z">
          <text:p/>
        </draw:path>
        <draw:frame draw:style-name="gr32" draw:text-style-name="P26" draw:layer="layout" svg:width="0.246cm" svg:height="0.276cm" svg:x="8.032cm" svg:y="8.808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9.52cm" svg:x2="13.844cm" svg:y2="9.52cm">
          <text:p/>
        </draw:line>
        <draw:path draw:style-name="gr9" draw:text-style-name="P13" draw:layer="layout" svg:width="0.21cm" svg:height="0.21cm" svg:x="7.809cm" svg:y="9.796cm" svg:viewBox="0 0 211 211" svg:d="M106 211c58 0 105-47 105-106 0-58-47-105-105-105s-106 47-106 105c0 59 48 106 106 106z">
          <text:p/>
        </draw:path>
        <draw:path draw:style-name="gr6" draw:text-style-name="P12" draw:layer="layout" svg:width="0.235cm" svg:height="0.235cm" svg:x="7.797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32" draw:text-style-name="P26" draw:layer="layout" svg:width="0.246cm" svg:height="0.276cm" svg:x="8.032cm" svg:y="9.302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10.014cm" svg:x2="13.844cm" svg:y2="10.014cm">
          <text:p/>
        </draw:line>
        <draw:path draw:style-name="gr9" draw:text-style-name="P13" draw:layer="layout" svg:width="0.21cm" svg:height="0.21cm" svg:x="7.809cm" svg:y="10.29cm" svg:viewBox="0 0 211 211" svg:d="M106 211c58 0 105-47 105-105 0-59-47-106-105-106s-106 47-106 106c0 58 48 105 106 105z">
          <text:p/>
        </draw:path>
        <draw:path draw:style-name="gr6" draw:text-style-name="P12" draw:layer="layout" svg:width="0.235cm" svg:height="0.234cm" svg:x="7.797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32" draw:text-style-name="P26" draw:layer="layout" svg:width="0.246cm" svg:height="0.276cm" svg:x="8.032cm" svg:y="9.796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10.508cm" svg:x2="13.844cm" svg:y2="10.508cm">
          <text:p/>
        </draw:line>
        <draw:path draw:style-name="gr9" draw:text-style-name="P13" draw:layer="layout" svg:width="0.21cm" svg:height="0.21cm" svg:x="7.809cm" svg:y="10.784cm" svg:viewBox="0 0 211 211" svg:d="M106 211c58 0 105-48 105-106s-47-105-105-105-106 47-106 105 48 106 106 106z">
          <text:p/>
        </draw:path>
        <draw:path draw:style-name="gr6" draw:text-style-name="P12" draw:layer="layout" svg:width="0.235cm" svg:height="0.235cm" svg:x="7.797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6" draw:layer="layout" svg:width="0.246cm" svg:height="0.276cm" svg:x="8.032cm" svg:y="10.289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11.002cm" svg:x2="13.844cm" svg:y2="11.002cm">
          <text:p/>
        </draw:line>
        <draw:path draw:style-name="gr9" draw:text-style-name="P13" draw:layer="layout" svg:width="0.21cm" svg:height="0.21cm" svg:x="7.809cm" svg:y="11.278cm" svg:viewBox="0 0 211 211" svg:d="M106 211c58 0 105-47 105-106 0-58-47-105-105-105s-106 47-106 105c0 59 48 106 106 106z">
          <text:p/>
        </draw:path>
        <draw:path draw:style-name="gr6" draw:text-style-name="P12" draw:layer="layout" svg:width="0.235cm" svg:height="0.235cm" svg:x="7.797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6" draw:layer="layout" svg:width="0.246cm" svg:height="0.276cm" svg:x="8.032cm" svg:y="10.783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11.496cm" svg:x2="13.844cm" svg:y2="11.496cm">
          <text:p/>
        </draw:line>
        <draw:path draw:style-name="gr9" draw:text-style-name="P13" draw:layer="layout" svg:width="0.21cm" svg:height="0.209cm" svg:x="7.809cm" svg:y="11.772cm" svg:viewBox="0 0 211 210" svg:d="M106 210c58 0 105-46 105-104s-47-106-105-106-106 48-106 106 48 104 106 104z">
          <text:p/>
        </draw:path>
        <draw:path draw:style-name="gr6" draw:text-style-name="P12" draw:layer="layout" svg:width="0.235cm" svg:height="0.235cm" svg:x="7.797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32" draw:text-style-name="P26" draw:layer="layout" svg:width="0.246cm" svg:height="0.276cm" svg:x="8.032cm" svg:y="11.277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11.99cm" svg:x2="13.844cm" svg:y2="11.99cm">
          <text:p/>
        </draw:line>
        <draw:path draw:style-name="gr9" draw:text-style-name="P13" draw:layer="layout" svg:width="0.21cm" svg:height="0.209cm" svg:x="7.809cm" svg:y="12.266cm" svg:viewBox="0 0 211 210" svg:d="M106 210c58 0 105-48 105-105 0-58-47-105-105-105s-106 47-106 105c0 57 48 105 106 105z">
          <text:p/>
        </draw:path>
        <draw:path draw:style-name="gr6" draw:text-style-name="P12" draw:layer="layout" svg:width="0.235cm" svg:height="0.235cm" svg:x="7.797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32" draw:text-style-name="P26" draw:layer="layout" svg:width="0.246cm" svg:height="0.276cm" svg:x="8.032cm" svg:y="11.771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12.484cm" svg:x2="13.844cm" svg:y2="12.484cm">
          <text:p/>
        </draw:line>
        <draw:path draw:style-name="gr9" draw:text-style-name="P13" draw:layer="layout" svg:width="0.209cm" svg:height="0.21cm" svg:x="14.411cm" svg:y="6.339cm" svg:viewBox="0 0 210 211" svg:d="M105 211c59 0 105-47 105-105s-46-106-105-106c-58 0-105 48-105 106s47 105 105 105z">
          <text:p/>
        </draw:path>
        <draw:path draw:style-name="gr6" draw:text-style-name="P12" draw:layer="layout" svg:width="0.235cm" svg:height="0.235cm" svg:x="14.398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2" draw:text-style-name="P26" draw:layer="layout" svg:width="0.246cm" svg:height="0.276cm" svg:x="8.032cm" svg:y="12.265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4.695cm" svg:y1="6.557cm" svg:x2="20.446cm" svg:y2="6.557cm">
          <text:p/>
        </draw:line>
        <draw:path draw:style-name="gr9" draw:text-style-name="P13" draw:layer="layout" svg:width="0.209cm" svg:height="0.21cm" svg:x="14.411cm" svg:y="6.833cm" svg:viewBox="0 0 210 211" svg:d="M105 211c59 0 105-48 105-106s-46-105-105-105c-58 0-105 47-105 105s47 106 105 106z">
          <text:p/>
        </draw:path>
        <draw:path draw:style-name="gr6" draw:text-style-name="P12" draw:layer="layout" svg:width="0.235cm" svg:height="0.235cm" svg:x="14.398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2" draw:text-style-name="P26" draw:layer="layout" svg:width="0.246cm" svg:height="0.276cm" svg:x="14.634cm" svg:y="6.338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4.695cm" svg:y1="7.051cm" svg:x2="20.446cm" svg:y2="7.051cm">
          <text:p/>
        </draw:line>
        <draw:path draw:style-name="gr9" draw:text-style-name="P13" draw:layer="layout" svg:width="0.209cm" svg:height="0.209cm" svg:x="14.411cm" svg:y="7.327cm" svg:viewBox="0 0 210 210" svg:d="M105 210c59 0 105-46 105-104 0-59-46-106-105-106-58 0-105 47-105 106 0 58 47 104 105 104z">
          <text:p/>
        </draw:path>
        <draw:path draw:style-name="gr6" draw:text-style-name="P12" draw:layer="layout" svg:width="0.235cm" svg:height="0.235cm" svg:x="14.398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32" draw:text-style-name="P26" draw:layer="layout" svg:width="0.246cm" svg:height="0.276cm" svg:x="14.634cm" svg:y="6.832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4.695cm" svg:y1="7.545cm" svg:x2="20.446cm" svg:y2="7.545cm">
          <text:p/>
        </draw:line>
        <draw:path draw:style-name="gr9" draw:text-style-name="P13" draw:layer="layout" svg:width="0.209cm" svg:height="0.209cm" svg:x="14.411cm" svg:y="7.821cm" svg:viewBox="0 0 210 210" svg:d="M105 210c59 0 105-47 105-104 0-58-46-106-105-106-58 0-105 48-105 106 0 57 47 104 105 104z">
          <text:p/>
        </draw:path>
        <draw:path draw:style-name="gr6" draw:text-style-name="P12" draw:layer="layout" svg:width="0.235cm" svg:height="0.235cm" svg:x="14.398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32" draw:text-style-name="P26" draw:layer="layout" svg:width="0.246cm" svg:height="0.276cm" svg:x="14.634cm" svg:y="7.326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4.695cm" svg:y1="8.039cm" svg:x2="20.446cm" svg:y2="8.039cm">
          <text:p/>
        </draw:line>
        <draw:path draw:style-name="gr9" draw:text-style-name="P13" draw:layer="layout" svg:width="0.209cm" svg:height="0.209cm" svg:x="14.411cm" svg:y="8.315cm" svg:viewBox="0 0 210 210" svg:d="M105 210c59 0 105-47 105-106 0-57-46-104-105-104-58 0-105 47-105 104 0 59 47 106 105 106z">
          <text:p/>
        </draw:path>
        <draw:path draw:style-name="gr6" draw:text-style-name="P12" draw:layer="layout" svg:width="0.235cm" svg:height="0.235cm" svg:x="14.398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32" draw:text-style-name="P26" draw:layer="layout" svg:width="0.246cm" svg:height="0.276cm" svg:x="14.634cm" svg:y="7.82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4.695cm" svg:y1="8.533cm" svg:x2="20.446cm" svg:y2="8.533cm">
          <text:p/>
        </draw:line>
        <draw:path draw:style-name="gr9" draw:text-style-name="P13" draw:layer="layout" svg:width="0.209cm" svg:height="0.209cm" svg:x="14.411cm" svg:y="8.809cm" svg:viewBox="0 0 210 210" svg:d="M105 210c59 0 105-47 105-105 0-59-46-105-105-105-58 0-105 46-105 105 0 58 47 105 105 105z">
          <text:p/>
        </draw:path>
        <draw:path draw:style-name="gr6" draw:text-style-name="P12" draw:layer="layout" svg:width="0.235cm" svg:height="0.235cm" svg:x="14.398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32" draw:text-style-name="P26" draw:layer="layout" svg:width="0.246cm" svg:height="0.276cm" svg:x="14.634cm" svg:y="8.314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4.695cm" svg:y1="9.026cm" svg:x2="20.446cm" svg:y2="9.026cm">
          <text:p/>
        </draw:line>
        <draw:path draw:style-name="gr9" draw:text-style-name="P13" draw:layer="layout" svg:width="0.209cm" svg:height="0.21cm" svg:x="14.411cm" svg:y="9.302cm" svg:viewBox="0 0 210 211" svg:d="M105 211c59 0 105-48 105-106s-46-105-105-105c-58 0-105 47-105 105s47 106 105 106z">
          <text:p/>
        </draw:path>
        <draw:path draw:style-name="gr6" draw:text-style-name="P12" draw:layer="layout" svg:width="0.235cm" svg:height="0.235cm" svg:x="14.398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32" draw:text-style-name="P26" draw:layer="layout" svg:width="0.246cm" svg:height="0.276cm" svg:x="14.634cm" svg:y="8.808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4.695cm" svg:y1="9.52cm" svg:x2="20.446cm" svg:y2="9.52cm">
          <text:p/>
        </draw:line>
        <draw:path draw:style-name="gr9" draw:text-style-name="P13" draw:layer="layout" svg:width="0.209cm" svg:height="0.21cm" svg:x="14.411cm" svg:y="9.796cm" svg:viewBox="0 0 210 211" svg:d="M105 211c59 0 105-47 105-106 0-58-46-105-105-105-58 0-105 47-105 105 0 59 47 106 105 106z">
          <text:p/>
        </draw:path>
        <draw:path draw:style-name="gr6" draw:text-style-name="P12" draw:layer="layout" svg:width="0.235cm" svg:height="0.235cm" svg:x="14.398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6" draw:layer="layout" svg:width="0.246cm" svg:height="0.276cm" svg:x="14.634cm" svg:y="9.302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4.695cm" svg:y1="10.014cm" svg:x2="20.446cm" svg:y2="10.014cm">
          <text:p/>
        </draw:line>
        <draw:path draw:style-name="gr9" draw:text-style-name="P13" draw:layer="layout" svg:width="0.209cm" svg:height="0.21cm" svg:x="14.411cm" svg:y="10.29cm" svg:viewBox="0 0 210 211" svg:d="M105 211c59 0 105-47 105-105 0-59-46-106-105-106-58 0-105 47-105 106 0 58 47 105 105 105z">
          <text:p/>
        </draw:path>
        <draw:path draw:style-name="gr6" draw:text-style-name="P12" draw:layer="layout" svg:width="0.235cm" svg:height="0.234cm" svg:x="14.398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32" draw:text-style-name="P26" draw:layer="layout" svg:width="0.246cm" svg:height="0.276cm" svg:x="14.634cm" svg:y="9.796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4.695cm" svg:y1="10.508cm" svg:x2="20.446cm" svg:y2="10.508cm">
          <text:p/>
        </draw:line>
        <draw:path draw:style-name="gr9" draw:text-style-name="P13" draw:layer="layout" svg:width="0.209cm" svg:height="0.209cm" svg:x="14.411cm" svg:y="12.328cm" svg:viewBox="0 0 210 210" svg:d="M105 210c59 0 105-47 105-106 0-58-46-104-105-104-58 0-105 46-105 104 0 59 47 106 105 106z">
          <text:p/>
        </draw:path>
        <draw:path draw:style-name="gr6" draw:text-style-name="P12" draw:layer="layout" svg:width="0.235cm" svg:height="0.235cm" svg:x="14.398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32" draw:text-style-name="P26" draw:layer="layout" svg:width="0.246cm" svg:height="0.276cm" svg:x="14.634cm" svg:y="10.289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4.695cm" svg:y1="12.545cm" svg:x2="20.446cm" svg:y2="12.545cm">
          <text:p/>
        </draw:line>
        <draw:path draw:style-name="gr9" draw:text-style-name="P13" draw:layer="layout" svg:width="0.209cm" svg:height="0.21cm" svg:x="14.411cm" svg:y="12.821cm" svg:viewBox="0 0 210 211" svg:d="M105 211c59 0 105-47 105-105s-46-106-105-106c-58 0-105 48-105 106s47 105 105 105z">
          <text:p/>
        </draw:path>
        <draw:path draw:style-name="gr6" draw:text-style-name="P12" draw:layer="layout" svg:width="0.235cm" svg:height="0.235cm" svg:x="14.398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32" draw:text-style-name="P26" draw:layer="layout" svg:width="0.246cm" svg:height="0.276cm" svg:x="14.634cm" svg:y="12.327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4.695cm" svg:y1="13.039cm" svg:x2="20.446cm" svg:y2="13.039cm">
          <text:p/>
        </draw:line>
        <draw:path draw:style-name="gr9" draw:text-style-name="P13" draw:layer="layout" svg:width="0.209cm" svg:height="0.21cm" svg:x="14.411cm" svg:y="13.315cm" svg:viewBox="0 0 210 211" svg:d="M105 211c59 0 105-48 105-106s-46-105-105-105c-58 0-105 47-105 105s47 106 105 106z">
          <text:p/>
        </draw:path>
        <draw:path draw:style-name="gr6" draw:text-style-name="P12" draw:layer="layout" svg:width="0.235cm" svg:height="0.235cm" svg:x="14.398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6" draw:layer="layout" svg:width="0.246cm" svg:height="0.276cm" svg:x="14.634cm" svg:y="12.821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4.695cm" svg:y1="13.533cm" svg:x2="20.446cm" svg:y2="13.533cm">
          <text:p/>
        </draw:line>
        <draw:path draw:style-name="gr9" draw:text-style-name="P13" draw:layer="layout" svg:width="0.209cm" svg:height="0.21cm" svg:x="14.411cm" svg:y="13.809cm" svg:viewBox="0 0 210 211" svg:d="M105 211c59 0 105-47 105-105 0-59-46-106-105-106-58 0-105 47-105 106 0 58 47 105 105 105z">
          <text:p/>
        </draw:path>
        <draw:path draw:style-name="gr6" draw:text-style-name="P12" draw:layer="layout" svg:width="0.235cm" svg:height="0.235cm" svg:x="14.398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6" draw:layer="layout" svg:width="0.246cm" svg:height="0.276cm" svg:x="14.634cm" svg:y="13.315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4.695cm" svg:y1="14.027cm" svg:x2="20.446cm" svg:y2="14.027cm">
          <text:p/>
        </draw:line>
        <draw:path draw:style-name="gr9" draw:text-style-name="P13" draw:layer="layout" svg:width="0.209cm" svg:height="0.21cm" svg:x="14.411cm" svg:y="14.303cm" svg:viewBox="0 0 210 211" svg:d="M105 211c59 0 105-47 105-105s-46-106-105-106c-58 0-105 48-105 106s47 105 105 105z">
          <text:p/>
        </draw:path>
        <draw:path draw:style-name="gr6" draw:text-style-name="P12" draw:layer="layout" svg:width="0.235cm" svg:height="0.234cm" svg:x="14.398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32" draw:text-style-name="P26" draw:layer="layout" svg:width="0.246cm" svg:height="0.276cm" svg:x="14.634cm" svg:y="13.809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4.695cm" svg:y1="14.521cm" svg:x2="20.446cm" svg:y2="14.521cm">
          <text:p/>
        </draw:line>
        <draw:path draw:style-name="gr9" draw:text-style-name="P13" draw:layer="layout" svg:width="0.209cm" svg:height="0.21cm" svg:x="14.411cm" svg:y="14.797cm" svg:viewBox="0 0 210 211" svg:d="M105 211c59 0 105-47 105-106 0-58-46-105-105-105-58 0-105 47-105 105 0 59 47 106 105 106z">
          <text:p/>
        </draw:path>
        <draw:path draw:style-name="gr6" draw:text-style-name="P12" draw:layer="layout" svg:width="0.235cm" svg:height="0.235cm" svg:x="14.398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2" draw:text-style-name="P26" draw:layer="layout" svg:width="0.246cm" svg:height="0.276cm" svg:x="14.634cm" svg:y="14.302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4.695cm" svg:y1="15.015cm" svg:x2="20.446cm" svg:y2="15.015cm">
          <text:p/>
        </draw:line>
        <draw:path draw:style-name="gr9" draw:text-style-name="P13" draw:layer="layout" svg:width="0.209cm" svg:height="0.21cm" svg:x="14.411cm" svg:y="15.291cm" svg:viewBox="0 0 210 211" svg:d="M105 211c59 0 105-47 105-105 0-59-46-106-105-106-58 0-105 47-105 106 0 58 47 105 105 105z">
          <text:p/>
        </draw:path>
        <draw:path draw:style-name="gr6" draw:text-style-name="P12" draw:layer="layout" svg:width="0.235cm" svg:height="0.235cm" svg:x="14.398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32" draw:text-style-name="P26" draw:layer="layout" svg:width="0.246cm" svg:height="0.276cm" svg:x="14.634cm" svg:y="14.796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4.695cm" svg:y1="15.509cm" svg:x2="20.446cm" svg:y2="15.509cm">
          <text:p/>
        </draw:line>
        <draw:path draw:style-name="gr9" draw:text-style-name="P13" draw:layer="layout" svg:width="0.209cm" svg:height="0.209cm" svg:x="14.411cm" svg:y="15.785cm" svg:viewBox="0 0 210 210" svg:d="M105 210c59 0 105-48 105-105 0-58-46-105-105-105-58 0-105 47-105 105 0 57 47 105 105 105z">
          <text:p/>
        </draw:path>
        <draw:path draw:style-name="gr6" draw:text-style-name="P12" draw:layer="layout" svg:width="0.235cm" svg:height="0.235cm" svg:x="14.398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32" draw:text-style-name="P26" draw:layer="layout" svg:width="0.246cm" svg:height="0.276cm" svg:x="14.634cm" svg:y="15.29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4.695cm" svg:y1="16.003cm" svg:x2="20.446cm" svg:y2="16.003cm">
          <text:p/>
        </draw:line>
        <draw:path draw:style-name="gr9" draw:text-style-name="P13" draw:layer="layout" svg:width="0.209cm" svg:height="0.209cm" svg:x="14.411cm" svg:y="16.279cm" svg:viewBox="0 0 210 210" svg:d="M105 210c59 0 105-47 105-106 0-57-46-104-105-104-58 0-105 47-105 104 0 59 47 106 105 106z">
          <text:p/>
        </draw:path>
        <draw:path draw:style-name="gr6" draw:text-style-name="P12" draw:layer="layout" svg:width="0.235cm" svg:height="0.235cm" svg:x="14.398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32" draw:text-style-name="P26" draw:layer="layout" svg:width="0.246cm" svg:height="0.276cm" svg:x="14.634cm" svg:y="15.784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4.695cm" svg:y1="16.497cm" svg:x2="20.446cm" svg:y2="16.497cm">
          <text:p/>
        </draw:line>
        <draw:path draw:style-name="gr9" draw:text-style-name="P13" draw:layer="layout" svg:width="0.209cm" svg:height="0.21cm" svg:x="14.411cm" svg:y="18.318cm" svg:viewBox="0 0 210 211" svg:d="M105 211c59 0 105-48 105-106s-46-105-105-105c-58 0-105 47-105 105s47 106 105 106z">
          <text:p/>
        </draw:path>
        <draw:path draw:style-name="gr6" draw:text-style-name="P12" draw:layer="layout" svg:width="0.235cm" svg:height="0.235cm" svg:x="14.398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32" draw:text-style-name="P26" draw:layer="layout" svg:width="0.246cm" svg:height="0.276cm" svg:x="14.634cm" svg:y="16.278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4.695cm" svg:y1="18.536cm" svg:x2="20.446cm" svg:y2="18.536cm">
          <text:p/>
        </draw:line>
        <draw:path draw:style-name="gr9" draw:text-style-name="P13" draw:layer="layout" svg:width="0.209cm" svg:height="0.209cm" svg:x="14.411cm" svg:y="18.812cm" svg:viewBox="0 0 210 210" svg:d="M105 210c59 0 105-47 105-104 0-59-46-106-105-106-58 0-105 47-105 106 0 57 47 104 105 104z">
          <text:p/>
        </draw:path>
        <draw:path draw:style-name="gr6" draw:text-style-name="P12" draw:layer="layout" svg:width="0.235cm" svg:height="0.235cm" svg:x="14.398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32" draw:text-style-name="P26" draw:layer="layout" svg:width="0.246cm" svg:height="0.276cm" svg:x="14.634cm" svg:y="18.317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4.695cm" svg:y1="19.03cm" svg:x2="20.446cm" svg:y2="19.03cm">
          <text:p/>
        </draw:line>
        <draw:path draw:style-name="gr9" draw:text-style-name="P13" draw:layer="layout" svg:width="0.209cm" svg:height="0.209cm" svg:x="14.411cm" svg:y="19.306cm" svg:viewBox="0 0 210 210" svg:d="M105 210c59 0 105-47 105-105 0-57-46-105-105-105-58 0-105 48-105 105 0 58 47 105 105 105z">
          <text:p/>
        </draw:path>
        <draw:path draw:style-name="gr6" draw:text-style-name="P12" draw:layer="layout" svg:width="0.235cm" svg:height="0.235cm" svg:x="14.398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32" draw:text-style-name="P26" draw:layer="layout" svg:width="0.246cm" svg:height="0.276cm" svg:x="14.634cm" svg:y="18.811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4.695cm" svg:y1="19.524cm" svg:x2="20.446cm" svg:y2="19.524cm">
          <text:p/>
        </draw:line>
        <draw:path draw:style-name="gr9" draw:text-style-name="P13" draw:layer="layout" svg:width="0.209cm" svg:height="0.209cm" svg:x="14.411cm" svg:y="19.8cm" svg:viewBox="0 0 210 210" svg:d="M105 210c59 0 105-47 105-106 0-58-46-104-105-104-58 0-105 46-105 104 0 59 47 106 105 106z">
          <text:p/>
        </draw:path>
        <draw:path draw:style-name="gr6" draw:text-style-name="P12" draw:layer="layout" svg:width="0.235cm" svg:height="0.235cm" svg:x="14.398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32" draw:text-style-name="P26" draw:layer="layout" svg:width="0.246cm" svg:height="0.276cm" svg:x="14.634cm" svg:y="19.305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4.695cm" svg:y1="20.017cm" svg:x2="20.446cm" svg:y2="20.017cm">
          <text:p/>
        </draw:line>
        <draw:path draw:style-name="gr9" draw:text-style-name="P13" draw:layer="layout" svg:width="0.209cm" svg:height="0.21cm" svg:x="14.411cm" svg:y="20.293cm" svg:viewBox="0 0 210 211" svg:d="M105 211c59 0 105-47 105-105 0-59-46-106-105-106-58 0-105 47-105 106 0 58 47 105 105 105z">
          <text:p/>
        </draw:path>
        <draw:path draw:style-name="gr6" draw:text-style-name="P12" draw:layer="layout" svg:width="0.235cm" svg:height="0.235cm" svg:x="14.398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32" draw:text-style-name="P26" draw:layer="layout" svg:width="0.246cm" svg:height="0.276cm" svg:x="14.634cm" svg:y="19.799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4.695cm" svg:y1="20.511cm" svg:x2="20.446cm" svg:y2="20.511cm">
          <text:p/>
        </draw:line>
        <draw:path draw:style-name="gr9" draw:text-style-name="P13" draw:layer="layout" svg:width="0.209cm" svg:height="0.21cm" svg:x="14.411cm" svg:y="20.787cm" svg:viewBox="0 0 210 211" svg:d="M105 211c59 0 105-47 105-105s-46-106-105-106c-58 0-105 48-105 106s47 105 105 105z">
          <text:p/>
        </draw:path>
        <draw:path draw:style-name="gr6" draw:text-style-name="P12" draw:layer="layout" svg:width="0.235cm" svg:height="0.235cm" svg:x="14.398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6" draw:layer="layout" svg:width="0.246cm" svg:height="0.276cm" svg:x="14.634cm" svg:y="20.293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4.695cm" svg:y1="21.005cm" svg:x2="20.446cm" svg:y2="21.005cm">
          <text:p/>
        </draw:line>
        <draw:path draw:style-name="gr9" draw:text-style-name="P13" draw:layer="layout" svg:width="0.209cm" svg:height="0.21cm" svg:x="14.411cm" svg:y="21.281cm" svg:viewBox="0 0 210 211" svg:d="M105 211c59 0 105-47 105-106 0-58-46-105-105-105-58 0-105 47-105 105 0 59 47 106 105 106z">
          <text:p/>
        </draw:path>
        <draw:path draw:style-name="gr6" draw:text-style-name="P12" draw:layer="layout" svg:width="0.235cm" svg:height="0.234cm" svg:x="14.398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32" draw:text-style-name="P26" draw:layer="layout" svg:width="0.246cm" svg:height="0.276cm" svg:x="14.634cm" svg:y="20.787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4.695cm" svg:y1="21.499cm" svg:x2="20.446cm" svg:y2="21.499cm">
          <text:p/>
        </draw:line>
        <draw:path draw:style-name="gr9" draw:text-style-name="P13" draw:layer="layout" svg:width="0.209cm" svg:height="0.21cm" svg:x="14.411cm" svg:y="23.282cm" svg:viewBox="0 0 210 211" svg:d="M105 211c59 0 105-47 105-105s-46-106-105-106c-58 0-105 48-105 106s47 105 105 105z">
          <text:p/>
        </draw:path>
        <draw:path draw:style-name="gr6" draw:text-style-name="P12" draw:layer="layout" svg:width="0.235cm" svg:height="0.235cm" svg:x="14.398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32" draw:text-style-name="P26" draw:layer="layout" svg:width="0.246cm" svg:height="0.276cm" svg:x="14.634cm" svg:y="21.281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4.695cm" svg:y1="23.5cm" svg:x2="20.446cm" svg:y2="23.5cm">
          <text:p/>
        </draw:line>
        <draw:path draw:style-name="gr9" draw:text-style-name="P13" draw:layer="layout" svg:width="0.209cm" svg:height="0.21cm" svg:x="14.411cm" svg:y="23.776cm" svg:viewBox="0 0 210 211" svg:d="M105 211c59 0 105-47 105-106 0-58-46-105-105-105-58 0-105 47-105 105 0 59 47 106 105 106z">
          <text:p/>
        </draw:path>
        <draw:path draw:style-name="gr6" draw:text-style-name="P12" draw:layer="layout" svg:width="0.235cm" svg:height="0.234cm" svg:x="14.398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32" draw:text-style-name="P26" draw:layer="layout" svg:width="0.246cm" svg:height="0.276cm" svg:x="14.634cm" svg:y="23.282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4.695cm" svg:y1="23.994cm" svg:x2="20.446cm" svg:y2="23.994cm">
          <text:p/>
        </draw:line>
        <draw:path draw:style-name="gr9" draw:text-style-name="P13" draw:layer="layout" svg:width="0.209cm" svg:height="0.21cm" svg:x="14.411cm" svg:y="24.27cm" svg:viewBox="0 0 210 211" svg:d="M105 211c59 0 105-47 105-105 0-59-46-106-105-106-58 0-105 47-105 106 0 58 47 105 105 105z">
          <text:p/>
        </draw:path>
        <draw:path draw:style-name="gr6" draw:text-style-name="P12" draw:layer="layout" svg:width="0.235cm" svg:height="0.235cm" svg:x="14.398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32" draw:text-style-name="P26" draw:layer="layout" svg:width="0.246cm" svg:height="0.276cm" svg:x="14.634cm" svg:y="23.775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4.695cm" svg:y1="24.488cm" svg:x2="20.446cm" svg:y2="24.488cm">
          <text:p/>
        </draw:line>
        <draw:path draw:style-name="gr9" draw:text-style-name="P13" draw:layer="layout" svg:width="0.209cm" svg:height="0.21cm" svg:x="14.411cm" svg:y="24.764cm" svg:viewBox="0 0 210 211" svg:d="M105 211c59 0 105-47 105-105s-46-106-105-106c-58 0-105 48-105 106s47 105 105 105z">
          <text:p/>
        </draw:path>
        <draw:path draw:style-name="gr6" draw:text-style-name="P12" draw:layer="layout" svg:width="0.235cm" svg:height="0.235cm" svg:x="14.398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32" draw:text-style-name="P26" draw:layer="layout" svg:width="0.246cm" svg:height="0.276cm" svg:x="14.634cm" svg:y="24.269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4.695cm" svg:y1="24.982cm" svg:x2="20.446cm" svg:y2="24.982cm">
          <text:p/>
        </draw:line>
        <draw:path draw:style-name="gr9" draw:text-style-name="P13" draw:layer="layout" svg:width="0.209cm" svg:height="0.209cm" svg:x="14.411cm" svg:y="25.258cm" svg:viewBox="0 0 210 210" svg:d="M105 210c59 0 105-46 105-105 0-58-46-105-105-105-58 0-105 47-105 105 0 59 47 105 105 105z">
          <text:p/>
        </draw:path>
        <draw:path draw:style-name="gr6" draw:text-style-name="P12" draw:layer="layout" svg:width="0.235cm" svg:height="0.235cm" svg:x="14.398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32" draw:text-style-name="P26" draw:layer="layout" svg:width="0.246cm" svg:height="0.276cm" svg:x="14.634cm" svg:y="24.763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4.695cm" svg:y1="25.476cm" svg:x2="20.446cm" svg:y2="25.476cm">
          <text:p/>
        </draw:line>
        <draw:path draw:style-name="gr9" draw:text-style-name="P13" draw:layer="layout" svg:width="0.209cm" svg:height="0.209cm" svg:x="14.411cm" svg:y="25.752cm" svg:viewBox="0 0 210 210" svg:d="M105 210c59 0 105-47 105-104 0-59-46-106-105-106-58 0-105 47-105 106 0 57 47 104 105 104z">
          <text:p/>
        </draw:path>
        <draw:path draw:style-name="gr6" draw:text-style-name="P12" draw:layer="layout" svg:width="0.235cm" svg:height="0.235cm" svg:x="14.398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32" draw:text-style-name="P26" draw:layer="layout" svg:width="0.246cm" svg:height="0.276cm" svg:x="14.634cm" svg:y="25.257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4.695cm" svg:y1="25.97cm" svg:x2="20.446cm" svg:y2="25.97cm">
          <text:p/>
        </draw:line>
        <draw:path draw:style-name="gr9" draw:text-style-name="P13" draw:layer="layout" svg:width="0.209cm" svg:height="0.209cm" svg:x="14.411cm" svg:y="26.246cm" svg:viewBox="0 0 210 210" svg:d="M105 210c59 0 105-48 105-106 0-57-46-104-105-104-58 0-105 47-105 104 0 58 47 106 105 106z">
          <text:p/>
        </draw:path>
        <draw:path draw:style-name="gr6" draw:text-style-name="P12" draw:layer="layout" svg:width="0.235cm" svg:height="0.235cm" svg:x="14.398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32" draw:text-style-name="P26" draw:layer="layout" svg:width="0.246cm" svg:height="0.276cm" svg:x="14.634cm" svg:y="25.751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14.695cm" svg:y1="26.463cm" svg:x2="20.446cm" svg:y2="26.463cm">
          <text:p/>
        </draw:line>
        <draw:path draw:style-name="gr9" draw:text-style-name="P13" draw:layer="layout" svg:width="0.21cm" svg:height="0.21cm" svg:x="7.809cm" svg:y="14.297cm" svg:viewBox="0 0 211 211" svg:d="M106 211c58 0 105-47 105-105s-47-106-105-106-106 48-106 106 48 105 106 105z">
          <text:p/>
        </draw:path>
        <draw:path draw:style-name="gr6" draw:text-style-name="P12" draw:layer="layout" svg:width="0.235cm" svg:height="0.235cm" svg:x="7.797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32" draw:text-style-name="P26" draw:layer="layout" svg:width="0.246cm" svg:height="0.276cm" svg:x="14.634cm" svg:y="26.245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14.515cm" svg:x2="13.844cm" svg:y2="14.515cm">
          <text:p/>
        </draw:line>
        <draw:path draw:style-name="gr9" draw:text-style-name="P13" draw:layer="layout" svg:width="0.21cm" svg:height="0.21cm" svg:x="7.809cm" svg:y="14.791cm" svg:viewBox="0 0 211 211" svg:d="M106 211c58 0 105-47 105-106 0-58-47-105-105-105s-106 47-106 105c0 59 48 106 106 106z">
          <text:p/>
        </draw:path>
        <draw:path draw:style-name="gr6" draw:text-style-name="P12" draw:layer="layout" svg:width="0.235cm" svg:height="0.234cm" svg:x="7.797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32" draw:text-style-name="P26" draw:layer="layout" svg:width="0.246cm" svg:height="0.276cm" svg:x="8.032cm" svg:y="14.297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15.009cm" svg:x2="13.844cm" svg:y2="15.009cm">
          <text:p/>
        </draw:line>
        <draw:path draw:style-name="gr9" draw:text-style-name="P13" draw:layer="layout" svg:width="0.21cm" svg:height="0.21cm" svg:x="7.809cm" svg:y="15.285cm" svg:viewBox="0 0 211 211" svg:d="M106 211c58 0 105-47 105-105 0-59-47-106-105-106s-106 47-106 106c0 58 48 105 106 105z">
          <text:p/>
        </draw:path>
        <draw:path draw:style-name="gr6" draw:text-style-name="P12" draw:layer="layout" svg:width="0.235cm" svg:height="0.235cm" svg:x="7.797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32" draw:text-style-name="P26" draw:layer="layout" svg:width="0.246cm" svg:height="0.276cm" svg:x="8.032cm" svg:y="14.79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15.503cm" svg:x2="13.844cm" svg:y2="15.503cm">
          <text:p/>
        </draw:line>
        <draw:path draw:style-name="gr9" draw:text-style-name="P13" draw:layer="layout" svg:width="0.21cm" svg:height="0.211cm" svg:x="7.809cm" svg:y="15.779cm" svg:viewBox="0 0 211 212" svg:d="M106 212c58 0 105-48 105-106s-47-106-105-106-106 48-106 106 48 106 106 106z">
          <text:p/>
        </draw:path>
        <draw:path draw:style-name="gr6" draw:text-style-name="P12" draw:layer="layout" svg:width="0.235cm" svg:height="0.235cm" svg:x="7.797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32" draw:text-style-name="P26" draw:layer="layout" svg:width="0.246cm" svg:height="0.276cm" svg:x="8.032cm" svg:y="15.284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15.997cm" svg:x2="13.844cm" svg:y2="15.997cm">
          <text:p/>
        </draw:line>
        <draw:path draw:style-name="gr9" draw:text-style-name="P13" draw:layer="layout" svg:width="0.21cm" svg:height="0.209cm" svg:x="7.809cm" svg:y="16.273cm" svg:viewBox="0 0 211 210" svg:d="M106 210c58 0 105-47 105-105s-47-105-105-105-106 47-106 105 48 105 106 105z">
          <text:p/>
        </draw:path>
        <draw:path draw:style-name="gr6" draw:text-style-name="P12" draw:layer="layout" svg:width="0.235cm" svg:height="0.235cm" svg:x="7.797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32" draw:text-style-name="P26" draw:layer="layout" svg:width="0.246cm" svg:height="0.276cm" svg:x="8.032cm" svg:y="15.778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16.491cm" svg:x2="13.844cm" svg:y2="16.491cm">
          <text:p/>
        </draw:line>
        <draw:path draw:style-name="gr9" draw:text-style-name="P13" draw:layer="layout" svg:width="0.21cm" svg:height="0.209cm" svg:x="7.809cm" svg:y="16.767cm" svg:viewBox="0 0 211 210" svg:d="M106 210c58 0 105-47 105-105s-47-105-105-105-106 47-106 105 48 105 106 105z">
          <text:p/>
        </draw:path>
        <draw:path draw:style-name="gr6" draw:text-style-name="P12" draw:layer="layout" svg:width="0.235cm" svg:height="0.235cm" svg:x="7.797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32" draw:text-style-name="P26" draw:layer="layout" svg:width="0.246cm" svg:height="0.276cm" svg:x="8.032cm" svg:y="16.272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16.985cm" svg:x2="13.844cm" svg:y2="16.985cm">
          <text:p/>
        </draw:line>
        <draw:path draw:style-name="gr9" draw:text-style-name="P13" draw:layer="layout" svg:width="0.21cm" svg:height="0.209cm" svg:x="7.809cm" svg:y="17.261cm" svg:viewBox="0 0 211 210" svg:d="M106 210c58 0 105-48 105-106s-47-104-105-104-106 46-106 104 48 106 106 106z">
          <text:p/>
        </draw:path>
        <draw:path draw:style-name="gr6" draw:text-style-name="P12" draw:layer="layout" svg:width="0.235cm" svg:height="0.235cm" svg:x="7.797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32" draw:text-style-name="P26" draw:layer="layout" svg:width="0.246cm" svg:height="0.276cm" svg:x="8.032cm" svg:y="16.766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17.478cm" svg:x2="13.844cm" svg:y2="17.478cm">
          <text:p/>
        </draw:line>
        <draw:path draw:style-name="gr9" draw:text-style-name="P13" draw:layer="layout" svg:width="0.21cm" svg:height="0.21cm" svg:x="7.809cm" svg:y="17.754cm" svg:viewBox="0 0 211 211" svg:d="M106 211c58 0 105-47 105-106 0-58-47-105-105-105s-106 47-106 105c0 59 48 106 106 106z">
          <text:p/>
        </draw:path>
        <draw:path draw:style-name="gr6" draw:text-style-name="P12" draw:layer="layout" svg:width="0.235cm" svg:height="0.235cm" svg:x="7.797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32" draw:text-style-name="P26" draw:layer="layout" svg:width="0.246cm" svg:height="0.276cm" svg:x="8.032cm" svg:y="17.26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17.972cm" svg:x2="13.844cm" svg:y2="17.972cm">
          <text:p/>
        </draw:line>
        <draw:path draw:style-name="gr9" draw:text-style-name="P13" draw:layer="layout" svg:width="0.21cm" svg:height="0.21cm" svg:x="7.809cm" svg:y="18.248cm" svg:viewBox="0 0 211 211" svg:d="M106 211c58 0 105-47 105-105s-47-106-105-106-106 48-106 106 48 105 106 105z">
          <text:p/>
        </draw:path>
        <draw:path draw:style-name="gr6" draw:text-style-name="P12" draw:layer="layout" svg:width="0.235cm" svg:height="0.235cm" svg:x="7.797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32" draw:text-style-name="P26" draw:layer="layout" svg:width="0.246cm" svg:height="0.276cm" svg:x="8.032cm" svg:y="17.754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18.466cm" svg:x2="13.844cm" svg:y2="18.466cm">
          <text:p/>
        </draw:line>
        <draw:path draw:style-name="gr9" draw:text-style-name="P13" draw:layer="layout" svg:width="0.21cm" svg:height="0.21cm" svg:x="7.809cm" svg:y="18.742cm" svg:viewBox="0 0 211 211" svg:d="M106 211c58 0 105-48 105-106s-47-105-105-105-106 47-106 105 48 106 106 106z">
          <text:p/>
        </draw:path>
        <draw:path draw:style-name="gr6" draw:text-style-name="P12" draw:layer="layout" svg:width="0.235cm" svg:height="0.235cm" svg:x="7.797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32" draw:text-style-name="P26" draw:layer="layout" svg:width="0.246cm" svg:height="0.276cm" svg:x="8.032cm" svg:y="18.248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18.96cm" svg:x2="13.844cm" svg:y2="18.96cm">
          <text:p/>
        </draw:line>
        <draw:path draw:style-name="gr9" draw:text-style-name="P13" draw:layer="layout" svg:width="0.21cm" svg:height="0.21cm" svg:x="7.809cm" svg:y="19.236cm" svg:viewBox="0 0 211 211" svg:d="M106 211c58 0 105-47 105-105 0-59-47-106-105-106s-106 47-106 106c0 58 48 105 106 105z">
          <text:p/>
        </draw:path>
        <draw:path draw:style-name="gr6" draw:text-style-name="P12" draw:layer="layout" svg:width="0.235cm" svg:height="0.234cm" svg:x="7.797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32" draw:text-style-name="P26" draw:layer="layout" svg:width="0.246cm" svg:height="0.276cm" svg:x="8.032cm" svg:y="18.742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19.454cm" svg:x2="13.844cm" svg:y2="19.454cm">
          <text:p/>
        </draw:line>
        <draw:path draw:style-name="gr9" draw:text-style-name="P13" draw:layer="layout" svg:width="0.21cm" svg:height="0.21cm" svg:x="7.809cm" svg:y="19.73cm" svg:viewBox="0 0 211 211" svg:d="M106 211c58 0 105-47 105-105s-47-106-105-106-106 48-106 106 48 105 106 105z">
          <text:p/>
        </draw:path>
        <draw:path draw:style-name="gr6" draw:text-style-name="P12" draw:layer="layout" svg:width="0.235cm" svg:height="0.235cm" svg:x="7.797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32" draw:text-style-name="P26" draw:layer="layout" svg:width="0.246cm" svg:height="0.276cm" svg:x="8.032cm" svg:y="19.235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19.948cm" svg:x2="13.844cm" svg:y2="19.948cm">
          <text:p/>
        </draw:line>
        <draw:path draw:style-name="gr9" draw:text-style-name="P13" draw:layer="layout" svg:width="0.21cm" svg:height="0.21cm" svg:x="7.809cm" svg:y="20.224cm" svg:viewBox="0 0 211 211" svg:d="M106 211c58 0 105-47 105-106 0-58-47-105-105-105s-106 47-106 105c0 59 48 106 106 106z">
          <text:p/>
        </draw:path>
        <draw:path draw:style-name="gr6" draw:text-style-name="P12" draw:layer="layout" svg:width="0.235cm" svg:height="0.235cm" svg:x="7.797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32" draw:text-style-name="P26" draw:layer="layout" svg:width="0.246cm" svg:height="0.276cm" svg:x="8.032cm" svg:y="19.729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20.442cm" svg:x2="13.844cm" svg:y2="20.442cm">
          <text:p/>
        </draw:line>
        <draw:path draw:style-name="gr9" draw:text-style-name="P13" draw:layer="layout" svg:width="0.21cm" svg:height="0.21cm" svg:x="7.809cm" svg:y="22.29cm" svg:viewBox="0 0 211 211" svg:d="M106 211c58 0 105-48 105-106s-47-105-105-105-106 47-106 105 48 106 106 106z">
          <text:p/>
        </draw:path>
        <draw:path draw:style-name="gr6" draw:text-style-name="P12" draw:layer="layout" svg:width="0.235cm" svg:height="0.235cm" svg:x="7.797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32" draw:text-style-name="P26" draw:layer="layout" svg:width="0.246cm" svg:height="0.276cm" svg:x="8.032cm" svg:y="20.223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22.508cm" svg:x2="13.844cm" svg:y2="22.508cm">
          <text:p/>
        </draw:line>
        <draw:path draw:style-name="gr9" draw:text-style-name="P13" draw:layer="layout" svg:width="0.21cm" svg:height="0.209cm" svg:x="7.809cm" svg:y="22.784cm" svg:viewBox="0 0 211 210" svg:d="M106 210c58 0 105-47 105-104 0-59-47-106-105-106s-106 47-106 106c0 57 48 104 106 104z">
          <text:p/>
        </draw:path>
        <draw:path draw:style-name="gr6" draw:text-style-name="P12" draw:layer="layout" svg:width="0.235cm" svg:height="0.235cm" svg:x="7.797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32" draw:text-style-name="P26" draw:layer="layout" svg:width="0.246cm" svg:height="0.276cm" svg:x="8.032cm" svg:y="22.289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23.002cm" svg:x2="13.844cm" svg:y2="23.002cm">
          <text:p/>
        </draw:line>
        <draw:path draw:style-name="gr9" draw:text-style-name="P13" draw:layer="layout" svg:width="0.21cm" svg:height="0.209cm" svg:x="7.809cm" svg:y="23.278cm" svg:viewBox="0 0 211 210" svg:d="M106 210c58 0 105-47 105-105 0-57-47-105-105-105s-106 48-106 105c0 58 48 105 106 105z">
          <text:p/>
        </draw:path>
        <draw:path draw:style-name="gr6" draw:text-style-name="P12" draw:layer="layout" svg:width="0.235cm" svg:height="0.235cm" svg:x="7.797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32" draw:text-style-name="P26" draw:layer="layout" svg:width="0.246cm" svg:height="0.276cm" svg:x="8.032cm" svg:y="22.783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23.496cm" svg:x2="13.844cm" svg:y2="23.496cm">
          <text:p/>
        </draw:line>
        <draw:path draw:style-name="gr9" draw:text-style-name="P13" draw:layer="layout" svg:width="0.21cm" svg:height="0.209cm" svg:x="7.809cm" svg:y="23.772cm" svg:viewBox="0 0 211 210" svg:d="M106 210c58 0 105-47 105-106 0-58-47-104-105-104s-106 46-106 104c0 59 48 106 106 106z">
          <text:p/>
        </draw:path>
        <draw:path draw:style-name="gr6" draw:text-style-name="P12" draw:layer="layout" svg:width="0.235cm" svg:height="0.235cm" svg:x="7.797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32" draw:text-style-name="P26" draw:layer="layout" svg:width="0.246cm" svg:height="0.276cm" svg:x="8.032cm" svg:y="23.277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23.989cm" svg:x2="13.844cm" svg:y2="23.989cm">
          <text:p/>
        </draw:line>
        <draw:path draw:style-name="gr9" draw:text-style-name="P13" draw:layer="layout" svg:width="0.21cm" svg:height="0.21cm" svg:x="7.809cm" svg:y="24.265cm" svg:viewBox="0 0 211 211" svg:d="M106 211c58 0 105-47 105-105 0-59-47-106-105-106s-106 47-106 106c0 58 48 105 106 105z">
          <text:p/>
        </draw:path>
        <draw:path draw:style-name="gr6" draw:text-style-name="P12" draw:layer="layout" svg:width="0.235cm" svg:height="0.235cm" svg:x="7.797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32" draw:text-style-name="P26" draw:layer="layout" svg:width="0.246cm" svg:height="0.276cm" svg:x="8.032cm" svg:y="23.771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24.483cm" svg:x2="13.844cm" svg:y2="24.483cm">
          <text:p/>
        </draw:line>
        <draw:path draw:style-name="gr9" draw:text-style-name="P13" draw:layer="layout" svg:width="0.21cm" svg:height="0.21cm" svg:x="7.809cm" svg:y="24.759cm" svg:viewBox="0 0 211 211" svg:d="M106 211c58 0 105-47 105-105s-47-106-105-106-106 48-106 106 48 105 106 105z">
          <text:p/>
        </draw:path>
        <draw:path draw:style-name="gr6" draw:text-style-name="P12" draw:layer="layout" svg:width="0.235cm" svg:height="0.235cm" svg:x="7.797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32" draw:text-style-name="P26" draw:layer="layout" svg:width="0.246cm" svg:height="0.276cm" svg:x="8.032cm" svg:y="24.265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24.977cm" svg:x2="13.844cm" svg:y2="24.977cm">
          <text:p/>
        </draw:line>
        <draw:path draw:style-name="gr9" draw:text-style-name="P13" draw:layer="layout" svg:width="0.21cm" svg:height="0.21cm" svg:x="7.809cm" svg:y="25.253cm" svg:viewBox="0 0 211 211" svg:d="M106 211c58 0 105-47 105-106 0-58-47-105-105-105s-106 47-106 105c0 59 48 106 106 106z">
          <text:p/>
        </draw:path>
        <draw:path draw:style-name="gr6" draw:text-style-name="P12" draw:layer="layout" svg:width="0.235cm" svg:height="0.234cm" svg:x="7.797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32" draw:text-style-name="P26" draw:layer="layout" svg:width="0.246cm" svg:height="0.276cm" svg:x="8.032cm" svg:y="24.759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25.471cm" svg:x2="13.844cm" svg:y2="25.471cm">
          <text:p/>
        </draw:line>
        <draw:path draw:style-name="gr9" draw:text-style-name="P13" draw:layer="layout" svg:width="0.21cm" svg:height="0.21cm" svg:x="7.809cm" svg:y="25.747cm" svg:viewBox="0 0 211 211" svg:d="M106 211c58 0 105-47 105-105 0-59-47-106-105-106s-106 47-106 106c0 58 48 105 106 105z">
          <text:p/>
        </draw:path>
        <draw:path draw:style-name="gr6" draw:text-style-name="P12" draw:layer="layout" svg:width="0.235cm" svg:height="0.234cm" svg:x="7.797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32" draw:text-style-name="P26" draw:layer="layout" svg:width="0.246cm" svg:height="0.276cm" svg:x="8.032cm" svg:y="25.253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25.965cm" svg:x2="13.844cm" svg:y2="25.965cm">
          <text:p/>
        </draw:line>
        <draw:path draw:style-name="gr9" draw:text-style-name="P13" draw:layer="layout" svg:width="0.21cm" svg:height="0.21cm" svg:x="7.809cm" svg:y="26.241cm" svg:viewBox="0 0 211 211" svg:d="M106 211c58 0 105-48 105-106s-47-105-105-105-106 47-106 105 48 106 106 106z">
          <text:p/>
        </draw:path>
        <draw:path draw:style-name="gr6" draw:text-style-name="P12" draw:layer="layout" svg:width="0.235cm" svg:height="0.235cm" svg:x="7.797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6" draw:layer="layout" svg:width="0.246cm" svg:height="0.276cm" svg:x="8.032cm" svg:y="25.746cm">
          <draw:text-box>
            <text:p text:style-name="P25"><text:span text:style-name="T10"><text:s/></text:span></text:p>
          </draw:text-box>
        </draw:frame>
        <draw:line draw:style-name="gr126" draw:text-style-name="P14" draw:layer="layout" svg:x1="8.093cm" svg:y1="26.464cm" svg:x2="13.844cm" svg:y2="26.464cm">
          <text:p/>
        </draw:line>
        <draw:path draw:style-name="gr6" draw:text-style-name="P12" draw:layer="layout" svg:width="5.831cm" svg:height="0.97cm" svg:x="1.407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6" draw:text-style-name="P12" draw:layer="layout" svg:width="0.667cm" svg:height="1.31cm" svg:x="1.094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6" draw:text-style-name="P12" draw:layer="layout" svg:width="5.82cm" svg:height="0.971cm" svg:x="1.418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<text:p/>
        </draw:path>
        <draw:path draw:style-name="gr6" draw:text-style-name="P12" draw:layer="layout" svg:width="5.82cm" svg:height="0.971cm" svg:x="1.418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6" draw:text-style-name="P12" draw:layer="layout" svg:width="5.82cm" svg:height="0.97cm" svg:x="8.086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6" draw:text-style-name="P12" draw:layer="layout" svg:width="5.82cm" svg:height="0.97cm" svg:x="14.687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6" draw:text-style-name="P12" draw:layer="layout" svg:width="5.82cm" svg:height="0.971cm" svg:x="14.687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6" draw:text-style-name="P12" draw:layer="layout" svg:width="5.82cm" svg:height="0.97cm" svg:x="14.687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6" draw:text-style-name="P12" draw:layer="layout" svg:width="5.82cm" svg:height="0.971cm" svg:x="14.687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6" draw:text-style-name="P12" draw:layer="layout" svg:width="5.82cm" svg:height="0.971cm" svg:x="8.086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6" draw:text-style-name="P12" draw:layer="layout" svg:width="5.82cm" svg:height="0.97cm" svg:x="8.086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6" draw:text-style-name="P12" draw:layer="layout" svg:width="0.667cm" svg:height="1.309cm" svg:x="1.094cm" svg:y="10.779cm" svg:viewBox="0 0 668 1310" svg:d="M200 71l415 361v447l-415 360-147-138v-892zM198 0l-35 32-146 138-17 16v23 892 23l17 15 146 138 35 33 36-31 416-360 18-16v-24-447-25l-18-15-416-361z">
          <text:p/>
        </draw:path>
        <draw:path draw:style-name="gr6" draw:text-style-name="P12" draw:layer="layout" svg:width="0.667cm" svg:height="1.31cm" svg:x="1.094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6" draw:text-style-name="P12" draw:layer="layout" svg:width="0.667cm" svg:height="1.31cm" svg:x="7.762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6" draw:text-style-name="P12" draw:layer="layout" svg:width="0.667cm" svg:height="1.31cm" svg:x="14.363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6" draw:text-style-name="P12" draw:layer="layout" svg:width="0.667cm" svg:height="1.309cm" svg:x="14.363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6" draw:text-style-name="P12" draw:layer="layout" svg:width="0.667cm" svg:height="1.31cm" svg:x="14.363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6" draw:text-style-name="P12" draw:layer="layout" svg:width="0.667cm" svg:height="1.309cm" svg:x="14.363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6" draw:text-style-name="P12" draw:layer="layout" svg:width="0.667cm" svg:height="1.31cm" svg:x="7.762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6" draw:text-style-name="P12" draw:layer="layout" svg:width="0.667cm" svg:height="1.31cm" svg:x="7.762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32" draw:text-style-name="P26" draw:layer="layout" svg:width="0.246cm" svg:height="0.276cm" svg:x="8.032cm" svg:y="26.24cm">
          <draw:text-box>
            <text:p text:style-name="P25"><text:span text:style-name="T10"><text:s/></text:span></text:p>
          </draw:text-box>
        </draw:frame>
        <draw:frame draw:style-name="gr28" draw:text-style-name="P27" draw:layer="layout" svg:width="9.43cm" svg:height="0.196cm" svg:x="6.157cm" svg:y="27.298cm">
          <draw:text-box>
            <text:p text:style-name="P25"><text:span text:style-name="T11">TM &amp; © </text:span><text:span text:style-name="T11">2014 </text:span><text:span text:style-name="T11">Wizards of </text:span><text:span text:style-name="T11">the Coast </text:span><text:span text:style-name="T11">LLC. </text:span><text:span text:style-name="T11">Permissio</text:span><text:span text:style-name="T11">n is </text:span><text:span text:style-name="T11">granted to </text:span><text:span text:style-name="T11">photocopy </text:span><text:span text:style-name="T11">this </text:span><text:span text:style-name="T11">document </text:span><text:span text:style-name="T11">for </text:span><text:span text:style-name="T11">personal </text:span><text:span text:style-name="T11">use.</text:span></text:p>
          </draw:text-box>
        </draw:frame>
        <draw:frame draw:style-name="gr127" draw:text-style-name="P26" draw:layer="layout" svg:width="1.86cm" svg:height="0.276cm" svg:x="2.474cm" svg:y="3.274cm">
          <draw:text-box>
            <text:p text:style-name="P25"><text:span text:style-name="T10">SPELL</text:span><text:span text:style-name="T10">CASTI</text:span><text:span text:style-name="T10">NG</text:span></text:p>
          </draw:text-box>
        </draw:frame>
        <draw:frame draw:style-name="gr128" draw:text-style-name="P26" draw:layer="layout" svg:width="0.811cm" svg:height="0.276cm" svg:x="2.474cm" svg:y="3.521cm">
          <draw:text-box>
            <text:p text:style-name="P25"><text:span text:style-name="T10">CLASS</text:span></text:p>
          </draw:text-box>
        </draw:frame>
        <draw:frame draw:style-name="gr129" draw:text-style-name="P38" draw:layer="layout" svg:width="1.606cm" svg:height="0.225cm" draw:transform="rotate (1.5707963267949) translate (0.55cm 16.162cm)">
          <draw:text-box>
            <text:p text:style-name="P25"><text:span text:style-name="T15">SPELLS </text:span><text:span text:style-name="T15">KNOWN</text:span></text:p>
          </draw:text-box>
        </draw:frame>
        <draw:frame draw:style-name="gr130" draw:text-style-name="P37" draw:layer="layout" svg:width="1.475cm" svg:height="0.255cm" svg:x="3.697cm" svg:y="12.257cm">
          <draw:text-box>
            <text:p text:style-name="P25"><text:span text:style-name="T35">SPELL </text:span><text:span text:style-name="T35">NAME</text:span></text:p>
          </draw:text-box>
        </draw:frame>
        <draw:frame draw:style-name="gr131" draw:text-style-name="P60" draw:layer="layout" svg:width="0.158cm" svg:height="0.179cm" draw:transform="rotate (1.61058983374037) translate (0.93cm 12.483cm)">
          <draw:text-box>
            <text:p text:style-name="P25"><text:span text:style-name="T36">P</text:span></text:p>
          </draw:text-box>
        </draw:frame>
        <draw:frame draw:style-name="gr131" draw:text-style-name="P60" draw:layer="layout" svg:width="0.158cm" svg:height="0.179cm" draw:transform="rotate (1.11509085909918) translate (0.94cm 12.338cm)">
          <draw:text-box>
            <text:p text:style-name="P25"><text:span text:style-name="T36">R</text:span></text:p>
          </draw:text-box>
        </draw:frame>
        <draw:frame draw:style-name="gr131" draw:text-style-name="P60" draw:layer="layout" svg:width="0.158cm" svg:height="0.179cm" draw:transform="rotate (0.713839664065681) translate (1.01cm 12.22cm)">
          <draw:text-box>
            <text:p text:style-name="P25"><text:span text:style-name="T36">E</text:span></text:p>
          </draw:text-box>
        </draw:frame>
        <draw:frame draw:style-name="gr131" draw:text-style-name="P60" draw:layer="layout" svg:width="0.158cm" svg:height="0.179cm" draw:transform="rotate (0.326900168898538) translate (1.112cm 12.146cm)">
          <draw:text-box>
            <text:p text:style-name="P25"><text:span text:style-name="T36">P</text:span></text:p>
          </draw:text-box>
        </draw:frame>
        <draw:frame draw:style-name="gr131" draw:text-style-name="P60" draw:layer="layout" svg:width="0.158cm" svg:height="0.179cm" draw:transform="rotate (-0.155334303427496) translate (1.249cm 12.114cm)">
          <draw:text-box>
            <text:p text:style-name="P25"><text:span text:style-name="T36">A</text:span></text:p>
          </draw:text-box>
        </draw:frame>
        <draw:frame draw:style-name="gr131" draw:text-style-name="P60" draw:layer="layout" svg:width="0.158cm" svg:height="0.179cm" draw:transform="rotate (-0.556585498460992) translate (1.383cm 12.146cm)">
          <draw:text-box>
            <text:p text:style-name="P25"><text:span text:style-name="T36">R</text:span></text:p>
          </draw:text-box>
        </draw:frame>
        <draw:frame draw:style-name="gr131" draw:text-style-name="P60" draw:layer="layout" svg:width="0.158cm" svg:height="0.179cm" draw:transform="rotate (-0.955044166691298) translate (1.49cm 12.229cm)">
          <draw:text-box>
            <text:p text:style-name="P25"><text:span text:style-name="T36">E</text:span></text:p>
          </draw:text-box>
        </draw:frame>
        <draw:frame draw:style-name="gr131" draw:text-style-name="P60" draw:layer="layout" svg:width="0.158cm" svg:height="0.179cm" draw:transform="rotate (-1.53100281984943) translate (1.563cm 12.366cm)">
          <draw:text-box>
            <text:p text:style-name="P25"><text:span text:style-name="T36">D</text:span></text:p>
          </draw:text-box>
        </draw:frame>
        <draw:frame draw:style-name="gr132" draw:text-style-name="P38" draw:layer="layout" svg:width="0.637cm" svg:height="0.225cm" svg:x="1.106cm" svg:y="10.352cm">
          <draw:text-box>
            <text:p text:style-name="P25"><text:span text:style-name="T15">SPELL</text:span></text:p>
          </draw:text-box>
        </draw:frame>
        <draw:frame draw:style-name="gr132" draw:text-style-name="P38" draw:layer="layout" svg:width="0.637cm" svg:height="0.225cm" svg:x="1.103cm" svg:y="10.546cm">
          <draw:text-box>
            <text:p text:style-name="P25"><text:span text:style-name="T15">LEVEL</text:span></text:p>
          </draw:text-box>
        </draw:frame>
        <draw:frame draw:style-name="gr133" draw:text-style-name="P38" draw:layer="layout" svg:width="1.844cm" svg:height="0.225cm" svg:x="4.505cm" svg:y="10.711cm">
          <draw:text-box>
            <text:p text:style-name="P25"><text:span text:style-name="T15">SLOTS </text:span><text:span text:style-name="T15">EXPEND</text:span><text:span text:style-name="T15">ED</text:span></text:p>
          </draw:text-box>
        </draw:frame>
        <draw:frame draw:style-name="gr134" draw:text-style-name="P38" draw:layer="layout" svg:width="1.374cm" svg:height="0.225cm" svg:x="1.793cm" svg:y="10.711cm">
          <draw:text-box>
            <text:p text:style-name="P25"><text:span text:style-name="T15">SLOTS </text:span><text:span text:style-name="T15">TOTAL</text:span></text:p>
          </draw:text-box>
        </draw:frame>
        <draw:frame draw:style-name="gr135" draw:text-style-name="P40" draw:layer="layout" svg:width="0.422cm" svg:height="0.475cm" svg:x="1.322cm" svg:y="11.188cm">
          <draw:text-box>
            <text:p text:style-name="P25"><text:span text:style-name="T37">1</text:span></text:p>
          </draw:text-box>
        </draw:frame>
        <draw:frame draw:style-name="gr135" draw:text-style-name="P40" draw:layer="layout" svg:width="0.422cm" svg:height="0.475cm" svg:x="1.322cm" svg:y="5.271cm">
          <draw:text-box>
            <text:p text:style-name="P25"><text:span text:style-name="T37">0</text:span></text:p>
          </draw:text-box>
        </draw:frame>
        <draw:frame draw:style-name="gr135" draw:text-style-name="P40" draw:layer="layout" svg:width="0.422cm" svg:height="0.475cm" svg:x="1.322cm" svg:y="19.252cm">
          <draw:text-box>
            <text:p text:style-name="P25"><text:span text:style-name="T37">2</text:span></text:p>
          </draw:text-box>
        </draw:frame>
        <draw:frame draw:style-name="gr135" draw:text-style-name="P40" draw:layer="layout" svg:width="0.422cm" svg:height="0.475cm" svg:x="7.989cm" svg:y="5.271cm">
          <draw:text-box>
            <text:p text:style-name="P25"><text:span text:style-name="T37">3</text:span></text:p>
          </draw:text-box>
        </draw:frame>
        <draw:frame draw:style-name="gr135" draw:text-style-name="P40" draw:layer="layout" svg:width="0.422cm" svg:height="0.475cm" svg:x="14.591cm" svg:y="5.271cm">
          <draw:text-box>
            <text:p text:style-name="P25"><text:span text:style-name="T37">6</text:span></text:p>
          </draw:text-box>
        </draw:frame>
        <draw:frame draw:style-name="gr135" draw:text-style-name="P40" draw:layer="layout" svg:width="0.422cm" svg:height="0.475cm" svg:x="14.591cm" svg:y="11.26cm">
          <draw:text-box>
            <text:p text:style-name="P25"><text:span text:style-name="T37">7</text:span></text:p>
          </draw:text-box>
        </draw:frame>
        <draw:frame draw:style-name="gr135" draw:text-style-name="P40" draw:layer="layout" svg:width="0.422cm" svg:height="0.475cm" svg:x="14.591cm" svg:y="17.25cm">
          <draw:text-box>
            <text:p text:style-name="P25"><text:span text:style-name="T37">8</text:span></text:p>
          </draw:text-box>
        </draw:frame>
        <draw:frame draw:style-name="gr135" draw:text-style-name="P40" draw:layer="layout" svg:width="0.422cm" svg:height="0.475cm" svg:x="14.591cm" svg:y="22.214cm">
          <draw:text-box>
            <text:p text:style-name="P25"><text:span text:style-name="T37">9</text:span></text:p>
          </draw:text-box>
        </draw:frame>
        <draw:frame draw:style-name="gr135" draw:text-style-name="P40" draw:layer="layout" svg:width="0.422cm" svg:height="0.475cm" svg:x="7.989cm" svg:y="13.229cm">
          <draw:text-box>
            <text:p text:style-name="P25"><text:span text:style-name="T37">4</text:span></text:p>
          </draw:text-box>
        </draw:frame>
        <draw:frame draw:style-name="gr135" draw:text-style-name="P40" draw:layer="layout" svg:width="0.422cm" svg:height="0.475cm" svg:x="7.989cm" svg:y="21.222cm">
          <draw:text-box>
            <text:p text:style-name="P25"><text:span text:style-name="T37">5</text:span></text:p>
          </draw:text-box>
        </draw:frame>
        <draw:frame draw:style-name="gr127" draw:text-style-name="P26" draw:layer="layout" svg:width="1.86cm" svg:height="0.276cm" svg:x="10.333cm" svg:y="3.053cm">
          <draw:text-box>
            <text:p text:style-name="P25"><text:span text:style-name="T10">SPELL</text:span><text:span text:style-name="T10">CASTI</text:span><text:span text:style-name="T10">NG</text:span></text:p>
          </draw:text-box>
        </draw:frame>
        <draw:frame draw:style-name="gr136" draw:text-style-name="P26" draw:layer="layout" svg:width="0.916cm" svg:height="0.276cm" svg:x="10.739cm" svg:y="3.279cm">
          <draw:text-box>
            <text:p text:style-name="P25"><text:span text:style-name="T10">ABILIT</text:span><text:span text:style-name="T10">Y</text:span></text:p>
          </draw:text-box>
        </draw:frame>
        <draw:frame draw:style-name="gr137" draw:text-style-name="P26" draw:layer="layout" svg:width="1.92cm" svg:height="0.276cm" svg:x="13.941cm" svg:y="3.053cm">
          <draw:text-box>
            <text:p text:style-name="P25"><text:span text:style-name="T10">SPELL </text:span><text:span text:style-name="T10">SAVE </text:span><text:span text:style-name="T10">DC</text:span></text:p>
          </draw:text-box>
        </draw:frame>
        <draw:frame draw:style-name="gr138" draw:text-style-name="P26" draw:layer="layout" svg:width="1.805cm" svg:height="0.276cm" svg:x="17.606cm" svg:y="3.053cm">
          <draw:text-box>
            <text:p text:style-name="P25"><text:span text:style-name="T10">SPELL </text:span><text:span text:style-name="T10">ATTAC</text:span><text:span text:style-name="T10">K</text:span></text:p>
          </draw:text-box>
        </draw:frame>
        <draw:frame draw:style-name="gr139" draw:text-style-name="P26" draw:layer="layout" svg:width="0.878cm" svg:height="0.276cm" svg:x="17.956cm" svg:y="3.279cm">
          <draw:text-box>
            <text:p text:style-name="P25"><text:span text:style-name="T10">BONU</text:span><text:span text:style-name="T10">S</text:span></text:p>
          </draw:text-box>
        </draw:frame>
        <draw:path draw:style-name="gr6" draw:text-style-name="P12" draw:layer="layout" svg:width="0.124cm" svg:height="0.125cm" svg:x="8.096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6" draw:text-style-name="P12" draw:layer="layout" svg:width="1.719cm" svg:height="0.655cm" svg:x="6.426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6" draw:text-style-name="P12" draw:layer="layout" svg:width="0.838cm" svg:height="0.811cm" svg:x="7.004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frame draw:style-name="gr140" draw:text-style-name="P26" draw:layer="layout" svg:width="1.259cm" svg:height="0.276cm" svg:x="3.951cm" svg:y="5.384cm">
          <draw:text-box>
            <text:p text:style-name="P25"><text:span text:style-name="T38">CANT</text:span><text:span text:style-name="T38">RIP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Helvetica Neue" svg:font-family="'Helvetica Neue'" style:font-adornments="Regular" style:font-family-generic="swiss" style:font-pitch="variable"/>
    <style:font-face style:name="Helvetica Neue1" svg:font-family="'Helvetica Neue'" style:font-adornments="Regular" style:font-pitch="variable"/>
    <style:font-face style:name="Helvetica Neue2" svg:font-family="'Helvetica Neue'" style:font-pitch="variable"/>
    <style:font-face style:name="Helvetica1" svg:font-family="Helvetica" style:font-adornments="Regular" style:font-family-generic="swiss" style:font-pitch="variable"/>
    <style:font-face style:name="Helvetica2" svg:font-family="Helvetica" style:font-adornments="Regular" style:font-family-generic="swiss"/>
    <style:font-face style:name="Helvetica3" svg:font-family="Helvetica"/>
    <style:font-face style:name="Helvetica4" svg:font-family="Helvetica" style:font-adornments="Regular"/>
    <style:font-face style:name="Helvetica5" svg:font-family="Helvetica" style:font-adornments="Regular" style:font-pitch="variable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 style:font-adornments="Regular"/>
    <style:font-face style:name="Interstate1" svg:font-family="Interstate"/>
    <style:font-face style:name="Interstate2" svg:font-family="Interstate" style:font-adornments="Regular" style:font-pitch="variable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/>
    <style:font-face style:name="ScalaSansOffc1" svg:font-family="ScalaSansOffc"/>
    <style:font-face style:name="ScalaSansOffc2" svg:font-family="ScalaSansOffc" style:font-adornments="Regular" style:font-pitch="variable"/>
    <style:font-face style:name="ScalaSansOffc3" svg:font-family="ScalaSansOffc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729fcf" draw:textarea-horizontal-align="justify" draw:auto-grow-height="false" draw:fit-to-size="false" style:shrink-to-fit="true" draw:fit-to-contour="false" fo:wrap-option="wrap" draw:shadow-color="#000000"/>
      <style:paragraph-properties>
        <style:tab-stops/>
      </style:paragraph-properties>
      <style:text-properties style:font-name="Helvetica Neue1" fo:font-family="'Helvetica Neue'" style:font-style-name="Regular" style:font-pitch="variable" fo:font-size="12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</office:styles>
  <office:automatic-styles>
    <style:page-layout style:name="PM0">
      <style:page-layout-properties fo:margin-top="0.5cm" fo:margin-bottom="1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7" style:page-layout-name="PM0" draw:style-name="Mdp1"/>
    <style:master-page style:name="master-page6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9T14:18:13.267106523</dc:date>
    <meta:editing-duration>PT7H26M40S</meta:editing-duration>
    <meta:editing-cycles>174</meta:editing-cycles>
    <meta:generator>LibreOffice/7.4.3.2$MacOSX_X86_64 LibreOffice_project/1048a8393ae2eeec98dff31b5c133c5f1d08b890</meta:generator>
    <meta:print-date>2022-12-16T22:44:35.952677313</meta:print-date>
    <meta:document-statistic meta:object-count="988"/>
  </office:meta>
</office:document-meta>
</file>